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16.44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17.21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40.34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47.31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29.54pt"/>
    </style:style>
    <style:style style:name="co15" style:family="table-column">
      <style:table-column-properties fo:break-before="auto" style:column-width="20.3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55.05pt"/>
    </style:style>
    <style:style style:name="co18" style:family="table-column">
      <style:table-column-properties fo:break-before="auto" style:column-width="61.99pt"/>
    </style:style>
    <style:style style:name="co19" style:family="table-column">
      <style:table-column-properties fo:break-before="auto" style:column-width="55.81pt"/>
    </style:style>
    <style:style style:name="co20" style:family="table-column">
      <style:table-column-properties fo:break-before="auto" style:column-width="50.4pt"/>
    </style:style>
    <style:style style:name="co21" style:family="table-column">
      <style:table-column-properties fo:break-before="auto" style:column-width="51.14pt"/>
    </style:style>
    <style:style style:name="co22" style:family="table-column">
      <style:table-column-properties fo:break-before="auto" style:column-width="24.89pt"/>
    </style:style>
    <style:style style:name="co23" style:family="table-column">
      <style:table-column-properties fo:break-before="auto" style:column-width="34.21pt"/>
    </style:style>
    <style:style style:name="co24" style:family="table-column">
      <style:table-column-properties fo:break-before="auto" style:column-width="49.66pt"/>
    </style:style>
    <style:style style:name="co25" style:family="table-column">
      <style:table-column-properties fo:break-before="auto" style:column-width="51.96pt"/>
    </style:style>
    <style:style style:name="co26" style:family="table-column">
      <style:table-column-properties fo:break-before="auto" style:column-width="44.19pt"/>
    </style:style>
    <style:style style:name="co27" style:family="table-column">
      <style:table-column-properties fo:break-before="auto" style:column-width="32.66pt"/>
    </style:style>
    <style:style style:name="co28" style:family="table-column">
      <style:table-column-properties fo:break-before="auto" style:column-width="38.04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13.44pt"/>
    </style:style>
    <style:style style:name="co31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50"/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ig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19-10-21 17:21:04</text:p>
          </table:table-cell>
          <table:table-cell office:value-type="float" office:value="9828596" calcext:value-type="float">
            <text:p>9828596</text:p>
          </table:table-cell>
          <table:table-cell office:value-type="float" office:value="117248" calcext:value-type="float">
            <text:p>1172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739300" calcext:value-type="float">
            <text:p>5739300</text:p>
          </table:table-cell>
          <table:table-cell office:value-type="float" office:value="33092" calcext:value-type="float">
            <text:p>33092</text:p>
          </table:table-cell>
          <table:table-cell office:value-type="float" office:value="9600" calcext:value-type="float">
            <text:p>9600</text:p>
          </table:table-cell>
          <table:table-cell office:value-type="float" office:value="23492" calcext:value-type="float">
            <text:p>234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0464" calcext:value-type="float">
            <text:p>190464</text:p>
          </table:table-cell>
          <table:table-cell office:value-type="float" office:value="1382" calcext:value-type="float">
            <text:p>1382</text:p>
          </table:table-cell>
          <table:table-cell office:value-type="float" office:value="4480" calcext:value-type="float">
            <text:p>4480</text:p>
          </table:table-cell>
          <table:table-cell office:value-type="float" office:value="102" calcext:value-type="float">
            <text:p>102</text:p>
          </table:table-cell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92" calcext:value-type="float">
            <text:p>15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21 17:21:05</text:p>
          </table:table-cell>
          <table:table-cell office:value-type="float" office:value="9756832" calcext:value-type="float">
            <text:p>975683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7240" calcext:value-type="float">
            <text:p>6147240</text:p>
          </table:table-cell>
          <table:table-cell office:value-type="float" office:value="123872" calcext:value-type="float">
            <text:p>123872</text:p>
          </table:table-cell>
          <table:table-cell office:value-type="float" office:value="88028" calcext:value-type="float">
            <text:p>88028</text:p>
          </table:table-cell>
          <table:table-cell office:value-type="float" office:value="35844" calcext:value-type="float">
            <text:p>35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43" calcext:value-type="float">
            <text:p>294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0464" calcext:value-type="float">
            <text:p>190464</text:p>
          </table:table-cell>
          <table:table-cell office:value-type="float" office:value="7080" calcext:value-type="float">
            <text:p>7080</text:p>
          </table:table-cell>
          <table:table-cell office:value-type="float" office:value="13952" calcext:value-type="float">
            <text:p>13952</text:p>
          </table:table-cell>
          <table:table-cell office:value-type="float" office:value="11718" calcext:value-type="float">
            <text:p>11718</text:p>
          </table:table-cell>
          <table:table-cell office:value-type="float" office:value="1664" calcext:value-type="float">
            <text:p>1664</text:p>
          </table:table-cell>
          <table:table-cell office:value-type="float" office:value="1304" calcext:value-type="float">
            <text:p>1304</text:p>
          </table:table-cell>
          <table:table-cell office:value-type="float" office:value="21296" calcext:value-type="float">
            <text:p>21296</text:p>
          </table:table-cell>
          <table:table-cell office:value-type="float" office:value="9280" calcext:value-type="float">
            <text:p>92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06</text:p>
          </table:table-cell>
          <table:table-cell office:value-type="float" office:value="9660428" calcext:value-type="float">
            <text:p>966042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9288" calcext:value-type="float">
            <text:p>6149288</text:p>
          </table:table-cell>
          <table:table-cell office:value-type="float" office:value="227736" calcext:value-type="float">
            <text:p>227736</text:p>
          </table:table-cell>
          <table:table-cell office:value-type="float" office:value="191892" calcext:value-type="float">
            <text:p>191892</text:p>
          </table:table-cell>
          <table:table-cell office:value-type="float" office:value="35844" calcext:value-type="float">
            <text:p>35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0464" calcext:value-type="float">
            <text:p>190464</text:p>
          </table:table-cell>
          <table:table-cell office:value-type="float" office:value="99623" calcext:value-type="float">
            <text:p>99623</text:p>
          </table:table-cell>
          <table:table-cell office:value-type="float" office:value="14976" calcext:value-type="float">
            <text:p>14976</text:p>
          </table:table-cell>
          <table:table-cell office:value-type="float" office:value="12698" calcext:value-type="float">
            <text:p>12698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1296" calcext:value-type="float">
            <text:p>21296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07</text:p>
          </table:table-cell>
          <table:table-cell office:value-type="float" office:value="9764412" calcext:value-type="float">
            <text:p>976441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9288" calcext:value-type="float">
            <text:p>6149288</text:p>
          </table:table-cell>
          <table:table-cell office:value-type="float" office:value="115516" calcext:value-type="float">
            <text:p>115516</text:p>
          </table:table-cell>
          <table:table-cell office:value-type="float" office:value="79548" calcext:value-type="float">
            <text:p>79548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456" calcext:value-type="float">
            <text:p>4456</text:p>
          </table:table-cell>
          <table:table-cell office:value-type="float" office:value="14976" calcext:value-type="float">
            <text:p>14976</text:p>
          </table:table-cell>
          <table:table-cell office:value-type="float" office:value="13030" calcext:value-type="float">
            <text:p>13030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4960" calcext:value-type="float">
            <text:p>24960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08</text:p>
          </table:table-cell>
          <table:table-cell office:value-type="float" office:value="9764608" calcext:value-type="float">
            <text:p>976460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9288" calcext:value-type="float">
            <text:p>6149288</text:p>
          </table:table-cell>
          <table:table-cell office:value-type="float" office:value="115516" calcext:value-type="float">
            <text:p>115516</text:p>
          </table:table-cell>
          <table:table-cell office:value-type="float" office:value="79548" calcext:value-type="float">
            <text:p>7954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456" calcext:value-type="float">
            <text:p>4456</text:p>
          </table:table-cell>
          <table:table-cell office:value-type="float" office:value="14976" calcext:value-type="float">
            <text:p>14976</text:p>
          </table:table-cell>
          <table:table-cell office:value-type="float" office:value="13030" calcext:value-type="float">
            <text:p>13030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4960" calcext:value-type="float">
            <text:p>24960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09</text:p>
          </table:table-cell>
          <table:table-cell office:value-type="float" office:value="9780944" calcext:value-type="float">
            <text:p>978094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9288" calcext:value-type="float">
            <text:p>6149288</text:p>
          </table:table-cell>
          <table:table-cell office:value-type="float" office:value="115516" calcext:value-type="float">
            <text:p>115516</text:p>
          </table:table-cell>
          <table:table-cell office:value-type="float" office:value="79548" calcext:value-type="float">
            <text:p>7954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456" calcext:value-type="float">
            <text:p>4456</text:p>
          </table:table-cell>
          <table:table-cell office:value-type="float" office:value="14976" calcext:value-type="float">
            <text:p>14976</text:p>
          </table:table-cell>
          <table:table-cell office:value-type="float" office:value="13030" calcext:value-type="float">
            <text:p>13030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4960" calcext:value-type="float">
            <text:p>24960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10</text:p>
          </table:table-cell>
          <table:table-cell office:value-type="float" office:value="9790864" calcext:value-type="float">
            <text:p>979086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9288" calcext:value-type="float">
            <text:p>6149288</text:p>
          </table:table-cell>
          <table:table-cell office:value-type="float" office:value="105484" calcext:value-type="float">
            <text:p>105484</text:p>
          </table:table-cell>
          <table:table-cell office:value-type="float" office:value="69516" calcext:value-type="float">
            <text:p>69516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456" calcext:value-type="float">
            <text:p>4456</text:p>
          </table:table-cell>
          <table:table-cell office:value-type="float" office:value="14976" calcext:value-type="float">
            <text:p>14976</text:p>
          </table:table-cell>
          <table:table-cell office:value-type="float" office:value="13030" calcext:value-type="float">
            <text:p>13030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4960" calcext:value-type="float">
            <text:p>24960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11</text:p>
          </table:table-cell>
          <table:table-cell office:value-type="float" office:value="9768800" calcext:value-type="float">
            <text:p>976880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7480" calcext:value-type="float">
            <text:p>6157480</text:p>
          </table:table-cell>
          <table:table-cell office:value-type="float" office:value="119768" calcext:value-type="float">
            <text:p>119768</text:p>
          </table:table-cell>
          <table:table-cell office:value-type="float" office:value="83800" calcext:value-type="float">
            <text:p>83800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9055" calcext:value-type="float">
            <text:p>9055</text:p>
          </table:table-cell>
          <table:table-cell office:value-type="float" office:value="24832" calcext:value-type="float">
            <text:p>24832</text:p>
          </table:table-cell>
          <table:table-cell office:value-type="float" office:value="22292" calcext:value-type="float">
            <text:p>22292</text:p>
          </table:table-cell>
          <table:table-cell office:value-type="float" office:value="2560" calcext:value-type="float">
            <text:p>2560</text:p>
          </table:table-cell>
          <table:table-cell office:value-type="float" office:value="1971" calcext:value-type="float">
            <text:p>1971</text:p>
          </table:table-cell>
          <table:table-cell office:value-type="float" office:value="24960" calcext:value-type="float">
            <text:p>2496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20" calcext:value-type="float">
            <text:p>220</text:p>
          </table:table-cell>
          <table:table-cell office:value-type="float" office:value="208" calcext:value-type="float">
            <text:p>208</text:p>
          </table:table-cell>
          <table:table-cell office:value-type="float" office:value="3839" calcext:value-type="float">
            <text:p>3839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12</text:p>
          </table:table-cell>
          <table:table-cell office:value-type="float" office:value="9666880" calcext:value-type="float">
            <text:p>966688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39400" calcext:value-type="float">
            <text:p>6239400</text:p>
          </table:table-cell>
          <table:table-cell office:value-type="float" office:value="222504" calcext:value-type="float">
            <text:p>222504</text:p>
          </table:table-cell>
          <table:table-cell office:value-type="float" office:value="186536" calcext:value-type="float">
            <text:p>186536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10358" calcext:value-type="float">
            <text:p>10358</text:p>
          </table:table-cell>
          <table:table-cell office:value-type="float" office:value="114252" calcext:value-type="float">
            <text:p>114252</text:p>
          </table:table-cell>
          <table:table-cell office:value-type="float" office:value="107019" calcext:value-type="float">
            <text:p>107019</text:p>
          </table:table-cell>
          <table:table-cell office:value-type="float" office:value="10624" calcext:value-type="float">
            <text:p>10624</text:p>
          </table:table-cell>
          <table:table-cell office:value-type="float" office:value="8064" calcext:value-type="float">
            <text:p>8064</text:p>
          </table:table-cell>
          <table:table-cell office:value-type="float" office:value="147328" calcext:value-type="float">
            <text:p>147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8" calcext:value-type="float">
            <text:p>298</text:p>
          </table:table-cell>
          <table:table-cell office:value-type="float" office:value="208" calcext:value-type="float">
            <text:p>208</text:p>
          </table:table-cell>
          <table:table-cell office:value-type="float" office:value="11683" calcext:value-type="float">
            <text:p>11683</text:p>
          </table:table-cell>
          <table:table-cell office:value-type="float" office:value="7844" calcext:value-type="float">
            <text:p>7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13</text:p>
          </table:table-cell>
          <table:table-cell office:value-type="float" office:value="9581196" calcext:value-type="float">
            <text:p>958119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25416" calcext:value-type="float">
            <text:p>6325416</text:p>
          </table:table-cell>
          <table:table-cell office:value-type="float" office:value="315812" calcext:value-type="float">
            <text:p>315812</text:p>
          </table:table-cell>
          <table:table-cell office:value-type="float" office:value="279844" calcext:value-type="float">
            <text:p>279844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8188" calcext:value-type="float">
            <text:p>8188</text:p>
          </table:table-cell>
          <table:table-cell office:value-type="float" office:value="209484" calcext:value-type="float">
            <text:p>209484</text:p>
          </table:table-cell>
          <table:table-cell office:value-type="float" office:value="196892" calcext:value-type="float">
            <text:p>196892</text:p>
          </table:table-cell>
          <table:table-cell office:value-type="float" office:value="19328" calcext:value-type="float">
            <text:p>19328</text:p>
          </table:table-cell>
          <table:table-cell office:value-type="float" office:value="14527" calcext:value-type="float">
            <text:p>14527</text:p>
          </table:table-cell>
          <table:table-cell office:value-type="float" office:value="268928" calcext:value-type="float">
            <text:p>2689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82" calcext:value-type="float">
            <text:p>382</text:p>
          </table:table-cell>
          <table:table-cell office:value-type="float" office:value="208" calcext:value-type="float">
            <text:p>208</text:p>
          </table:table-cell>
          <table:table-cell office:value-type="float" office:value="20002" calcext:value-type="float">
            <text:p>20002</text:p>
          </table:table-cell>
          <table:table-cell office:value-type="float" office:value="8319" calcext:value-type="float">
            <text:p>8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14</text:p>
          </table:table-cell>
          <table:table-cell office:value-type="float" office:value="9490056" calcext:value-type="float">
            <text:p>94900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9384" calcext:value-type="float">
            <text:p>6409384</text:p>
          </table:table-cell>
          <table:table-cell office:value-type="float" office:value="406908" calcext:value-type="float">
            <text:p>406908</text:p>
          </table:table-cell>
          <table:table-cell office:value-type="float" office:value="370940" calcext:value-type="float">
            <text:p>370940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2528" calcext:value-type="float">
            <text:p>22528</text:p>
          </table:table-cell>
          <table:table-cell office:value-type="float" office:value="10016" calcext:value-type="float">
            <text:p>10016</text:p>
          </table:table-cell>
          <table:table-cell office:value-type="float" office:value="302156" calcext:value-type="float">
            <text:p>302156</text:p>
          </table:table-cell>
          <table:table-cell office:value-type="float" office:value="284286" calcext:value-type="float">
            <text:p>284286</text:p>
          </table:table-cell>
          <table:table-cell office:value-type="float" office:value="27776" calcext:value-type="float">
            <text:p>27776</text:p>
          </table:table-cell>
          <table:table-cell office:value-type="float" office:value="20813" calcext:value-type="float">
            <text:p>20813</text:p>
          </table:table-cell>
          <table:table-cell office:value-type="float" office:value="488448" calcext:value-type="float">
            <text:p>48844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63" calcext:value-type="float">
            <text:p>463</text:p>
          </table:table-cell>
          <table:table-cell office:value-type="float" office:value="208" calcext:value-type="float">
            <text:p>208</text:p>
          </table:table-cell>
          <table:table-cell office:value-type="float" office:value="28093" calcext:value-type="float">
            <text:p>28093</text:p>
          </table:table-cell>
          <table:table-cell office:value-type="float" office:value="8091" calcext:value-type="float">
            <text:p>8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15</text:p>
          </table:table-cell>
          <table:table-cell office:value-type="float" office:value="9389120" calcext:value-type="float">
            <text:p>938912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3352" calcext:value-type="float">
            <text:p>6493352</text:p>
          </table:table-cell>
          <table:table-cell office:value-type="float" office:value="508044" calcext:value-type="float">
            <text:p>508044</text:p>
          </table:table-cell>
          <table:table-cell office:value-type="float" office:value="472076" calcext:value-type="float">
            <text:p>472076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29077" calcext:value-type="float">
            <text:p>29077</text:p>
          </table:table-cell>
          <table:table-cell office:value-type="float" office:value="393676" calcext:value-type="float">
            <text:p>393676</text:p>
          </table:table-cell>
          <table:table-cell office:value-type="float" office:value="370769" calcext:value-type="float">
            <text:p>370769</text:p>
          </table:table-cell>
          <table:table-cell office:value-type="float" office:value="36096" calcext:value-type="float">
            <text:p>36096</text:p>
          </table:table-cell>
          <table:table-cell office:value-type="float" office:value="27033" calcext:value-type="float">
            <text:p>27033</text:p>
          </table:table-cell>
          <table:table-cell office:value-type="float" office:value="569300" calcext:value-type="float">
            <text:p>56930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43" calcext:value-type="float">
            <text:p>543</text:p>
          </table:table-cell>
          <table:table-cell office:value-type="float" office:value="208" calcext:value-type="float">
            <text:p>208</text:p>
          </table:table-cell>
          <table:table-cell office:value-type="float" office:value="36099" calcext:value-type="float">
            <text:p>36099</text:p>
          </table:table-cell>
          <table:table-cell office:value-type="float" office:value="8006" calcext:value-type="float">
            <text:p>8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16</text:p>
          </table:table-cell>
          <table:table-cell office:value-type="float" office:value="9323772" calcext:value-type="float">
            <text:p>932377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64156" calcext:value-type="float">
            <text:p>564156</text:p>
          </table:table-cell>
          <table:table-cell office:value-type="float" office:value="528188" calcext:value-type="float">
            <text:p>528188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80" calcext:value-type="float">
            <text:p>12080</text:p>
          </table:table-cell>
          <table:table-cell office:value-type="float" office:value="472524" calcext:value-type="float">
            <text:p>472524</text:p>
          </table:table-cell>
          <table:table-cell office:value-type="float" office:value="445125" calcext:value-type="float">
            <text:p>445125</text:p>
          </table:table-cell>
          <table:table-cell office:value-type="float" office:value="43264" calcext:value-type="float">
            <text:p>43264</text:p>
          </table:table-cell>
          <table:table-cell office:value-type="float" office:value="32380" calcext:value-type="float">
            <text:p>3238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office:value-type="float" office:value="6884" calcext:value-type="float">
            <text:p>6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17</text:p>
          </table:table-cell>
          <table:table-cell office:value-type="float" office:value="9323772" calcext:value-type="float">
            <text:p>932377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64156" calcext:value-type="float">
            <text:p>564156</text:p>
          </table:table-cell>
          <table:table-cell office:value-type="float" office:value="528188" calcext:value-type="float">
            <text:p>52818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80" calcext:value-type="float">
            <text:p>12080</text:p>
          </table:table-cell>
          <table:table-cell office:value-type="float" office:value="472524" calcext:value-type="float">
            <text:p>472524</text:p>
          </table:table-cell>
          <table:table-cell office:value-type="float" office:value="445125" calcext:value-type="float">
            <text:p>445125</text:p>
          </table:table-cell>
          <table:table-cell office:value-type="float" office:value="43264" calcext:value-type="float">
            <text:p>43264</text:p>
          </table:table-cell>
          <table:table-cell office:value-type="float" office:value="32380" calcext:value-type="float">
            <text:p>3238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18</text:p>
          </table:table-cell>
          <table:table-cell office:value-type="float" office:value="9331460" calcext:value-type="float">
            <text:p>93314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64156" calcext:value-type="float">
            <text:p>564156</text:p>
          </table:table-cell>
          <table:table-cell office:value-type="float" office:value="528188" calcext:value-type="float">
            <text:p>52818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80" calcext:value-type="float">
            <text:p>12080</text:p>
          </table:table-cell>
          <table:table-cell office:value-type="float" office:value="472524" calcext:value-type="float">
            <text:p>472524</text:p>
          </table:table-cell>
          <table:table-cell office:value-type="float" office:value="445125" calcext:value-type="float">
            <text:p>445125</text:p>
          </table:table-cell>
          <table:table-cell office:value-type="float" office:value="43264" calcext:value-type="float">
            <text:p>43264</text:p>
          </table:table-cell>
          <table:table-cell office:value-type="float" office:value="32380" calcext:value-type="float">
            <text:p>3238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19</text:p>
          </table:table-cell>
          <table:table-cell office:value-type="float" office:value="9331496" calcext:value-type="float">
            <text:p>933149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64156" calcext:value-type="float">
            <text:p>564156</text:p>
          </table:table-cell>
          <table:table-cell office:value-type="float" office:value="528188" calcext:value-type="float">
            <text:p>52818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80" calcext:value-type="float">
            <text:p>12080</text:p>
          </table:table-cell>
          <table:table-cell office:value-type="float" office:value="472524" calcext:value-type="float">
            <text:p>472524</text:p>
          </table:table-cell>
          <table:table-cell office:value-type="float" office:value="445125" calcext:value-type="float">
            <text:p>445125</text:p>
          </table:table-cell>
          <table:table-cell office:value-type="float" office:value="43264" calcext:value-type="float">
            <text:p>43264</text:p>
          </table:table-cell>
          <table:table-cell office:value-type="float" office:value="32380" calcext:value-type="float">
            <text:p>3238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20</text:p>
          </table:table-cell>
          <table:table-cell office:value-type="float" office:value="9323140" calcext:value-type="float">
            <text:p>93231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64156" calcext:value-type="float">
            <text:p>564156</text:p>
          </table:table-cell>
          <table:table-cell office:value-type="float" office:value="528188" calcext:value-type="float">
            <text:p>52818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80" calcext:value-type="float">
            <text:p>12080</text:p>
          </table:table-cell>
          <table:table-cell office:value-type="float" office:value="472524" calcext:value-type="float">
            <text:p>472524</text:p>
          </table:table-cell>
          <table:table-cell office:value-type="float" office:value="445125" calcext:value-type="float">
            <text:p>445125</text:p>
          </table:table-cell>
          <table:table-cell office:value-type="float" office:value="43264" calcext:value-type="float">
            <text:p>43264</text:p>
          </table:table-cell>
          <table:table-cell office:value-type="float" office:value="32380" calcext:value-type="float">
            <text:p>3238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21</text:p>
          </table:table-cell>
          <table:table-cell office:value-type="float" office:value="9311280" calcext:value-type="float">
            <text:p>931128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64156" calcext:value-type="float">
            <text:p>564156</text:p>
          </table:table-cell>
          <table:table-cell office:value-type="float" office:value="528188" calcext:value-type="float">
            <text:p>52818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80" calcext:value-type="float">
            <text:p>12080</text:p>
          </table:table-cell>
          <table:table-cell office:value-type="float" office:value="472524" calcext:value-type="float">
            <text:p>472524</text:p>
          </table:table-cell>
          <table:table-cell office:value-type="float" office:value="445125" calcext:value-type="float">
            <text:p>445125</text:p>
          </table:table-cell>
          <table:table-cell office:value-type="float" office:value="43264" calcext:value-type="float">
            <text:p>43264</text:p>
          </table:table-cell>
          <table:table-cell office:value-type="float" office:value="32380" calcext:value-type="float">
            <text:p>3238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22</text:p>
          </table:table-cell>
          <table:table-cell office:value-type="float" office:value="9315372" calcext:value-type="float">
            <text:p>931537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64156" calcext:value-type="float">
            <text:p>564156</text:p>
          </table:table-cell>
          <table:table-cell office:value-type="float" office:value="528188" calcext:value-type="float">
            <text:p>52818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80" calcext:value-type="float">
            <text:p>12080</text:p>
          </table:table-cell>
          <table:table-cell office:value-type="float" office:value="472524" calcext:value-type="float">
            <text:p>472524</text:p>
          </table:table-cell>
          <table:table-cell office:value-type="float" office:value="445125" calcext:value-type="float">
            <text:p>445125</text:p>
          </table:table-cell>
          <table:table-cell office:value-type="float" office:value="43264" calcext:value-type="float">
            <text:p>43264</text:p>
          </table:table-cell>
          <table:table-cell office:value-type="float" office:value="32380" calcext:value-type="float">
            <text:p>3238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23</text:p>
          </table:table-cell>
          <table:table-cell office:value-type="float" office:value="9315372" calcext:value-type="float">
            <text:p>931537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64156" calcext:value-type="float">
            <text:p>564156</text:p>
          </table:table-cell>
          <table:table-cell office:value-type="float" office:value="528188" calcext:value-type="float">
            <text:p>52818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80" calcext:value-type="float">
            <text:p>12080</text:p>
          </table:table-cell>
          <table:table-cell office:value-type="float" office:value="472524" calcext:value-type="float">
            <text:p>472524</text:p>
          </table:table-cell>
          <table:table-cell office:value-type="float" office:value="445125" calcext:value-type="float">
            <text:p>445125</text:p>
          </table:table-cell>
          <table:table-cell office:value-type="float" office:value="43264" calcext:value-type="float">
            <text:p>43264</text:p>
          </table:table-cell>
          <table:table-cell office:value-type="float" office:value="32380" calcext:value-type="float">
            <text:p>3238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24</text:p>
          </table:table-cell>
          <table:table-cell office:value-type="float" office:value="9307064" calcext:value-type="float">
            <text:p>930706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64388" calcext:value-type="float">
            <text:p>564388</text:p>
          </table:table-cell>
          <table:table-cell office:value-type="float" office:value="528420" calcext:value-type="float">
            <text:p>528420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8" calcext:value-type="float">
            <text:p>10618</text:p>
          </table:table-cell>
          <table:table-cell office:value-type="float" office:value="472524" calcext:value-type="float">
            <text:p>472524</text:p>
          </table:table-cell>
          <table:table-cell office:value-type="float" office:value="358712" calcext:value-type="float">
            <text:p>358712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5" calcext:value-type="float">
            <text:p>2616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21:25</text:p>
          </table:table-cell>
          <table:table-cell office:value-type="float" office:value="9306324" calcext:value-type="float">
            <text:p>930632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64388" calcext:value-type="float">
            <text:p>564388</text:p>
          </table:table-cell>
          <table:table-cell office:value-type="float" office:value="528420" calcext:value-type="float">
            <text:p>5284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8" calcext:value-type="float">
            <text:p>10618</text:p>
          </table:table-cell>
          <table:table-cell office:value-type="float" office:value="472524" calcext:value-type="float">
            <text:p>472524</text:p>
          </table:table-cell>
          <table:table-cell office:value-type="float" office:value="358712" calcext:value-type="float">
            <text:p>358712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5" calcext:value-type="float">
            <text:p>2616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26</text:p>
          </table:table-cell>
          <table:table-cell office:value-type="float" office:value="9306324" calcext:value-type="float">
            <text:p>930632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64388" calcext:value-type="float">
            <text:p>564388</text:p>
          </table:table-cell>
          <table:table-cell office:value-type="float" office:value="528420" calcext:value-type="float">
            <text:p>5284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8" calcext:value-type="float">
            <text:p>10618</text:p>
          </table:table-cell>
          <table:table-cell office:value-type="float" office:value="472524" calcext:value-type="float">
            <text:p>472524</text:p>
          </table:table-cell>
          <table:table-cell office:value-type="float" office:value="358712" calcext:value-type="float">
            <text:p>358712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5" calcext:value-type="float">
            <text:p>2616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27</text:p>
          </table:table-cell>
          <table:table-cell office:value-type="float" office:value="9306328" calcext:value-type="float">
            <text:p>930632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64388" calcext:value-type="float">
            <text:p>564388</text:p>
          </table:table-cell>
          <table:table-cell office:value-type="float" office:value="528420" calcext:value-type="float">
            <text:p>5284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8" calcext:value-type="float">
            <text:p>10618</text:p>
          </table:table-cell>
          <table:table-cell office:value-type="float" office:value="472524" calcext:value-type="float">
            <text:p>472524</text:p>
          </table:table-cell>
          <table:table-cell office:value-type="float" office:value="358712" calcext:value-type="float">
            <text:p>358712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5" calcext:value-type="float">
            <text:p>2616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28</text:p>
          </table:table-cell>
          <table:table-cell office:value-type="float" office:value="9306328" calcext:value-type="float">
            <text:p>930632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64388" calcext:value-type="float">
            <text:p>564388</text:p>
          </table:table-cell>
          <table:table-cell office:value-type="float" office:value="528420" calcext:value-type="float">
            <text:p>5284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8" calcext:value-type="float">
            <text:p>10618</text:p>
          </table:table-cell>
          <table:table-cell office:value-type="float" office:value="472524" calcext:value-type="float">
            <text:p>472524</text:p>
          </table:table-cell>
          <table:table-cell office:value-type="float" office:value="358712" calcext:value-type="float">
            <text:p>358712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5" calcext:value-type="float">
            <text:p>2616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29</text:p>
          </table:table-cell>
          <table:table-cell office:value-type="float" office:value="9306152" calcext:value-type="float">
            <text:p>93061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64388" calcext:value-type="float">
            <text:p>564388</text:p>
          </table:table-cell>
          <table:table-cell office:value-type="float" office:value="528420" calcext:value-type="float">
            <text:p>5284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8" calcext:value-type="float">
            <text:p>10618</text:p>
          </table:table-cell>
          <table:table-cell office:value-type="float" office:value="472524" calcext:value-type="float">
            <text:p>472524</text:p>
          </table:table-cell>
          <table:table-cell office:value-type="float" office:value="358712" calcext:value-type="float">
            <text:p>358712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5" calcext:value-type="float">
            <text:p>2616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30</text:p>
          </table:table-cell>
          <table:table-cell office:value-type="float" office:value="9306832" calcext:value-type="float">
            <text:p>930683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64388" calcext:value-type="float">
            <text:p>564388</text:p>
          </table:table-cell>
          <table:table-cell office:value-type="float" office:value="528420" calcext:value-type="float">
            <text:p>5284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8" calcext:value-type="float">
            <text:p>10618</text:p>
          </table:table-cell>
          <table:table-cell office:value-type="float" office:value="472524" calcext:value-type="float">
            <text:p>472524</text:p>
          </table:table-cell>
          <table:table-cell office:value-type="float" office:value="358712" calcext:value-type="float">
            <text:p>358712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5" calcext:value-type="float">
            <text:p>2616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31</text:p>
          </table:table-cell>
          <table:table-cell office:value-type="float" office:value="9315064" calcext:value-type="float">
            <text:p>931506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64388" calcext:value-type="float">
            <text:p>564388</text:p>
          </table:table-cell>
          <table:table-cell office:value-type="float" office:value="528420" calcext:value-type="float">
            <text:p>5284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8" calcext:value-type="float">
            <text:p>10618</text:p>
          </table:table-cell>
          <table:table-cell office:value-type="float" office:value="472524" calcext:value-type="float">
            <text:p>472524</text:p>
          </table:table-cell>
          <table:table-cell office:value-type="float" office:value="358712" calcext:value-type="float">
            <text:p>358712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5" calcext:value-type="float">
            <text:p>2616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32</text:p>
          </table:table-cell>
          <table:table-cell office:value-type="float" office:value="9312768" calcext:value-type="float">
            <text:p>93127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8888" calcext:value-type="float">
            <text:p>6558888</text:p>
          </table:table-cell>
          <table:table-cell office:value-type="float" office:value="558964" calcext:value-type="float">
            <text:p>558964</text:p>
          </table:table-cell>
          <table:table-cell office:value-type="float" office:value="522996" calcext:value-type="float">
            <text:p>522996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888" calcext:value-type="float">
            <text:p>37888</text:p>
          </table:table-cell>
          <table:table-cell office:value-type="float" office:value="9156" calcext:value-type="float">
            <text:p>9156</text:p>
          </table:table-cell>
          <table:table-cell office:value-type="float" office:value="466380" calcext:value-type="float">
            <text:p>466380</text:p>
          </table:table-cell>
          <table:table-cell office:value-type="float" office:value="272299" calcext:value-type="float">
            <text:p>272299</text:p>
          </table:table-cell>
          <table:table-cell office:value-type="float" office:value="43264" calcext:value-type="float">
            <text:p>43264</text:p>
          </table:table-cell>
          <table:table-cell office:value-type="float" office:value="19950" calcext:value-type="float">
            <text:p>1995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21:33</text:p>
          </table:table-cell>
          <table:table-cell office:value-type="float" office:value="9304980" calcext:value-type="float">
            <text:p>930498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8888" calcext:value-type="float">
            <text:p>6558888</text:p>
          </table:table-cell>
          <table:table-cell office:value-type="float" office:value="558964" calcext:value-type="float">
            <text:p>558964</text:p>
          </table:table-cell>
          <table:table-cell office:value-type="float" office:value="522996" calcext:value-type="float">
            <text:p>522996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888" calcext:value-type="float">
            <text:p>37888</text:p>
          </table:table-cell>
          <table:table-cell office:value-type="float" office:value="9156" calcext:value-type="float">
            <text:p>9156</text:p>
          </table:table-cell>
          <table:table-cell office:value-type="float" office:value="466380" calcext:value-type="float">
            <text:p>466380</text:p>
          </table:table-cell>
          <table:table-cell office:value-type="float" office:value="272299" calcext:value-type="float">
            <text:p>272299</text:p>
          </table:table-cell>
          <table:table-cell office:value-type="float" office:value="43264" calcext:value-type="float">
            <text:p>43264</text:p>
          </table:table-cell>
          <table:table-cell office:value-type="float" office:value="19950" calcext:value-type="float">
            <text:p>1995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34</text:p>
          </table:table-cell>
          <table:table-cell office:value-type="float" office:value="9320976" calcext:value-type="float">
            <text:p>932097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8888" calcext:value-type="float">
            <text:p>6558888</text:p>
          </table:table-cell>
          <table:table-cell office:value-type="float" office:value="558964" calcext:value-type="float">
            <text:p>558964</text:p>
          </table:table-cell>
          <table:table-cell office:value-type="float" office:value="522996" calcext:value-type="float">
            <text:p>522996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888" calcext:value-type="float">
            <text:p>37888</text:p>
          </table:table-cell>
          <table:table-cell office:value-type="float" office:value="9156" calcext:value-type="float">
            <text:p>9156</text:p>
          </table:table-cell>
          <table:table-cell office:value-type="float" office:value="466380" calcext:value-type="float">
            <text:p>466380</text:p>
          </table:table-cell>
          <table:table-cell office:value-type="float" office:value="272299" calcext:value-type="float">
            <text:p>272299</text:p>
          </table:table-cell>
          <table:table-cell office:value-type="float" office:value="43264" calcext:value-type="float">
            <text:p>43264</text:p>
          </table:table-cell>
          <table:table-cell office:value-type="float" office:value="19950" calcext:value-type="float">
            <text:p>1995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35</text:p>
          </table:table-cell>
          <table:table-cell office:value-type="float" office:value="9320852" calcext:value-type="float">
            <text:p>93208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8888" calcext:value-type="float">
            <text:p>6558888</text:p>
          </table:table-cell>
          <table:table-cell office:value-type="float" office:value="558964" calcext:value-type="float">
            <text:p>558964</text:p>
          </table:table-cell>
          <table:table-cell office:value-type="float" office:value="522996" calcext:value-type="float">
            <text:p>522996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888" calcext:value-type="float">
            <text:p>37888</text:p>
          </table:table-cell>
          <table:table-cell office:value-type="float" office:value="9156" calcext:value-type="float">
            <text:p>9156</text:p>
          </table:table-cell>
          <table:table-cell office:value-type="float" office:value="466380" calcext:value-type="float">
            <text:p>466380</text:p>
          </table:table-cell>
          <table:table-cell office:value-type="float" office:value="272299" calcext:value-type="float">
            <text:p>272299</text:p>
          </table:table-cell>
          <table:table-cell office:value-type="float" office:value="43264" calcext:value-type="float">
            <text:p>43264</text:p>
          </table:table-cell>
          <table:table-cell office:value-type="float" office:value="19950" calcext:value-type="float">
            <text:p>1995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36</text:p>
          </table:table-cell>
          <table:table-cell office:value-type="float" office:value="9320740" calcext:value-type="float">
            <text:p>93207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8888" calcext:value-type="float">
            <text:p>6558888</text:p>
          </table:table-cell>
          <table:table-cell office:value-type="float" office:value="558964" calcext:value-type="float">
            <text:p>558964</text:p>
          </table:table-cell>
          <table:table-cell office:value-type="float" office:value="522996" calcext:value-type="float">
            <text:p>522996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888" calcext:value-type="float">
            <text:p>37888</text:p>
          </table:table-cell>
          <table:table-cell office:value-type="float" office:value="9156" calcext:value-type="float">
            <text:p>9156</text:p>
          </table:table-cell>
          <table:table-cell office:value-type="float" office:value="466380" calcext:value-type="float">
            <text:p>466380</text:p>
          </table:table-cell>
          <table:table-cell office:value-type="float" office:value="272300" calcext:value-type="float">
            <text:p>272300</text:p>
          </table:table-cell>
          <table:table-cell office:value-type="float" office:value="43264" calcext:value-type="float">
            <text:p>43264</text:p>
          </table:table-cell>
          <table:table-cell office:value-type="float" office:value="19950" calcext:value-type="float">
            <text:p>1995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37</text:p>
          </table:table-cell>
          <table:table-cell office:value-type="float" office:value="9312188" calcext:value-type="float">
            <text:p>931218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8888" calcext:value-type="float">
            <text:p>6558888</text:p>
          </table:table-cell>
          <table:table-cell office:value-type="float" office:value="558964" calcext:value-type="float">
            <text:p>558964</text:p>
          </table:table-cell>
          <table:table-cell office:value-type="float" office:value="522996" calcext:value-type="float">
            <text:p>522996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888" calcext:value-type="float">
            <text:p>37888</text:p>
          </table:table-cell>
          <table:table-cell office:value-type="float" office:value="9156" calcext:value-type="float">
            <text:p>9156</text:p>
          </table:table-cell>
          <table:table-cell office:value-type="float" office:value="466380" calcext:value-type="float">
            <text:p>466380</text:p>
          </table:table-cell>
          <table:table-cell office:value-type="float" office:value="272300" calcext:value-type="float">
            <text:p>272300</text:p>
          </table:table-cell>
          <table:table-cell office:value-type="float" office:value="43264" calcext:value-type="float">
            <text:p>43264</text:p>
          </table:table-cell>
          <table:table-cell office:value-type="float" office:value="19950" calcext:value-type="float">
            <text:p>1995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38</text:p>
          </table:table-cell>
          <table:table-cell office:value-type="float" office:value="9313436" calcext:value-type="float">
            <text:p>931343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8888" calcext:value-type="float">
            <text:p>6558888</text:p>
          </table:table-cell>
          <table:table-cell office:value-type="float" office:value="558964" calcext:value-type="float">
            <text:p>558964</text:p>
          </table:table-cell>
          <table:table-cell office:value-type="float" office:value="522996" calcext:value-type="float">
            <text:p>522996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888" calcext:value-type="float">
            <text:p>37888</text:p>
          </table:table-cell>
          <table:table-cell office:value-type="float" office:value="9156" calcext:value-type="float">
            <text:p>9156</text:p>
          </table:table-cell>
          <table:table-cell office:value-type="float" office:value="466380" calcext:value-type="float">
            <text:p>466380</text:p>
          </table:table-cell>
          <table:table-cell office:value-type="float" office:value="272300" calcext:value-type="float">
            <text:p>272300</text:p>
          </table:table-cell>
          <table:table-cell office:value-type="float" office:value="43264" calcext:value-type="float">
            <text:p>43264</text:p>
          </table:table-cell>
          <table:table-cell office:value-type="float" office:value="19950" calcext:value-type="float">
            <text:p>1995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39</text:p>
          </table:table-cell>
          <table:table-cell office:value-type="float" office:value="9321668" calcext:value-type="float">
            <text:p>93216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8888" calcext:value-type="float">
            <text:p>6558888</text:p>
          </table:table-cell>
          <table:table-cell office:value-type="float" office:value="558964" calcext:value-type="float">
            <text:p>558964</text:p>
          </table:table-cell>
          <table:table-cell office:value-type="float" office:value="522996" calcext:value-type="float">
            <text:p>522996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888" calcext:value-type="float">
            <text:p>37888</text:p>
          </table:table-cell>
          <table:table-cell office:value-type="float" office:value="9156" calcext:value-type="float">
            <text:p>9156</text:p>
          </table:table-cell>
          <table:table-cell office:value-type="float" office:value="466380" calcext:value-type="float">
            <text:p>466380</text:p>
          </table:table-cell>
          <table:table-cell office:value-type="float" office:value="272300" calcext:value-type="float">
            <text:p>272300</text:p>
          </table:table-cell>
          <table:table-cell office:value-type="float" office:value="43264" calcext:value-type="float">
            <text:p>43264</text:p>
          </table:table-cell>
          <table:table-cell office:value-type="float" office:value="19950" calcext:value-type="float">
            <text:p>1995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40</text:p>
          </table:table-cell>
          <table:table-cell office:value-type="float" office:value="9354840" calcext:value-type="float">
            <text:p>93548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5880" calcext:value-type="float">
            <text:p>6515880</text:p>
          </table:table-cell>
          <table:table-cell office:value-type="float" office:value="517408" calcext:value-type="float">
            <text:p>517408</text:p>
          </table:table-cell>
          <table:table-cell office:value-type="float" office:value="481440" calcext:value-type="float">
            <text:p>481440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329" calcext:value-type="float">
            <text:p>7329</text:p>
          </table:table-cell>
          <table:table-cell office:value-type="float" office:value="423372" calcext:value-type="float">
            <text:p>423372</text:p>
          </table:table-cell>
          <table:table-cell office:value-type="float" office:value="185887" calcext:value-type="float">
            <text:p>185887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21:41</text:p>
          </table:table-cell>
          <table:table-cell office:value-type="float" office:value="9346296" calcext:value-type="float">
            <text:p>934629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5880" calcext:value-type="float">
            <text:p>6515880</text:p>
          </table:table-cell>
          <table:table-cell office:value-type="float" office:value="517408" calcext:value-type="float">
            <text:p>517408</text:p>
          </table:table-cell>
          <table:table-cell office:value-type="float" office:value="481440" calcext:value-type="float">
            <text:p>481440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53" calcext:value-type="float">
            <text:p>7653</text:p>
          </table:table-cell>
          <table:table-cell office:value-type="float" office:value="423372" calcext:value-type="float">
            <text:p>423372</text:p>
          </table:table-cell>
          <table:table-cell office:value-type="float" office:value="185887" calcext:value-type="float">
            <text:p>185887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42</text:p>
          </table:table-cell>
          <table:table-cell office:value-type="float" office:value="9354332" calcext:value-type="float">
            <text:p>935433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5880" calcext:value-type="float">
            <text:p>6515880</text:p>
          </table:table-cell>
          <table:table-cell office:value-type="float" office:value="517408" calcext:value-type="float">
            <text:p>517408</text:p>
          </table:table-cell>
          <table:table-cell office:value-type="float" office:value="481440" calcext:value-type="float">
            <text:p>48144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53" calcext:value-type="float">
            <text:p>7653</text:p>
          </table:table-cell>
          <table:table-cell office:value-type="float" office:value="423372" calcext:value-type="float">
            <text:p>423372</text:p>
          </table:table-cell>
          <table:table-cell office:value-type="float" office:value="185887" calcext:value-type="float">
            <text:p>185887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43</text:p>
          </table:table-cell>
          <table:table-cell office:value-type="float" office:value="9362668" calcext:value-type="float">
            <text:p>93626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5880" calcext:value-type="float">
            <text:p>6515880</text:p>
          </table:table-cell>
          <table:table-cell office:value-type="float" office:value="517408" calcext:value-type="float">
            <text:p>517408</text:p>
          </table:table-cell>
          <table:table-cell office:value-type="float" office:value="481440" calcext:value-type="float">
            <text:p>48144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53" calcext:value-type="float">
            <text:p>7653</text:p>
          </table:table-cell>
          <table:table-cell office:value-type="float" office:value="423372" calcext:value-type="float">
            <text:p>423372</text:p>
          </table:table-cell>
          <table:table-cell office:value-type="float" office:value="185887" calcext:value-type="float">
            <text:p>185887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44</text:p>
          </table:table-cell>
          <table:table-cell office:value-type="float" office:value="9362668" calcext:value-type="float">
            <text:p>93626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5880" calcext:value-type="float">
            <text:p>6515880</text:p>
          </table:table-cell>
          <table:table-cell office:value-type="float" office:value="517408" calcext:value-type="float">
            <text:p>517408</text:p>
          </table:table-cell>
          <table:table-cell office:value-type="float" office:value="481440" calcext:value-type="float">
            <text:p>48144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53" calcext:value-type="float">
            <text:p>7653</text:p>
          </table:table-cell>
          <table:table-cell office:value-type="float" office:value="423372" calcext:value-type="float">
            <text:p>423372</text:p>
          </table:table-cell>
          <table:table-cell office:value-type="float" office:value="185887" calcext:value-type="float">
            <text:p>185887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45</text:p>
          </table:table-cell>
          <table:table-cell office:value-type="float" office:value="9354236" calcext:value-type="float">
            <text:p>935423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5880" calcext:value-type="float">
            <text:p>6515880</text:p>
          </table:table-cell>
          <table:table-cell office:value-type="float" office:value="517408" calcext:value-type="float">
            <text:p>517408</text:p>
          </table:table-cell>
          <table:table-cell office:value-type="float" office:value="481440" calcext:value-type="float">
            <text:p>48144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53" calcext:value-type="float">
            <text:p>7653</text:p>
          </table:table-cell>
          <table:table-cell office:value-type="float" office:value="423372" calcext:value-type="float">
            <text:p>423372</text:p>
          </table:table-cell>
          <table:table-cell office:value-type="float" office:value="185887" calcext:value-type="float">
            <text:p>185887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46</text:p>
          </table:table-cell>
          <table:table-cell office:value-type="float" office:value="9378692" calcext:value-type="float">
            <text:p>937869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5880" calcext:value-type="float">
            <text:p>6515880</text:p>
          </table:table-cell>
          <table:table-cell office:value-type="float" office:value="517408" calcext:value-type="float">
            <text:p>517408</text:p>
          </table:table-cell>
          <table:table-cell office:value-type="float" office:value="481440" calcext:value-type="float">
            <text:p>48144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53" calcext:value-type="float">
            <text:p>7653</text:p>
          </table:table-cell>
          <table:table-cell office:value-type="float" office:value="423372" calcext:value-type="float">
            <text:p>423372</text:p>
          </table:table-cell>
          <table:table-cell office:value-type="float" office:value="185887" calcext:value-type="float">
            <text:p>185887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47</text:p>
          </table:table-cell>
          <table:table-cell office:value-type="float" office:value="9378828" calcext:value-type="float">
            <text:p>937882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5880" calcext:value-type="float">
            <text:p>6515880</text:p>
          </table:table-cell>
          <table:table-cell office:value-type="float" office:value="517408" calcext:value-type="float">
            <text:p>517408</text:p>
          </table:table-cell>
          <table:table-cell office:value-type="float" office:value="481440" calcext:value-type="float">
            <text:p>48144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53" calcext:value-type="float">
            <text:p>7653</text:p>
          </table:table-cell>
          <table:table-cell office:value-type="float" office:value="423372" calcext:value-type="float">
            <text:p>423372</text:p>
          </table:table-cell>
          <table:table-cell office:value-type="float" office:value="185887" calcext:value-type="float">
            <text:p>185887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48</text:p>
          </table:table-cell>
          <table:table-cell office:value-type="float" office:value="9378828" calcext:value-type="float">
            <text:p>937882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5880" calcext:value-type="float">
            <text:p>6515880</text:p>
          </table:table-cell>
          <table:table-cell office:value-type="float" office:value="517408" calcext:value-type="float">
            <text:p>517408</text:p>
          </table:table-cell>
          <table:table-cell office:value-type="float" office:value="481440" calcext:value-type="float">
            <text:p>48144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53" calcext:value-type="float">
            <text:p>7653</text:p>
          </table:table-cell>
          <table:table-cell office:value-type="float" office:value="423372" calcext:value-type="float">
            <text:p>423372</text:p>
          </table:table-cell>
          <table:table-cell office:value-type="float" office:value="185887" calcext:value-type="float">
            <text:p>185887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49</text:p>
          </table:table-cell>
          <table:table-cell office:value-type="float" office:value="9405612" calcext:value-type="float">
            <text:p>940561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21:50</text:p>
          </table:table-cell>
          <table:table-cell office:value-type="float" office:value="9413796" calcext:value-type="float">
            <text:p>941379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51</text:p>
          </table:table-cell>
          <table:table-cell office:value-type="float" office:value="9421832" calcext:value-type="float">
            <text:p>942183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52</text:p>
          </table:table-cell>
          <table:table-cell office:value-type="float" office:value="9406424" calcext:value-type="float">
            <text:p>940642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53</text:p>
          </table:table-cell>
          <table:table-cell office:value-type="float" office:value="9398540" calcext:value-type="float">
            <text:p>93985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54</text:p>
          </table:table-cell>
          <table:table-cell office:value-type="float" office:value="9398540" calcext:value-type="float">
            <text:p>93985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55</text:p>
          </table:table-cell>
          <table:table-cell office:value-type="float" office:value="9406600" calcext:value-type="float">
            <text:p>940660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56</text:p>
          </table:table-cell>
          <table:table-cell office:value-type="float" office:value="9405980" calcext:value-type="float">
            <text:p>940598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57</text:p>
          </table:table-cell>
          <table:table-cell office:value-type="float" office:value="9405980" calcext:value-type="float">
            <text:p>940598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58</text:p>
          </table:table-cell>
          <table:table-cell office:value-type="float" office:value="9405984" calcext:value-type="float">
            <text:p>940598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1:59</text:p>
          </table:table-cell>
          <table:table-cell office:value-type="float" office:value="9405984" calcext:value-type="float">
            <text:p>940598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00</text:p>
          </table:table-cell>
          <table:table-cell office:value-type="float" office:value="9406128" calcext:value-type="float">
            <text:p>940612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01</text:p>
          </table:table-cell>
          <table:table-cell office:value-type="float" office:value="9406732" calcext:value-type="float">
            <text:p>940673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02</text:p>
          </table:table-cell>
          <table:table-cell office:value-type="float" office:value="9405676" calcext:value-type="float">
            <text:p>940567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03</text:p>
          </table:table-cell>
          <table:table-cell office:value-type="float" office:value="9405624" calcext:value-type="float">
            <text:p>940562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04</text:p>
          </table:table-cell>
          <table:table-cell office:value-type="float" office:value="9405624" calcext:value-type="float">
            <text:p>940562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05</text:p>
          </table:table-cell>
          <table:table-cell office:value-type="float" office:value="9404260" calcext:value-type="float">
            <text:p>94042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06</text:p>
          </table:table-cell>
          <table:table-cell office:value-type="float" office:value="9403764" calcext:value-type="float">
            <text:p>940376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07</text:p>
          </table:table-cell>
          <table:table-cell office:value-type="float" office:value="9419488" calcext:value-type="float">
            <text:p>941948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08</text:p>
          </table:table-cell>
          <table:table-cell office:value-type="float" office:value="9419488" calcext:value-type="float">
            <text:p>941948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09</text:p>
          </table:table-cell>
          <table:table-cell office:value-type="float" office:value="9421380" calcext:value-type="float">
            <text:p>942138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10</text:p>
          </table:table-cell>
          <table:table-cell office:value-type="float" office:value="9421380" calcext:value-type="float">
            <text:p>942138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11</text:p>
          </table:table-cell>
          <table:table-cell office:value-type="float" office:value="9421508" calcext:value-type="float">
            <text:p>942150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12</text:p>
          </table:table-cell>
          <table:table-cell office:value-type="float" office:value="9421508" calcext:value-type="float">
            <text:p>942150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13</text:p>
          </table:table-cell>
          <table:table-cell office:value-type="float" office:value="9421508" calcext:value-type="float">
            <text:p>942150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14</text:p>
          </table:table-cell>
          <table:table-cell office:value-type="float" office:value="9421508" calcext:value-type="float">
            <text:p>942150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15</text:p>
          </table:table-cell>
          <table:table-cell office:value-type="float" office:value="9421640" calcext:value-type="float">
            <text:p>94216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16</text:p>
          </table:table-cell>
          <table:table-cell office:value-type="float" office:value="9406724" calcext:value-type="float">
            <text:p>940672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17</text:p>
          </table:table-cell>
          <table:table-cell office:value-type="float" office:value="9406640" calcext:value-type="float">
            <text:p>94066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18</text:p>
          </table:table-cell>
          <table:table-cell office:value-type="float" office:value="9406640" calcext:value-type="float">
            <text:p>94066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19</text:p>
          </table:table-cell>
          <table:table-cell office:value-type="float" office:value="9406640" calcext:value-type="float">
            <text:p>94066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20</text:p>
          </table:table-cell>
          <table:table-cell office:value-type="float" office:value="9406144" calcext:value-type="float">
            <text:p>940614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21</text:p>
          </table:table-cell>
          <table:table-cell office:value-type="float" office:value="9406144" calcext:value-type="float">
            <text:p>940614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22</text:p>
          </table:table-cell>
          <table:table-cell office:value-type="float" office:value="9406144" calcext:value-type="float">
            <text:p>940614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23</text:p>
          </table:table-cell>
          <table:table-cell office:value-type="float" office:value="9406144" calcext:value-type="float">
            <text:p>940614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24</text:p>
          </table:table-cell>
          <table:table-cell office:value-type="float" office:value="9406092" calcext:value-type="float">
            <text:p>940609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25</text:p>
          </table:table-cell>
          <table:table-cell office:value-type="float" office:value="9406772" calcext:value-type="float">
            <text:p>940677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26</text:p>
          </table:table-cell>
          <table:table-cell office:value-type="float" office:value="9405704" calcext:value-type="float">
            <text:p>940570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27</text:p>
          </table:table-cell>
          <table:table-cell office:value-type="float" office:value="9405704" calcext:value-type="float">
            <text:p>940570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28</text:p>
          </table:table-cell>
          <table:table-cell office:value-type="float" office:value="9405704" calcext:value-type="float">
            <text:p>940570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29</text:p>
          </table:table-cell>
          <table:table-cell office:value-type="float" office:value="9405720" calcext:value-type="float">
            <text:p>940572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30</text:p>
          </table:table-cell>
          <table:table-cell office:value-type="float" office:value="9405720" calcext:value-type="float">
            <text:p>940572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31</text:p>
          </table:table-cell>
          <table:table-cell office:value-type="float" office:value="9421352" calcext:value-type="float">
            <text:p>94213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32</text:p>
          </table:table-cell>
          <table:table-cell office:value-type="float" office:value="9421352" calcext:value-type="float">
            <text:p>94213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33</text:p>
          </table:table-cell>
          <table:table-cell office:value-type="float" office:value="9421768" calcext:value-type="float">
            <text:p>94217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34</text:p>
          </table:table-cell>
          <table:table-cell office:value-type="float" office:value="9421768" calcext:value-type="float">
            <text:p>94217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35</text:p>
          </table:table-cell>
          <table:table-cell office:value-type="float" office:value="9421768" calcext:value-type="float">
            <text:p>94217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36</text:p>
          </table:table-cell>
          <table:table-cell office:value-type="float" office:value="9421768" calcext:value-type="float">
            <text:p>94217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37</text:p>
          </table:table-cell>
          <table:table-cell office:value-type="float" office:value="9421768" calcext:value-type="float">
            <text:p>94217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38</text:p>
          </table:table-cell>
          <table:table-cell office:value-type="float" office:value="9421768" calcext:value-type="float">
            <text:p>94217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39</text:p>
          </table:table-cell>
          <table:table-cell office:value-type="float" office:value="9421768" calcext:value-type="float">
            <text:p>94217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40</text:p>
          </table:table-cell>
          <table:table-cell office:value-type="float" office:value="9421768" calcext:value-type="float">
            <text:p>94217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41</text:p>
          </table:table-cell>
          <table:table-cell office:value-type="float" office:value="9421768" calcext:value-type="float">
            <text:p>94217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42</text:p>
          </table:table-cell>
          <table:table-cell office:value-type="float" office:value="9421992" calcext:value-type="float">
            <text:p>942199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43</text:p>
          </table:table-cell>
          <table:table-cell office:value-type="float" office:value="9422036" calcext:value-type="float">
            <text:p>942203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44</text:p>
          </table:table-cell>
          <table:table-cell office:value-type="float" office:value="9422036" calcext:value-type="float">
            <text:p>942203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45</text:p>
          </table:table-cell>
          <table:table-cell office:value-type="float" office:value="9422036" calcext:value-type="float">
            <text:p>942203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46</text:p>
          </table:table-cell>
          <table:table-cell office:value-type="float" office:value="9422036" calcext:value-type="float">
            <text:p>942203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47</text:p>
          </table:table-cell>
          <table:table-cell office:value-type="float" office:value="9422416" calcext:value-type="float">
            <text:p>942241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48</text:p>
          </table:table-cell>
          <table:table-cell office:value-type="float" office:value="9422416" calcext:value-type="float">
            <text:p>942241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49</text:p>
          </table:table-cell>
          <table:table-cell office:value-type="float" office:value="9422416" calcext:value-type="float">
            <text:p>942241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50</text:p>
          </table:table-cell>
          <table:table-cell office:value-type="float" office:value="9422424" calcext:value-type="float">
            <text:p>942242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51</text:p>
          </table:table-cell>
          <table:table-cell office:value-type="float" office:value="9422424" calcext:value-type="float">
            <text:p>942242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52</text:p>
          </table:table-cell>
          <table:table-cell office:value-type="float" office:value="9422424" calcext:value-type="float">
            <text:p>942242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3888" calcext:value-type="float">
            <text:p>473888</text:p>
          </table:table-cell>
          <table:table-cell office:value-type="float" office:value="437920" calcext:value-type="float">
            <text:p>437920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150" calcext:value-type="float">
            <text:p>6150</text:p>
          </table:table-cell>
          <table:table-cell office:value-type="float" office:value="378316" calcext:value-type="float">
            <text:p>378316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53</text:p>
          </table:table-cell>
          <table:table-cell office:value-type="float" office:value="9410052" calcext:value-type="float">
            <text:p>94100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78364" calcext:value-type="float">
            <text:p>478364</text:p>
          </table:table-cell>
          <table:table-cell office:value-type="float" office:value="442396" calcext:value-type="float">
            <text:p>442396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16628" calcext:value-type="float">
            <text:p>16628</text:p>
          </table:table-cell>
          <table:table-cell office:value-type="float" office:value="378316" calcext:value-type="float">
            <text:p>378316</text:p>
          </table:table-cell>
          <table:table-cell office:value-type="float" office:value="193296" calcext:value-type="float">
            <text:p>193296</text:p>
          </table:table-cell>
          <table:table-cell office:value-type="float" office:value="43264" calcext:value-type="float">
            <text:p>43264</text:p>
          </table:table-cell>
          <table:table-cell office:value-type="float" office:value="14268" calcext:value-type="float">
            <text:p>14268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8" calcext:value-type="float">
            <text:p>378</text:p>
          </table:table-cell>
          <table:table-cell office:value-type="float" office:value="208" calcext:value-type="float">
            <text:p>208</text:p>
          </table:table-cell>
          <table:table-cell office:value-type="float" office:value="19669" calcext:value-type="float">
            <text:p>19669</text:p>
          </table:table-cell>
          <table:table-cell office:value-type="float" office:value="8686" calcext:value-type="float">
            <text:p>8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54</text:p>
          </table:table-cell>
          <table:table-cell office:value-type="float" office:value="9404792" calcext:value-type="float">
            <text:p>940479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0824" calcext:value-type="float">
            <text:p>6470824</text:p>
          </table:table-cell>
          <table:table-cell office:value-type="float" office:value="483644" calcext:value-type="float">
            <text:p>483644</text:p>
          </table:table-cell>
          <table:table-cell office:value-type="float" office:value="447676" calcext:value-type="float">
            <text:p>447676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10903" calcext:value-type="float">
            <text:p>10903</text:p>
          </table:table-cell>
          <table:table-cell office:value-type="float" office:value="378316" calcext:value-type="float">
            <text:p>378316</text:p>
          </table:table-cell>
          <table:table-cell office:value-type="float" office:value="289366" calcext:value-type="float">
            <text:p>289366</text:p>
          </table:table-cell>
          <table:table-cell office:value-type="float" office:value="43264" calcext:value-type="float">
            <text:p>43264</text:p>
          </table:table-cell>
          <table:table-cell office:value-type="float" office:value="21178" calcext:value-type="float">
            <text:p>21178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67" calcext:value-type="float">
            <text:p>467</text:p>
          </table:table-cell>
          <table:table-cell office:value-type="float" office:value="208" calcext:value-type="float">
            <text:p>208</text:p>
          </table:table-cell>
          <table:table-cell office:value-type="float" office:value="28563" calcext:value-type="float">
            <text:p>28563</text:p>
          </table:table-cell>
          <table:table-cell office:value-type="float" office:value="8894" calcext:value-type="float">
            <text:p>8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55</text:p>
          </table:table-cell>
          <table:table-cell office:value-type="float" office:value="9377068" calcext:value-type="float">
            <text:p>93770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03592" calcext:value-type="float">
            <text:p>6503592</text:p>
          </table:table-cell>
          <table:table-cell office:value-type="float" office:value="519588" calcext:value-type="float">
            <text:p>519588</text:p>
          </table:table-cell>
          <table:table-cell office:value-type="float" office:value="483620" calcext:value-type="float">
            <text:p>483620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14680" calcext:value-type="float">
            <text:p>14680</text:p>
          </table:table-cell>
          <table:table-cell office:value-type="float" office:value="411084" calcext:value-type="float">
            <text:p>411084</text:p>
          </table:table-cell>
          <table:table-cell office:value-type="float" office:value="380440" calcext:value-type="float">
            <text:p>380440</text:p>
          </table:table-cell>
          <table:table-cell office:value-type="float" office:value="43264" calcext:value-type="float">
            <text:p>43264</text:p>
          </table:table-cell>
          <table:table-cell office:value-type="float" office:value="27729" calcext:value-type="float">
            <text:p>27729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52" calcext:value-type="float">
            <text:p>552</text:p>
          </table:table-cell>
          <table:table-cell office:value-type="float" office:value="208" calcext:value-type="float">
            <text:p>208</text:p>
          </table:table-cell>
          <table:table-cell office:value-type="float" office:value="36994" calcext:value-type="float">
            <text:p>36994</text:p>
          </table:table-cell>
          <table:table-cell office:value-type="float" office:value="8431" calcext:value-type="float">
            <text:p>8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56</text:p>
          </table:table-cell>
          <table:table-cell office:value-type="float" office:value="9283076" calcext:value-type="float">
            <text:p>928307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9608" calcext:value-type="float">
            <text:p>6589608</text:p>
          </table:table-cell>
          <table:table-cell office:value-type="float" office:value="613528" calcext:value-type="float">
            <text:p>613528</text:p>
          </table:table-cell>
          <table:table-cell office:value-type="float" office:value="577560" calcext:value-type="float">
            <text:p>577560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7520" calcext:value-type="float">
            <text:p>107520</text:p>
          </table:table-cell>
          <table:table-cell office:value-type="float" office:value="19468" calcext:value-type="float">
            <text:p>19468</text:p>
          </table:table-cell>
          <table:table-cell office:value-type="float" office:value="499020" calcext:value-type="float">
            <text:p>499020</text:p>
          </table:table-cell>
          <table:table-cell office:value-type="float" office:value="470073" calcext:value-type="float">
            <text:p>470073</text:p>
          </table:table-cell>
          <table:table-cell office:value-type="float" office:value="45696" calcext:value-type="float">
            <text:p>45696</text:p>
          </table:table-cell>
          <table:table-cell office:value-type="float" office:value="34175" calcext:value-type="float">
            <text:p>34175</text:p>
          </table:table-cell>
          <table:table-cell office:value-type="float" office:value="788396" calcext:value-type="float">
            <text:p>78839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35" calcext:value-type="float">
            <text:p>635</text:p>
          </table:table-cell>
          <table:table-cell office:value-type="float" office:value="208" calcext:value-type="float">
            <text:p>208</text:p>
          </table:table-cell>
          <table:table-cell office:value-type="float" office:value="45292" calcext:value-type="float">
            <text:p>45292</text:p>
          </table:table-cell>
          <table:table-cell office:value-type="float" office:value="8298" calcext:value-type="float">
            <text:p>8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57</text:p>
          </table:table-cell>
          <table:table-cell office:value-type="float" office:value="9219836" calcext:value-type="float">
            <text:p>921983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68536" calcext:value-type="float">
            <text:p>668536</text:p>
          </table:table-cell>
          <table:table-cell office:value-type="float" office:value="632568" calcext:value-type="float">
            <text:p>632568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13574" calcext:value-type="float">
            <text:p>13574</text:p>
          </table:table-cell>
          <table:table-cell office:value-type="float" office:value="564044" calcext:value-type="float">
            <text:p>564044</text:p>
          </table:table-cell>
          <table:table-cell office:value-type="float" office:value="531542" calcext:value-type="float">
            <text:p>531542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5" calcext:value-type="float">
            <text:p>3859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office:value-type="float" office:value="5691" calcext:value-type="float">
            <text:p>5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58</text:p>
          </table:table-cell>
          <table:table-cell office:value-type="float" office:value="9219712" calcext:value-type="float">
            <text:p>921971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68536" calcext:value-type="float">
            <text:p>668536</text:p>
          </table:table-cell>
          <table:table-cell office:value-type="float" office:value="632568" calcext:value-type="float">
            <text:p>63256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13574" calcext:value-type="float">
            <text:p>13574</text:p>
          </table:table-cell>
          <table:table-cell office:value-type="float" office:value="564044" calcext:value-type="float">
            <text:p>564044</text:p>
          </table:table-cell>
          <table:table-cell office:value-type="float" office:value="531542" calcext:value-type="float">
            <text:p>531542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5" calcext:value-type="float">
            <text:p>3859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2:59</text:p>
          </table:table-cell>
          <table:table-cell office:value-type="float" office:value="9227356" calcext:value-type="float">
            <text:p>92273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68536" calcext:value-type="float">
            <text:p>668536</text:p>
          </table:table-cell>
          <table:table-cell office:value-type="float" office:value="632568" calcext:value-type="float">
            <text:p>63256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13574" calcext:value-type="float">
            <text:p>13574</text:p>
          </table:table-cell>
          <table:table-cell office:value-type="float" office:value="564044" calcext:value-type="float">
            <text:p>564044</text:p>
          </table:table-cell>
          <table:table-cell office:value-type="float" office:value="531542" calcext:value-type="float">
            <text:p>531542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5" calcext:value-type="float">
            <text:p>3859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00</text:p>
          </table:table-cell>
          <table:table-cell office:value-type="float" office:value="9227404" calcext:value-type="float">
            <text:p>922740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68536" calcext:value-type="float">
            <text:p>668536</text:p>
          </table:table-cell>
          <table:table-cell office:value-type="float" office:value="632568" calcext:value-type="float">
            <text:p>63256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13574" calcext:value-type="float">
            <text:p>13574</text:p>
          </table:table-cell>
          <table:table-cell office:value-type="float" office:value="564044" calcext:value-type="float">
            <text:p>564044</text:p>
          </table:table-cell>
          <table:table-cell office:value-type="float" office:value="531542" calcext:value-type="float">
            <text:p>531542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5" calcext:value-type="float">
            <text:p>3859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01</text:p>
          </table:table-cell>
          <table:table-cell office:value-type="float" office:value="9219096" calcext:value-type="float">
            <text:p>921909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68536" calcext:value-type="float">
            <text:p>668536</text:p>
          </table:table-cell>
          <table:table-cell office:value-type="float" office:value="632568" calcext:value-type="float">
            <text:p>63256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13574" calcext:value-type="float">
            <text:p>13574</text:p>
          </table:table-cell>
          <table:table-cell office:value-type="float" office:value="564044" calcext:value-type="float">
            <text:p>564044</text:p>
          </table:table-cell>
          <table:table-cell office:value-type="float" office:value="531542" calcext:value-type="float">
            <text:p>531542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5" calcext:value-type="float">
            <text:p>3859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02</text:p>
          </table:table-cell>
          <table:table-cell office:value-type="float" office:value="9219096" calcext:value-type="float">
            <text:p>921909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68536" calcext:value-type="float">
            <text:p>668536</text:p>
          </table:table-cell>
          <table:table-cell office:value-type="float" office:value="632568" calcext:value-type="float">
            <text:p>63256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13574" calcext:value-type="float">
            <text:p>13574</text:p>
          </table:table-cell>
          <table:table-cell office:value-type="float" office:value="564044" calcext:value-type="float">
            <text:p>564044</text:p>
          </table:table-cell>
          <table:table-cell office:value-type="float" office:value="531542" calcext:value-type="float">
            <text:p>531542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5" calcext:value-type="float">
            <text:p>3859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03</text:p>
          </table:table-cell>
          <table:table-cell office:value-type="float" office:value="9227524" calcext:value-type="float">
            <text:p>922752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68536" calcext:value-type="float">
            <text:p>668536</text:p>
          </table:table-cell>
          <table:table-cell office:value-type="float" office:value="632568" calcext:value-type="float">
            <text:p>63256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13574" calcext:value-type="float">
            <text:p>13574</text:p>
          </table:table-cell>
          <table:table-cell office:value-type="float" office:value="564044" calcext:value-type="float">
            <text:p>564044</text:p>
          </table:table-cell>
          <table:table-cell office:value-type="float" office:value="531542" calcext:value-type="float">
            <text:p>531542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5" calcext:value-type="float">
            <text:p>3859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04</text:p>
          </table:table-cell>
          <table:table-cell office:value-type="float" office:value="9227532" calcext:value-type="float">
            <text:p>922753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68536" calcext:value-type="float">
            <text:p>668536</text:p>
          </table:table-cell>
          <table:table-cell office:value-type="float" office:value="632568" calcext:value-type="float">
            <text:p>63256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13574" calcext:value-type="float">
            <text:p>13574</text:p>
          </table:table-cell>
          <table:table-cell office:value-type="float" office:value="564044" calcext:value-type="float">
            <text:p>564044</text:p>
          </table:table-cell>
          <table:table-cell office:value-type="float" office:value="531542" calcext:value-type="float">
            <text:p>531542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5" calcext:value-type="float">
            <text:p>3859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05</text:p>
          </table:table-cell>
          <table:table-cell office:value-type="float" office:value="9211112" calcext:value-type="float">
            <text:p>921111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68500" calcext:value-type="float">
            <text:p>668500</text:p>
          </table:table-cell>
          <table:table-cell office:value-type="float" office:value="632532" calcext:value-type="float">
            <text:p>632532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22" calcext:value-type="float">
            <text:p>12122</text:p>
          </table:table-cell>
          <table:table-cell office:value-type="float" office:value="564044" calcext:value-type="float">
            <text:p>564044</text:p>
          </table:table-cell>
          <table:table-cell office:value-type="float" office:value="445128" calcext:value-type="float">
            <text:p>445128</text:p>
          </table:table-cell>
          <table:table-cell office:value-type="float" office:value="51584" calcext:value-type="float">
            <text:p>51584</text:p>
          </table:table-cell>
          <table:table-cell office:value-type="float" office:value="32380" calcext:value-type="float">
            <text:p>3238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23:06</text:p>
          </table:table-cell>
          <table:table-cell office:value-type="float" office:value="9210556" calcext:value-type="float">
            <text:p>92105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68500" calcext:value-type="float">
            <text:p>668500</text:p>
          </table:table-cell>
          <table:table-cell office:value-type="float" office:value="632532" calcext:value-type="float">
            <text:p>632532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22" calcext:value-type="float">
            <text:p>12122</text:p>
          </table:table-cell>
          <table:table-cell office:value-type="float" office:value="564044" calcext:value-type="float">
            <text:p>564044</text:p>
          </table:table-cell>
          <table:table-cell office:value-type="float" office:value="445128" calcext:value-type="float">
            <text:p>445128</text:p>
          </table:table-cell>
          <table:table-cell office:value-type="float" office:value="51584" calcext:value-type="float">
            <text:p>51584</text:p>
          </table:table-cell>
          <table:table-cell office:value-type="float" office:value="32380" calcext:value-type="float">
            <text:p>3238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07</text:p>
          </table:table-cell>
          <table:table-cell office:value-type="float" office:value="9218740" calcext:value-type="float">
            <text:p>92187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68500" calcext:value-type="float">
            <text:p>668500</text:p>
          </table:table-cell>
          <table:table-cell office:value-type="float" office:value="632532" calcext:value-type="float">
            <text:p>632532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22" calcext:value-type="float">
            <text:p>12122</text:p>
          </table:table-cell>
          <table:table-cell office:value-type="float" office:value="564044" calcext:value-type="float">
            <text:p>564044</text:p>
          </table:table-cell>
          <table:table-cell office:value-type="float" office:value="445128" calcext:value-type="float">
            <text:p>445128</text:p>
          </table:table-cell>
          <table:table-cell office:value-type="float" office:value="51584" calcext:value-type="float">
            <text:p>51584</text:p>
          </table:table-cell>
          <table:table-cell office:value-type="float" office:value="32380" calcext:value-type="float">
            <text:p>3238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08</text:p>
          </table:table-cell>
          <table:table-cell office:value-type="float" office:value="9227168" calcext:value-type="float">
            <text:p>92271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68500" calcext:value-type="float">
            <text:p>668500</text:p>
          </table:table-cell>
          <table:table-cell office:value-type="float" office:value="632532" calcext:value-type="float">
            <text:p>632532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22" calcext:value-type="float">
            <text:p>12122</text:p>
          </table:table-cell>
          <table:table-cell office:value-type="float" office:value="564044" calcext:value-type="float">
            <text:p>564044</text:p>
          </table:table-cell>
          <table:table-cell office:value-type="float" office:value="445128" calcext:value-type="float">
            <text:p>445128</text:p>
          </table:table-cell>
          <table:table-cell office:value-type="float" office:value="51584" calcext:value-type="float">
            <text:p>51584</text:p>
          </table:table-cell>
          <table:table-cell office:value-type="float" office:value="32380" calcext:value-type="float">
            <text:p>3238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09</text:p>
          </table:table-cell>
          <table:table-cell office:value-type="float" office:value="9219484" calcext:value-type="float">
            <text:p>921948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68500" calcext:value-type="float">
            <text:p>668500</text:p>
          </table:table-cell>
          <table:table-cell office:value-type="float" office:value="632532" calcext:value-type="float">
            <text:p>632532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22" calcext:value-type="float">
            <text:p>12122</text:p>
          </table:table-cell>
          <table:table-cell office:value-type="float" office:value="564044" calcext:value-type="float">
            <text:p>564044</text:p>
          </table:table-cell>
          <table:table-cell office:value-type="float" office:value="445128" calcext:value-type="float">
            <text:p>445128</text:p>
          </table:table-cell>
          <table:table-cell office:value-type="float" office:value="51584" calcext:value-type="float">
            <text:p>51584</text:p>
          </table:table-cell>
          <table:table-cell office:value-type="float" office:value="32380" calcext:value-type="float">
            <text:p>3238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10</text:p>
          </table:table-cell>
          <table:table-cell office:value-type="float" office:value="9219484" calcext:value-type="float">
            <text:p>921948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68500" calcext:value-type="float">
            <text:p>668500</text:p>
          </table:table-cell>
          <table:table-cell office:value-type="float" office:value="632532" calcext:value-type="float">
            <text:p>632532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22" calcext:value-type="float">
            <text:p>12122</text:p>
          </table:table-cell>
          <table:table-cell office:value-type="float" office:value="564044" calcext:value-type="float">
            <text:p>564044</text:p>
          </table:table-cell>
          <table:table-cell office:value-type="float" office:value="445128" calcext:value-type="float">
            <text:p>445128</text:p>
          </table:table-cell>
          <table:table-cell office:value-type="float" office:value="51584" calcext:value-type="float">
            <text:p>51584</text:p>
          </table:table-cell>
          <table:table-cell office:value-type="float" office:value="32380" calcext:value-type="float">
            <text:p>3238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11</text:p>
          </table:table-cell>
          <table:table-cell office:value-type="float" office:value="9226812" calcext:value-type="float">
            <text:p>922681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68500" calcext:value-type="float">
            <text:p>668500</text:p>
          </table:table-cell>
          <table:table-cell office:value-type="float" office:value="632532" calcext:value-type="float">
            <text:p>632532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22" calcext:value-type="float">
            <text:p>12122</text:p>
          </table:table-cell>
          <table:table-cell office:value-type="float" office:value="564044" calcext:value-type="float">
            <text:p>564044</text:p>
          </table:table-cell>
          <table:table-cell office:value-type="float" office:value="445128" calcext:value-type="float">
            <text:p>445128</text:p>
          </table:table-cell>
          <table:table-cell office:value-type="float" office:value="51584" calcext:value-type="float">
            <text:p>51584</text:p>
          </table:table-cell>
          <table:table-cell office:value-type="float" office:value="32380" calcext:value-type="float">
            <text:p>3238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12</text:p>
          </table:table-cell>
          <table:table-cell office:value-type="float" office:value="9226872" calcext:value-type="float">
            <text:p>922687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68500" calcext:value-type="float">
            <text:p>668500</text:p>
          </table:table-cell>
          <table:table-cell office:value-type="float" office:value="632532" calcext:value-type="float">
            <text:p>632532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22" calcext:value-type="float">
            <text:p>12122</text:p>
          </table:table-cell>
          <table:table-cell office:value-type="float" office:value="564044" calcext:value-type="float">
            <text:p>564044</text:p>
          </table:table-cell>
          <table:table-cell office:value-type="float" office:value="445128" calcext:value-type="float">
            <text:p>445128</text:p>
          </table:table-cell>
          <table:table-cell office:value-type="float" office:value="51584" calcext:value-type="float">
            <text:p>51584</text:p>
          </table:table-cell>
          <table:table-cell office:value-type="float" office:value="32380" calcext:value-type="float">
            <text:p>3238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13</text:p>
          </table:table-cell>
          <table:table-cell office:value-type="float" office:value="9210160" calcext:value-type="float">
            <text:p>92101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68464" calcext:value-type="float">
            <text:p>668464</text:p>
          </table:table-cell>
          <table:table-cell office:value-type="float" office:value="632496" calcext:value-type="float">
            <text:p>632496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0" calcext:value-type="float">
            <text:p>10660</text:p>
          </table:table-cell>
          <table:table-cell office:value-type="float" office:value="564044" calcext:value-type="float">
            <text:p>564044</text:p>
          </table:table-cell>
          <table:table-cell office:value-type="float" office:value="358715" calcext:value-type="float">
            <text:p>358715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5" calcext:value-type="float">
            <text:p>2616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23:14</text:p>
          </table:table-cell>
          <table:table-cell office:value-type="float" office:value="9210160" calcext:value-type="float">
            <text:p>92101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68464" calcext:value-type="float">
            <text:p>668464</text:p>
          </table:table-cell>
          <table:table-cell office:value-type="float" office:value="632496" calcext:value-type="float">
            <text:p>632496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0" calcext:value-type="float">
            <text:p>10660</text:p>
          </table:table-cell>
          <table:table-cell office:value-type="float" office:value="564044" calcext:value-type="float">
            <text:p>564044</text:p>
          </table:table-cell>
          <table:table-cell office:value-type="float" office:value="358715" calcext:value-type="float">
            <text:p>358715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5" calcext:value-type="float">
            <text:p>2616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15</text:p>
          </table:table-cell>
          <table:table-cell office:value-type="float" office:value="9226624" calcext:value-type="float">
            <text:p>922662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68464" calcext:value-type="float">
            <text:p>668464</text:p>
          </table:table-cell>
          <table:table-cell office:value-type="float" office:value="632496" calcext:value-type="float">
            <text:p>632496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0" calcext:value-type="float">
            <text:p>10660</text:p>
          </table:table-cell>
          <table:table-cell office:value-type="float" office:value="564044" calcext:value-type="float">
            <text:p>564044</text:p>
          </table:table-cell>
          <table:table-cell office:value-type="float" office:value="358715" calcext:value-type="float">
            <text:p>358715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5" calcext:value-type="float">
            <text:p>2616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16</text:p>
          </table:table-cell>
          <table:table-cell office:value-type="float" office:value="9226652" calcext:value-type="float">
            <text:p>92266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68464" calcext:value-type="float">
            <text:p>668464</text:p>
          </table:table-cell>
          <table:table-cell office:value-type="float" office:value="632496" calcext:value-type="float">
            <text:p>632496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0" calcext:value-type="float">
            <text:p>10660</text:p>
          </table:table-cell>
          <table:table-cell office:value-type="float" office:value="564044" calcext:value-type="float">
            <text:p>564044</text:p>
          </table:table-cell>
          <table:table-cell office:value-type="float" office:value="358715" calcext:value-type="float">
            <text:p>358715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5" calcext:value-type="float">
            <text:p>2616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17</text:p>
          </table:table-cell>
          <table:table-cell office:value-type="float" office:value="9218468" calcext:value-type="float">
            <text:p>92184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68464" calcext:value-type="float">
            <text:p>668464</text:p>
          </table:table-cell>
          <table:table-cell office:value-type="float" office:value="632496" calcext:value-type="float">
            <text:p>632496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0" calcext:value-type="float">
            <text:p>10660</text:p>
          </table:table-cell>
          <table:table-cell office:value-type="float" office:value="564044" calcext:value-type="float">
            <text:p>564044</text:p>
          </table:table-cell>
          <table:table-cell office:value-type="float" office:value="358715" calcext:value-type="float">
            <text:p>358715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5" calcext:value-type="float">
            <text:p>2616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18</text:p>
          </table:table-cell>
          <table:table-cell office:value-type="float" office:value="9218348" calcext:value-type="float">
            <text:p>921834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68464" calcext:value-type="float">
            <text:p>668464</text:p>
          </table:table-cell>
          <table:table-cell office:value-type="float" office:value="632496" calcext:value-type="float">
            <text:p>632496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0" calcext:value-type="float">
            <text:p>10660</text:p>
          </table:table-cell>
          <table:table-cell office:value-type="float" office:value="564044" calcext:value-type="float">
            <text:p>564044</text:p>
          </table:table-cell>
          <table:table-cell office:value-type="float" office:value="358715" calcext:value-type="float">
            <text:p>358715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5" calcext:value-type="float">
            <text:p>2616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19</text:p>
          </table:table-cell>
          <table:table-cell office:value-type="float" office:value="9218472" calcext:value-type="float">
            <text:p>921847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68464" calcext:value-type="float">
            <text:p>668464</text:p>
          </table:table-cell>
          <table:table-cell office:value-type="float" office:value="632496" calcext:value-type="float">
            <text:p>632496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0" calcext:value-type="float">
            <text:p>10660</text:p>
          </table:table-cell>
          <table:table-cell office:value-type="float" office:value="564044" calcext:value-type="float">
            <text:p>564044</text:p>
          </table:table-cell>
          <table:table-cell office:value-type="float" office:value="358715" calcext:value-type="float">
            <text:p>358715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5" calcext:value-type="float">
            <text:p>2616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20</text:p>
          </table:table-cell>
          <table:table-cell office:value-type="float" office:value="9226508" calcext:value-type="float">
            <text:p>922650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68464" calcext:value-type="float">
            <text:p>668464</text:p>
          </table:table-cell>
          <table:table-cell office:value-type="float" office:value="632496" calcext:value-type="float">
            <text:p>632496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0" calcext:value-type="float">
            <text:p>10660</text:p>
          </table:table-cell>
          <table:table-cell office:value-type="float" office:value="564044" calcext:value-type="float">
            <text:p>564044</text:p>
          </table:table-cell>
          <table:table-cell office:value-type="float" office:value="358715" calcext:value-type="float">
            <text:p>358715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5" calcext:value-type="float">
            <text:p>2616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21</text:p>
          </table:table-cell>
          <table:table-cell office:value-type="float" office:value="9244268" calcext:value-type="float">
            <text:p>92442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0328" calcext:value-type="float">
            <text:p>6620328</text:p>
          </table:table-cell>
          <table:table-cell office:value-type="float" office:value="640776" calcext:value-type="float">
            <text:p>640776</text:p>
          </table:table-cell>
          <table:table-cell office:value-type="float" office:value="604808" calcext:value-type="float">
            <text:p>604808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888" calcext:value-type="float">
            <text:p>37888</text:p>
          </table:table-cell>
          <table:table-cell office:value-type="float" office:value="9198" calcext:value-type="float">
            <text:p>9198</text:p>
          </table:table-cell>
          <table:table-cell office:value-type="float" office:value="535372" calcext:value-type="float">
            <text:p>535372</text:p>
          </table:table-cell>
          <table:table-cell office:value-type="float" office:value="272302" calcext:value-type="float">
            <text:p>272302</text:p>
          </table:table-cell>
          <table:table-cell office:value-type="float" office:value="51584" calcext:value-type="float">
            <text:p>51584</text:p>
          </table:table-cell>
          <table:table-cell office:value-type="float" office:value="19950" calcext:value-type="float">
            <text:p>1995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23:22</text:p>
          </table:table-cell>
          <table:table-cell office:value-type="float" office:value="9237944" calcext:value-type="float">
            <text:p>923794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0328" calcext:value-type="float">
            <text:p>6620328</text:p>
          </table:table-cell>
          <table:table-cell office:value-type="float" office:value="640776" calcext:value-type="float">
            <text:p>640776</text:p>
          </table:table-cell>
          <table:table-cell office:value-type="float" office:value="604808" calcext:value-type="float">
            <text:p>60480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888" calcext:value-type="float">
            <text:p>37888</text:p>
          </table:table-cell>
          <table:table-cell office:value-type="float" office:value="9198" calcext:value-type="float">
            <text:p>9198</text:p>
          </table:table-cell>
          <table:table-cell office:value-type="float" office:value="535372" calcext:value-type="float">
            <text:p>535372</text:p>
          </table:table-cell>
          <table:table-cell office:value-type="float" office:value="272302" calcext:value-type="float">
            <text:p>272302</text:p>
          </table:table-cell>
          <table:table-cell office:value-type="float" office:value="51584" calcext:value-type="float">
            <text:p>51584</text:p>
          </table:table-cell>
          <table:table-cell office:value-type="float" office:value="19950" calcext:value-type="float">
            <text:p>1995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23</text:p>
          </table:table-cell>
          <table:table-cell office:value-type="float" office:value="9254408" calcext:value-type="float">
            <text:p>925440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0328" calcext:value-type="float">
            <text:p>6620328</text:p>
          </table:table-cell>
          <table:table-cell office:value-type="float" office:value="640776" calcext:value-type="float">
            <text:p>640776</text:p>
          </table:table-cell>
          <table:table-cell office:value-type="float" office:value="604808" calcext:value-type="float">
            <text:p>60480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888" calcext:value-type="float">
            <text:p>37888</text:p>
          </table:table-cell>
          <table:table-cell office:value-type="float" office:value="9198" calcext:value-type="float">
            <text:p>9198</text:p>
          </table:table-cell>
          <table:table-cell office:value-type="float" office:value="535372" calcext:value-type="float">
            <text:p>535372</text:p>
          </table:table-cell>
          <table:table-cell office:value-type="float" office:value="272302" calcext:value-type="float">
            <text:p>272302</text:p>
          </table:table-cell>
          <table:table-cell office:value-type="float" office:value="51584" calcext:value-type="float">
            <text:p>51584</text:p>
          </table:table-cell>
          <table:table-cell office:value-type="float" office:value="19950" calcext:value-type="float">
            <text:p>1995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24</text:p>
          </table:table-cell>
          <table:table-cell office:value-type="float" office:value="9238804" calcext:value-type="float">
            <text:p>923880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0328" calcext:value-type="float">
            <text:p>6620328</text:p>
          </table:table-cell>
          <table:table-cell office:value-type="float" office:value="640776" calcext:value-type="float">
            <text:p>640776</text:p>
          </table:table-cell>
          <table:table-cell office:value-type="float" office:value="604808" calcext:value-type="float">
            <text:p>60480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888" calcext:value-type="float">
            <text:p>37888</text:p>
          </table:table-cell>
          <table:table-cell office:value-type="float" office:value="9198" calcext:value-type="float">
            <text:p>9198</text:p>
          </table:table-cell>
          <table:table-cell office:value-type="float" office:value="535372" calcext:value-type="float">
            <text:p>535372</text:p>
          </table:table-cell>
          <table:table-cell office:value-type="float" office:value="272302" calcext:value-type="float">
            <text:p>272302</text:p>
          </table:table-cell>
          <table:table-cell office:value-type="float" office:value="51584" calcext:value-type="float">
            <text:p>51584</text:p>
          </table:table-cell>
          <table:table-cell office:value-type="float" office:value="19950" calcext:value-type="float">
            <text:p>1995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25</text:p>
          </table:table-cell>
          <table:table-cell office:value-type="float" office:value="9238812" calcext:value-type="float">
            <text:p>923881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0328" calcext:value-type="float">
            <text:p>6620328</text:p>
          </table:table-cell>
          <table:table-cell office:value-type="float" office:value="640776" calcext:value-type="float">
            <text:p>640776</text:p>
          </table:table-cell>
          <table:table-cell office:value-type="float" office:value="604808" calcext:value-type="float">
            <text:p>60480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888" calcext:value-type="float">
            <text:p>37888</text:p>
          </table:table-cell>
          <table:table-cell office:value-type="float" office:value="9198" calcext:value-type="float">
            <text:p>9198</text:p>
          </table:table-cell>
          <table:table-cell office:value-type="float" office:value="535372" calcext:value-type="float">
            <text:p>535372</text:p>
          </table:table-cell>
          <table:table-cell office:value-type="float" office:value="272304" calcext:value-type="float">
            <text:p>272304</text:p>
          </table:table-cell>
          <table:table-cell office:value-type="float" office:value="51584" calcext:value-type="float">
            <text:p>51584</text:p>
          </table:table-cell>
          <table:table-cell office:value-type="float" office:value="19950" calcext:value-type="float">
            <text:p>1995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26</text:p>
          </table:table-cell>
          <table:table-cell office:value-type="float" office:value="9230876" calcext:value-type="float">
            <text:p>923087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0328" calcext:value-type="float">
            <text:p>6620328</text:p>
          </table:table-cell>
          <table:table-cell office:value-type="float" office:value="640776" calcext:value-type="float">
            <text:p>640776</text:p>
          </table:table-cell>
          <table:table-cell office:value-type="float" office:value="604808" calcext:value-type="float">
            <text:p>60480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888" calcext:value-type="float">
            <text:p>37888</text:p>
          </table:table-cell>
          <table:table-cell office:value-type="float" office:value="9198" calcext:value-type="float">
            <text:p>9198</text:p>
          </table:table-cell>
          <table:table-cell office:value-type="float" office:value="535372" calcext:value-type="float">
            <text:p>535372</text:p>
          </table:table-cell>
          <table:table-cell office:value-type="float" office:value="272304" calcext:value-type="float">
            <text:p>272304</text:p>
          </table:table-cell>
          <table:table-cell office:value-type="float" office:value="51584" calcext:value-type="float">
            <text:p>51584</text:p>
          </table:table-cell>
          <table:table-cell office:value-type="float" office:value="19950" calcext:value-type="float">
            <text:p>1995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27</text:p>
          </table:table-cell>
          <table:table-cell office:value-type="float" office:value="9230876" calcext:value-type="float">
            <text:p>923087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0328" calcext:value-type="float">
            <text:p>6620328</text:p>
          </table:table-cell>
          <table:table-cell office:value-type="float" office:value="640776" calcext:value-type="float">
            <text:p>640776</text:p>
          </table:table-cell>
          <table:table-cell office:value-type="float" office:value="604808" calcext:value-type="float">
            <text:p>60480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888" calcext:value-type="float">
            <text:p>37888</text:p>
          </table:table-cell>
          <table:table-cell office:value-type="float" office:value="9198" calcext:value-type="float">
            <text:p>9198</text:p>
          </table:table-cell>
          <table:table-cell office:value-type="float" office:value="535372" calcext:value-type="float">
            <text:p>535372</text:p>
          </table:table-cell>
          <table:table-cell office:value-type="float" office:value="272304" calcext:value-type="float">
            <text:p>272304</text:p>
          </table:table-cell>
          <table:table-cell office:value-type="float" office:value="51584" calcext:value-type="float">
            <text:p>51584</text:p>
          </table:table-cell>
          <table:table-cell office:value-type="float" office:value="19950" calcext:value-type="float">
            <text:p>1995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28</text:p>
          </table:table-cell>
          <table:table-cell office:value-type="float" office:value="9237776" calcext:value-type="float">
            <text:p>923777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0328" calcext:value-type="float">
            <text:p>6620328</text:p>
          </table:table-cell>
          <table:table-cell office:value-type="float" office:value="640776" calcext:value-type="float">
            <text:p>640776</text:p>
          </table:table-cell>
          <table:table-cell office:value-type="float" office:value="604808" calcext:value-type="float">
            <text:p>60480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888" calcext:value-type="float">
            <text:p>37888</text:p>
          </table:table-cell>
          <table:table-cell office:value-type="float" office:value="9198" calcext:value-type="float">
            <text:p>9198</text:p>
          </table:table-cell>
          <table:table-cell office:value-type="float" office:value="535372" calcext:value-type="float">
            <text:p>535372</text:p>
          </table:table-cell>
          <table:table-cell office:value-type="float" office:value="272304" calcext:value-type="float">
            <text:p>272304</text:p>
          </table:table-cell>
          <table:table-cell office:value-type="float" office:value="51584" calcext:value-type="float">
            <text:p>51584</text:p>
          </table:table-cell>
          <table:table-cell office:value-type="float" office:value="19950" calcext:value-type="float">
            <text:p>1995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29</text:p>
          </table:table-cell>
          <table:table-cell office:value-type="float" office:value="9254996" calcext:value-type="float">
            <text:p>925499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93704" calcext:value-type="float">
            <text:p>6593704</text:p>
          </table:table-cell>
          <table:table-cell office:value-type="float" office:value="615076" calcext:value-type="float">
            <text:p>615076</text:p>
          </table:table-cell>
          <table:table-cell office:value-type="float" office:value="579108" calcext:value-type="float">
            <text:p>579108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375" calcext:value-type="float">
            <text:p>7375</text:p>
          </table:table-cell>
          <table:table-cell office:value-type="float" office:value="508748" calcext:value-type="float">
            <text:p>508748</text:p>
          </table:table-cell>
          <table:table-cell office:value-type="float" office:value="185891" calcext:value-type="float">
            <text:p>185891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23:30</text:p>
          </table:table-cell>
          <table:table-cell office:value-type="float" office:value="9247000" calcext:value-type="float">
            <text:p>924700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93704" calcext:value-type="float">
            <text:p>6593704</text:p>
          </table:table-cell>
          <table:table-cell office:value-type="float" office:value="615164" calcext:value-type="float">
            <text:p>615164</text:p>
          </table:table-cell>
          <table:table-cell office:value-type="float" office:value="579196" calcext:value-type="float">
            <text:p>579196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96" calcext:value-type="float">
            <text:p>7696</text:p>
          </table:table-cell>
          <table:table-cell office:value-type="float" office:value="508748" calcext:value-type="float">
            <text:p>508748</text:p>
          </table:table-cell>
          <table:table-cell office:value-type="float" office:value="185900" calcext:value-type="float">
            <text:p>185900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31</text:p>
          </table:table-cell>
          <table:table-cell office:value-type="float" office:value="9255060" calcext:value-type="float">
            <text:p>92550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93704" calcext:value-type="float">
            <text:p>6593704</text:p>
          </table:table-cell>
          <table:table-cell office:value-type="float" office:value="615164" calcext:value-type="float">
            <text:p>615164</text:p>
          </table:table-cell>
          <table:table-cell office:value-type="float" office:value="579196" calcext:value-type="float">
            <text:p>579196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96" calcext:value-type="float">
            <text:p>7696</text:p>
          </table:table-cell>
          <table:table-cell office:value-type="float" office:value="508748" calcext:value-type="float">
            <text:p>508748</text:p>
          </table:table-cell>
          <table:table-cell office:value-type="float" office:value="185900" calcext:value-type="float">
            <text:p>185900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32</text:p>
          </table:table-cell>
          <table:table-cell office:value-type="float" office:value="9231396" calcext:value-type="float">
            <text:p>923139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93704" calcext:value-type="float">
            <text:p>6593704</text:p>
          </table:table-cell>
          <table:table-cell office:value-type="float" office:value="615164" calcext:value-type="float">
            <text:p>615164</text:p>
          </table:table-cell>
          <table:table-cell office:value-type="float" office:value="579196" calcext:value-type="float">
            <text:p>579196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96" calcext:value-type="float">
            <text:p>7696</text:p>
          </table:table-cell>
          <table:table-cell office:value-type="float" office:value="508748" calcext:value-type="float">
            <text:p>508748</text:p>
          </table:table-cell>
          <table:table-cell office:value-type="float" office:value="185900" calcext:value-type="float">
            <text:p>185900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33</text:p>
          </table:table-cell>
          <table:table-cell office:value-type="float" office:value="9231640" calcext:value-type="float">
            <text:p>92316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93704" calcext:value-type="float">
            <text:p>6593704</text:p>
          </table:table-cell>
          <table:table-cell office:value-type="float" office:value="615164" calcext:value-type="float">
            <text:p>615164</text:p>
          </table:table-cell>
          <table:table-cell office:value-type="float" office:value="579196" calcext:value-type="float">
            <text:p>579196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96" calcext:value-type="float">
            <text:p>7696</text:p>
          </table:table-cell>
          <table:table-cell office:value-type="float" office:value="508748" calcext:value-type="float">
            <text:p>508748</text:p>
          </table:table-cell>
          <table:table-cell office:value-type="float" office:value="185900" calcext:value-type="float">
            <text:p>185900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34</text:p>
          </table:table-cell>
          <table:table-cell office:value-type="float" office:value="9223212" calcext:value-type="float">
            <text:p>922321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93704" calcext:value-type="float">
            <text:p>6593704</text:p>
          </table:table-cell>
          <table:table-cell office:value-type="float" office:value="615164" calcext:value-type="float">
            <text:p>615164</text:p>
          </table:table-cell>
          <table:table-cell office:value-type="float" office:value="579196" calcext:value-type="float">
            <text:p>579196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96" calcext:value-type="float">
            <text:p>7696</text:p>
          </table:table-cell>
          <table:table-cell office:value-type="float" office:value="508748" calcext:value-type="float">
            <text:p>508748</text:p>
          </table:table-cell>
          <table:table-cell office:value-type="float" office:value="185900" calcext:value-type="float">
            <text:p>185900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3:35" calcext:value-type="date">
            <text:p>10/21/19 05:23 PM</text:p>
          </table:table-cell>
          <table:table-cell office:value-type="float" office:value="9223088" calcext:value-type="float">
            <text:p>922308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93704" calcext:value-type="float">
            <text:p>6593704</text:p>
          </table:table-cell>
          <table:table-cell office:value-type="float" office:value="615164" calcext:value-type="float">
            <text:p>615164</text:p>
          </table:table-cell>
          <table:table-cell office:value-type="float" office:value="579196" calcext:value-type="float">
            <text:p>579196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96" calcext:value-type="float">
            <text:p>7696</text:p>
          </table:table-cell>
          <table:table-cell office:value-type="float" office:value="508748" calcext:value-type="float">
            <text:p>508748</text:p>
          </table:table-cell>
          <table:table-cell office:value-type="float" office:value="185900" calcext:value-type="float">
            <text:p>185900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3:36" calcext:value-type="date">
            <text:p>10/21/19 05:23 PM</text:p>
          </table:table-cell>
          <table:table-cell office:value-type="float" office:value="9230824" calcext:value-type="float">
            <text:p>923082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93704" calcext:value-type="float">
            <text:p>6593704</text:p>
          </table:table-cell>
          <table:table-cell office:value-type="float" office:value="615164" calcext:value-type="float">
            <text:p>615164</text:p>
          </table:table-cell>
          <table:table-cell office:value-type="float" office:value="579196" calcext:value-type="float">
            <text:p>579196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96" calcext:value-type="float">
            <text:p>7696</text:p>
          </table:table-cell>
          <table:table-cell office:value-type="float" office:value="508748" calcext:value-type="float">
            <text:p>508748</text:p>
          </table:table-cell>
          <table:table-cell office:value-type="float" office:value="185900" calcext:value-type="float">
            <text:p>185900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3:37" calcext:value-type="date">
            <text:p>10/21/19 05:23 PM</text:p>
          </table:table-cell>
          <table:table-cell office:value-type="float" office:value="9230848" calcext:value-type="float">
            <text:p>923084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93704" calcext:value-type="float">
            <text:p>6593704</text:p>
          </table:table-cell>
          <table:table-cell office:value-type="float" office:value="615164" calcext:value-type="float">
            <text:p>615164</text:p>
          </table:table-cell>
          <table:table-cell office:value-type="float" office:value="579196" calcext:value-type="float">
            <text:p>579196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96" calcext:value-type="float">
            <text:p>7696</text:p>
          </table:table-cell>
          <table:table-cell office:value-type="float" office:value="508748" calcext:value-type="float">
            <text:p>508748</text:p>
          </table:table-cell>
          <table:table-cell office:value-type="float" office:value="185900" calcext:value-type="float">
            <text:p>185900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3:38" calcext:value-type="date">
            <text:p>10/21/19 05:23 PM</text:p>
          </table:table-cell>
          <table:table-cell office:value-type="float" office:value="9650652" calcext:value-type="float">
            <text:p>96506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1336" calcext:value-type="float">
            <text:p>6151336</text:p>
          </table:table-cell>
          <table:table-cell office:value-type="float" office:value="179336" calcext:value-type="float">
            <text:p>179336</text:p>
          </table:table-cell>
          <table:table-cell office:value-type="float" office:value="143368" calcext:value-type="float">
            <text:p>143368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4766" calcext:value-type="float">
            <text:p>4766</text:p>
          </table:table-cell>
          <table:table-cell office:value-type="float" office:value="66432" calcext:value-type="float">
            <text:p>66432</text:p>
          </table:table-cell>
          <table:table-cell office:value-type="float" office:value="13073" calcext:value-type="float">
            <text:p>13073</text:p>
          </table:table-cell>
          <table:table-cell office:value-type="float" office:value="51584" calcext:value-type="float">
            <text:p>51584</text:p>
          </table:table-cell>
          <table:table-cell office:value-type="float" office:value="1305" calcext:value-type="float">
            <text:p>1305</text:p>
          </table:table-cell>
          <table:table-cell office:value-type="float" office:value="868216" calcext:value-type="float">
            <text:p>86821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2" office:value-type="date" office:date-value="2019-10-21T17:23:39" calcext:value-type="date">
            <text:p>10/21/19 05:23 PM</text:p>
          </table:table-cell>
          <table:table-cell office:value-type="float" office:value="9650836" calcext:value-type="float">
            <text:p>965083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1336" calcext:value-type="float">
            <text:p>6151336</text:p>
          </table:table-cell>
          <table:table-cell office:value-type="float" office:value="179336" calcext:value-type="float">
            <text:p>179336</text:p>
          </table:table-cell>
          <table:table-cell office:value-type="float" office:value="143368" calcext:value-type="float">
            <text:p>14336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4766" calcext:value-type="float">
            <text:p>4766</text:p>
          </table:table-cell>
          <table:table-cell office:value-type="float" office:value="66432" calcext:value-type="float">
            <text:p>66432</text:p>
          </table:table-cell>
          <table:table-cell office:value-type="float" office:value="13073" calcext:value-type="float">
            <text:p>13073</text:p>
          </table:table-cell>
          <table:table-cell office:value-type="float" office:value="51584" calcext:value-type="float">
            <text:p>51584</text:p>
          </table:table-cell>
          <table:table-cell office:value-type="float" office:value="1305" calcext:value-type="float">
            <text:p>1305</text:p>
          </table:table-cell>
          <table:table-cell office:value-type="float" office:value="868216" calcext:value-type="float">
            <text:p>86821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3:40" calcext:value-type="date">
            <text:p>10/21/19 05:23 PM</text:p>
          </table:table-cell>
          <table:table-cell office:value-type="float" office:value="9667296" calcext:value-type="float">
            <text:p>966729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1336" calcext:value-type="float">
            <text:p>6151336</text:p>
          </table:table-cell>
          <table:table-cell office:value-type="float" office:value="179336" calcext:value-type="float">
            <text:p>179336</text:p>
          </table:table-cell>
          <table:table-cell office:value-type="float" office:value="143368" calcext:value-type="float">
            <text:p>14336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4766" calcext:value-type="float">
            <text:p>4766</text:p>
          </table:table-cell>
          <table:table-cell office:value-type="float" office:value="66432" calcext:value-type="float">
            <text:p>66432</text:p>
          </table:table-cell>
          <table:table-cell office:value-type="float" office:value="13073" calcext:value-type="float">
            <text:p>13073</text:p>
          </table:table-cell>
          <table:table-cell office:value-type="float" office:value="51584" calcext:value-type="float">
            <text:p>51584</text:p>
          </table:table-cell>
          <table:table-cell office:value-type="float" office:value="1305" calcext:value-type="float">
            <text:p>1305</text:p>
          </table:table-cell>
          <table:table-cell office:value-type="float" office:value="868216" calcext:value-type="float">
            <text:p>86821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3:41" calcext:value-type="date">
            <text:p>10/21/19 05:23 PM</text:p>
          </table:table-cell>
          <table:table-cell office:value-type="float" office:value="9667972" calcext:value-type="float">
            <text:p>966797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1336" calcext:value-type="float">
            <text:p>6151336</text:p>
          </table:table-cell>
          <table:table-cell office:value-type="float" office:value="179336" calcext:value-type="float">
            <text:p>179336</text:p>
          </table:table-cell>
          <table:table-cell office:value-type="float" office:value="143368" calcext:value-type="float">
            <text:p>143368</text:p>
          </table:table-cell>
          <table:table-cell office:value-type="float" office:value="35968" calcext:value-type="float">
            <text:p>35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4766" calcext:value-type="float">
            <text:p>4766</text:p>
          </table:table-cell>
          <table:table-cell office:value-type="float" office:value="66432" calcext:value-type="float">
            <text:p>66432</text:p>
          </table:table-cell>
          <table:table-cell office:value-type="float" office:value="13073" calcext:value-type="float">
            <text:p>13073</text:p>
          </table:table-cell>
          <table:table-cell office:value-type="float" office:value="51584" calcext:value-type="float">
            <text:p>51584</text:p>
          </table:table-cell>
          <table:table-cell office:value-type="float" office:value="1305" calcext:value-type="float">
            <text:p>1305</text:p>
          </table:table-cell>
          <table:table-cell office:value-type="float" office:value="868216" calcext:value-type="float">
            <text:p>86821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7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stand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19-10-21 17:23:41</text:p>
          </table:table-cell>
          <table:table-cell office:value-type="float" office:value="9797076" calcext:value-type="float">
            <text:p>9797076</text:p>
          </table:table-cell>
          <table:table-cell office:value-type="float" office:value="117248" calcext:value-type="float">
            <text:p>1172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812568" calcext:value-type="float">
            <text:p>5812568</text:p>
          </table:table-cell>
          <table:table-cell office:value-type="float" office:value="33156" calcext:value-type="float">
            <text:p>33156</text:p>
          </table:table-cell>
          <table:table-cell office:value-type="float" office:value="9264" calcext:value-type="float">
            <text:p>9264</text:p>
          </table:table-cell>
          <table:table-cell office:value-type="float" office:value="23892" calcext:value-type="float">
            <text:p>238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0464" calcext:value-type="float">
            <text:p>190464</text:p>
          </table:table-cell>
          <table:table-cell office:value-type="float" office:value="1394" calcext:value-type="float">
            <text:p>1394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21 17:23:42</text:p>
          </table:table-cell>
          <table:table-cell office:value-type="float" office:value="9700644" calcext:value-type="float">
            <text:p>970064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126592" calcext:value-type="float">
            <text:p>126592</text:p>
          </table:table-cell>
          <table:table-cell office:value-type="float" office:value="90556" calcext:value-type="float">
            <text:p>90556</text:p>
          </table:table-cell>
          <table:table-cell office:value-type="float" office:value="36036" calcext:value-type="float">
            <text:p>36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0464" calcext:value-type="float">
            <text:p>190464</text:p>
          </table:table-cell>
          <table:table-cell office:value-type="float" office:value="7269" calcext:value-type="float">
            <text:p>7269</text:p>
          </table:table-cell>
          <table:table-cell office:value-type="float" office:value="12096" calcext:value-type="float">
            <text:p>12096</text:p>
          </table:table-cell>
          <table:table-cell office:value-type="float" office:value="11727" calcext:value-type="float">
            <text:p>11727</text:p>
          </table:table-cell>
          <table:table-cell office:value-type="float" office:value="1472" calcext:value-type="float">
            <text:p>1472</text:p>
          </table:table-cell>
          <table:table-cell office:value-type="float" office:value="1301" calcext:value-type="float">
            <text:p>1301</text:p>
          </table:table-cell>
          <table:table-cell office:value-type="float" office:value="21248" calcext:value-type="float">
            <text:p>21248</text:p>
          </table:table-cell>
          <table:table-cell office:value-type="float" office:value="9216" calcext:value-type="float">
            <text:p>92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43</text:p>
          </table:table-cell>
          <table:table-cell office:value-type="float" office:value="9598896" calcext:value-type="float">
            <text:p>959889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228552" calcext:value-type="float">
            <text:p>228552</text:p>
          </table:table-cell>
          <table:table-cell office:value-type="float" office:value="192516" calcext:value-type="float">
            <text:p>192516</text:p>
          </table:table-cell>
          <table:table-cell office:value-type="float" office:value="36036" calcext:value-type="float">
            <text:p>36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0464" calcext:value-type="float">
            <text:p>190464</text:p>
          </table:table-cell>
          <table:table-cell office:value-type="float" office:value="85049" calcext:value-type="float">
            <text:p>85049</text:p>
          </table:table-cell>
          <table:table-cell office:value-type="float" office:value="12992" calcext:value-type="float">
            <text:p>12992</text:p>
          </table:table-cell>
          <table:table-cell office:value-type="float" office:value="12668" calcext:value-type="float">
            <text:p>12668</text:p>
          </table:table-cell>
          <table:table-cell office:value-type="float" office:value="1472" calcext:value-type="float">
            <text:p>1472</text:p>
          </table:table-cell>
          <table:table-cell office:value-type="float" office:value="1301" calcext:value-type="float">
            <text:p>1301</text:p>
          </table:table-cell>
          <table:table-cell office:value-type="float" office:value="21248" calcext:value-type="float">
            <text:p>21248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44</text:p>
          </table:table-cell>
          <table:table-cell office:value-type="float" office:value="9711428" calcext:value-type="float">
            <text:p>971142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120616" calcext:value-type="float">
            <text:p>120616</text:p>
          </table:table-cell>
          <table:table-cell office:value-type="float" office:value="84452" calcext:value-type="float">
            <text:p>84452</text:p>
          </table:table-cell>
          <table:table-cell office:value-type="float" office:value="36164" calcext:value-type="float">
            <text:p>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4447" calcext:value-type="float">
            <text:p>4447</text:p>
          </table:table-cell>
          <table:table-cell office:value-type="float" office:value="13376" calcext:value-type="float">
            <text:p>13376</text:p>
          </table:table-cell>
          <table:table-cell office:value-type="float" office:value="13003" calcext:value-type="float">
            <text:p>13003</text:p>
          </table:table-cell>
          <table:table-cell office:value-type="float" office:value="1472" calcext:value-type="float">
            <text:p>1472</text:p>
          </table:table-cell>
          <table:table-cell office:value-type="float" office:value="1301" calcext:value-type="float">
            <text:p>1301</text:p>
          </table:table-cell>
          <table:table-cell office:value-type="float" office:value="22336" calcext:value-type="float">
            <text:p>22336</text:p>
          </table:table-cell>
          <table:table-cell office:value-type="float" office:value="12032" calcext:value-type="float">
            <text:p>120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45</text:p>
          </table:table-cell>
          <table:table-cell office:value-type="float" office:value="9711308" calcext:value-type="float">
            <text:p>971130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120616" calcext:value-type="float">
            <text:p>120616</text:p>
          </table:table-cell>
          <table:table-cell office:value-type="float" office:value="84452" calcext:value-type="float">
            <text:p>84452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4447" calcext:value-type="float">
            <text:p>4447</text:p>
          </table:table-cell>
          <table:table-cell office:value-type="float" office:value="13376" calcext:value-type="float">
            <text:p>13376</text:p>
          </table:table-cell>
          <table:table-cell office:value-type="float" office:value="13003" calcext:value-type="float">
            <text:p>13003</text:p>
          </table:table-cell>
          <table:table-cell office:value-type="float" office:value="1472" calcext:value-type="float">
            <text:p>1472</text:p>
          </table:table-cell>
          <table:table-cell office:value-type="float" office:value="1301" calcext:value-type="float">
            <text:p>1301</text:p>
          </table:table-cell>
          <table:table-cell office:value-type="float" office:value="22336" calcext:value-type="float">
            <text:p>22336</text:p>
          </table:table-cell>
          <table:table-cell office:value-type="float" office:value="12032" calcext:value-type="float">
            <text:p>120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46</text:p>
          </table:table-cell>
          <table:table-cell office:value-type="float" office:value="9711308" calcext:value-type="float">
            <text:p>971130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120616" calcext:value-type="float">
            <text:p>120616</text:p>
          </table:table-cell>
          <table:table-cell office:value-type="float" office:value="84452" calcext:value-type="float">
            <text:p>84452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4447" calcext:value-type="float">
            <text:p>4447</text:p>
          </table:table-cell>
          <table:table-cell office:value-type="float" office:value="13376" calcext:value-type="float">
            <text:p>13376</text:p>
          </table:table-cell>
          <table:table-cell office:value-type="float" office:value="13003" calcext:value-type="float">
            <text:p>13003</text:p>
          </table:table-cell>
          <table:table-cell office:value-type="float" office:value="1472" calcext:value-type="float">
            <text:p>1472</text:p>
          </table:table-cell>
          <table:table-cell office:value-type="float" office:value="1301" calcext:value-type="float">
            <text:p>1301</text:p>
          </table:table-cell>
          <table:table-cell office:value-type="float" office:value="22336" calcext:value-type="float">
            <text:p>22336</text:p>
          </table:table-cell>
          <table:table-cell office:value-type="float" office:value="12032" calcext:value-type="float">
            <text:p>120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47</text:p>
          </table:table-cell>
          <table:table-cell office:value-type="float" office:value="9737768" calcext:value-type="float">
            <text:p>97377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120616" calcext:value-type="float">
            <text:p>120616</text:p>
          </table:table-cell>
          <table:table-cell office:value-type="float" office:value="84452" calcext:value-type="float">
            <text:p>84452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4447" calcext:value-type="float">
            <text:p>4447</text:p>
          </table:table-cell>
          <table:table-cell office:value-type="float" office:value="13376" calcext:value-type="float">
            <text:p>13376</text:p>
          </table:table-cell>
          <table:table-cell office:value-type="float" office:value="13003" calcext:value-type="float">
            <text:p>13003</text:p>
          </table:table-cell>
          <table:table-cell office:value-type="float" office:value="1472" calcext:value-type="float">
            <text:p>1472</text:p>
          </table:table-cell>
          <table:table-cell office:value-type="float" office:value="1301" calcext:value-type="float">
            <text:p>1301</text:p>
          </table:table-cell>
          <table:table-cell office:value-type="float" office:value="22336" calcext:value-type="float">
            <text:p>22336</text:p>
          </table:table-cell>
          <table:table-cell office:value-type="float" office:value="12032" calcext:value-type="float">
            <text:p>120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48</text:p>
          </table:table-cell>
          <table:table-cell office:value-type="float" office:value="9749316" calcext:value-type="float">
            <text:p>974931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122996" calcext:value-type="float">
            <text:p>122996</text:p>
          </table:table-cell>
          <table:table-cell office:value-type="float" office:value="86832" calcext:value-type="float">
            <text:p>86832</text:p>
          </table:table-cell>
          <table:table-cell office:value-type="float" office:value="36164" calcext:value-type="float">
            <text:p>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5045" calcext:value-type="float">
            <text:p>5045</text:p>
          </table:table-cell>
          <table:table-cell office:value-type="float" office:value="14848" calcext:value-type="float">
            <text:p>14848</text:p>
          </table:table-cell>
          <table:table-cell office:value-type="float" office:value="14418" calcext:value-type="float">
            <text:p>14418</text:p>
          </table:table-cell>
          <table:table-cell office:value-type="float" office:value="1600" calcext:value-type="float">
            <text:p>1600</text:p>
          </table:table-cell>
          <table:table-cell office:value-type="float" office:value="1402" calcext:value-type="float">
            <text:p>1402</text:p>
          </table:table-cell>
          <table:table-cell office:value-type="float" office:value="22336" calcext:value-type="float">
            <text:p>2233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office:value-type="float" office:value="3118" calcext:value-type="float">
            <text:p>3118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49</text:p>
          </table:table-cell>
          <table:table-cell office:value-type="float" office:value="9666220" calcext:value-type="float">
            <text:p>966622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75196" calcext:value-type="float">
            <text:p>6375196</text:p>
          </table:table-cell>
          <table:table-cell office:value-type="float" office:value="222636" calcext:value-type="float">
            <text:p>222636</text:p>
          </table:table-cell>
          <table:table-cell office:value-type="float" office:value="186472" calcext:value-type="float">
            <text:p>186472</text:p>
          </table:table-cell>
          <table:table-cell office:value-type="float" office:value="36164" calcext:value-type="float">
            <text:p>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8840" calcext:value-type="float">
            <text:p>8840</text:p>
          </table:table-cell>
          <table:table-cell office:value-type="float" office:value="102592" calcext:value-type="float">
            <text:p>102592</text:p>
          </table:table-cell>
          <table:table-cell office:value-type="float" office:value="98647" calcext:value-type="float">
            <text:p>98647</text:p>
          </table:table-cell>
          <table:table-cell office:value-type="float" office:value="9088" calcext:value-type="float">
            <text:p>9088</text:p>
          </table:table-cell>
          <table:table-cell office:value-type="float" office:value="7423" calcext:value-type="float">
            <text:p>7423</text:p>
          </table:table-cell>
          <table:table-cell office:value-type="float" office:value="134528" calcext:value-type="float">
            <text:p>134528</text:p>
          </table:table-cell>
          <table:table-cell office:value-type="float" office:value="12160" calcext:value-type="float">
            <text:p>121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57" calcext:value-type="float">
            <text:p>10957</text:p>
          </table:table-cell>
          <table:table-cell office:value-type="float" office:value="7839" calcext:value-type="float">
            <text:p>7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50</text:p>
          </table:table-cell>
          <table:table-cell office:value-type="float" office:value="9579148" calcext:value-type="float">
            <text:p>957914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65308" calcext:value-type="float">
            <text:p>6465308</text:p>
          </table:table-cell>
          <table:table-cell office:value-type="float" office:value="317856" calcext:value-type="float">
            <text:p>317856</text:p>
          </table:table-cell>
          <table:table-cell office:value-type="float" office:value="281692" calcext:value-type="float">
            <text:p>281692</text:p>
          </table:table-cell>
          <table:table-cell office:value-type="float" office:value="36164" calcext:value-type="float">
            <text:p>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9020" calcext:value-type="float">
            <text:p>9020</text:p>
          </table:table-cell>
          <table:table-cell office:value-type="float" office:value="197440" calcext:value-type="float">
            <text:p>197440</text:p>
          </table:table-cell>
          <table:table-cell office:value-type="float" office:value="189522" calcext:value-type="float">
            <text:p>189522</text:p>
          </table:table-cell>
          <table:table-cell office:value-type="float" office:value="17216" calcext:value-type="float">
            <text:p>17216</text:p>
          </table:table-cell>
          <table:table-cell office:value-type="float" office:value="13918" calcext:value-type="float">
            <text:p>13918</text:p>
          </table:table-cell>
          <table:table-cell office:value-type="float" office:value="246848" calcext:value-type="float">
            <text:p>246848</text:p>
          </table:table-cell>
          <table:table-cell office:value-type="float" office:value="12160" calcext:value-type="float">
            <text:p>121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6" calcext:value-type="float">
            <text:p>376</text:p>
          </table:table-cell>
          <table:table-cell office:value-type="float" office:value="208" calcext:value-type="float">
            <text:p>208</text:p>
          </table:table-cell>
          <table:table-cell office:value-type="float" office:value="19414" calcext:value-type="float">
            <text:p>19414</text:p>
          </table:table-cell>
          <table:table-cell office:value-type="float" office:value="8457" calcext:value-type="float">
            <text:p>8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51</text:p>
          </table:table-cell>
          <table:table-cell office:value-type="float" office:value="9477616" calcext:value-type="float">
            <text:p>947761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47228" calcext:value-type="float">
            <text:p>6547228</text:p>
          </table:table-cell>
          <table:table-cell office:value-type="float" office:value="419024" calcext:value-type="float">
            <text:p>419024</text:p>
          </table:table-cell>
          <table:table-cell office:value-type="float" office:value="382860" calcext:value-type="float">
            <text:p>382860</text:p>
          </table:table-cell>
          <table:table-cell office:value-type="float" office:value="36164" calcext:value-type="float">
            <text:p>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4448" calcext:value-type="float">
            <text:p>104448</text:p>
          </table:table-cell>
          <table:table-cell office:value-type="float" office:value="18148" calcext:value-type="float">
            <text:p>18148</text:p>
          </table:table-cell>
          <table:table-cell office:value-type="float" office:value="290752" calcext:value-type="float">
            <text:p>290752</text:p>
          </table:table-cell>
          <table:table-cell office:value-type="float" office:value="279080" calcext:value-type="float">
            <text:p>279080</text:p>
          </table:table-cell>
          <table:table-cell office:value-type="float" office:value="25216" calcext:value-type="float">
            <text:p>25216</text:p>
          </table:table-cell>
          <table:table-cell office:value-type="float" office:value="20318" calcext:value-type="float">
            <text:p>20318</text:p>
          </table:table-cell>
          <table:table-cell office:value-type="float" office:value="434560" calcext:value-type="float">
            <text:p>434560</text:p>
          </table:table-cell>
          <table:table-cell office:value-type="float" office:value="12160" calcext:value-type="float">
            <text:p>121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9" calcext:value-type="float">
            <text:p>459</text:p>
          </table:table-cell>
          <table:table-cell office:value-type="float" office:value="208" calcext:value-type="float">
            <text:p>208</text:p>
          </table:table-cell>
          <table:table-cell office:value-type="float" office:value="27750" calcext:value-type="float">
            <text:p>27750</text:p>
          </table:table-cell>
          <table:table-cell office:value-type="float" office:value="8336" calcext:value-type="float">
            <text:p>8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52</text:p>
          </table:table-cell>
          <table:table-cell office:value-type="float" office:value="9349152" calcext:value-type="float">
            <text:p>93491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7340" calcext:value-type="float">
            <text:p>6637340</text:p>
          </table:table-cell>
          <table:table-cell office:value-type="float" office:value="546608" calcext:value-type="float">
            <text:p>546608</text:p>
          </table:table-cell>
          <table:table-cell office:value-type="float" office:value="510444" calcext:value-type="float">
            <text:p>510444</text:p>
          </table:table-cell>
          <table:table-cell office:value-type="float" office:value="36164" calcext:value-type="float">
            <text:p>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4448" calcext:value-type="float">
            <text:p>104448</text:p>
          </table:table-cell>
          <table:table-cell office:value-type="float" office:value="62697" calcext:value-type="float">
            <text:p>62697</text:p>
          </table:table-cell>
          <table:table-cell office:value-type="float" office:value="384512" calcext:value-type="float">
            <text:p>384512</text:p>
          </table:table-cell>
          <table:table-cell office:value-type="float" office:value="368997" calcext:value-type="float">
            <text:p>368997</text:p>
          </table:table-cell>
          <table:table-cell office:value-type="float" office:value="33280" calcext:value-type="float">
            <text:p>33280</text:p>
          </table:table-cell>
          <table:table-cell office:value-type="float" office:value="26747" calcext:value-type="float">
            <text:p>26747</text:p>
          </table:table-cell>
          <table:table-cell office:value-type="float" office:value="434560" calcext:value-type="float">
            <text:p>434560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43" calcext:value-type="float">
            <text:p>543</text:p>
          </table:table-cell>
          <table:table-cell office:value-type="float" office:value="208" calcext:value-type="float">
            <text:p>208</text:p>
          </table:table-cell>
          <table:table-cell office:value-type="float" office:value="36119" calcext:value-type="float">
            <text:p>36119</text:p>
          </table:table-cell>
          <table:table-cell office:value-type="float" office:value="8369" calcext:value-type="float">
            <text:p>8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53</text:p>
          </table:table-cell>
          <table:table-cell office:value-type="float" office:value="9308740" calcext:value-type="float">
            <text:p>93087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579156" calcext:value-type="float">
            <text:p>579156</text:p>
          </table:table-cell>
          <table:table-cell office:value-type="float" office:value="542992" calcext:value-type="float">
            <text:p>542992</text:p>
          </table:table-cell>
          <table:table-cell office:value-type="float" office:value="36164" calcext:value-type="float">
            <text:p>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5" calcext:value-type="float">
            <text:p>12065</text:p>
          </table:table-cell>
          <table:table-cell office:value-type="float" office:value="461440" calcext:value-type="float">
            <text:p>461440</text:p>
          </table:table-cell>
          <table:table-cell office:value-type="float" office:value="442784" calcext:value-type="float">
            <text:p>442784</text:p>
          </table:table-cell>
          <table:table-cell office:value-type="float" office:value="39872" calcext:value-type="float">
            <text:p>39872</text:p>
          </table:table-cell>
          <table:table-cell office:value-type="float" office:value="32021" calcext:value-type="float">
            <text:p>32021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office:value-type="float" office:value="6868" calcext:value-type="float">
            <text:p>6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54</text:p>
          </table:table-cell>
          <table:table-cell office:value-type="float" office:value="9308740" calcext:value-type="float">
            <text:p>93087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579156" calcext:value-type="float">
            <text:p>579156</text:p>
          </table:table-cell>
          <table:table-cell office:value-type="float" office:value="542992" calcext:value-type="float">
            <text:p>542992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5" calcext:value-type="float">
            <text:p>12065</text:p>
          </table:table-cell>
          <table:table-cell office:value-type="float" office:value="461440" calcext:value-type="float">
            <text:p>461440</text:p>
          </table:table-cell>
          <table:table-cell office:value-type="float" office:value="442784" calcext:value-type="float">
            <text:p>442784</text:p>
          </table:table-cell>
          <table:table-cell office:value-type="float" office:value="39872" calcext:value-type="float">
            <text:p>39872</text:p>
          </table:table-cell>
          <table:table-cell office:value-type="float" office:value="32021" calcext:value-type="float">
            <text:p>32021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55</text:p>
          </table:table-cell>
          <table:table-cell office:value-type="float" office:value="9308740" calcext:value-type="float">
            <text:p>93087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579156" calcext:value-type="float">
            <text:p>579156</text:p>
          </table:table-cell>
          <table:table-cell office:value-type="float" office:value="542992" calcext:value-type="float">
            <text:p>542992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5" calcext:value-type="float">
            <text:p>12065</text:p>
          </table:table-cell>
          <table:table-cell office:value-type="float" office:value="461440" calcext:value-type="float">
            <text:p>461440</text:p>
          </table:table-cell>
          <table:table-cell office:value-type="float" office:value="442784" calcext:value-type="float">
            <text:p>442784</text:p>
          </table:table-cell>
          <table:table-cell office:value-type="float" office:value="39872" calcext:value-type="float">
            <text:p>39872</text:p>
          </table:table-cell>
          <table:table-cell office:value-type="float" office:value="32021" calcext:value-type="float">
            <text:p>32021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56</text:p>
          </table:table-cell>
          <table:table-cell office:value-type="float" office:value="9301064" calcext:value-type="float">
            <text:p>930106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579156" calcext:value-type="float">
            <text:p>579156</text:p>
          </table:table-cell>
          <table:table-cell office:value-type="float" office:value="542992" calcext:value-type="float">
            <text:p>542992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5" calcext:value-type="float">
            <text:p>12065</text:p>
          </table:table-cell>
          <table:table-cell office:value-type="float" office:value="461440" calcext:value-type="float">
            <text:p>461440</text:p>
          </table:table-cell>
          <table:table-cell office:value-type="float" office:value="442784" calcext:value-type="float">
            <text:p>442784</text:p>
          </table:table-cell>
          <table:table-cell office:value-type="float" office:value="39872" calcext:value-type="float">
            <text:p>39872</text:p>
          </table:table-cell>
          <table:table-cell office:value-type="float" office:value="32021" calcext:value-type="float">
            <text:p>32021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57</text:p>
          </table:table-cell>
          <table:table-cell office:value-type="float" office:value="9292728" calcext:value-type="float">
            <text:p>929272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579156" calcext:value-type="float">
            <text:p>579156</text:p>
          </table:table-cell>
          <table:table-cell office:value-type="float" office:value="542992" calcext:value-type="float">
            <text:p>542992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5" calcext:value-type="float">
            <text:p>12065</text:p>
          </table:table-cell>
          <table:table-cell office:value-type="float" office:value="461440" calcext:value-type="float">
            <text:p>461440</text:p>
          </table:table-cell>
          <table:table-cell office:value-type="float" office:value="442784" calcext:value-type="float">
            <text:p>442784</text:p>
          </table:table-cell>
          <table:table-cell office:value-type="float" office:value="39872" calcext:value-type="float">
            <text:p>39872</text:p>
          </table:table-cell>
          <table:table-cell office:value-type="float" office:value="32021" calcext:value-type="float">
            <text:p>32021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58</text:p>
          </table:table-cell>
          <table:table-cell office:value-type="float" office:value="9292728" calcext:value-type="float">
            <text:p>929272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579156" calcext:value-type="float">
            <text:p>579156</text:p>
          </table:table-cell>
          <table:table-cell office:value-type="float" office:value="542992" calcext:value-type="float">
            <text:p>542992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5" calcext:value-type="float">
            <text:p>12065</text:p>
          </table:table-cell>
          <table:table-cell office:value-type="float" office:value="461440" calcext:value-type="float">
            <text:p>461440</text:p>
          </table:table-cell>
          <table:table-cell office:value-type="float" office:value="442784" calcext:value-type="float">
            <text:p>442784</text:p>
          </table:table-cell>
          <table:table-cell office:value-type="float" office:value="39872" calcext:value-type="float">
            <text:p>39872</text:p>
          </table:table-cell>
          <table:table-cell office:value-type="float" office:value="32021" calcext:value-type="float">
            <text:p>32021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3:59</text:p>
          </table:table-cell>
          <table:table-cell office:value-type="float" office:value="9292728" calcext:value-type="float">
            <text:p>929272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579156" calcext:value-type="float">
            <text:p>579156</text:p>
          </table:table-cell>
          <table:table-cell office:value-type="float" office:value="542992" calcext:value-type="float">
            <text:p>542992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5" calcext:value-type="float">
            <text:p>12065</text:p>
          </table:table-cell>
          <table:table-cell office:value-type="float" office:value="461440" calcext:value-type="float">
            <text:p>461440</text:p>
          </table:table-cell>
          <table:table-cell office:value-type="float" office:value="442784" calcext:value-type="float">
            <text:p>442784</text:p>
          </table:table-cell>
          <table:table-cell office:value-type="float" office:value="39872" calcext:value-type="float">
            <text:p>39872</text:p>
          </table:table-cell>
          <table:table-cell office:value-type="float" office:value="32021" calcext:value-type="float">
            <text:p>32021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00</text:p>
          </table:table-cell>
          <table:table-cell office:value-type="float" office:value="9300044" calcext:value-type="float">
            <text:p>930004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579156" calcext:value-type="float">
            <text:p>579156</text:p>
          </table:table-cell>
          <table:table-cell office:value-type="float" office:value="542992" calcext:value-type="float">
            <text:p>542992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5" calcext:value-type="float">
            <text:p>12065</text:p>
          </table:table-cell>
          <table:table-cell office:value-type="float" office:value="461440" calcext:value-type="float">
            <text:p>461440</text:p>
          </table:table-cell>
          <table:table-cell office:value-type="float" office:value="442784" calcext:value-type="float">
            <text:p>442784</text:p>
          </table:table-cell>
          <table:table-cell office:value-type="float" office:value="39872" calcext:value-type="float">
            <text:p>39872</text:p>
          </table:table-cell>
          <table:table-cell office:value-type="float" office:value="32021" calcext:value-type="float">
            <text:p>32021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01</text:p>
          </table:table-cell>
          <table:table-cell office:value-type="float" office:value="9379296" calcext:value-type="float">
            <text:p>937929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90964" calcext:value-type="float">
            <text:p>490964</text:p>
          </table:table-cell>
          <table:table-cell office:value-type="float" office:value="454800" calcext:value-type="float">
            <text:p>454800</text:p>
          </table:table-cell>
          <table:table-cell office:value-type="float" office:value="36164" calcext:value-type="float">
            <text:p>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603" calcext:value-type="float">
            <text:p>10603</text:p>
          </table:table-cell>
          <table:table-cell office:value-type="float" office:value="374528" calcext:value-type="float">
            <text:p>374528</text:p>
          </table:table-cell>
          <table:table-cell office:value-type="float" office:value="356834" calcext:value-type="float">
            <text:p>356834</text:p>
          </table:table-cell>
          <table:table-cell office:value-type="float" office:value="34880" calcext:value-type="float">
            <text:p>34880</text:p>
          </table:table-cell>
          <table:table-cell office:value-type="float" office:value="25877" calcext:value-type="float">
            <text:p>25877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24:02</text:p>
          </table:table-cell>
          <table:table-cell office:value-type="float" office:value="9379296" calcext:value-type="float">
            <text:p>937929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90964" calcext:value-type="float">
            <text:p>490964</text:p>
          </table:table-cell>
          <table:table-cell office:value-type="float" office:value="454800" calcext:value-type="float">
            <text:p>454800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603" calcext:value-type="float">
            <text:p>10603</text:p>
          </table:table-cell>
          <table:table-cell office:value-type="float" office:value="374528" calcext:value-type="float">
            <text:p>374528</text:p>
          </table:table-cell>
          <table:table-cell office:value-type="float" office:value="356834" calcext:value-type="float">
            <text:p>356834</text:p>
          </table:table-cell>
          <table:table-cell office:value-type="float" office:value="34880" calcext:value-type="float">
            <text:p>34880</text:p>
          </table:table-cell>
          <table:table-cell office:value-type="float" office:value="25877" calcext:value-type="float">
            <text:p>25877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03</text:p>
          </table:table-cell>
          <table:table-cell office:value-type="float" office:value="9379412" calcext:value-type="float">
            <text:p>937941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90964" calcext:value-type="float">
            <text:p>490964</text:p>
          </table:table-cell>
          <table:table-cell office:value-type="float" office:value="454800" calcext:value-type="float">
            <text:p>454800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603" calcext:value-type="float">
            <text:p>10603</text:p>
          </table:table-cell>
          <table:table-cell office:value-type="float" office:value="374528" calcext:value-type="float">
            <text:p>374528</text:p>
          </table:table-cell>
          <table:table-cell office:value-type="float" office:value="356834" calcext:value-type="float">
            <text:p>356834</text:p>
          </table:table-cell>
          <table:table-cell office:value-type="float" office:value="34880" calcext:value-type="float">
            <text:p>34880</text:p>
          </table:table-cell>
          <table:table-cell office:value-type="float" office:value="25877" calcext:value-type="float">
            <text:p>25877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04</text:p>
          </table:table-cell>
          <table:table-cell office:value-type="float" office:value="9379412" calcext:value-type="float">
            <text:p>937941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90964" calcext:value-type="float">
            <text:p>490964</text:p>
          </table:table-cell>
          <table:table-cell office:value-type="float" office:value="454800" calcext:value-type="float">
            <text:p>454800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603" calcext:value-type="float">
            <text:p>10603</text:p>
          </table:table-cell>
          <table:table-cell office:value-type="float" office:value="374528" calcext:value-type="float">
            <text:p>374528</text:p>
          </table:table-cell>
          <table:table-cell office:value-type="float" office:value="356834" calcext:value-type="float">
            <text:p>356834</text:p>
          </table:table-cell>
          <table:table-cell office:value-type="float" office:value="34880" calcext:value-type="float">
            <text:p>34880</text:p>
          </table:table-cell>
          <table:table-cell office:value-type="float" office:value="25877" calcext:value-type="float">
            <text:p>25877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05</text:p>
          </table:table-cell>
          <table:table-cell office:value-type="float" office:value="9380656" calcext:value-type="float">
            <text:p>93806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90964" calcext:value-type="float">
            <text:p>490964</text:p>
          </table:table-cell>
          <table:table-cell office:value-type="float" office:value="454800" calcext:value-type="float">
            <text:p>454800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603" calcext:value-type="float">
            <text:p>10603</text:p>
          </table:table-cell>
          <table:table-cell office:value-type="float" office:value="374528" calcext:value-type="float">
            <text:p>374528</text:p>
          </table:table-cell>
          <table:table-cell office:value-type="float" office:value="356834" calcext:value-type="float">
            <text:p>356834</text:p>
          </table:table-cell>
          <table:table-cell office:value-type="float" office:value="34880" calcext:value-type="float">
            <text:p>34880</text:p>
          </table:table-cell>
          <table:table-cell office:value-type="float" office:value="25877" calcext:value-type="float">
            <text:p>25877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06</text:p>
          </table:table-cell>
          <table:table-cell office:value-type="float" office:value="9380672" calcext:value-type="float">
            <text:p>938067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90964" calcext:value-type="float">
            <text:p>490964</text:p>
          </table:table-cell>
          <table:table-cell office:value-type="float" office:value="454800" calcext:value-type="float">
            <text:p>454800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603" calcext:value-type="float">
            <text:p>10603</text:p>
          </table:table-cell>
          <table:table-cell office:value-type="float" office:value="374528" calcext:value-type="float">
            <text:p>374528</text:p>
          </table:table-cell>
          <table:table-cell office:value-type="float" office:value="356834" calcext:value-type="float">
            <text:p>356834</text:p>
          </table:table-cell>
          <table:table-cell office:value-type="float" office:value="34880" calcext:value-type="float">
            <text:p>34880</text:p>
          </table:table-cell>
          <table:table-cell office:value-type="float" office:value="25877" calcext:value-type="float">
            <text:p>25877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07</text:p>
          </table:table-cell>
          <table:table-cell office:value-type="float" office:value="9379812" calcext:value-type="float">
            <text:p>937981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90964" calcext:value-type="float">
            <text:p>490964</text:p>
          </table:table-cell>
          <table:table-cell office:value-type="float" office:value="454800" calcext:value-type="float">
            <text:p>454800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603" calcext:value-type="float">
            <text:p>10603</text:p>
          </table:table-cell>
          <table:table-cell office:value-type="float" office:value="374528" calcext:value-type="float">
            <text:p>374528</text:p>
          </table:table-cell>
          <table:table-cell office:value-type="float" office:value="356834" calcext:value-type="float">
            <text:p>356834</text:p>
          </table:table-cell>
          <table:table-cell office:value-type="float" office:value="34880" calcext:value-type="float">
            <text:p>34880</text:p>
          </table:table-cell>
          <table:table-cell office:value-type="float" office:value="25877" calcext:value-type="float">
            <text:p>25877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08</text:p>
          </table:table-cell>
          <table:table-cell office:value-type="float" office:value="9388192" calcext:value-type="float">
            <text:p>938819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90964" calcext:value-type="float">
            <text:p>490964</text:p>
          </table:table-cell>
          <table:table-cell office:value-type="float" office:value="454800" calcext:value-type="float">
            <text:p>454800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603" calcext:value-type="float">
            <text:p>10603</text:p>
          </table:table-cell>
          <table:table-cell office:value-type="float" office:value="374528" calcext:value-type="float">
            <text:p>374528</text:p>
          </table:table-cell>
          <table:table-cell office:value-type="float" office:value="356834" calcext:value-type="float">
            <text:p>356834</text:p>
          </table:table-cell>
          <table:table-cell office:value-type="float" office:value="34880" calcext:value-type="float">
            <text:p>34880</text:p>
          </table:table-cell>
          <table:table-cell office:value-type="float" office:value="25877" calcext:value-type="float">
            <text:p>25877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09</text:p>
          </table:table-cell>
          <table:table-cell office:value-type="float" office:value="9469540" calcext:value-type="float">
            <text:p>94695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01872" calcext:value-type="float">
            <text:p>401872</text:p>
          </table:table-cell>
          <table:table-cell office:value-type="float" office:value="365708" calcext:value-type="float">
            <text:p>365708</text:p>
          </table:table-cell>
          <table:table-cell office:value-type="float" office:value="36164" calcext:value-type="float">
            <text:p>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8760" calcext:value-type="float">
            <text:p>8760</text:p>
          </table:table-cell>
          <table:table-cell office:value-type="float" office:value="285120" calcext:value-type="float">
            <text:p>285120</text:p>
          </table:table-cell>
          <table:table-cell office:value-type="float" office:value="270882" calcext:value-type="float">
            <text:p>270882</text:p>
          </table:table-cell>
          <table:table-cell office:value-type="float" office:value="27392" calcext:value-type="float">
            <text:p>27392</text:p>
          </table:table-cell>
          <table:table-cell office:value-type="float" office:value="19733" calcext:value-type="float">
            <text:p>19733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24:10</text:p>
          </table:table-cell>
          <table:table-cell office:value-type="float" office:value="9461156" calcext:value-type="float">
            <text:p>94611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02136" calcext:value-type="float">
            <text:p>402136</text:p>
          </table:table-cell>
          <table:table-cell office:value-type="float" office:value="365972" calcext:value-type="float">
            <text:p>365972</text:p>
          </table:table-cell>
          <table:table-cell office:value-type="float" office:value="36164" calcext:value-type="float">
            <text:p>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9161" calcext:value-type="float">
            <text:p>9161</text:p>
          </table:table-cell>
          <table:table-cell office:value-type="float" office:value="285120" calcext:value-type="float">
            <text:p>285120</text:p>
          </table:table-cell>
          <table:table-cell office:value-type="float" office:value="270882" calcext:value-type="float">
            <text:p>270882</text:p>
          </table:table-cell>
          <table:table-cell office:value-type="float" office:value="27392" calcext:value-type="float">
            <text:p>27392</text:p>
          </table:table-cell>
          <table:table-cell office:value-type="float" office:value="19733" calcext:value-type="float">
            <text:p>19733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11</text:p>
          </table:table-cell>
          <table:table-cell office:value-type="float" office:value="9476784" calcext:value-type="float">
            <text:p>947678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02136" calcext:value-type="float">
            <text:p>402136</text:p>
          </table:table-cell>
          <table:table-cell office:value-type="float" office:value="365972" calcext:value-type="float">
            <text:p>365972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9161" calcext:value-type="float">
            <text:p>9161</text:p>
          </table:table-cell>
          <table:table-cell office:value-type="float" office:value="285120" calcext:value-type="float">
            <text:p>285120</text:p>
          </table:table-cell>
          <table:table-cell office:value-type="float" office:value="270882" calcext:value-type="float">
            <text:p>270882</text:p>
          </table:table-cell>
          <table:table-cell office:value-type="float" office:value="27392" calcext:value-type="float">
            <text:p>27392</text:p>
          </table:table-cell>
          <table:table-cell office:value-type="float" office:value="19733" calcext:value-type="float">
            <text:p>19733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12</text:p>
          </table:table-cell>
          <table:table-cell office:value-type="float" office:value="9493444" calcext:value-type="float">
            <text:p>949344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02136" calcext:value-type="float">
            <text:p>402136</text:p>
          </table:table-cell>
          <table:table-cell office:value-type="float" office:value="365972" calcext:value-type="float">
            <text:p>365972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9161" calcext:value-type="float">
            <text:p>9161</text:p>
          </table:table-cell>
          <table:table-cell office:value-type="float" office:value="285120" calcext:value-type="float">
            <text:p>285120</text:p>
          </table:table-cell>
          <table:table-cell office:value-type="float" office:value="270882" calcext:value-type="float">
            <text:p>270882</text:p>
          </table:table-cell>
          <table:table-cell office:value-type="float" office:value="27392" calcext:value-type="float">
            <text:p>27392</text:p>
          </table:table-cell>
          <table:table-cell office:value-type="float" office:value="19733" calcext:value-type="float">
            <text:p>19733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13</text:p>
          </table:table-cell>
          <table:table-cell office:value-type="float" office:value="9493556" calcext:value-type="float">
            <text:p>94935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02136" calcext:value-type="float">
            <text:p>402136</text:p>
          </table:table-cell>
          <table:table-cell office:value-type="float" office:value="365972" calcext:value-type="float">
            <text:p>365972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9161" calcext:value-type="float">
            <text:p>9161</text:p>
          </table:table-cell>
          <table:table-cell office:value-type="float" office:value="285120" calcext:value-type="float">
            <text:p>285120</text:p>
          </table:table-cell>
          <table:table-cell office:value-type="float" office:value="270882" calcext:value-type="float">
            <text:p>270882</text:p>
          </table:table-cell>
          <table:table-cell office:value-type="float" office:value="27392" calcext:value-type="float">
            <text:p>27392</text:p>
          </table:table-cell>
          <table:table-cell office:value-type="float" office:value="19733" calcext:value-type="float">
            <text:p>19733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14</text:p>
          </table:table-cell>
          <table:table-cell office:value-type="float" office:value="9485752" calcext:value-type="float">
            <text:p>94857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02136" calcext:value-type="float">
            <text:p>402136</text:p>
          </table:table-cell>
          <table:table-cell office:value-type="float" office:value="365972" calcext:value-type="float">
            <text:p>365972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9161" calcext:value-type="float">
            <text:p>9161</text:p>
          </table:table-cell>
          <table:table-cell office:value-type="float" office:value="285120" calcext:value-type="float">
            <text:p>285120</text:p>
          </table:table-cell>
          <table:table-cell office:value-type="float" office:value="270884" calcext:value-type="float">
            <text:p>270884</text:p>
          </table:table-cell>
          <table:table-cell office:value-type="float" office:value="27392" calcext:value-type="float">
            <text:p>27392</text:p>
          </table:table-cell>
          <table:table-cell office:value-type="float" office:value="19733" calcext:value-type="float">
            <text:p>19733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15</text:p>
          </table:table-cell>
          <table:table-cell office:value-type="float" office:value="9485752" calcext:value-type="float">
            <text:p>94857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02136" calcext:value-type="float">
            <text:p>402136</text:p>
          </table:table-cell>
          <table:table-cell office:value-type="float" office:value="365972" calcext:value-type="float">
            <text:p>365972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9161" calcext:value-type="float">
            <text:p>9161</text:p>
          </table:table-cell>
          <table:table-cell office:value-type="float" office:value="285120" calcext:value-type="float">
            <text:p>285120</text:p>
          </table:table-cell>
          <table:table-cell office:value-type="float" office:value="270884" calcext:value-type="float">
            <text:p>270884</text:p>
          </table:table-cell>
          <table:table-cell office:value-type="float" office:value="27392" calcext:value-type="float">
            <text:p>27392</text:p>
          </table:table-cell>
          <table:table-cell office:value-type="float" office:value="19733" calcext:value-type="float">
            <text:p>19733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16</text:p>
          </table:table-cell>
          <table:table-cell office:value-type="float" office:value="9493564" calcext:value-type="float">
            <text:p>949356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02136" calcext:value-type="float">
            <text:p>402136</text:p>
          </table:table-cell>
          <table:table-cell office:value-type="float" office:value="365972" calcext:value-type="float">
            <text:p>365972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9161" calcext:value-type="float">
            <text:p>9161</text:p>
          </table:table-cell>
          <table:table-cell office:value-type="float" office:value="285120" calcext:value-type="float">
            <text:p>285120</text:p>
          </table:table-cell>
          <table:table-cell office:value-type="float" office:value="270884" calcext:value-type="float">
            <text:p>270884</text:p>
          </table:table-cell>
          <table:table-cell office:value-type="float" office:value="27392" calcext:value-type="float">
            <text:p>27392</text:p>
          </table:table-cell>
          <table:table-cell office:value-type="float" office:value="19733" calcext:value-type="float">
            <text:p>19733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17</text:p>
          </table:table-cell>
          <table:table-cell office:value-type="float" office:value="9478180" calcext:value-type="float">
            <text:p>947818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02136" calcext:value-type="float">
            <text:p>402136</text:p>
          </table:table-cell>
          <table:table-cell office:value-type="float" office:value="365972" calcext:value-type="float">
            <text:p>365972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9161" calcext:value-type="float">
            <text:p>9161</text:p>
          </table:table-cell>
          <table:table-cell office:value-type="float" office:value="285120" calcext:value-type="float">
            <text:p>285120</text:p>
          </table:table-cell>
          <table:table-cell office:value-type="float" office:value="270884" calcext:value-type="float">
            <text:p>270884</text:p>
          </table:table-cell>
          <table:table-cell office:value-type="float" office:value="27392" calcext:value-type="float">
            <text:p>27392</text:p>
          </table:table-cell>
          <table:table-cell office:value-type="float" office:value="19733" calcext:value-type="float">
            <text:p>19733</text:p>
          </table:table-cell>
          <table:table-cell office:value-type="float" office:value="769088" calcext:value-type="float">
            <text:p>769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18</text:p>
          </table:table-cell>
          <table:table-cell office:value-type="float" office:value="9551464" calcext:value-type="float">
            <text:p>955146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312012" calcext:value-type="float">
            <text:p>312012</text:p>
          </table:table-cell>
          <table:table-cell office:value-type="float" office:value="275848" calcext:value-type="float">
            <text:p>275848</text:p>
          </table:table-cell>
          <table:table-cell office:value-type="float" office:value="36164" calcext:value-type="float">
            <text:p>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659" calcext:value-type="float">
            <text:p>7659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4934" calcext:value-type="float">
            <text:p>184934</text:p>
          </table:table-cell>
          <table:table-cell office:value-type="float" office:value="19712" calcext:value-type="float">
            <text:p>19712</text:p>
          </table:table-cell>
          <table:table-cell office:value-type="float" office:value="13589" calcext:value-type="float">
            <text:p>13589</text:p>
          </table:table-cell>
          <table:table-cell office:value-type="float" office:value="757376" calcext:value-type="float">
            <text:p>75737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24:19</text:p>
          </table:table-cell>
          <table:table-cell office:value-type="float" office:value="9551564" calcext:value-type="float">
            <text:p>955156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312012" calcext:value-type="float">
            <text:p>312012</text:p>
          </table:table-cell>
          <table:table-cell office:value-type="float" office:value="275848" calcext:value-type="float">
            <text:p>275848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659" calcext:value-type="float">
            <text:p>7659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4934" calcext:value-type="float">
            <text:p>184934</text:p>
          </table:table-cell>
          <table:table-cell office:value-type="float" office:value="19712" calcext:value-type="float">
            <text:p>19712</text:p>
          </table:table-cell>
          <table:table-cell office:value-type="float" office:value="13589" calcext:value-type="float">
            <text:p>13589</text:p>
          </table:table-cell>
          <table:table-cell office:value-type="float" office:value="757376" calcext:value-type="float">
            <text:p>75737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20</text:p>
          </table:table-cell>
          <table:table-cell office:value-type="float" office:value="9567560" calcext:value-type="float">
            <text:p>95675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312012" calcext:value-type="float">
            <text:p>312012</text:p>
          </table:table-cell>
          <table:table-cell office:value-type="float" office:value="275848" calcext:value-type="float">
            <text:p>275848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659" calcext:value-type="float">
            <text:p>7659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4934" calcext:value-type="float">
            <text:p>184934</text:p>
          </table:table-cell>
          <table:table-cell office:value-type="float" office:value="19712" calcext:value-type="float">
            <text:p>19712</text:p>
          </table:table-cell>
          <table:table-cell office:value-type="float" office:value="13589" calcext:value-type="float">
            <text:p>13589</text:p>
          </table:table-cell>
          <table:table-cell office:value-type="float" office:value="757376" calcext:value-type="float">
            <text:p>75737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21</text:p>
          </table:table-cell>
          <table:table-cell office:value-type="float" office:value="9567560" calcext:value-type="float">
            <text:p>95675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312012" calcext:value-type="float">
            <text:p>312012</text:p>
          </table:table-cell>
          <table:table-cell office:value-type="float" office:value="275848" calcext:value-type="float">
            <text:p>275848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659" calcext:value-type="float">
            <text:p>7659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4934" calcext:value-type="float">
            <text:p>184934</text:p>
          </table:table-cell>
          <table:table-cell office:value-type="float" office:value="19712" calcext:value-type="float">
            <text:p>19712</text:p>
          </table:table-cell>
          <table:table-cell office:value-type="float" office:value="13589" calcext:value-type="float">
            <text:p>13589</text:p>
          </table:table-cell>
          <table:table-cell office:value-type="float" office:value="757376" calcext:value-type="float">
            <text:p>75737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22</text:p>
          </table:table-cell>
          <table:table-cell office:value-type="float" office:value="9559748" calcext:value-type="float">
            <text:p>955974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312012" calcext:value-type="float">
            <text:p>312012</text:p>
          </table:table-cell>
          <table:table-cell office:value-type="float" office:value="275848" calcext:value-type="float">
            <text:p>275848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659" calcext:value-type="float">
            <text:p>7659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4934" calcext:value-type="float">
            <text:p>184934</text:p>
          </table:table-cell>
          <table:table-cell office:value-type="float" office:value="19712" calcext:value-type="float">
            <text:p>19712</text:p>
          </table:table-cell>
          <table:table-cell office:value-type="float" office:value="13589" calcext:value-type="float">
            <text:p>13589</text:p>
          </table:table-cell>
          <table:table-cell office:value-type="float" office:value="757376" calcext:value-type="float">
            <text:p>75737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23</text:p>
          </table:table-cell>
          <table:table-cell office:value-type="float" office:value="9559748" calcext:value-type="float">
            <text:p>955974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312012" calcext:value-type="float">
            <text:p>312012</text:p>
          </table:table-cell>
          <table:table-cell office:value-type="float" office:value="275848" calcext:value-type="float">
            <text:p>275848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659" calcext:value-type="float">
            <text:p>7659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4934" calcext:value-type="float">
            <text:p>184934</text:p>
          </table:table-cell>
          <table:table-cell office:value-type="float" office:value="19712" calcext:value-type="float">
            <text:p>19712</text:p>
          </table:table-cell>
          <table:table-cell office:value-type="float" office:value="13589" calcext:value-type="float">
            <text:p>13589</text:p>
          </table:table-cell>
          <table:table-cell office:value-type="float" office:value="757376" calcext:value-type="float">
            <text:p>75737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24</text:p>
          </table:table-cell>
          <table:table-cell office:value-type="float" office:value="9567436" calcext:value-type="float">
            <text:p>956743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312012" calcext:value-type="float">
            <text:p>312012</text:p>
          </table:table-cell>
          <table:table-cell office:value-type="float" office:value="275848" calcext:value-type="float">
            <text:p>275848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659" calcext:value-type="float">
            <text:p>7659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4934" calcext:value-type="float">
            <text:p>184934</text:p>
          </table:table-cell>
          <table:table-cell office:value-type="float" office:value="19712" calcext:value-type="float">
            <text:p>19712</text:p>
          </table:table-cell>
          <table:table-cell office:value-type="float" office:value="13589" calcext:value-type="float">
            <text:p>13589</text:p>
          </table:table-cell>
          <table:table-cell office:value-type="float" office:value="757376" calcext:value-type="float">
            <text:p>75737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25</text:p>
          </table:table-cell>
          <table:table-cell office:value-type="float" office:value="9567856" calcext:value-type="float">
            <text:p>95678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312012" calcext:value-type="float">
            <text:p>312012</text:p>
          </table:table-cell>
          <table:table-cell office:value-type="float" office:value="275848" calcext:value-type="float">
            <text:p>275848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659" calcext:value-type="float">
            <text:p>7659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4934" calcext:value-type="float">
            <text:p>184934</text:p>
          </table:table-cell>
          <table:table-cell office:value-type="float" office:value="19712" calcext:value-type="float">
            <text:p>19712</text:p>
          </table:table-cell>
          <table:table-cell office:value-type="float" office:value="13589" calcext:value-type="float">
            <text:p>13589</text:p>
          </table:table-cell>
          <table:table-cell office:value-type="float" office:value="757376" calcext:value-type="float">
            <text:p>75737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26</text:p>
          </table:table-cell>
          <table:table-cell office:value-type="float" office:value="9637676" calcext:value-type="float">
            <text:p>963767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24:27</text:p>
          </table:table-cell>
          <table:table-cell office:value-type="float" office:value="9637356" calcext:value-type="float">
            <text:p>96373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28</text:p>
          </table:table-cell>
          <table:table-cell office:value-type="float" office:value="9653504" calcext:value-type="float">
            <text:p>965350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29</text:p>
          </table:table-cell>
          <table:table-cell office:value-type="float" office:value="9653380" calcext:value-type="float">
            <text:p>965338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30</text:p>
          </table:table-cell>
          <table:table-cell office:value-type="float" office:value="9645444" calcext:value-type="float">
            <text:p>964544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31</text:p>
          </table:table-cell>
          <table:table-cell office:value-type="float" office:value="9653360" calcext:value-type="float">
            <text:p>96533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32</text:p>
          </table:table-cell>
          <table:table-cell office:value-type="float" office:value="9670244" calcext:value-type="float">
            <text:p>967024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33</text:p>
          </table:table-cell>
          <table:table-cell office:value-type="float" office:value="9670252" calcext:value-type="float">
            <text:p>96702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34</text:p>
          </table:table-cell>
          <table:table-cell office:value-type="float" office:value="9670252" calcext:value-type="float">
            <text:p>96702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35</text:p>
          </table:table-cell>
          <table:table-cell office:value-type="float" office:value="9670252" calcext:value-type="float">
            <text:p>96702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36</text:p>
          </table:table-cell>
          <table:table-cell office:value-type="float" office:value="9670252" calcext:value-type="float">
            <text:p>96702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37</text:p>
          </table:table-cell>
          <table:table-cell office:value-type="float" office:value="9670252" calcext:value-type="float">
            <text:p>96702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38</text:p>
          </table:table-cell>
          <table:table-cell office:value-type="float" office:value="9670260" calcext:value-type="float">
            <text:p>96702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39</text:p>
          </table:table-cell>
          <table:table-cell office:value-type="float" office:value="9670260" calcext:value-type="float">
            <text:p>96702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40</text:p>
          </table:table-cell>
          <table:table-cell office:value-type="float" office:value="9670260" calcext:value-type="float">
            <text:p>96702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41</text:p>
          </table:table-cell>
          <table:table-cell office:value-type="float" office:value="9670260" calcext:value-type="float">
            <text:p>96702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42</text:p>
          </table:table-cell>
          <table:table-cell office:value-type="float" office:value="9670260" calcext:value-type="float">
            <text:p>96702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43</text:p>
          </table:table-cell>
          <table:table-cell office:value-type="float" office:value="9670260" calcext:value-type="float">
            <text:p>96702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44</text:p>
          </table:table-cell>
          <table:table-cell office:value-type="float" office:value="9670260" calcext:value-type="float">
            <text:p>96702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45</text:p>
          </table:table-cell>
          <table:table-cell office:value-type="float" office:value="9670260" calcext:value-type="float">
            <text:p>96702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46</text:p>
          </table:table-cell>
          <table:table-cell office:value-type="float" office:value="9670260" calcext:value-type="float">
            <text:p>96702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47</text:p>
          </table:table-cell>
          <table:table-cell office:value-type="float" office:value="9670260" calcext:value-type="float">
            <text:p>96702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48</text:p>
          </table:table-cell>
          <table:table-cell office:value-type="float" office:value="9670260" calcext:value-type="float">
            <text:p>96702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49</text:p>
          </table:table-cell>
          <table:table-cell office:value-type="float" office:value="9670260" calcext:value-type="float">
            <text:p>96702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50</text:p>
          </table:table-cell>
          <table:table-cell office:value-type="float" office:value="9670300" calcext:value-type="float">
            <text:p>967030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51</text:p>
          </table:table-cell>
          <table:table-cell office:value-type="float" office:value="9670300" calcext:value-type="float">
            <text:p>967030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52</text:p>
          </table:table-cell>
          <table:table-cell office:value-type="float" office:value="9671292" calcext:value-type="float">
            <text:p>967129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53</text:p>
          </table:table-cell>
          <table:table-cell office:value-type="float" office:value="9671292" calcext:value-type="float">
            <text:p>967129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54</text:p>
          </table:table-cell>
          <table:table-cell office:value-type="float" office:value="9671292" calcext:value-type="float">
            <text:p>967129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55</text:p>
          </table:table-cell>
          <table:table-cell office:value-type="float" office:value="9671292" calcext:value-type="float">
            <text:p>967129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56</text:p>
          </table:table-cell>
          <table:table-cell office:value-type="float" office:value="9671168" calcext:value-type="float">
            <text:p>96711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57</text:p>
          </table:table-cell>
          <table:table-cell office:value-type="float" office:value="9671168" calcext:value-type="float">
            <text:p>96711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58</text:p>
          </table:table-cell>
          <table:table-cell office:value-type="float" office:value="9671168" calcext:value-type="float">
            <text:p>96711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4:59</text:p>
          </table:table-cell>
          <table:table-cell office:value-type="float" office:value="9671168" calcext:value-type="float">
            <text:p>96711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00</text:p>
          </table:table-cell>
          <table:table-cell office:value-type="float" office:value="9671044" calcext:value-type="float">
            <text:p>967104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01</text:p>
          </table:table-cell>
          <table:table-cell office:value-type="float" office:value="9670940" calcext:value-type="float">
            <text:p>96709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02</text:p>
          </table:table-cell>
          <table:table-cell office:value-type="float" office:value="9670940" calcext:value-type="float">
            <text:p>96709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03</text:p>
          </table:table-cell>
          <table:table-cell office:value-type="float" office:value="9670940" calcext:value-type="float">
            <text:p>96709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04</text:p>
          </table:table-cell>
          <table:table-cell office:value-type="float" office:value="9671008" calcext:value-type="float">
            <text:p>9671008</text:p>
          </table:table-cell>
          <table:table-cell office:value-type="float" office:value="117248" calcext:value-type="float">
            <text:p>11724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05</text:p>
          </table:table-cell>
          <table:table-cell office:value-type="float" office:value="9671204" calcext:value-type="float">
            <text:p>967120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06</text:p>
          </table:table-cell>
          <table:table-cell office:value-type="float" office:value="9669172" calcext:value-type="float">
            <text:p>966917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07</text:p>
          </table:table-cell>
          <table:table-cell office:value-type="float" office:value="9669104" calcext:value-type="float">
            <text:p>966910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08</text:p>
          </table:table-cell>
          <table:table-cell office:value-type="float" office:value="9669104" calcext:value-type="float">
            <text:p>966910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09</text:p>
          </table:table-cell>
          <table:table-cell office:value-type="float" office:value="9668980" calcext:value-type="float">
            <text:p>966898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10</text:p>
          </table:table-cell>
          <table:table-cell office:value-type="float" office:value="9670744" calcext:value-type="float">
            <text:p>967074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11</text:p>
          </table:table-cell>
          <table:table-cell office:value-type="float" office:value="9670716" calcext:value-type="float">
            <text:p>967071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12</text:p>
          </table:table-cell>
          <table:table-cell office:value-type="float" office:value="9670716" calcext:value-type="float">
            <text:p>967071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13</text:p>
          </table:table-cell>
          <table:table-cell office:value-type="float" office:value="9670716" calcext:value-type="float">
            <text:p>967071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14</text:p>
          </table:table-cell>
          <table:table-cell office:value-type="float" office:value="9670716" calcext:value-type="float">
            <text:p>967071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15</text:p>
          </table:table-cell>
          <table:table-cell office:value-type="float" office:value="9670716" calcext:value-type="float">
            <text:p>967071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16</text:p>
          </table:table-cell>
          <table:table-cell office:value-type="float" office:value="9670716" calcext:value-type="float">
            <text:p>967071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17</text:p>
          </table:table-cell>
          <table:table-cell office:value-type="float" office:value="9670716" calcext:value-type="float">
            <text:p>967071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18</text:p>
          </table:table-cell>
          <table:table-cell office:value-type="float" office:value="9670716" calcext:value-type="float">
            <text:p>967071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19</text:p>
          </table:table-cell>
          <table:table-cell office:value-type="float" office:value="9670716" calcext:value-type="float">
            <text:p>967071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20</text:p>
          </table:table-cell>
          <table:table-cell office:value-type="float" office:value="9670716" calcext:value-type="float">
            <text:p>967071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21</text:p>
          </table:table-cell>
          <table:table-cell office:value-type="float" office:value="9670716" calcext:value-type="float">
            <text:p>967071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22</text:p>
          </table:table-cell>
          <table:table-cell office:value-type="float" office:value="9670784" calcext:value-type="float">
            <text:p>967078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23</text:p>
          </table:table-cell>
          <table:table-cell office:value-type="float" office:value="9670784" calcext:value-type="float">
            <text:p>967078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24</text:p>
          </table:table-cell>
          <table:table-cell office:value-type="float" office:value="9670788" calcext:value-type="float">
            <text:p>967078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25</text:p>
          </table:table-cell>
          <table:table-cell office:value-type="float" office:value="9655704" calcext:value-type="float">
            <text:p>965570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26</text:p>
          </table:table-cell>
          <table:table-cell office:value-type="float" office:value="9655412" calcext:value-type="float">
            <text:p>965541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27</text:p>
          </table:table-cell>
          <table:table-cell office:value-type="float" office:value="9655412" calcext:value-type="float">
            <text:p>965541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28</text:p>
          </table:table-cell>
          <table:table-cell office:value-type="float" office:value="9655176" calcext:value-type="float">
            <text:p>965517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29</text:p>
          </table:table-cell>
          <table:table-cell office:value-type="float" office:value="9655052" calcext:value-type="float">
            <text:p>96550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5548" calcext:value-type="float">
            <text:p>225548</text:p>
          </table:table-cell>
          <table:table-cell office:value-type="float" office:value="189384" calcext:value-type="float">
            <text:p>18938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97" calcext:value-type="float">
            <text:p>6197</text:p>
          </table:table-cell>
          <table:table-cell office:value-type="float" office:value="105920" calcext:value-type="float">
            <text:p>105920</text:p>
          </table:table-cell>
          <table:table-cell office:value-type="float" office:value="98984" calcext:value-type="float">
            <text:p>98984</text:p>
          </table:table-cell>
          <table:table-cell office:value-type="float" office:value="12032" calcext:value-type="float">
            <text:p>12032</text:p>
          </table:table-cell>
          <table:table-cell office:value-type="float" office:value="7446" calcext:value-type="float">
            <text:p>744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30</text:p>
          </table:table-cell>
          <table:table-cell office:value-type="float" office:value="9558832" calcext:value-type="float">
            <text:p>955883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313264" calcext:value-type="float">
            <text:p>313264</text:p>
          </table:table-cell>
          <table:table-cell office:value-type="float" office:value="277100" calcext:value-type="float">
            <text:p>277100</text:p>
          </table:table-cell>
          <table:table-cell office:value-type="float" office:value="36164" calcext:value-type="float">
            <text:p>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7727" calcext:value-type="float">
            <text:p>7727</text:p>
          </table:table-cell>
          <table:table-cell office:value-type="float" office:value="188544" calcext:value-type="float">
            <text:p>188544</text:p>
          </table:table-cell>
          <table:table-cell office:value-type="float" office:value="181268" calcext:value-type="float">
            <text:p>181268</text:p>
          </table:table-cell>
          <table:table-cell office:value-type="float" office:value="15936" calcext:value-type="float">
            <text:p>15936</text:p>
          </table:table-cell>
          <table:table-cell office:value-type="float" office:value="13326" calcext:value-type="float">
            <text:p>13326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68" calcext:value-type="float">
            <text:p>368</text:p>
          </table:table-cell>
          <table:table-cell office:value-type="float" office:value="208" calcext:value-type="float">
            <text:p>208</text:p>
          </table:table-cell>
          <table:table-cell office:value-type="float" office:value="18643" calcext:value-type="float">
            <text:p>18643</text:p>
          </table:table-cell>
          <table:table-cell office:value-type="float" office:value="7656" calcext:value-type="float">
            <text:p>7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31</text:p>
          </table:table-cell>
          <table:table-cell office:value-type="float" office:value="9473392" calcext:value-type="float">
            <text:p>947339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07152" calcext:value-type="float">
            <text:p>407152</text:p>
          </table:table-cell>
          <table:table-cell office:value-type="float" office:value="370988" calcext:value-type="float">
            <text:p>370988</text:p>
          </table:table-cell>
          <table:table-cell office:value-type="float" office:value="36164" calcext:value-type="float">
            <text:p>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0852" calcext:value-type="float">
            <text:p>10852</text:p>
          </table:table-cell>
          <table:table-cell office:value-type="float" office:value="285952" calcext:value-type="float">
            <text:p>285952</text:p>
          </table:table-cell>
          <table:table-cell office:value-type="float" office:value="274699" calcext:value-type="float">
            <text:p>274699</text:p>
          </table:table-cell>
          <table:table-cell office:value-type="float" office:value="24256" calcext:value-type="float">
            <text:p>24256</text:p>
          </table:table-cell>
          <table:table-cell office:value-type="float" office:value="20005" calcext:value-type="float">
            <text:p>20005</text:p>
          </table:table-cell>
          <table:table-cell office:value-type="float" office:value="353088" calcext:value-type="float">
            <text:p>35308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5" calcext:value-type="float">
            <text:p>455</text:p>
          </table:table-cell>
          <table:table-cell office:value-type="float" office:value="208" calcext:value-type="float">
            <text:p>208</text:p>
          </table:table-cell>
          <table:table-cell office:value-type="float" office:value="27341" calcext:value-type="float">
            <text:p>27341</text:p>
          </table:table-cell>
          <table:table-cell office:value-type="float" office:value="8698" calcext:value-type="float">
            <text:p>8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32</text:p>
          </table:table-cell>
          <table:table-cell office:value-type="float" office:value="9379776" calcext:value-type="float">
            <text:p>937977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500332" calcext:value-type="float">
            <text:p>500332</text:p>
          </table:table-cell>
          <table:table-cell office:value-type="float" office:value="464168" calcext:value-type="float">
            <text:p>464168</text:p>
          </table:table-cell>
          <table:table-cell office:value-type="float" office:value="36164" calcext:value-type="float">
            <text:p>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5696" calcext:value-type="float">
            <text:p>15696</text:p>
          </table:table-cell>
          <table:table-cell office:value-type="float" office:value="382528" calcext:value-type="float">
            <text:p>382528</text:p>
          </table:table-cell>
          <table:table-cell office:value-type="float" office:value="367340" calcext:value-type="float">
            <text:p>367340</text:p>
          </table:table-cell>
          <table:table-cell office:value-type="float" office:value="32512" calcext:value-type="float">
            <text:p>32512</text:p>
          </table:table-cell>
          <table:table-cell office:value-type="float" office:value="26628" calcext:value-type="float">
            <text:p>26628</text:p>
          </table:table-cell>
          <table:table-cell office:value-type="float" office:value="622656" calcext:value-type="float">
            <text:p>62265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41" calcext:value-type="float">
            <text:p>541</text:p>
          </table:table-cell>
          <table:table-cell office:value-type="float" office:value="208" calcext:value-type="float">
            <text:p>208</text:p>
          </table:table-cell>
          <table:table-cell office:value-type="float" office:value="35965" calcext:value-type="float">
            <text:p>35965</text:p>
          </table:table-cell>
          <table:table-cell office:value-type="float" office:value="8624" calcext:value-type="float">
            <text:p>8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33</text:p>
          </table:table-cell>
          <table:table-cell office:value-type="float" office:value="9288016" calcext:value-type="float">
            <text:p>928801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9260" calcext:value-type="float">
            <text:p>6719260</text:p>
          </table:table-cell>
          <table:table-cell office:value-type="float" office:value="592460" calcext:value-type="float">
            <text:p>592460</text:p>
          </table:table-cell>
          <table:table-cell office:value-type="float" office:value="556296" calcext:value-type="float">
            <text:p>556296</text:p>
          </table:table-cell>
          <table:table-cell office:value-type="float" office:value="36164" calcext:value-type="float">
            <text:p>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8544" calcext:value-type="float">
            <text:p>108544</text:p>
          </table:table-cell>
          <table:table-cell office:value-type="float" office:value="15380" calcext:value-type="float">
            <text:p>15380</text:p>
          </table:table-cell>
          <table:table-cell office:value-type="float" office:value="474944" calcext:value-type="float">
            <text:p>474944</text:p>
          </table:table-cell>
          <table:table-cell office:value-type="float" office:value="455995" calcext:value-type="float">
            <text:p>455995</text:p>
          </table:table-cell>
          <table:table-cell office:value-type="float" office:value="40448" calcext:value-type="float">
            <text:p>40448</text:p>
          </table:table-cell>
          <table:table-cell office:value-type="float" office:value="32966" calcext:value-type="float">
            <text:p>32966</text:p>
          </table:table-cell>
          <table:table-cell office:value-type="float" office:value="760448" calcext:value-type="float">
            <text:p>76044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24" calcext:value-type="float">
            <text:p>624</text:p>
          </table:table-cell>
          <table:table-cell office:value-type="float" office:value="208" calcext:value-type="float">
            <text:p>208</text:p>
          </table:table-cell>
          <table:table-cell office:value-type="float" office:value="44218" calcext:value-type="float">
            <text:p>44218</text:p>
          </table:table-cell>
          <table:table-cell office:value-type="float" office:value="8253" calcext:value-type="float">
            <text:p>8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34</text:p>
          </table:table-cell>
          <table:table-cell office:value-type="float" office:value="9209116" calcext:value-type="float">
            <text:p>920911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663260" calcext:value-type="float">
            <text:p>663260</text:p>
          </table:table-cell>
          <table:table-cell office:value-type="float" office:value="627096" calcext:value-type="float">
            <text:p>627096</text:p>
          </table:table-cell>
          <table:table-cell office:value-type="float" office:value="36164" calcext:value-type="float">
            <text:p>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583" calcext:value-type="float">
            <text:p>13583</text:p>
          </table:table-cell>
          <table:table-cell office:value-type="float" office:value="550784" calcext:value-type="float">
            <text:p>550784</text:p>
          </table:table-cell>
          <table:table-cell office:value-type="float" office:value="528707" calcext:value-type="float">
            <text:p>528707</text:p>
          </table:table-cell>
          <table:table-cell office:value-type="float" office:value="46976" calcext:value-type="float">
            <text:p>46976</text:p>
          </table:table-cell>
          <table:table-cell office:value-type="float" office:value="38164" calcext:value-type="float">
            <text:p>38164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office:value-type="float" office:value="6769" calcext:value-type="float">
            <text:p>6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35</text:p>
          </table:table-cell>
          <table:table-cell office:value-type="float" office:value="9209036" calcext:value-type="float">
            <text:p>920903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663260" calcext:value-type="float">
            <text:p>663260</text:p>
          </table:table-cell>
          <table:table-cell office:value-type="float" office:value="627096" calcext:value-type="float">
            <text:p>627096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583" calcext:value-type="float">
            <text:p>13583</text:p>
          </table:table-cell>
          <table:table-cell office:value-type="float" office:value="550784" calcext:value-type="float">
            <text:p>550784</text:p>
          </table:table-cell>
          <table:table-cell office:value-type="float" office:value="528707" calcext:value-type="float">
            <text:p>528707</text:p>
          </table:table-cell>
          <table:table-cell office:value-type="float" office:value="46976" calcext:value-type="float">
            <text:p>46976</text:p>
          </table:table-cell>
          <table:table-cell office:value-type="float" office:value="38164" calcext:value-type="float">
            <text:p>38164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36</text:p>
          </table:table-cell>
          <table:table-cell office:value-type="float" office:value="9209036" calcext:value-type="float">
            <text:p>920903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663260" calcext:value-type="float">
            <text:p>663260</text:p>
          </table:table-cell>
          <table:table-cell office:value-type="float" office:value="627096" calcext:value-type="float">
            <text:p>627096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583" calcext:value-type="float">
            <text:p>13583</text:p>
          </table:table-cell>
          <table:table-cell office:value-type="float" office:value="550784" calcext:value-type="float">
            <text:p>550784</text:p>
          </table:table-cell>
          <table:table-cell office:value-type="float" office:value="528707" calcext:value-type="float">
            <text:p>528707</text:p>
          </table:table-cell>
          <table:table-cell office:value-type="float" office:value="46976" calcext:value-type="float">
            <text:p>46976</text:p>
          </table:table-cell>
          <table:table-cell office:value-type="float" office:value="38164" calcext:value-type="float">
            <text:p>38164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37</text:p>
          </table:table-cell>
          <table:table-cell office:value-type="float" office:value="9216724" calcext:value-type="float">
            <text:p>921672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663260" calcext:value-type="float">
            <text:p>663260</text:p>
          </table:table-cell>
          <table:table-cell office:value-type="float" office:value="627096" calcext:value-type="float">
            <text:p>627096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583" calcext:value-type="float">
            <text:p>13583</text:p>
          </table:table-cell>
          <table:table-cell office:value-type="float" office:value="550784" calcext:value-type="float">
            <text:p>550784</text:p>
          </table:table-cell>
          <table:table-cell office:value-type="float" office:value="528707" calcext:value-type="float">
            <text:p>528707</text:p>
          </table:table-cell>
          <table:table-cell office:value-type="float" office:value="46976" calcext:value-type="float">
            <text:p>46976</text:p>
          </table:table-cell>
          <table:table-cell office:value-type="float" office:value="38164" calcext:value-type="float">
            <text:p>38164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38</text:p>
          </table:table-cell>
          <table:table-cell office:value-type="float" office:value="9209036" calcext:value-type="float">
            <text:p>920903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663260" calcext:value-type="float">
            <text:p>663260</text:p>
          </table:table-cell>
          <table:table-cell office:value-type="float" office:value="627096" calcext:value-type="float">
            <text:p>627096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583" calcext:value-type="float">
            <text:p>13583</text:p>
          </table:table-cell>
          <table:table-cell office:value-type="float" office:value="550784" calcext:value-type="float">
            <text:p>550784</text:p>
          </table:table-cell>
          <table:table-cell office:value-type="float" office:value="528707" calcext:value-type="float">
            <text:p>528707</text:p>
          </table:table-cell>
          <table:table-cell office:value-type="float" office:value="46976" calcext:value-type="float">
            <text:p>46976</text:p>
          </table:table-cell>
          <table:table-cell office:value-type="float" office:value="38164" calcext:value-type="float">
            <text:p>38164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39</text:p>
          </table:table-cell>
          <table:table-cell office:value-type="float" office:value="9208804" calcext:value-type="float">
            <text:p>920880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663260" calcext:value-type="float">
            <text:p>663260</text:p>
          </table:table-cell>
          <table:table-cell office:value-type="float" office:value="627096" calcext:value-type="float">
            <text:p>627096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583" calcext:value-type="float">
            <text:p>13583</text:p>
          </table:table-cell>
          <table:table-cell office:value-type="float" office:value="550784" calcext:value-type="float">
            <text:p>550784</text:p>
          </table:table-cell>
          <table:table-cell office:value-type="float" office:value="528707" calcext:value-type="float">
            <text:p>528707</text:p>
          </table:table-cell>
          <table:table-cell office:value-type="float" office:value="46976" calcext:value-type="float">
            <text:p>46976</text:p>
          </table:table-cell>
          <table:table-cell office:value-type="float" office:value="38164" calcext:value-type="float">
            <text:p>38164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40</text:p>
          </table:table-cell>
          <table:table-cell office:value-type="float" office:value="9216864" calcext:value-type="float">
            <text:p>921686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663260" calcext:value-type="float">
            <text:p>663260</text:p>
          </table:table-cell>
          <table:table-cell office:value-type="float" office:value="627096" calcext:value-type="float">
            <text:p>627096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583" calcext:value-type="float">
            <text:p>13583</text:p>
          </table:table-cell>
          <table:table-cell office:value-type="float" office:value="550784" calcext:value-type="float">
            <text:p>550784</text:p>
          </table:table-cell>
          <table:table-cell office:value-type="float" office:value="528707" calcext:value-type="float">
            <text:p>528707</text:p>
          </table:table-cell>
          <table:table-cell office:value-type="float" office:value="46976" calcext:value-type="float">
            <text:p>46976</text:p>
          </table:table-cell>
          <table:table-cell office:value-type="float" office:value="38164" calcext:value-type="float">
            <text:p>38164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41</text:p>
          </table:table-cell>
          <table:table-cell office:value-type="float" office:value="9216864" calcext:value-type="float">
            <text:p>921686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663260" calcext:value-type="float">
            <text:p>663260</text:p>
          </table:table-cell>
          <table:table-cell office:value-type="float" office:value="627096" calcext:value-type="float">
            <text:p>627096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583" calcext:value-type="float">
            <text:p>13583</text:p>
          </table:table-cell>
          <table:table-cell office:value-type="float" office:value="550784" calcext:value-type="float">
            <text:p>550784</text:p>
          </table:table-cell>
          <table:table-cell office:value-type="float" office:value="528707" calcext:value-type="float">
            <text:p>528707</text:p>
          </table:table-cell>
          <table:table-cell office:value-type="float" office:value="46976" calcext:value-type="float">
            <text:p>46976</text:p>
          </table:table-cell>
          <table:table-cell office:value-type="float" office:value="38164" calcext:value-type="float">
            <text:p>38164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42</text:p>
          </table:table-cell>
          <table:table-cell office:value-type="float" office:value="9279856" calcext:value-type="float">
            <text:p>92798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583128" calcext:value-type="float">
            <text:p>583128</text:p>
          </table:table-cell>
          <table:table-cell office:value-type="float" office:value="546964" calcext:value-type="float">
            <text:p>546964</text:p>
          </table:table-cell>
          <table:table-cell office:value-type="float" office:value="36164" calcext:value-type="float">
            <text:p>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12131" calcext:value-type="float">
            <text:p>12131</text:p>
          </table:table-cell>
          <table:table-cell office:value-type="float" office:value="468096" calcext:value-type="float">
            <text:p>468096</text:p>
          </table:table-cell>
          <table:table-cell office:value-type="float" office:value="442765" calcext:value-type="float">
            <text:p>442765</text:p>
          </table:table-cell>
          <table:table-cell office:value-type="float" office:value="42240" calcext:value-type="float">
            <text:p>42240</text:p>
          </table:table-cell>
          <table:table-cell office:value-type="float" office:value="32021" calcext:value-type="float">
            <text:p>32021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25:43</text:p>
          </table:table-cell>
          <table:table-cell office:value-type="float" office:value="9279740" calcext:value-type="float">
            <text:p>92797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583128" calcext:value-type="float">
            <text:p>583128</text:p>
          </table:table-cell>
          <table:table-cell office:value-type="float" office:value="546964" calcext:value-type="float">
            <text:p>54696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12131" calcext:value-type="float">
            <text:p>12131</text:p>
          </table:table-cell>
          <table:table-cell office:value-type="float" office:value="468096" calcext:value-type="float">
            <text:p>468096</text:p>
          </table:table-cell>
          <table:table-cell office:value-type="float" office:value="442765" calcext:value-type="float">
            <text:p>442765</text:p>
          </table:table-cell>
          <table:table-cell office:value-type="float" office:value="42240" calcext:value-type="float">
            <text:p>42240</text:p>
          </table:table-cell>
          <table:table-cell office:value-type="float" office:value="32021" calcext:value-type="float">
            <text:p>32021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44</text:p>
          </table:table-cell>
          <table:table-cell office:value-type="float" office:value="9279740" calcext:value-type="float">
            <text:p>92797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583128" calcext:value-type="float">
            <text:p>583128</text:p>
          </table:table-cell>
          <table:table-cell office:value-type="float" office:value="546964" calcext:value-type="float">
            <text:p>54696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12131" calcext:value-type="float">
            <text:p>12131</text:p>
          </table:table-cell>
          <table:table-cell office:value-type="float" office:value="468096" calcext:value-type="float">
            <text:p>468096</text:p>
          </table:table-cell>
          <table:table-cell office:value-type="float" office:value="442765" calcext:value-type="float">
            <text:p>442765</text:p>
          </table:table-cell>
          <table:table-cell office:value-type="float" office:value="42240" calcext:value-type="float">
            <text:p>42240</text:p>
          </table:table-cell>
          <table:table-cell office:value-type="float" office:value="32021" calcext:value-type="float">
            <text:p>32021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45</text:p>
          </table:table-cell>
          <table:table-cell office:value-type="float" office:value="9295612" calcext:value-type="float">
            <text:p>929561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583128" calcext:value-type="float">
            <text:p>583128</text:p>
          </table:table-cell>
          <table:table-cell office:value-type="float" office:value="546964" calcext:value-type="float">
            <text:p>54696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12131" calcext:value-type="float">
            <text:p>12131</text:p>
          </table:table-cell>
          <table:table-cell office:value-type="float" office:value="468096" calcext:value-type="float">
            <text:p>468096</text:p>
          </table:table-cell>
          <table:table-cell office:value-type="float" office:value="442765" calcext:value-type="float">
            <text:p>442765</text:p>
          </table:table-cell>
          <table:table-cell office:value-type="float" office:value="42240" calcext:value-type="float">
            <text:p>42240</text:p>
          </table:table-cell>
          <table:table-cell office:value-type="float" office:value="32021" calcext:value-type="float">
            <text:p>32021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46</text:p>
          </table:table-cell>
          <table:table-cell office:value-type="float" office:value="9288056" calcext:value-type="float">
            <text:p>92880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583128" calcext:value-type="float">
            <text:p>583128</text:p>
          </table:table-cell>
          <table:table-cell office:value-type="float" office:value="546964" calcext:value-type="float">
            <text:p>54696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12131" calcext:value-type="float">
            <text:p>12131</text:p>
          </table:table-cell>
          <table:table-cell office:value-type="float" office:value="468096" calcext:value-type="float">
            <text:p>468096</text:p>
          </table:table-cell>
          <table:table-cell office:value-type="float" office:value="442765" calcext:value-type="float">
            <text:p>442765</text:p>
          </table:table-cell>
          <table:table-cell office:value-type="float" office:value="42240" calcext:value-type="float">
            <text:p>42240</text:p>
          </table:table-cell>
          <table:table-cell office:value-type="float" office:value="32021" calcext:value-type="float">
            <text:p>32021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47</text:p>
          </table:table-cell>
          <table:table-cell office:value-type="float" office:value="9288056" calcext:value-type="float">
            <text:p>92880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583128" calcext:value-type="float">
            <text:p>583128</text:p>
          </table:table-cell>
          <table:table-cell office:value-type="float" office:value="546964" calcext:value-type="float">
            <text:p>54696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12131" calcext:value-type="float">
            <text:p>12131</text:p>
          </table:table-cell>
          <table:table-cell office:value-type="float" office:value="468096" calcext:value-type="float">
            <text:p>468096</text:p>
          </table:table-cell>
          <table:table-cell office:value-type="float" office:value="442765" calcext:value-type="float">
            <text:p>442765</text:p>
          </table:table-cell>
          <table:table-cell office:value-type="float" office:value="42240" calcext:value-type="float">
            <text:p>42240</text:p>
          </table:table-cell>
          <table:table-cell office:value-type="float" office:value="32021" calcext:value-type="float">
            <text:p>32021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48</text:p>
          </table:table-cell>
          <table:table-cell office:value-type="float" office:value="9288304" calcext:value-type="float">
            <text:p>928830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583128" calcext:value-type="float">
            <text:p>583128</text:p>
          </table:table-cell>
          <table:table-cell office:value-type="float" office:value="546964" calcext:value-type="float">
            <text:p>54696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12131" calcext:value-type="float">
            <text:p>12131</text:p>
          </table:table-cell>
          <table:table-cell office:value-type="float" office:value="468096" calcext:value-type="float">
            <text:p>468096</text:p>
          </table:table-cell>
          <table:table-cell office:value-type="float" office:value="442765" calcext:value-type="float">
            <text:p>442765</text:p>
          </table:table-cell>
          <table:table-cell office:value-type="float" office:value="42240" calcext:value-type="float">
            <text:p>42240</text:p>
          </table:table-cell>
          <table:table-cell office:value-type="float" office:value="32021" calcext:value-type="float">
            <text:p>32021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49</text:p>
          </table:table-cell>
          <table:table-cell office:value-type="float" office:value="9295868" calcext:value-type="float">
            <text:p>92958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583128" calcext:value-type="float">
            <text:p>583128</text:p>
          </table:table-cell>
          <table:table-cell office:value-type="float" office:value="546964" calcext:value-type="float">
            <text:p>546964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12131" calcext:value-type="float">
            <text:p>12131</text:p>
          </table:table-cell>
          <table:table-cell office:value-type="float" office:value="468096" calcext:value-type="float">
            <text:p>468096</text:p>
          </table:table-cell>
          <table:table-cell office:value-type="float" office:value="442765" calcext:value-type="float">
            <text:p>442765</text:p>
          </table:table-cell>
          <table:table-cell office:value-type="float" office:value="42240" calcext:value-type="float">
            <text:p>42240</text:p>
          </table:table-cell>
          <table:table-cell office:value-type="float" office:value="32021" calcext:value-type="float">
            <text:p>32021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50</text:p>
          </table:table-cell>
          <table:table-cell office:value-type="float" office:value="9390244" calcext:value-type="float">
            <text:p>939024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97420" calcext:value-type="float">
            <text:p>497420</text:p>
          </table:table-cell>
          <table:table-cell office:value-type="float" office:value="461256" calcext:value-type="float">
            <text:p>461256</text:p>
          </table:table-cell>
          <table:table-cell office:value-type="float" office:value="36164" calcext:value-type="float">
            <text:p>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9" calcext:value-type="float">
            <text:p>10669</text:p>
          </table:table-cell>
          <table:table-cell office:value-type="float" office:value="379200" calcext:value-type="float">
            <text:p>379200</text:p>
          </table:table-cell>
          <table:table-cell office:value-type="float" office:value="356821" calcext:value-type="float">
            <text:p>356821</text:p>
          </table:table-cell>
          <table:table-cell office:value-type="float" office:value="35264" calcext:value-type="float">
            <text:p>35264</text:p>
          </table:table-cell>
          <table:table-cell office:value-type="float" office:value="25877" calcext:value-type="float">
            <text:p>25877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25:51</text:p>
          </table:table-cell>
          <table:table-cell office:value-type="float" office:value="9381960" calcext:value-type="float">
            <text:p>93819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97420" calcext:value-type="float">
            <text:p>497420</text:p>
          </table:table-cell>
          <table:table-cell office:value-type="float" office:value="461256" calcext:value-type="float">
            <text:p>461256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9" calcext:value-type="float">
            <text:p>10669</text:p>
          </table:table-cell>
          <table:table-cell office:value-type="float" office:value="379200" calcext:value-type="float">
            <text:p>379200</text:p>
          </table:table-cell>
          <table:table-cell office:value-type="float" office:value="356821" calcext:value-type="float">
            <text:p>356821</text:p>
          </table:table-cell>
          <table:table-cell office:value-type="float" office:value="35264" calcext:value-type="float">
            <text:p>35264</text:p>
          </table:table-cell>
          <table:table-cell office:value-type="float" office:value="25877" calcext:value-type="float">
            <text:p>25877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52</text:p>
          </table:table-cell>
          <table:table-cell office:value-type="float" office:value="9381960" calcext:value-type="float">
            <text:p>93819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97420" calcext:value-type="float">
            <text:p>497420</text:p>
          </table:table-cell>
          <table:table-cell office:value-type="float" office:value="461256" calcext:value-type="float">
            <text:p>461256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9" calcext:value-type="float">
            <text:p>10669</text:p>
          </table:table-cell>
          <table:table-cell office:value-type="float" office:value="379200" calcext:value-type="float">
            <text:p>379200</text:p>
          </table:table-cell>
          <table:table-cell office:value-type="float" office:value="356821" calcext:value-type="float">
            <text:p>356821</text:p>
          </table:table-cell>
          <table:table-cell office:value-type="float" office:value="35264" calcext:value-type="float">
            <text:p>35264</text:p>
          </table:table-cell>
          <table:table-cell office:value-type="float" office:value="25877" calcext:value-type="float">
            <text:p>25877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53</text:p>
          </table:table-cell>
          <table:table-cell office:value-type="float" office:value="9398204" calcext:value-type="float">
            <text:p>939820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97420" calcext:value-type="float">
            <text:p>497420</text:p>
          </table:table-cell>
          <table:table-cell office:value-type="float" office:value="461256" calcext:value-type="float">
            <text:p>461256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9" calcext:value-type="float">
            <text:p>10669</text:p>
          </table:table-cell>
          <table:table-cell office:value-type="float" office:value="379200" calcext:value-type="float">
            <text:p>379200</text:p>
          </table:table-cell>
          <table:table-cell office:value-type="float" office:value="356821" calcext:value-type="float">
            <text:p>356821</text:p>
          </table:table-cell>
          <table:table-cell office:value-type="float" office:value="35264" calcext:value-type="float">
            <text:p>35264</text:p>
          </table:table-cell>
          <table:table-cell office:value-type="float" office:value="25877" calcext:value-type="float">
            <text:p>25877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54</text:p>
          </table:table-cell>
          <table:table-cell office:value-type="float" office:value="9398204" calcext:value-type="float">
            <text:p>939820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97420" calcext:value-type="float">
            <text:p>497420</text:p>
          </table:table-cell>
          <table:table-cell office:value-type="float" office:value="461256" calcext:value-type="float">
            <text:p>461256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9" calcext:value-type="float">
            <text:p>10669</text:p>
          </table:table-cell>
          <table:table-cell office:value-type="float" office:value="379200" calcext:value-type="float">
            <text:p>379200</text:p>
          </table:table-cell>
          <table:table-cell office:value-type="float" office:value="356821" calcext:value-type="float">
            <text:p>356821</text:p>
          </table:table-cell>
          <table:table-cell office:value-type="float" office:value="35264" calcext:value-type="float">
            <text:p>35264</text:p>
          </table:table-cell>
          <table:table-cell office:value-type="float" office:value="25877" calcext:value-type="float">
            <text:p>25877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55</text:p>
          </table:table-cell>
          <table:table-cell office:value-type="float" office:value="9389780" calcext:value-type="float">
            <text:p>938978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97420" calcext:value-type="float">
            <text:p>497420</text:p>
          </table:table-cell>
          <table:table-cell office:value-type="float" office:value="461256" calcext:value-type="float">
            <text:p>461256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9" calcext:value-type="float">
            <text:p>10669</text:p>
          </table:table-cell>
          <table:table-cell office:value-type="float" office:value="379200" calcext:value-type="float">
            <text:p>379200</text:p>
          </table:table-cell>
          <table:table-cell office:value-type="float" office:value="356821" calcext:value-type="float">
            <text:p>356821</text:p>
          </table:table-cell>
          <table:table-cell office:value-type="float" office:value="35264" calcext:value-type="float">
            <text:p>35264</text:p>
          </table:table-cell>
          <table:table-cell office:value-type="float" office:value="25877" calcext:value-type="float">
            <text:p>25877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56</text:p>
          </table:table-cell>
          <table:table-cell office:value-type="float" office:value="9389716" calcext:value-type="float">
            <text:p>938971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97420" calcext:value-type="float">
            <text:p>497420</text:p>
          </table:table-cell>
          <table:table-cell office:value-type="float" office:value="461256" calcext:value-type="float">
            <text:p>461256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9" calcext:value-type="float">
            <text:p>10669</text:p>
          </table:table-cell>
          <table:table-cell office:value-type="float" office:value="379200" calcext:value-type="float">
            <text:p>379200</text:p>
          </table:table-cell>
          <table:table-cell office:value-type="float" office:value="356821" calcext:value-type="float">
            <text:p>356821</text:p>
          </table:table-cell>
          <table:table-cell office:value-type="float" office:value="35264" calcext:value-type="float">
            <text:p>35264</text:p>
          </table:table-cell>
          <table:table-cell office:value-type="float" office:value="25877" calcext:value-type="float">
            <text:p>25877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57</text:p>
          </table:table-cell>
          <table:table-cell office:value-type="float" office:value="9397652" calcext:value-type="float">
            <text:p>93976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97420" calcext:value-type="float">
            <text:p>497420</text:p>
          </table:table-cell>
          <table:table-cell office:value-type="float" office:value="461256" calcext:value-type="float">
            <text:p>461256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9" calcext:value-type="float">
            <text:p>10669</text:p>
          </table:table-cell>
          <table:table-cell office:value-type="float" office:value="379200" calcext:value-type="float">
            <text:p>379200</text:p>
          </table:table-cell>
          <table:table-cell office:value-type="float" office:value="356821" calcext:value-type="float">
            <text:p>356821</text:p>
          </table:table-cell>
          <table:table-cell office:value-type="float" office:value="35264" calcext:value-type="float">
            <text:p>35264</text:p>
          </table:table-cell>
          <table:table-cell office:value-type="float" office:value="25877" calcext:value-type="float">
            <text:p>25877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5:58</text:p>
          </table:table-cell>
          <table:table-cell office:value-type="float" office:value="9475368" calcext:value-type="float">
            <text:p>94753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11536" calcext:value-type="float">
            <text:p>411536</text:p>
          </table:table-cell>
          <table:table-cell office:value-type="float" office:value="375372" calcext:value-type="float">
            <text:p>375372</text:p>
          </table:table-cell>
          <table:table-cell office:value-type="float" office:value="36164" calcext:value-type="float">
            <text:p>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8806" calcext:value-type="float">
            <text:p>8806</text:p>
          </table:table-cell>
          <table:table-cell office:value-type="float" office:value="290176" calcext:value-type="float">
            <text:p>290176</text:p>
          </table:table-cell>
          <table:table-cell office:value-type="float" office:value="270874" calcext:value-type="float">
            <text:p>270874</text:p>
          </table:table-cell>
          <table:table-cell office:value-type="float" office:value="28224" calcext:value-type="float">
            <text:p>28224</text:p>
          </table:table-cell>
          <table:table-cell office:value-type="float" office:value="19733" calcext:value-type="float">
            <text:p>19733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25:59</text:p>
          </table:table-cell>
          <table:table-cell office:value-type="float" office:value="9451956" calcext:value-type="float">
            <text:p>94519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11536" calcext:value-type="float">
            <text:p>411536</text:p>
          </table:table-cell>
          <table:table-cell office:value-type="float" office:value="375372" calcext:value-type="float">
            <text:p>375372</text:p>
          </table:table-cell>
          <table:table-cell office:value-type="float" office:value="36164" calcext:value-type="float">
            <text:p>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9207" calcext:value-type="float">
            <text:p>9207</text:p>
          </table:table-cell>
          <table:table-cell office:value-type="float" office:value="290176" calcext:value-type="float">
            <text:p>290176</text:p>
          </table:table-cell>
          <table:table-cell office:value-type="float" office:value="270874" calcext:value-type="float">
            <text:p>270874</text:p>
          </table:table-cell>
          <table:table-cell office:value-type="float" office:value="28224" calcext:value-type="float">
            <text:p>28224</text:p>
          </table:table-cell>
          <table:table-cell office:value-type="float" office:value="19733" calcext:value-type="float">
            <text:p>19733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6:00</text:p>
          </table:table-cell>
          <table:table-cell office:value-type="float" office:value="9467832" calcext:value-type="float">
            <text:p>946783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11536" calcext:value-type="float">
            <text:p>411536</text:p>
          </table:table-cell>
          <table:table-cell office:value-type="float" office:value="375372" calcext:value-type="float">
            <text:p>375372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9207" calcext:value-type="float">
            <text:p>9207</text:p>
          </table:table-cell>
          <table:table-cell office:value-type="float" office:value="290176" calcext:value-type="float">
            <text:p>290176</text:p>
          </table:table-cell>
          <table:table-cell office:value-type="float" office:value="270874" calcext:value-type="float">
            <text:p>270874</text:p>
          </table:table-cell>
          <table:table-cell office:value-type="float" office:value="28224" calcext:value-type="float">
            <text:p>28224</text:p>
          </table:table-cell>
          <table:table-cell office:value-type="float" office:value="19733" calcext:value-type="float">
            <text:p>19733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6:01</text:p>
          </table:table-cell>
          <table:table-cell office:value-type="float" office:value="9467836" calcext:value-type="float">
            <text:p>946783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11536" calcext:value-type="float">
            <text:p>411536</text:p>
          </table:table-cell>
          <table:table-cell office:value-type="float" office:value="375372" calcext:value-type="float">
            <text:p>375372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9207" calcext:value-type="float">
            <text:p>9207</text:p>
          </table:table-cell>
          <table:table-cell office:value-type="float" office:value="290176" calcext:value-type="float">
            <text:p>290176</text:p>
          </table:table-cell>
          <table:table-cell office:value-type="float" office:value="270874" calcext:value-type="float">
            <text:p>270874</text:p>
          </table:table-cell>
          <table:table-cell office:value-type="float" office:value="28224" calcext:value-type="float">
            <text:p>28224</text:p>
          </table:table-cell>
          <table:table-cell office:value-type="float" office:value="19733" calcext:value-type="float">
            <text:p>19733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6:02</text:p>
          </table:table-cell>
          <table:table-cell office:value-type="float" office:value="9467836" calcext:value-type="float">
            <text:p>946783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11536" calcext:value-type="float">
            <text:p>411536</text:p>
          </table:table-cell>
          <table:table-cell office:value-type="float" office:value="375372" calcext:value-type="float">
            <text:p>375372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9207" calcext:value-type="float">
            <text:p>9207</text:p>
          </table:table-cell>
          <table:table-cell office:value-type="float" office:value="290176" calcext:value-type="float">
            <text:p>290176</text:p>
          </table:table-cell>
          <table:table-cell office:value-type="float" office:value="270874" calcext:value-type="float">
            <text:p>270874</text:p>
          </table:table-cell>
          <table:table-cell office:value-type="float" office:value="28224" calcext:value-type="float">
            <text:p>28224</text:p>
          </table:table-cell>
          <table:table-cell office:value-type="float" office:value="19733" calcext:value-type="float">
            <text:p>19733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6:03</text:p>
          </table:table-cell>
          <table:table-cell office:value-type="float" office:value="9459280" calcext:value-type="float">
            <text:p>945928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11536" calcext:value-type="float">
            <text:p>411536</text:p>
          </table:table-cell>
          <table:table-cell office:value-type="float" office:value="375372" calcext:value-type="float">
            <text:p>375372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9207" calcext:value-type="float">
            <text:p>9207</text:p>
          </table:table-cell>
          <table:table-cell office:value-type="float" office:value="290176" calcext:value-type="float">
            <text:p>290176</text:p>
          </table:table-cell>
          <table:table-cell office:value-type="float" office:value="270876" calcext:value-type="float">
            <text:p>270876</text:p>
          </table:table-cell>
          <table:table-cell office:value-type="float" office:value="28224" calcext:value-type="float">
            <text:p>28224</text:p>
          </table:table-cell>
          <table:table-cell office:value-type="float" office:value="19733" calcext:value-type="float">
            <text:p>19733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6:04</text:p>
          </table:table-cell>
          <table:table-cell office:value-type="float" office:value="9459312" calcext:value-type="float">
            <text:p>945931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11536" calcext:value-type="float">
            <text:p>411536</text:p>
          </table:table-cell>
          <table:table-cell office:value-type="float" office:value="375372" calcext:value-type="float">
            <text:p>375372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9207" calcext:value-type="float">
            <text:p>9207</text:p>
          </table:table-cell>
          <table:table-cell office:value-type="float" office:value="290176" calcext:value-type="float">
            <text:p>290176</text:p>
          </table:table-cell>
          <table:table-cell office:value-type="float" office:value="270876" calcext:value-type="float">
            <text:p>270876</text:p>
          </table:table-cell>
          <table:table-cell office:value-type="float" office:value="28224" calcext:value-type="float">
            <text:p>28224</text:p>
          </table:table-cell>
          <table:table-cell office:value-type="float" office:value="19733" calcext:value-type="float">
            <text:p>19733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6:05</text:p>
          </table:table-cell>
          <table:table-cell office:value-type="float" office:value="9467124" calcext:value-type="float">
            <text:p>946712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11536" calcext:value-type="float">
            <text:p>411536</text:p>
          </table:table-cell>
          <table:table-cell office:value-type="float" office:value="375372" calcext:value-type="float">
            <text:p>375372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9207" calcext:value-type="float">
            <text:p>9207</text:p>
          </table:table-cell>
          <table:table-cell office:value-type="float" office:value="290176" calcext:value-type="float">
            <text:p>290176</text:p>
          </table:table-cell>
          <table:table-cell office:value-type="float" office:value="270876" calcext:value-type="float">
            <text:p>270876</text:p>
          </table:table-cell>
          <table:table-cell office:value-type="float" office:value="28224" calcext:value-type="float">
            <text:p>28224</text:p>
          </table:table-cell>
          <table:table-cell office:value-type="float" office:value="19733" calcext:value-type="float">
            <text:p>19733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6:06</text:p>
          </table:table-cell>
          <table:table-cell office:value-type="float" office:value="9467124" calcext:value-type="float">
            <text:p>946712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11536" calcext:value-type="float">
            <text:p>411536</text:p>
          </table:table-cell>
          <table:table-cell office:value-type="float" office:value="375372" calcext:value-type="float">
            <text:p>375372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9207" calcext:value-type="float">
            <text:p>9207</text:p>
          </table:table-cell>
          <table:table-cell office:value-type="float" office:value="290176" calcext:value-type="float">
            <text:p>290176</text:p>
          </table:table-cell>
          <table:table-cell office:value-type="float" office:value="270876" calcext:value-type="float">
            <text:p>270876</text:p>
          </table:table-cell>
          <table:table-cell office:value-type="float" office:value="28224" calcext:value-type="float">
            <text:p>28224</text:p>
          </table:table-cell>
          <table:table-cell office:value-type="float" office:value="19733" calcext:value-type="float">
            <text:p>19733</text:p>
          </table:table-cell>
          <table:table-cell office:value-type="float" office:value="918016" calcext:value-type="float">
            <text:p>918016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6:07</text:p>
          </table:table-cell>
          <table:table-cell office:value-type="float" office:value="9536832" calcext:value-type="float">
            <text:p>953683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325660" calcext:value-type="float">
            <text:p>325660</text:p>
          </table:table-cell>
          <table:table-cell office:value-type="float" office:value="289496" calcext:value-type="float">
            <text:p>289496</text:p>
          </table:table-cell>
          <table:table-cell office:value-type="float" office:value="36164" calcext:value-type="float">
            <text:p>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705" calcext:value-type="float">
            <text:p>7705</text:p>
          </table:table-cell>
          <table:table-cell office:value-type="float" office:value="201216" calcext:value-type="float">
            <text:p>201216</text:p>
          </table:table-cell>
          <table:table-cell office:value-type="float" office:value="184941" calcext:value-type="float">
            <text:p>184941</text:p>
          </table:table-cell>
          <table:table-cell office:value-type="float" office:value="21248" calcext:value-type="float">
            <text:p>21248</text:p>
          </table:table-cell>
          <table:table-cell office:value-type="float" office:value="13589" calcext:value-type="float">
            <text:p>13589</text:p>
          </table:table-cell>
          <table:table-cell office:value-type="float" office:value="893312" calcext:value-type="float">
            <text:p>893312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26:08</text:p>
          </table:table-cell>
          <table:table-cell office:value-type="float" office:value="9554544" calcext:value-type="float">
            <text:p>955454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325660" calcext:value-type="float">
            <text:p>325660</text:p>
          </table:table-cell>
          <table:table-cell office:value-type="float" office:value="289496" calcext:value-type="float">
            <text:p>289496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705" calcext:value-type="float">
            <text:p>7705</text:p>
          </table:table-cell>
          <table:table-cell office:value-type="float" office:value="201216" calcext:value-type="float">
            <text:p>201216</text:p>
          </table:table-cell>
          <table:table-cell office:value-type="float" office:value="184941" calcext:value-type="float">
            <text:p>184941</text:p>
          </table:table-cell>
          <table:table-cell office:value-type="float" office:value="21248" calcext:value-type="float">
            <text:p>21248</text:p>
          </table:table-cell>
          <table:table-cell office:value-type="float" office:value="13589" calcext:value-type="float">
            <text:p>13589</text:p>
          </table:table-cell>
          <table:table-cell office:value-type="float" office:value="893312" calcext:value-type="float">
            <text:p>893312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6:09</text:p>
          </table:table-cell>
          <table:table-cell office:value-type="float" office:value="9553560" calcext:value-type="float">
            <text:p>95535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325660" calcext:value-type="float">
            <text:p>325660</text:p>
          </table:table-cell>
          <table:table-cell office:value-type="float" office:value="289496" calcext:value-type="float">
            <text:p>289496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705" calcext:value-type="float">
            <text:p>7705</text:p>
          </table:table-cell>
          <table:table-cell office:value-type="float" office:value="201216" calcext:value-type="float">
            <text:p>201216</text:p>
          </table:table-cell>
          <table:table-cell office:value-type="float" office:value="184941" calcext:value-type="float">
            <text:p>184941</text:p>
          </table:table-cell>
          <table:table-cell office:value-type="float" office:value="21248" calcext:value-type="float">
            <text:p>21248</text:p>
          </table:table-cell>
          <table:table-cell office:value-type="float" office:value="13589" calcext:value-type="float">
            <text:p>13589</text:p>
          </table:table-cell>
          <table:table-cell office:value-type="float" office:value="893312" calcext:value-type="float">
            <text:p>893312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6:10</text:p>
          </table:table-cell>
          <table:table-cell office:value-type="float" office:value="9553560" calcext:value-type="float">
            <text:p>95535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325660" calcext:value-type="float">
            <text:p>325660</text:p>
          </table:table-cell>
          <table:table-cell office:value-type="float" office:value="289496" calcext:value-type="float">
            <text:p>289496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705" calcext:value-type="float">
            <text:p>7705</text:p>
          </table:table-cell>
          <table:table-cell office:value-type="float" office:value="201216" calcext:value-type="float">
            <text:p>201216</text:p>
          </table:table-cell>
          <table:table-cell office:value-type="float" office:value="184941" calcext:value-type="float">
            <text:p>184941</text:p>
          </table:table-cell>
          <table:table-cell office:value-type="float" office:value="21248" calcext:value-type="float">
            <text:p>21248</text:p>
          </table:table-cell>
          <table:table-cell office:value-type="float" office:value="13589" calcext:value-type="float">
            <text:p>13589</text:p>
          </table:table-cell>
          <table:table-cell office:value-type="float" office:value="893312" calcext:value-type="float">
            <text:p>893312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6:11</text:p>
          </table:table-cell>
          <table:table-cell office:value-type="float" office:value="9545252" calcext:value-type="float">
            <text:p>95452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325660" calcext:value-type="float">
            <text:p>325660</text:p>
          </table:table-cell>
          <table:table-cell office:value-type="float" office:value="289496" calcext:value-type="float">
            <text:p>289496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705" calcext:value-type="float">
            <text:p>7705</text:p>
          </table:table-cell>
          <table:table-cell office:value-type="float" office:value="201216" calcext:value-type="float">
            <text:p>201216</text:p>
          </table:table-cell>
          <table:table-cell office:value-type="float" office:value="184941" calcext:value-type="float">
            <text:p>184941</text:p>
          </table:table-cell>
          <table:table-cell office:value-type="float" office:value="21248" calcext:value-type="float">
            <text:p>21248</text:p>
          </table:table-cell>
          <table:table-cell office:value-type="float" office:value="13589" calcext:value-type="float">
            <text:p>13589</text:p>
          </table:table-cell>
          <table:table-cell office:value-type="float" office:value="893312" calcext:value-type="float">
            <text:p>893312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6:12</text:p>
          </table:table-cell>
          <table:table-cell office:value-type="float" office:value="9545252" calcext:value-type="float">
            <text:p>95452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325660" calcext:value-type="float">
            <text:p>325660</text:p>
          </table:table-cell>
          <table:table-cell office:value-type="float" office:value="289496" calcext:value-type="float">
            <text:p>289496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705" calcext:value-type="float">
            <text:p>7705</text:p>
          </table:table-cell>
          <table:table-cell office:value-type="float" office:value="201216" calcext:value-type="float">
            <text:p>201216</text:p>
          </table:table-cell>
          <table:table-cell office:value-type="float" office:value="184941" calcext:value-type="float">
            <text:p>184941</text:p>
          </table:table-cell>
          <table:table-cell office:value-type="float" office:value="21248" calcext:value-type="float">
            <text:p>21248</text:p>
          </table:table-cell>
          <table:table-cell office:value-type="float" office:value="13589" calcext:value-type="float">
            <text:p>13589</text:p>
          </table:table-cell>
          <table:table-cell office:value-type="float" office:value="893312" calcext:value-type="float">
            <text:p>893312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26:13</text:p>
          </table:table-cell>
          <table:table-cell office:value-type="float" office:value="9553188" calcext:value-type="float">
            <text:p>955318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325660" calcext:value-type="float">
            <text:p>325660</text:p>
          </table:table-cell>
          <table:table-cell office:value-type="float" office:value="289496" calcext:value-type="float">
            <text:p>289496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705" calcext:value-type="float">
            <text:p>7705</text:p>
          </table:table-cell>
          <table:table-cell office:value-type="float" office:value="201216" calcext:value-type="float">
            <text:p>201216</text:p>
          </table:table-cell>
          <table:table-cell office:value-type="float" office:value="184941" calcext:value-type="float">
            <text:p>184941</text:p>
          </table:table-cell>
          <table:table-cell office:value-type="float" office:value="21248" calcext:value-type="float">
            <text:p>21248</text:p>
          </table:table-cell>
          <table:table-cell office:value-type="float" office:value="13589" calcext:value-type="float">
            <text:p>13589</text:p>
          </table:table-cell>
          <table:table-cell office:value-type="float" office:value="893312" calcext:value-type="float">
            <text:p>893312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14" calcext:value-type="date">
            <text:p>10/21/19 05:26 PM</text:p>
          </table:table-cell>
          <table:table-cell office:value-type="float" office:value="9569476" calcext:value-type="float">
            <text:p>956947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325660" calcext:value-type="float">
            <text:p>325660</text:p>
          </table:table-cell>
          <table:table-cell office:value-type="float" office:value="289496" calcext:value-type="float">
            <text:p>289496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705" calcext:value-type="float">
            <text:p>7705</text:p>
          </table:table-cell>
          <table:table-cell office:value-type="float" office:value="201216" calcext:value-type="float">
            <text:p>201216</text:p>
          </table:table-cell>
          <table:table-cell office:value-type="float" office:value="184941" calcext:value-type="float">
            <text:p>184941</text:p>
          </table:table-cell>
          <table:table-cell office:value-type="float" office:value="21248" calcext:value-type="float">
            <text:p>21248</text:p>
          </table:table-cell>
          <table:table-cell office:value-type="float" office:value="13589" calcext:value-type="float">
            <text:p>13589</text:p>
          </table:table-cell>
          <table:table-cell office:value-type="float" office:value="893312" calcext:value-type="float">
            <text:p>893312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15" calcext:value-type="date">
            <text:p>10/21/19 05:26 PM</text:p>
          </table:table-cell>
          <table:table-cell office:value-type="float" office:value="9742952" calcext:value-type="float">
            <text:p>97429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137440" calcext:value-type="float">
            <text:p>137440</text:p>
          </table:table-cell>
          <table:table-cell office:value-type="float" office:value="101276" calcext:value-type="float">
            <text:p>101276</text:p>
          </table:table-cell>
          <table:table-cell office:value-type="float" office:value="36164" calcext:value-type="float">
            <text:p>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755" calcext:value-type="float">
            <text:p>4755</text:p>
          </table:table-cell>
          <table:table-cell office:value-type="float" office:value="13440" calcext:value-type="float">
            <text:p>13440</text:p>
          </table:table-cell>
          <table:table-cell office:value-type="float" office:value="13046" calcext:value-type="float">
            <text:p>13046</text:p>
          </table:table-cell>
          <table:table-cell office:value-type="float" office:value="1472" calcext:value-type="float">
            <text:p>1472</text:p>
          </table:table-cell>
          <table:table-cell office:value-type="float" office:value="1301" calcext:value-type="float">
            <text:p>1301</text:p>
          </table:table-cell>
          <table:table-cell office:value-type="float" office:value="44864" calcext:value-type="float">
            <text:p>44864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2" office:value-type="date" office:date-value="2019-10-21T17:26:16" calcext:value-type="date">
            <text:p>10/21/19 05:26 PM</text:p>
          </table:table-cell>
          <table:table-cell office:value-type="float" office:value="9742952" calcext:value-type="float">
            <text:p>97429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137440" calcext:value-type="float">
            <text:p>137440</text:p>
          </table:table-cell>
          <table:table-cell office:value-type="float" office:value="101276" calcext:value-type="float">
            <text:p>101276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755" calcext:value-type="float">
            <text:p>4755</text:p>
          </table:table-cell>
          <table:table-cell office:value-type="float" office:value="13440" calcext:value-type="float">
            <text:p>13440</text:p>
          </table:table-cell>
          <table:table-cell office:value-type="float" office:value="13046" calcext:value-type="float">
            <text:p>13046</text:p>
          </table:table-cell>
          <table:table-cell office:value-type="float" office:value="1472" calcext:value-type="float">
            <text:p>1472</text:p>
          </table:table-cell>
          <table:table-cell office:value-type="float" office:value="1301" calcext:value-type="float">
            <text:p>1301</text:p>
          </table:table-cell>
          <table:table-cell office:value-type="float" office:value="44864" calcext:value-type="float">
            <text:p>44864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17" calcext:value-type="date">
            <text:p>10/21/19 05:26 PM</text:p>
          </table:table-cell>
          <table:table-cell office:value-type="float" office:value="9759320" calcext:value-type="float">
            <text:p>975932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137440" calcext:value-type="float">
            <text:p>137440</text:p>
          </table:table-cell>
          <table:table-cell office:value-type="float" office:value="101276" calcext:value-type="float">
            <text:p>101276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755" calcext:value-type="float">
            <text:p>4755</text:p>
          </table:table-cell>
          <table:table-cell office:value-type="float" office:value="13440" calcext:value-type="float">
            <text:p>13440</text:p>
          </table:table-cell>
          <table:table-cell office:value-type="float" office:value="13046" calcext:value-type="float">
            <text:p>13046</text:p>
          </table:table-cell>
          <table:table-cell office:value-type="float" office:value="1472" calcext:value-type="float">
            <text:p>1472</text:p>
          </table:table-cell>
          <table:table-cell office:value-type="float" office:value="1301" calcext:value-type="float">
            <text:p>1301</text:p>
          </table:table-cell>
          <table:table-cell office:value-type="float" office:value="44864" calcext:value-type="float">
            <text:p>44864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18" calcext:value-type="date">
            <text:p>10/21/19 05:26 PM</text:p>
          </table:table-cell>
          <table:table-cell office:value-type="float" office:value="9743728" calcext:value-type="float">
            <text:p>974372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137440" calcext:value-type="float">
            <text:p>137440</text:p>
          </table:table-cell>
          <table:table-cell office:value-type="float" office:value="101276" calcext:value-type="float">
            <text:p>101276</text:p>
          </table:table-cell>
          <table:table-cell office:value-type="float" office:value="36164" calcext:value-type="float">
            <text:p>3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755" calcext:value-type="float">
            <text:p>4755</text:p>
          </table:table-cell>
          <table:table-cell office:value-type="float" office:value="13440" calcext:value-type="float">
            <text:p>13440</text:p>
          </table:table-cell>
          <table:table-cell office:value-type="float" office:value="13046" calcext:value-type="float">
            <text:p>13046</text:p>
          </table:table-cell>
          <table:table-cell office:value-type="float" office:value="1472" calcext:value-type="float">
            <text:p>1472</text:p>
          </table:table-cell>
          <table:table-cell office:value-type="float" office:value="1301" calcext:value-type="float">
            <text:p>1301</text:p>
          </table:table-cell>
          <table:table-cell office:value-type="float" office:value="44864" calcext:value-type="float">
            <text:p>44864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7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aggressive" table:style-name="ta1">
        <table:table-column table:style-name="co29" table:number-columns-repeated="27" table:default-cell-style-name="Default"/>
        <table:table-column table:style-name="co29" table:number-columns-repeated="2" table:default-cell-style-name="ce4"/>
        <table:table-column table:style-name="co29" table:number-columns-repeated="14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2" office:value-type="date" office:date-value="2019-10-21T17:26:18" calcext:value-type="date">
            <text:p>10/21/19 05:26 PM</text:p>
          </table:table-cell>
          <table:table-cell office:value-type="float" office:value="9828888" calcext:value-type="float">
            <text:p>9828888</text:p>
          </table:table-cell>
          <table:table-cell office:value-type="float" office:value="117248" calcext:value-type="float">
            <text:p>1172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812568" calcext:value-type="float">
            <text:p>5812568</text:p>
          </table:table-cell>
          <table:table-cell office:value-type="float" office:value="33204" calcext:value-type="float">
            <text:p>33204</text:p>
          </table:table-cell>
          <table:table-cell office:value-type="float" office:value="9184" calcext:value-type="float">
            <text:p>9184</text:p>
          </table:table-cell>
          <table:table-cell office:value-type="float" office:value="24020" calcext:value-type="float">
            <text:p>24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0464" calcext:value-type="float">
            <text:p>190464</text:p>
          </table:table-cell>
          <table:table-cell office:value-type="float" office:value="1394" calcext:value-type="float">
            <text:p>1394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9-10-21T17:26:19" calcext:value-type="date">
            <text:p>10/21/19 05:26 PM</text:p>
          </table:table-cell>
          <table:table-cell office:value-type="float" office:value="9739272" calcext:value-type="float">
            <text:p>973927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120852" calcext:value-type="float">
            <text:p>120852</text:p>
          </table:table-cell>
          <table:table-cell office:value-type="float" office:value="84508" calcext:value-type="float">
            <text:p>84508</text:p>
          </table:table-cell>
          <table:table-cell office:value-type="float" office:value="36344" calcext:value-type="float">
            <text:p>36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41" calcext:value-type="float">
            <text:p>294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0464" calcext:value-type="float">
            <text:p>190464</text:p>
          </table:table-cell>
          <table:table-cell office:value-type="float" office:value="33877" calcext:value-type="float">
            <text:p>33877</text:p>
          </table:table-cell>
          <table:table-cell office:value-type="float" office:value="11888" calcext:value-type="float">
            <text:p>11888</text:p>
          </table:table-cell>
          <table:table-cell office:value-type="float" office:value="11648" calcext:value-type="float">
            <text:p>11648</text:p>
          </table:table-cell>
          <table:table-cell office:value-type="float" office:value="1424" calcext:value-type="float">
            <text:p>1424</text:p>
          </table:table-cell>
          <table:table-cell office:value-type="float" office:value="1301" calcext:value-type="float">
            <text:p>1301</text:p>
          </table:table-cell>
          <table:table-cell office:value-type="float" office:value="21296" calcext:value-type="float">
            <text:p>21296</text:p>
          </table:table-cell>
          <table:table-cell office:value-type="float" office:value="9024" calcext:value-type="float">
            <text:p>90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20" calcext:value-type="date">
            <text:p>10/21/19 05:26 PM</text:p>
          </table:table-cell>
          <table:table-cell office:value-type="float" office:value="9648168" calcext:value-type="float">
            <text:p>96481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228128" calcext:value-type="float">
            <text:p>228128</text:p>
          </table:table-cell>
          <table:table-cell office:value-type="float" office:value="191784" calcext:value-type="float">
            <text:p>191784</text:p>
          </table:table-cell>
          <table:table-cell office:value-type="float" office:value="36344" calcext:value-type="float">
            <text:p>36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0464" calcext:value-type="float">
            <text:p>190464</text:p>
          </table:table-cell>
          <table:table-cell office:value-type="float" office:value="112228" calcext:value-type="float">
            <text:p>112228</text:p>
          </table:table-cell>
          <table:table-cell office:value-type="float" office:value="12976" calcext:value-type="float">
            <text:p>12976</text:p>
          </table:table-cell>
          <table:table-cell office:value-type="float" office:value="12733" calcext:value-type="float">
            <text:p>12733</text:p>
          </table:table-cell>
          <table:table-cell office:value-type="float" office:value="1424" calcext:value-type="float">
            <text:p>1424</text:p>
          </table:table-cell>
          <table:table-cell office:value-type="float" office:value="1301" calcext:value-type="float">
            <text:p>1301</text:p>
          </table:table-cell>
          <table:table-cell office:value-type="float" office:value="21296" calcext:value-type="float">
            <text:p>21296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21" calcext:value-type="date">
            <text:p>10/21/19 05:26 PM</text:p>
          </table:table-cell>
          <table:table-cell office:value-type="float" office:value="9745508" calcext:value-type="float">
            <text:p>974550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119336" calcext:value-type="float">
            <text:p>119336</text:p>
          </table:table-cell>
          <table:table-cell office:value-type="float" office:value="82928" calcext:value-type="float">
            <text:p>82928</text:p>
          </table:table-cell>
          <table:table-cell office:value-type="float" office:value="36408" calcext:value-type="float">
            <text:p>3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4446" calcext:value-type="float">
            <text:p>4446</text:p>
          </table:table-cell>
          <table:table-cell office:value-type="float" office:value="13232" calcext:value-type="float">
            <text:p>13232</text:p>
          </table:table-cell>
          <table:table-cell office:value-type="float" office:value="13021" calcext:value-type="float">
            <text:p>13021</text:p>
          </table:table-cell>
          <table:table-cell office:value-type="float" office:value="1424" calcext:value-type="float">
            <text:p>1424</text:p>
          </table:table-cell>
          <table:table-cell office:value-type="float" office:value="1301" calcext:value-type="float">
            <text:p>1301</text:p>
          </table:table-cell>
          <table:table-cell office:value-type="float" office:value="22064" calcext:value-type="float">
            <text:p>22064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22" calcext:value-type="date">
            <text:p>10/21/19 05:26 PM</text:p>
          </table:table-cell>
          <table:table-cell office:value-type="float" office:value="9744888" calcext:value-type="float">
            <text:p>974488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119336" calcext:value-type="float">
            <text:p>119336</text:p>
          </table:table-cell>
          <table:table-cell office:value-type="float" office:value="82928" calcext:value-type="float">
            <text:p>8292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4446" calcext:value-type="float">
            <text:p>4446</text:p>
          </table:table-cell>
          <table:table-cell office:value-type="float" office:value="13232" calcext:value-type="float">
            <text:p>13232</text:p>
          </table:table-cell>
          <table:table-cell office:value-type="float" office:value="13021" calcext:value-type="float">
            <text:p>13021</text:p>
          </table:table-cell>
          <table:table-cell office:value-type="float" office:value="1424" calcext:value-type="float">
            <text:p>1424</text:p>
          </table:table-cell>
          <table:table-cell office:value-type="float" office:value="1301" calcext:value-type="float">
            <text:p>1301</text:p>
          </table:table-cell>
          <table:table-cell office:value-type="float" office:value="22064" calcext:value-type="float">
            <text:p>22064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23" calcext:value-type="date">
            <text:p>10/21/19 05:26 PM</text:p>
          </table:table-cell>
          <table:table-cell office:value-type="float" office:value="9761752" calcext:value-type="float">
            <text:p>97617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119336" calcext:value-type="float">
            <text:p>119336</text:p>
          </table:table-cell>
          <table:table-cell office:value-type="float" office:value="82928" calcext:value-type="float">
            <text:p>8292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4446" calcext:value-type="float">
            <text:p>4446</text:p>
          </table:table-cell>
          <table:table-cell office:value-type="float" office:value="13232" calcext:value-type="float">
            <text:p>13232</text:p>
          </table:table-cell>
          <table:table-cell office:value-type="float" office:value="13021" calcext:value-type="float">
            <text:p>13021</text:p>
          </table:table-cell>
          <table:table-cell office:value-type="float" office:value="1424" calcext:value-type="float">
            <text:p>1424</text:p>
          </table:table-cell>
          <table:table-cell office:value-type="float" office:value="1301" calcext:value-type="float">
            <text:p>1301</text:p>
          </table:table-cell>
          <table:table-cell office:value-type="float" office:value="22064" calcext:value-type="float">
            <text:p>22064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24" calcext:value-type="date">
            <text:p>10/21/19 05:26 PM</text:p>
          </table:table-cell>
          <table:table-cell office:value-type="float" office:value="9776144" calcext:value-type="float">
            <text:p>977614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104408" calcext:value-type="float">
            <text:p>104408</text:p>
          </table:table-cell>
          <table:table-cell office:value-type="float" office:value="68000" calcext:value-type="float">
            <text:p>68000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4446" calcext:value-type="float">
            <text:p>4446</text:p>
          </table:table-cell>
          <table:table-cell office:value-type="float" office:value="13232" calcext:value-type="float">
            <text:p>13232</text:p>
          </table:table-cell>
          <table:table-cell office:value-type="float" office:value="13021" calcext:value-type="float">
            <text:p>13021</text:p>
          </table:table-cell>
          <table:table-cell office:value-type="float" office:value="1424" calcext:value-type="float">
            <text:p>1424</text:p>
          </table:table-cell>
          <table:table-cell office:value-type="float" office:value="1301" calcext:value-type="float">
            <text:p>1301</text:p>
          </table:table-cell>
          <table:table-cell office:value-type="float" office:value="22064" calcext:value-type="float">
            <text:p>22064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25" calcext:value-type="date">
            <text:p>10/21/19 05:26 PM</text:p>
          </table:table-cell>
          <table:table-cell office:value-type="float" office:value="9753328" calcext:value-type="float">
            <text:p>975332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01468" calcext:value-type="float">
            <text:p>6301468</text:p>
          </table:table-cell>
          <table:table-cell office:value-type="float" office:value="120384" calcext:value-type="float">
            <text:p>120384</text:p>
          </table:table-cell>
          <table:table-cell office:value-type="float" office:value="83976" calcext:value-type="float">
            <text:p>83976</text:p>
          </table:table-cell>
          <table:table-cell office:value-type="float" office:value="36408" calcext:value-type="float">
            <text:p>3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024" calcext:value-type="float">
            <text:p>5024</text:p>
          </table:table-cell>
          <table:table-cell office:value-type="float" office:value="22544" calcext:value-type="float">
            <text:p>22544</text:p>
          </table:table-cell>
          <table:table-cell office:value-type="float" office:value="22233" calcext:value-type="float">
            <text:p>22233</text:p>
          </table:table-cell>
          <table:table-cell office:value-type="float" office:value="2112" calcext:value-type="float">
            <text:p>2112</text:p>
          </table:table-cell>
          <table:table-cell office:value-type="float" office:value="1959" calcext:value-type="float">
            <text:p>1959</text:p>
          </table:table-cell>
          <table:table-cell office:value-type="float" office:value="22704" calcext:value-type="float">
            <text:p>22704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620" calcext:value-type="float">
            <text:p>24620</text:p>
          </table:table-cell>
          <table:table-cell office:value-type="float" office:value="220" calcext:value-type="float">
            <text:p>220</text:p>
          </table:table-cell>
          <table:table-cell office:value-type="float" office:value="208" calcext:value-type="float">
            <text:p>208</text:p>
          </table:table-cell>
          <table:table-cell office:value-type="float" office:value="3843" calcext:value-type="float">
            <text:p>3843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26" calcext:value-type="date">
            <text:p>10/21/19 05:26 PM</text:p>
          </table:table-cell>
          <table:table-cell office:value-type="float" office:value="9656460" calcext:value-type="float">
            <text:p>96564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83388" calcext:value-type="float">
            <text:p>6383388</text:p>
          </table:table-cell>
          <table:table-cell office:value-type="float" office:value="216720" calcext:value-type="float">
            <text:p>216720</text:p>
          </table:table-cell>
          <table:table-cell office:value-type="float" office:value="180312" calcext:value-type="float">
            <text:p>180312</text:p>
          </table:table-cell>
          <table:table-cell office:value-type="float" office:value="36408" calcext:value-type="float">
            <text:p>3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10900" calcext:value-type="float">
            <text:p>10900</text:p>
          </table:table-cell>
          <table:table-cell office:value-type="float" office:value="105328" calcext:value-type="float">
            <text:p>105328</text:p>
          </table:table-cell>
          <table:table-cell office:value-type="float" office:value="103972" calcext:value-type="float">
            <text:p>103972</text:p>
          </table:table-cell>
          <table:table-cell office:value-type="float" office:value="8208" calcext:value-type="float">
            <text:p>8208</text:p>
          </table:table-cell>
          <table:table-cell office:value-type="float" office:value="7802" calcext:value-type="float">
            <text:p>7802</text:p>
          </table:table-cell>
          <table:table-cell office:value-type="float" office:value="131664" calcext:value-type="float">
            <text:p>131664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96" calcext:value-type="float">
            <text:p>296</text:p>
          </table:table-cell>
          <table:table-cell office:value-type="float" office:value="208" calcext:value-type="float">
            <text:p>208</text:p>
          </table:table-cell>
          <table:table-cell office:value-type="float" office:value="11451" calcext:value-type="float">
            <text:p>11451</text:p>
          </table:table-cell>
          <table:table-cell office:value-type="float" office:value="7608" calcext:value-type="float">
            <text:p>7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27" calcext:value-type="date">
            <text:p>10/21/19 05:26 PM</text:p>
          </table:table-cell>
          <table:table-cell office:value-type="float" office:value="9555152" calcext:value-type="float">
            <text:p>95551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65308" calcext:value-type="float">
            <text:p>6465308</text:p>
          </table:table-cell>
          <table:table-cell office:value-type="float" office:value="326648" calcext:value-type="float">
            <text:p>326648</text:p>
          </table:table-cell>
          <table:table-cell office:value-type="float" office:value="290240" calcext:value-type="float">
            <text:p>290240</text:p>
          </table:table-cell>
          <table:table-cell office:value-type="float" office:value="36408" calcext:value-type="float">
            <text:p>3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10970" calcext:value-type="float">
            <text:p>10970</text:p>
          </table:table-cell>
          <table:table-cell office:value-type="float" office:value="194272" calcext:value-type="float">
            <text:p>194272</text:p>
          </table:table-cell>
          <table:table-cell office:value-type="float" office:value="191805" calcext:value-type="float">
            <text:p>191805</text:p>
          </table:table-cell>
          <table:table-cell office:value-type="float" office:value="14736" calcext:value-type="float">
            <text:p>14736</text:p>
          </table:table-cell>
          <table:table-cell office:value-type="float" office:value="14080" calcext:value-type="float">
            <text:p>14080</text:p>
          </table:table-cell>
          <table:table-cell office:value-type="float" office:value="314624" calcext:value-type="float">
            <text:p>314624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8" calcext:value-type="float">
            <text:p>378</text:p>
          </table:table-cell>
          <table:table-cell office:value-type="float" office:value="208" calcext:value-type="float">
            <text:p>208</text:p>
          </table:table-cell>
          <table:table-cell office:value-type="float" office:value="19625" calcext:value-type="float">
            <text:p>19625</text:p>
          </table:table-cell>
          <table:table-cell office:value-type="float" office:value="8174" calcext:value-type="float">
            <text:p>8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28" calcext:value-type="date">
            <text:p>10/21/19 05:26 PM</text:p>
          </table:table-cell>
          <table:table-cell office:value-type="float" office:value="9465064" calcext:value-type="float">
            <text:p>946506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47228" calcext:value-type="float">
            <text:p>6547228</text:p>
          </table:table-cell>
          <table:table-cell office:value-type="float" office:value="416212" calcext:value-type="float">
            <text:p>416212</text:p>
          </table:table-cell>
          <table:table-cell office:value-type="float" office:value="379804" calcext:value-type="float">
            <text:p>379804</text:p>
          </table:table-cell>
          <table:table-cell office:value-type="float" office:value="36408" calcext:value-type="float">
            <text:p>3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16096" calcext:value-type="float">
            <text:p>16096</text:p>
          </table:table-cell>
          <table:table-cell office:value-type="float" office:value="283376" calcext:value-type="float">
            <text:p>283376</text:p>
          </table:table-cell>
          <table:table-cell office:value-type="float" office:value="279777" calcext:value-type="float">
            <text:p>279777</text:p>
          </table:table-cell>
          <table:table-cell office:value-type="float" office:value="21296" calcext:value-type="float">
            <text:p>21296</text:p>
          </table:table-cell>
          <table:table-cell office:value-type="float" office:value="20368" calcext:value-type="float">
            <text:p>20368</text:p>
          </table:table-cell>
          <table:table-cell office:value-type="float" office:value="314624" calcext:value-type="float">
            <text:p>314624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60" calcext:value-type="float">
            <text:p>460</text:p>
          </table:table-cell>
          <table:table-cell office:value-type="float" office:value="208" calcext:value-type="float">
            <text:p>208</text:p>
          </table:table-cell>
          <table:table-cell office:value-type="float" office:value="27813" calcext:value-type="float">
            <text:p>27813</text:p>
          </table:table-cell>
          <table:table-cell office:value-type="float" office:value="8188" calcext:value-type="float">
            <text:p>8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29" calcext:value-type="date">
            <text:p>10/21/19 05:26 PM</text:p>
          </table:table-cell>
          <table:table-cell office:value-type="float" office:value="9377716" calcext:value-type="float">
            <text:p>937771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148" calcext:value-type="float">
            <text:p>6629148</text:p>
          </table:table-cell>
          <table:table-cell office:value-type="float" office:value="503080" calcext:value-type="float">
            <text:p>503080</text:p>
          </table:table-cell>
          <table:table-cell office:value-type="float" office:value="466672" calcext:value-type="float">
            <text:p>466672</text:p>
          </table:table-cell>
          <table:table-cell office:value-type="float" office:value="36408" calcext:value-type="float">
            <text:p>3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19784" calcext:value-type="float">
            <text:p>19784</text:p>
          </table:table-cell>
          <table:table-cell office:value-type="float" office:value="370736" calcext:value-type="float">
            <text:p>370736</text:p>
          </table:table-cell>
          <table:table-cell office:value-type="float" office:value="366060" calcext:value-type="float">
            <text:p>366060</text:p>
          </table:table-cell>
          <table:table-cell office:value-type="float" office:value="27712" calcext:value-type="float">
            <text:p>27712</text:p>
          </table:table-cell>
          <table:table-cell office:value-type="float" office:value="26535" calcext:value-type="float">
            <text:p>26535</text:p>
          </table:table-cell>
          <table:table-cell office:value-type="float" office:value="588880" calcext:value-type="float">
            <text:p>5888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40" calcext:value-type="float">
            <text:p>540</text:p>
          </table:table-cell>
          <table:table-cell office:value-type="float" office:value="208" calcext:value-type="float">
            <text:p>208</text:p>
          </table:table-cell>
          <table:table-cell office:value-type="float" office:value="35845" calcext:value-type="float">
            <text:p>35845</text:p>
          </table:table-cell>
          <table:table-cell office:value-type="float" office:value="8032" calcext:value-type="float">
            <text:p>8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30" calcext:value-type="date">
            <text:p>10/21/19 05:26 PM</text:p>
          </table:table-cell>
          <table:table-cell office:value-type="float" office:value="9291040" calcext:value-type="float">
            <text:p>92910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582056" calcext:value-type="float">
            <text:p>582056</text:p>
          </table:table-cell>
          <table:table-cell office:value-type="float" office:value="545648" calcext:value-type="float">
            <text:p>545648</text:p>
          </table:table-cell>
          <table:table-cell office:value-type="float" office:value="36408" calcext:value-type="float">
            <text:p>3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11970" calcext:value-type="float">
            <text:p>11970</text:p>
          </table:table-cell>
          <table:table-cell office:value-type="float" office:value="448448" calcext:value-type="float">
            <text:p>448448</text:p>
          </table:table-cell>
          <table:table-cell office:value-type="float" office:value="442801" calcext:value-type="float">
            <text:p>442801</text:p>
          </table:table-cell>
          <table:table-cell office:value-type="float" office:value="33424" calcext:value-type="float">
            <text:p>33424</text:p>
          </table:table-cell>
          <table:table-cell office:value-type="float" office:value="32021" calcext:value-type="float">
            <text:p>32021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office:value-type="float" office:value="7142" calcext:value-type="float">
            <text:p>7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31" calcext:value-type="date">
            <text:p>10/21/19 05:26 PM</text:p>
          </table:table-cell>
          <table:table-cell office:value-type="float" office:value="9291040" calcext:value-type="float">
            <text:p>92910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582056" calcext:value-type="float">
            <text:p>582056</text:p>
          </table:table-cell>
          <table:table-cell office:value-type="float" office:value="545648" calcext:value-type="float">
            <text:p>54564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11970" calcext:value-type="float">
            <text:p>11970</text:p>
          </table:table-cell>
          <table:table-cell office:value-type="float" office:value="448448" calcext:value-type="float">
            <text:p>448448</text:p>
          </table:table-cell>
          <table:table-cell office:value-type="float" office:value="442801" calcext:value-type="float">
            <text:p>442801</text:p>
          </table:table-cell>
          <table:table-cell office:value-type="float" office:value="33424" calcext:value-type="float">
            <text:p>33424</text:p>
          </table:table-cell>
          <table:table-cell office:value-type="float" office:value="32021" calcext:value-type="float">
            <text:p>32021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32" calcext:value-type="date">
            <text:p>10/21/19 05:26 PM</text:p>
          </table:table-cell>
          <table:table-cell office:value-type="float" office:value="9298852" calcext:value-type="float">
            <text:p>92988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582056" calcext:value-type="float">
            <text:p>582056</text:p>
          </table:table-cell>
          <table:table-cell office:value-type="float" office:value="545648" calcext:value-type="float">
            <text:p>54564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11970" calcext:value-type="float">
            <text:p>11970</text:p>
          </table:table-cell>
          <table:table-cell office:value-type="float" office:value="448448" calcext:value-type="float">
            <text:p>448448</text:p>
          </table:table-cell>
          <table:table-cell office:value-type="float" office:value="442801" calcext:value-type="float">
            <text:p>442801</text:p>
          </table:table-cell>
          <table:table-cell office:value-type="float" office:value="33424" calcext:value-type="float">
            <text:p>33424</text:p>
          </table:table-cell>
          <table:table-cell office:value-type="float" office:value="32021" calcext:value-type="float">
            <text:p>32021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33" calcext:value-type="date">
            <text:p>10/21/19 05:26 PM</text:p>
          </table:table-cell>
          <table:table-cell office:value-type="float" office:value="9315068" calcext:value-type="float">
            <text:p>93150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582056" calcext:value-type="float">
            <text:p>582056</text:p>
          </table:table-cell>
          <table:table-cell office:value-type="float" office:value="545648" calcext:value-type="float">
            <text:p>54564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11970" calcext:value-type="float">
            <text:p>11970</text:p>
          </table:table-cell>
          <table:table-cell office:value-type="float" office:value="448448" calcext:value-type="float">
            <text:p>448448</text:p>
          </table:table-cell>
          <table:table-cell office:value-type="float" office:value="442801" calcext:value-type="float">
            <text:p>442801</text:p>
          </table:table-cell>
          <table:table-cell office:value-type="float" office:value="33424" calcext:value-type="float">
            <text:p>33424</text:p>
          </table:table-cell>
          <table:table-cell office:value-type="float" office:value="32021" calcext:value-type="float">
            <text:p>32021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34" calcext:value-type="date">
            <text:p>10/21/19 05:26 PM</text:p>
          </table:table-cell>
          <table:table-cell office:value-type="float" office:value="9310924" calcext:value-type="float">
            <text:p>931092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577872" calcext:value-type="float">
            <text:p>577872</text:p>
          </table:table-cell>
          <table:table-cell office:value-type="float" office:value="541464" calcext:value-type="float">
            <text:p>54146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11970" calcext:value-type="float">
            <text:p>11970</text:p>
          </table:table-cell>
          <table:table-cell office:value-type="float" office:value="448448" calcext:value-type="float">
            <text:p>448448</text:p>
          </table:table-cell>
          <table:table-cell office:value-type="float" office:value="442801" calcext:value-type="float">
            <text:p>442801</text:p>
          </table:table-cell>
          <table:table-cell office:value-type="float" office:value="33424" calcext:value-type="float">
            <text:p>33424</text:p>
          </table:table-cell>
          <table:table-cell office:value-type="float" office:value="32021" calcext:value-type="float">
            <text:p>32021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35" calcext:value-type="date">
            <text:p>10/21/19 05:26 PM</text:p>
          </table:table-cell>
          <table:table-cell office:value-type="float" office:value="9310924" calcext:value-type="float">
            <text:p>931092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577872" calcext:value-type="float">
            <text:p>577872</text:p>
          </table:table-cell>
          <table:table-cell office:value-type="float" office:value="541464" calcext:value-type="float">
            <text:p>54146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11970" calcext:value-type="float">
            <text:p>11970</text:p>
          </table:table-cell>
          <table:table-cell office:value-type="float" office:value="448448" calcext:value-type="float">
            <text:p>448448</text:p>
          </table:table-cell>
          <table:table-cell office:value-type="float" office:value="442801" calcext:value-type="float">
            <text:p>442801</text:p>
          </table:table-cell>
          <table:table-cell office:value-type="float" office:value="33424" calcext:value-type="float">
            <text:p>33424</text:p>
          </table:table-cell>
          <table:table-cell office:value-type="float" office:value="32021" calcext:value-type="float">
            <text:p>32021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36" calcext:value-type="date">
            <text:p>10/21/19 05:26 PM</text:p>
          </table:table-cell>
          <table:table-cell office:value-type="float" office:value="9319156" calcext:value-type="float">
            <text:p>93191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577872" calcext:value-type="float">
            <text:p>577872</text:p>
          </table:table-cell>
          <table:table-cell office:value-type="float" office:value="541464" calcext:value-type="float">
            <text:p>54146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11970" calcext:value-type="float">
            <text:p>11970</text:p>
          </table:table-cell>
          <table:table-cell office:value-type="float" office:value="448448" calcext:value-type="float">
            <text:p>448448</text:p>
          </table:table-cell>
          <table:table-cell office:value-type="float" office:value="442801" calcext:value-type="float">
            <text:p>442801</text:p>
          </table:table-cell>
          <table:table-cell office:value-type="float" office:value="33424" calcext:value-type="float">
            <text:p>33424</text:p>
          </table:table-cell>
          <table:table-cell office:value-type="float" office:value="32021" calcext:value-type="float">
            <text:p>32021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37" calcext:value-type="date">
            <text:p>10/21/19 05:26 PM</text:p>
          </table:table-cell>
          <table:table-cell office:value-type="float" office:value="9319232" calcext:value-type="float">
            <text:p>931923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577872" calcext:value-type="float">
            <text:p>577872</text:p>
          </table:table-cell>
          <table:table-cell office:value-type="float" office:value="541464" calcext:value-type="float">
            <text:p>54146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11970" calcext:value-type="float">
            <text:p>11970</text:p>
          </table:table-cell>
          <table:table-cell office:value-type="float" office:value="448448" calcext:value-type="float">
            <text:p>448448</text:p>
          </table:table-cell>
          <table:table-cell office:value-type="float" office:value="442801" calcext:value-type="float">
            <text:p>442801</text:p>
          </table:table-cell>
          <table:table-cell office:value-type="float" office:value="33424" calcext:value-type="float">
            <text:p>33424</text:p>
          </table:table-cell>
          <table:table-cell office:value-type="float" office:value="32021" calcext:value-type="float">
            <text:p>32021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38" calcext:value-type="date">
            <text:p>10/21/19 05:26 PM</text:p>
          </table:table-cell>
          <table:table-cell office:value-type="float" office:value="9396856" calcext:value-type="float">
            <text:p>93968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91592" calcext:value-type="float">
            <text:p>491592</text:p>
          </table:table-cell>
          <table:table-cell office:value-type="float" office:value="455184" calcext:value-type="float">
            <text:p>455184</text:p>
          </table:table-cell>
          <table:table-cell office:value-type="float" office:value="36408" calcext:value-type="float">
            <text:p>3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10568" calcext:value-type="float">
            <text:p>10568</text:p>
          </table:table-cell>
          <table:table-cell office:value-type="float" office:value="361504" calcext:value-type="float">
            <text:p>361504</text:p>
          </table:table-cell>
          <table:table-cell office:value-type="float" office:value="356851" calcext:value-type="float">
            <text:p>356851</text:p>
          </table:table-cell>
          <table:table-cell office:value-type="float" office:value="27120" calcext:value-type="float">
            <text:p>27120</text:p>
          </table:table-cell>
          <table:table-cell office:value-type="float" office:value="25877" calcext:value-type="float">
            <text:p>25877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0-21T17:26:39" calcext:value-type="date">
            <text:p>10/21/19 05:26 PM</text:p>
          </table:table-cell>
          <table:table-cell office:value-type="float" office:value="9396608" calcext:value-type="float">
            <text:p>939660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91592" calcext:value-type="float">
            <text:p>491592</text:p>
          </table:table-cell>
          <table:table-cell office:value-type="float" office:value="455184" calcext:value-type="float">
            <text:p>45518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10568" calcext:value-type="float">
            <text:p>10568</text:p>
          </table:table-cell>
          <table:table-cell office:value-type="float" office:value="361504" calcext:value-type="float">
            <text:p>361504</text:p>
          </table:table-cell>
          <table:table-cell office:value-type="float" office:value="356851" calcext:value-type="float">
            <text:p>356851</text:p>
          </table:table-cell>
          <table:table-cell office:value-type="float" office:value="27120" calcext:value-type="float">
            <text:p>27120</text:p>
          </table:table-cell>
          <table:table-cell office:value-type="float" office:value="25877" calcext:value-type="float">
            <text:p>25877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40" calcext:value-type="date">
            <text:p>10/21/19 05:26 PM</text:p>
          </table:table-cell>
          <table:table-cell office:value-type="float" office:value="9396608" calcext:value-type="float">
            <text:p>939660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91592" calcext:value-type="float">
            <text:p>491592</text:p>
          </table:table-cell>
          <table:table-cell office:value-type="float" office:value="455184" calcext:value-type="float">
            <text:p>45518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10568" calcext:value-type="float">
            <text:p>10568</text:p>
          </table:table-cell>
          <table:table-cell office:value-type="float" office:value="361504" calcext:value-type="float">
            <text:p>361504</text:p>
          </table:table-cell>
          <table:table-cell office:value-type="float" office:value="356851" calcext:value-type="float">
            <text:p>356851</text:p>
          </table:table-cell>
          <table:table-cell office:value-type="float" office:value="27120" calcext:value-type="float">
            <text:p>27120</text:p>
          </table:table-cell>
          <table:table-cell office:value-type="float" office:value="25877" calcext:value-type="float">
            <text:p>25877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41" calcext:value-type="date">
            <text:p>10/21/19 05:26 PM</text:p>
          </table:table-cell>
          <table:table-cell office:value-type="float" office:value="9396608" calcext:value-type="float">
            <text:p>939660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91592" calcext:value-type="float">
            <text:p>491592</text:p>
          </table:table-cell>
          <table:table-cell office:value-type="float" office:value="455184" calcext:value-type="float">
            <text:p>45518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10568" calcext:value-type="float">
            <text:p>10568</text:p>
          </table:table-cell>
          <table:table-cell office:value-type="float" office:value="361504" calcext:value-type="float">
            <text:p>361504</text:p>
          </table:table-cell>
          <table:table-cell office:value-type="float" office:value="356851" calcext:value-type="float">
            <text:p>356851</text:p>
          </table:table-cell>
          <table:table-cell office:value-type="float" office:value="27120" calcext:value-type="float">
            <text:p>27120</text:p>
          </table:table-cell>
          <table:table-cell office:value-type="float" office:value="25877" calcext:value-type="float">
            <text:p>25877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42" calcext:value-type="date">
            <text:p>10/21/19 05:26 PM</text:p>
          </table:table-cell>
          <table:table-cell office:value-type="float" office:value="9396484" calcext:value-type="float">
            <text:p>939648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91592" calcext:value-type="float">
            <text:p>491592</text:p>
          </table:table-cell>
          <table:table-cell office:value-type="float" office:value="455184" calcext:value-type="float">
            <text:p>45518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10568" calcext:value-type="float">
            <text:p>10568</text:p>
          </table:table-cell>
          <table:table-cell office:value-type="float" office:value="361504" calcext:value-type="float">
            <text:p>361504</text:p>
          </table:table-cell>
          <table:table-cell office:value-type="float" office:value="356851" calcext:value-type="float">
            <text:p>356851</text:p>
          </table:table-cell>
          <table:table-cell office:value-type="float" office:value="27120" calcext:value-type="float">
            <text:p>27120</text:p>
          </table:table-cell>
          <table:table-cell office:value-type="float" office:value="25877" calcext:value-type="float">
            <text:p>25877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43" calcext:value-type="date">
            <text:p>10/21/19 05:26 PM</text:p>
          </table:table-cell>
          <table:table-cell office:value-type="float" office:value="9396488" calcext:value-type="float">
            <text:p>939648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91592" calcext:value-type="float">
            <text:p>491592</text:p>
          </table:table-cell>
          <table:table-cell office:value-type="float" office:value="455184" calcext:value-type="float">
            <text:p>45518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10568" calcext:value-type="float">
            <text:p>10568</text:p>
          </table:table-cell>
          <table:table-cell office:value-type="float" office:value="361504" calcext:value-type="float">
            <text:p>361504</text:p>
          </table:table-cell>
          <table:table-cell office:value-type="float" office:value="356851" calcext:value-type="float">
            <text:p>356851</text:p>
          </table:table-cell>
          <table:table-cell office:value-type="float" office:value="27120" calcext:value-type="float">
            <text:p>27120</text:p>
          </table:table-cell>
          <table:table-cell office:value-type="float" office:value="25877" calcext:value-type="float">
            <text:p>25877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44" calcext:value-type="date">
            <text:p>10/21/19 05:26 PM</text:p>
          </table:table-cell>
          <table:table-cell office:value-type="float" office:value="9396488" calcext:value-type="float">
            <text:p>939648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91592" calcext:value-type="float">
            <text:p>491592</text:p>
          </table:table-cell>
          <table:table-cell office:value-type="float" office:value="455184" calcext:value-type="float">
            <text:p>45518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10568" calcext:value-type="float">
            <text:p>10568</text:p>
          </table:table-cell>
          <table:table-cell office:value-type="float" office:value="361504" calcext:value-type="float">
            <text:p>361504</text:p>
          </table:table-cell>
          <table:table-cell office:value-type="float" office:value="356851" calcext:value-type="float">
            <text:p>356851</text:p>
          </table:table-cell>
          <table:table-cell office:value-type="float" office:value="27120" calcext:value-type="float">
            <text:p>27120</text:p>
          </table:table-cell>
          <table:table-cell office:value-type="float" office:value="25877" calcext:value-type="float">
            <text:p>25877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45" calcext:value-type="date">
            <text:p>10/21/19 05:26 PM</text:p>
          </table:table-cell>
          <table:table-cell office:value-type="float" office:value="9396488" calcext:value-type="float">
            <text:p>939648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91592" calcext:value-type="float">
            <text:p>491592</text:p>
          </table:table-cell>
          <table:table-cell office:value-type="float" office:value="455184" calcext:value-type="float">
            <text:p>45518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10568" calcext:value-type="float">
            <text:p>10568</text:p>
          </table:table-cell>
          <table:table-cell office:value-type="float" office:value="361504" calcext:value-type="float">
            <text:p>361504</text:p>
          </table:table-cell>
          <table:table-cell office:value-type="float" office:value="356851" calcext:value-type="float">
            <text:p>356851</text:p>
          </table:table-cell>
          <table:table-cell office:value-type="float" office:value="27120" calcext:value-type="float">
            <text:p>27120</text:p>
          </table:table-cell>
          <table:table-cell office:value-type="float" office:value="25877" calcext:value-type="float">
            <text:p>25877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46" calcext:value-type="date">
            <text:p>10/21/19 05:26 PM</text:p>
          </table:table-cell>
          <table:table-cell office:value-type="float" office:value="9482680" calcext:value-type="float">
            <text:p>948268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05720" calcext:value-type="float">
            <text:p>405720</text:p>
          </table:table-cell>
          <table:table-cell office:value-type="float" office:value="369312" calcext:value-type="float">
            <text:p>369312</text:p>
          </table:table-cell>
          <table:table-cell office:value-type="float" office:value="36408" calcext:value-type="float">
            <text:p>3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8760" calcext:value-type="float">
            <text:p>8760</text:p>
          </table:table-cell>
          <table:table-cell office:value-type="float" office:value="274464" calcext:value-type="float">
            <text:p>274464</text:p>
          </table:table-cell>
          <table:table-cell office:value-type="float" office:value="270900" calcext:value-type="float">
            <text:p>270900</text:p>
          </table:table-cell>
          <table:table-cell office:value-type="float" office:value="20720" calcext:value-type="float">
            <text:p>20720</text:p>
          </table:table-cell>
          <table:table-cell office:value-type="float" office:value="19733" calcext:value-type="float">
            <text:p>19733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0-21T17:26:48" calcext:value-type="date">
            <text:p>10/21/19 05:26 PM</text:p>
          </table:table-cell>
          <table:table-cell office:value-type="float" office:value="9477596" calcext:value-type="float">
            <text:p>947759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02532" calcext:value-type="float">
            <text:p>402532</text:p>
          </table:table-cell>
          <table:table-cell office:value-type="float" office:value="366124" calcext:value-type="float">
            <text:p>36612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126" calcext:value-type="float">
            <text:p>9126</text:p>
          </table:table-cell>
          <table:table-cell office:value-type="float" office:value="274464" calcext:value-type="float">
            <text:p>274464</text:p>
          </table:table-cell>
          <table:table-cell office:value-type="float" office:value="270900" calcext:value-type="float">
            <text:p>270900</text:p>
          </table:table-cell>
          <table:table-cell office:value-type="float" office:value="20720" calcext:value-type="float">
            <text:p>20720</text:p>
          </table:table-cell>
          <table:table-cell office:value-type="float" office:value="19733" calcext:value-type="float">
            <text:p>19733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49" calcext:value-type="date">
            <text:p>10/21/19 05:26 PM</text:p>
          </table:table-cell>
          <table:table-cell office:value-type="float" office:value="9493864" calcext:value-type="float">
            <text:p>949386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02532" calcext:value-type="float">
            <text:p>402532</text:p>
          </table:table-cell>
          <table:table-cell office:value-type="float" office:value="366124" calcext:value-type="float">
            <text:p>36612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126" calcext:value-type="float">
            <text:p>9126</text:p>
          </table:table-cell>
          <table:table-cell office:value-type="float" office:value="274464" calcext:value-type="float">
            <text:p>274464</text:p>
          </table:table-cell>
          <table:table-cell office:value-type="float" office:value="270900" calcext:value-type="float">
            <text:p>270900</text:p>
          </table:table-cell>
          <table:table-cell office:value-type="float" office:value="20720" calcext:value-type="float">
            <text:p>20720</text:p>
          </table:table-cell>
          <table:table-cell office:value-type="float" office:value="19733" calcext:value-type="float">
            <text:p>19733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50" calcext:value-type="date">
            <text:p>10/21/19 05:26 PM</text:p>
          </table:table-cell>
          <table:table-cell office:value-type="float" office:value="9494060" calcext:value-type="float">
            <text:p>94940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02532" calcext:value-type="float">
            <text:p>402532</text:p>
          </table:table-cell>
          <table:table-cell office:value-type="float" office:value="366124" calcext:value-type="float">
            <text:p>36612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126" calcext:value-type="float">
            <text:p>9126</text:p>
          </table:table-cell>
          <table:table-cell office:value-type="float" office:value="274464" calcext:value-type="float">
            <text:p>274464</text:p>
          </table:table-cell>
          <table:table-cell office:value-type="float" office:value="270900" calcext:value-type="float">
            <text:p>270900</text:p>
          </table:table-cell>
          <table:table-cell office:value-type="float" office:value="20720" calcext:value-type="float">
            <text:p>20720</text:p>
          </table:table-cell>
          <table:table-cell office:value-type="float" office:value="19733" calcext:value-type="float">
            <text:p>19733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51" calcext:value-type="date">
            <text:p>10/21/19 05:26 PM</text:p>
          </table:table-cell>
          <table:table-cell office:value-type="float" office:value="9494088" calcext:value-type="float">
            <text:p>949408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02532" calcext:value-type="float">
            <text:p>402532</text:p>
          </table:table-cell>
          <table:table-cell office:value-type="float" office:value="366124" calcext:value-type="float">
            <text:p>36612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126" calcext:value-type="float">
            <text:p>9126</text:p>
          </table:table-cell>
          <table:table-cell office:value-type="float" office:value="274464" calcext:value-type="float">
            <text:p>274464</text:p>
          </table:table-cell>
          <table:table-cell office:value-type="float" office:value="270900" calcext:value-type="float">
            <text:p>270900</text:p>
          </table:table-cell>
          <table:table-cell office:value-type="float" office:value="20720" calcext:value-type="float">
            <text:p>20720</text:p>
          </table:table-cell>
          <table:table-cell office:value-type="float" office:value="19733" calcext:value-type="float">
            <text:p>19733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52" calcext:value-type="date">
            <text:p>10/21/19 05:26 PM</text:p>
          </table:table-cell>
          <table:table-cell office:value-type="float" office:value="9486276" calcext:value-type="float">
            <text:p>948627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02532" calcext:value-type="float">
            <text:p>402532</text:p>
          </table:table-cell>
          <table:table-cell office:value-type="float" office:value="366124" calcext:value-type="float">
            <text:p>36612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126" calcext:value-type="float">
            <text:p>9126</text:p>
          </table:table-cell>
          <table:table-cell office:value-type="float" office:value="274464" calcext:value-type="float">
            <text:p>274464</text:p>
          </table:table-cell>
          <table:table-cell office:value-type="float" office:value="270901" calcext:value-type="float">
            <text:p>270901</text:p>
          </table:table-cell>
          <table:table-cell office:value-type="float" office:value="20720" calcext:value-type="float">
            <text:p>20720</text:p>
          </table:table-cell>
          <table:table-cell office:value-type="float" office:value="19733" calcext:value-type="float">
            <text:p>19733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53" calcext:value-type="date">
            <text:p>10/21/19 05:26 PM</text:p>
          </table:table-cell>
          <table:table-cell office:value-type="float" office:value="9494088" calcext:value-type="float">
            <text:p>949408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02532" calcext:value-type="float">
            <text:p>402532</text:p>
          </table:table-cell>
          <table:table-cell office:value-type="float" office:value="366124" calcext:value-type="float">
            <text:p>36612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126" calcext:value-type="float">
            <text:p>9126</text:p>
          </table:table-cell>
          <table:table-cell office:value-type="float" office:value="274464" calcext:value-type="float">
            <text:p>274464</text:p>
          </table:table-cell>
          <table:table-cell office:value-type="float" office:value="270901" calcext:value-type="float">
            <text:p>270901</text:p>
          </table:table-cell>
          <table:table-cell office:value-type="float" office:value="20720" calcext:value-type="float">
            <text:p>20720</text:p>
          </table:table-cell>
          <table:table-cell office:value-type="float" office:value="19733" calcext:value-type="float">
            <text:p>19733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54" calcext:value-type="date">
            <text:p>10/21/19 05:26 PM</text:p>
          </table:table-cell>
          <table:table-cell office:value-type="float" office:value="9494088" calcext:value-type="float">
            <text:p>949408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02532" calcext:value-type="float">
            <text:p>402532</text:p>
          </table:table-cell>
          <table:table-cell office:value-type="float" office:value="366124" calcext:value-type="float">
            <text:p>36612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126" calcext:value-type="float">
            <text:p>9126</text:p>
          </table:table-cell>
          <table:table-cell office:value-type="float" office:value="274464" calcext:value-type="float">
            <text:p>274464</text:p>
          </table:table-cell>
          <table:table-cell office:value-type="float" office:value="270901" calcext:value-type="float">
            <text:p>270901</text:p>
          </table:table-cell>
          <table:table-cell office:value-type="float" office:value="20720" calcext:value-type="float">
            <text:p>20720</text:p>
          </table:table-cell>
          <table:table-cell office:value-type="float" office:value="19733" calcext:value-type="float">
            <text:p>19733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55" calcext:value-type="date">
            <text:p>10/21/19 05:26 PM</text:p>
          </table:table-cell>
          <table:table-cell office:value-type="float" office:value="9493964" calcext:value-type="float">
            <text:p>949396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02532" calcext:value-type="float">
            <text:p>402532</text:p>
          </table:table-cell>
          <table:table-cell office:value-type="float" office:value="366124" calcext:value-type="float">
            <text:p>36612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126" calcext:value-type="float">
            <text:p>9126</text:p>
          </table:table-cell>
          <table:table-cell office:value-type="float" office:value="274464" calcext:value-type="float">
            <text:p>274464</text:p>
          </table:table-cell>
          <table:table-cell office:value-type="float" office:value="270901" calcext:value-type="float">
            <text:p>270901</text:p>
          </table:table-cell>
          <table:table-cell office:value-type="float" office:value="20720" calcext:value-type="float">
            <text:p>20720</text:p>
          </table:table-cell>
          <table:table-cell office:value-type="float" office:value="19733" calcext:value-type="float">
            <text:p>19733</text:p>
          </table:table-cell>
          <table:table-cell office:value-type="float" office:value="747424" calcext:value-type="float">
            <text:p>7474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56" calcext:value-type="date">
            <text:p>10/21/19 05:26 PM</text:p>
          </table:table-cell>
          <table:table-cell office:value-type="float" office:value="9564520" calcext:value-type="float">
            <text:p>956452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316140" calcext:value-type="float">
            <text:p>316140</text:p>
          </table:table-cell>
          <table:table-cell office:value-type="float" office:value="279732" calcext:value-type="float">
            <text:p>279732</text:p>
          </table:table-cell>
          <table:table-cell office:value-type="float" office:value="36408" calcext:value-type="float">
            <text:p>3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704" calcext:value-type="float">
            <text:p>7704</text:p>
          </table:table-cell>
          <table:table-cell office:value-type="float" office:value="187424" calcext:value-type="float">
            <text:p>187424</text:p>
          </table:table-cell>
          <table:table-cell office:value-type="float" office:value="184951" calcext:value-type="float">
            <text:p>184951</text:p>
          </table:table-cell>
          <table:table-cell office:value-type="float" office:value="14320" calcext:value-type="float">
            <text:p>14320</text:p>
          </table:table-cell>
          <table:table-cell office:value-type="float" office:value="13589" calcext:value-type="float">
            <text:p>13589</text:p>
          </table:table-cell>
          <table:table-cell office:value-type="float" office:value="735168" calcext:value-type="float">
            <text:p>73516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0-21T17:26:57" calcext:value-type="date">
            <text:p>10/21/19 05:26 PM</text:p>
          </table:table-cell>
          <table:table-cell office:value-type="float" office:value="9572432" calcext:value-type="float">
            <text:p>957243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316140" calcext:value-type="float">
            <text:p>316140</text:p>
          </table:table-cell>
          <table:table-cell office:value-type="float" office:value="279732" calcext:value-type="float">
            <text:p>279732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704" calcext:value-type="float">
            <text:p>7704</text:p>
          </table:table-cell>
          <table:table-cell office:value-type="float" office:value="187424" calcext:value-type="float">
            <text:p>187424</text:p>
          </table:table-cell>
          <table:table-cell office:value-type="float" office:value="184951" calcext:value-type="float">
            <text:p>184951</text:p>
          </table:table-cell>
          <table:table-cell office:value-type="float" office:value="14320" calcext:value-type="float">
            <text:p>14320</text:p>
          </table:table-cell>
          <table:table-cell office:value-type="float" office:value="13589" calcext:value-type="float">
            <text:p>13589</text:p>
          </table:table-cell>
          <table:table-cell office:value-type="float" office:value="735168" calcext:value-type="float">
            <text:p>73516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58" calcext:value-type="date">
            <text:p>10/21/19 05:26 PM</text:p>
          </table:table-cell>
          <table:table-cell office:value-type="float" office:value="9580888" calcext:value-type="float">
            <text:p>958088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316140" calcext:value-type="float">
            <text:p>316140</text:p>
          </table:table-cell>
          <table:table-cell office:value-type="float" office:value="279732" calcext:value-type="float">
            <text:p>279732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704" calcext:value-type="float">
            <text:p>7704</text:p>
          </table:table-cell>
          <table:table-cell office:value-type="float" office:value="187424" calcext:value-type="float">
            <text:p>187424</text:p>
          </table:table-cell>
          <table:table-cell office:value-type="float" office:value="184951" calcext:value-type="float">
            <text:p>184951</text:p>
          </table:table-cell>
          <table:table-cell office:value-type="float" office:value="14320" calcext:value-type="float">
            <text:p>14320</text:p>
          </table:table-cell>
          <table:table-cell office:value-type="float" office:value="13589" calcext:value-type="float">
            <text:p>13589</text:p>
          </table:table-cell>
          <table:table-cell office:value-type="float" office:value="735168" calcext:value-type="float">
            <text:p>73516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6:59" calcext:value-type="date">
            <text:p>10/21/19 05:26 PM</text:p>
          </table:table-cell>
          <table:table-cell office:value-type="float" office:value="9580764" calcext:value-type="float">
            <text:p>958076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316140" calcext:value-type="float">
            <text:p>316140</text:p>
          </table:table-cell>
          <table:table-cell office:value-type="float" office:value="279732" calcext:value-type="float">
            <text:p>279732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704" calcext:value-type="float">
            <text:p>7704</text:p>
          </table:table-cell>
          <table:table-cell office:value-type="float" office:value="187424" calcext:value-type="float">
            <text:p>187424</text:p>
          </table:table-cell>
          <table:table-cell office:value-type="float" office:value="184951" calcext:value-type="float">
            <text:p>184951</text:p>
          </table:table-cell>
          <table:table-cell office:value-type="float" office:value="14320" calcext:value-type="float">
            <text:p>14320</text:p>
          </table:table-cell>
          <table:table-cell office:value-type="float" office:value="13589" calcext:value-type="float">
            <text:p>13589</text:p>
          </table:table-cell>
          <table:table-cell office:value-type="float" office:value="735168" calcext:value-type="float">
            <text:p>73516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00" calcext:value-type="date">
            <text:p>10/21/19 05:27 PM</text:p>
          </table:table-cell>
          <table:table-cell office:value-type="float" office:value="9572456" calcext:value-type="float">
            <text:p>95724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316140" calcext:value-type="float">
            <text:p>316140</text:p>
          </table:table-cell>
          <table:table-cell office:value-type="float" office:value="279732" calcext:value-type="float">
            <text:p>279732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704" calcext:value-type="float">
            <text:p>7704</text:p>
          </table:table-cell>
          <table:table-cell office:value-type="float" office:value="187424" calcext:value-type="float">
            <text:p>187424</text:p>
          </table:table-cell>
          <table:table-cell office:value-type="float" office:value="184951" calcext:value-type="float">
            <text:p>184951</text:p>
          </table:table-cell>
          <table:table-cell office:value-type="float" office:value="14320" calcext:value-type="float">
            <text:p>14320</text:p>
          </table:table-cell>
          <table:table-cell office:value-type="float" office:value="13589" calcext:value-type="float">
            <text:p>13589</text:p>
          </table:table-cell>
          <table:table-cell office:value-type="float" office:value="735168" calcext:value-type="float">
            <text:p>73516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01" calcext:value-type="date">
            <text:p>10/21/19 05:27 PM</text:p>
          </table:table-cell>
          <table:table-cell office:value-type="float" office:value="9580764" calcext:value-type="float">
            <text:p>958076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316140" calcext:value-type="float">
            <text:p>316140</text:p>
          </table:table-cell>
          <table:table-cell office:value-type="float" office:value="279732" calcext:value-type="float">
            <text:p>279732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704" calcext:value-type="float">
            <text:p>7704</text:p>
          </table:table-cell>
          <table:table-cell office:value-type="float" office:value="187424" calcext:value-type="float">
            <text:p>187424</text:p>
          </table:table-cell>
          <table:table-cell office:value-type="float" office:value="184951" calcext:value-type="float">
            <text:p>184951</text:p>
          </table:table-cell>
          <table:table-cell office:value-type="float" office:value="14320" calcext:value-type="float">
            <text:p>14320</text:p>
          </table:table-cell>
          <table:table-cell office:value-type="float" office:value="13589" calcext:value-type="float">
            <text:p>13589</text:p>
          </table:table-cell>
          <table:table-cell office:value-type="float" office:value="735168" calcext:value-type="float">
            <text:p>73516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02" calcext:value-type="date">
            <text:p>10/21/19 05:27 PM</text:p>
          </table:table-cell>
          <table:table-cell office:value-type="float" office:value="9580764" calcext:value-type="float">
            <text:p>958076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316140" calcext:value-type="float">
            <text:p>316140</text:p>
          </table:table-cell>
          <table:table-cell office:value-type="float" office:value="279732" calcext:value-type="float">
            <text:p>279732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704" calcext:value-type="float">
            <text:p>7704</text:p>
          </table:table-cell>
          <table:table-cell office:value-type="float" office:value="187424" calcext:value-type="float">
            <text:p>187424</text:p>
          </table:table-cell>
          <table:table-cell office:value-type="float" office:value="184951" calcext:value-type="float">
            <text:p>184951</text:p>
          </table:table-cell>
          <table:table-cell office:value-type="float" office:value="14320" calcext:value-type="float">
            <text:p>14320</text:p>
          </table:table-cell>
          <table:table-cell office:value-type="float" office:value="13589" calcext:value-type="float">
            <text:p>13589</text:p>
          </table:table-cell>
          <table:table-cell office:value-type="float" office:value="735168" calcext:value-type="float">
            <text:p>73516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03" calcext:value-type="date">
            <text:p>10/21/19 05:27 PM</text:p>
          </table:table-cell>
          <table:table-cell office:value-type="float" office:value="9580764" calcext:value-type="float">
            <text:p>958076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316140" calcext:value-type="float">
            <text:p>316140</text:p>
          </table:table-cell>
          <table:table-cell office:value-type="float" office:value="279732" calcext:value-type="float">
            <text:p>279732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704" calcext:value-type="float">
            <text:p>7704</text:p>
          </table:table-cell>
          <table:table-cell office:value-type="float" office:value="187424" calcext:value-type="float">
            <text:p>187424</text:p>
          </table:table-cell>
          <table:table-cell office:value-type="float" office:value="184951" calcext:value-type="float">
            <text:p>184951</text:p>
          </table:table-cell>
          <table:table-cell office:value-type="float" office:value="14320" calcext:value-type="float">
            <text:p>14320</text:p>
          </table:table-cell>
          <table:table-cell office:value-type="float" office:value="13589" calcext:value-type="float">
            <text:p>13589</text:p>
          </table:table-cell>
          <table:table-cell office:value-type="float" office:value="735168" calcext:value-type="float">
            <text:p>73516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04" calcext:value-type="date">
            <text:p>10/21/19 05:27 PM</text:p>
          </table:table-cell>
          <table:table-cell office:value-type="float" office:value="9658636" calcext:value-type="float">
            <text:p>965863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0-21T17:27:05" calcext:value-type="date">
            <text:p>10/21/19 05:27 PM</text:p>
          </table:table-cell>
          <table:table-cell office:value-type="float" office:value="9666572" calcext:value-type="float">
            <text:p>966657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06" calcext:value-type="date">
            <text:p>10/21/19 05:27 PM</text:p>
          </table:table-cell>
          <table:table-cell office:value-type="float" office:value="9674756" calcext:value-type="float">
            <text:p>96747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07" calcext:value-type="date">
            <text:p>10/21/19 05:27 PM</text:p>
          </table:table-cell>
          <table:table-cell office:value-type="float" office:value="9674556" calcext:value-type="float">
            <text:p>96745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08" calcext:value-type="date">
            <text:p>10/21/19 05:27 PM</text:p>
          </table:table-cell>
          <table:table-cell office:value-type="float" office:value="9666248" calcext:value-type="float">
            <text:p>966624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09" calcext:value-type="date">
            <text:p>10/21/19 05:27 PM</text:p>
          </table:table-cell>
          <table:table-cell office:value-type="float" office:value="9666840" calcext:value-type="float">
            <text:p>96668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10" calcext:value-type="date">
            <text:p>10/21/19 05:27 PM</text:p>
          </table:table-cell>
          <table:table-cell office:value-type="float" office:value="9675032" calcext:value-type="float">
            <text:p>967503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11" calcext:value-type="date">
            <text:p>10/21/19 05:27 PM</text:p>
          </table:table-cell>
          <table:table-cell office:value-type="float" office:value="9674932" calcext:value-type="float">
            <text:p>967493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12" calcext:value-type="date">
            <text:p>10/21/19 05:27 PM</text:p>
          </table:table-cell>
          <table:table-cell office:value-type="float" office:value="9675056" calcext:value-type="float">
            <text:p>96750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13" calcext:value-type="date">
            <text:p>10/21/19 05:27 PM</text:p>
          </table:table-cell>
          <table:table-cell office:value-type="float" office:value="9675056" calcext:value-type="float">
            <text:p>96750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14" calcext:value-type="date">
            <text:p>10/21/19 05:27 PM</text:p>
          </table:table-cell>
          <table:table-cell office:value-type="float" office:value="9675056" calcext:value-type="float">
            <text:p>96750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15" calcext:value-type="date">
            <text:p>10/21/19 05:27 PM</text:p>
          </table:table-cell>
          <table:table-cell office:value-type="float" office:value="9675056" calcext:value-type="float">
            <text:p>96750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16" calcext:value-type="date">
            <text:p>10/21/19 05:27 PM</text:p>
          </table:table-cell>
          <table:table-cell office:value-type="float" office:value="9675056" calcext:value-type="float">
            <text:p>96750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17" calcext:value-type="date">
            <text:p>10/21/19 05:27 PM</text:p>
          </table:table-cell>
          <table:table-cell office:value-type="float" office:value="9675056" calcext:value-type="float">
            <text:p>96750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18" calcext:value-type="date">
            <text:p>10/21/19 05:27 PM</text:p>
          </table:table-cell>
          <table:table-cell office:value-type="float" office:value="9675056" calcext:value-type="float">
            <text:p>96750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19" calcext:value-type="date">
            <text:p>10/21/19 05:27 PM</text:p>
          </table:table-cell>
          <table:table-cell office:value-type="float" office:value="9675060" calcext:value-type="float">
            <text:p>96750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20" calcext:value-type="date">
            <text:p>10/21/19 05:27 PM</text:p>
          </table:table-cell>
          <table:table-cell office:value-type="float" office:value="9675060" calcext:value-type="float">
            <text:p>96750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21" calcext:value-type="date">
            <text:p>10/21/19 05:27 PM</text:p>
          </table:table-cell>
          <table:table-cell office:value-type="float" office:value="9675060" calcext:value-type="float">
            <text:p>96750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22" calcext:value-type="date">
            <text:p>10/21/19 05:27 PM</text:p>
          </table:table-cell>
          <table:table-cell office:value-type="float" office:value="9667640" calcext:value-type="float">
            <text:p>96676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23" calcext:value-type="date">
            <text:p>10/21/19 05:27 PM</text:p>
          </table:table-cell>
          <table:table-cell office:value-type="float" office:value="9659276" calcext:value-type="float">
            <text:p>965927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24" calcext:value-type="date">
            <text:p>10/21/19 05:27 PM</text:p>
          </table:table-cell>
          <table:table-cell office:value-type="float" office:value="9659188" calcext:value-type="float">
            <text:p>965918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25" calcext:value-type="date">
            <text:p>10/21/19 05:27 PM</text:p>
          </table:table-cell>
          <table:table-cell office:value-type="float" office:value="9659188" calcext:value-type="float">
            <text:p>965918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26" calcext:value-type="date">
            <text:p>10/21/19 05:27 PM</text:p>
          </table:table-cell>
          <table:table-cell office:value-type="float" office:value="9659188" calcext:value-type="float">
            <text:p>965918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27" calcext:value-type="date">
            <text:p>10/21/19 05:27 PM</text:p>
          </table:table-cell>
          <table:table-cell office:value-type="float" office:value="9658572" calcext:value-type="float">
            <text:p>965857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28" calcext:value-type="date">
            <text:p>10/21/19 05:27 PM</text:p>
          </table:table-cell>
          <table:table-cell office:value-type="float" office:value="9658572" calcext:value-type="float">
            <text:p>965857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29" calcext:value-type="date">
            <text:p>10/21/19 05:27 PM</text:p>
          </table:table-cell>
          <table:table-cell office:value-type="float" office:value="9658332" calcext:value-type="float">
            <text:p>965833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30" calcext:value-type="date">
            <text:p>10/21/19 05:27 PM</text:p>
          </table:table-cell>
          <table:table-cell office:value-type="float" office:value="9658332" calcext:value-type="float">
            <text:p>965833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31" calcext:value-type="date">
            <text:p>10/21/19 05:27 PM</text:p>
          </table:table-cell>
          <table:table-cell office:value-type="float" office:value="9659048" calcext:value-type="float">
            <text:p>965904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32" calcext:value-type="date">
            <text:p>10/21/19 05:27 PM</text:p>
          </table:table-cell>
          <table:table-cell office:value-type="float" office:value="9659048" calcext:value-type="float">
            <text:p>965904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33" calcext:value-type="date">
            <text:p>10/21/19 05:27 PM</text:p>
          </table:table-cell>
          <table:table-cell office:value-type="float" office:value="9659208" calcext:value-type="float">
            <text:p>965920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34" calcext:value-type="date">
            <text:p>10/21/19 05:27 PM</text:p>
          </table:table-cell>
          <table:table-cell office:value-type="float" office:value="9659208" calcext:value-type="float">
            <text:p>965920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35" calcext:value-type="date">
            <text:p>10/21/19 05:27 PM</text:p>
          </table:table-cell>
          <table:table-cell office:value-type="float" office:value="9659088" calcext:value-type="float">
            <text:p>965908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36" calcext:value-type="date">
            <text:p>10/21/19 05:27 PM</text:p>
          </table:table-cell>
          <table:table-cell office:value-type="float" office:value="9659088" calcext:value-type="float">
            <text:p>965908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37" calcext:value-type="date">
            <text:p>10/21/19 05:27 PM</text:p>
          </table:table-cell>
          <table:table-cell office:value-type="float" office:value="9659096" calcext:value-type="float">
            <text:p>965909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38" calcext:value-type="date">
            <text:p>10/21/19 05:27 PM</text:p>
          </table:table-cell>
          <table:table-cell office:value-type="float" office:value="9659096" calcext:value-type="float">
            <text:p>965909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39" calcext:value-type="date">
            <text:p>10/21/19 05:27 PM</text:p>
          </table:table-cell>
          <table:table-cell office:value-type="float" office:value="9659136" calcext:value-type="float">
            <text:p>965913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40" calcext:value-type="date">
            <text:p>10/21/19 05:27 PM</text:p>
          </table:table-cell>
          <table:table-cell office:value-type="float" office:value="9659136" calcext:value-type="float">
            <text:p>965913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41" calcext:value-type="date">
            <text:p>10/21/19 05:27 PM</text:p>
          </table:table-cell>
          <table:table-cell office:value-type="float" office:value="9659136" calcext:value-type="float">
            <text:p>965913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42" calcext:value-type="date">
            <text:p>10/21/19 05:27 PM</text:p>
          </table:table-cell>
          <table:table-cell office:value-type="float" office:value="9658052" calcext:value-type="float">
            <text:p>96580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43" calcext:value-type="date">
            <text:p>10/21/19 05:27 PM</text:p>
          </table:table-cell>
          <table:table-cell office:value-type="float" office:value="9658152" calcext:value-type="float">
            <text:p>96581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44" calcext:value-type="date">
            <text:p>10/21/19 05:27 PM</text:p>
          </table:table-cell>
          <table:table-cell office:value-type="float" office:value="9658152" calcext:value-type="float">
            <text:p>96581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45" calcext:value-type="date">
            <text:p>10/21/19 05:27 PM</text:p>
          </table:table-cell>
          <table:table-cell office:value-type="float" office:value="9658152" calcext:value-type="float">
            <text:p>96581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46" calcext:value-type="date">
            <text:p>10/21/19 05:27 PM</text:p>
          </table:table-cell>
          <table:table-cell office:value-type="float" office:value="9658152" calcext:value-type="float">
            <text:p>965815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47" calcext:value-type="date">
            <text:p>10/21/19 05:27 PM</text:p>
          </table:table-cell>
          <table:table-cell office:value-type="float" office:value="9672032" calcext:value-type="float">
            <text:p>967203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48" calcext:value-type="date">
            <text:p>10/21/19 05:27 PM</text:p>
          </table:table-cell>
          <table:table-cell office:value-type="float" office:value="9674032" calcext:value-type="float">
            <text:p>967403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49" calcext:value-type="date">
            <text:p>10/21/19 05:27 PM</text:p>
          </table:table-cell>
          <table:table-cell office:value-type="float" office:value="9674172" calcext:value-type="float">
            <text:p>967417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50" calcext:value-type="date">
            <text:p>10/21/19 05:27 PM</text:p>
          </table:table-cell>
          <table:table-cell office:value-type="float" office:value="9674172" calcext:value-type="float">
            <text:p>967417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51" calcext:value-type="date">
            <text:p>10/21/19 05:27 PM</text:p>
          </table:table-cell>
          <table:table-cell office:value-type="float" office:value="9674172" calcext:value-type="float">
            <text:p>967417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52" calcext:value-type="date">
            <text:p>10/21/19 05:27 PM</text:p>
          </table:table-cell>
          <table:table-cell office:value-type="float" office:value="9674172" calcext:value-type="float">
            <text:p>967417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53" calcext:value-type="date">
            <text:p>10/21/19 05:27 PM</text:p>
          </table:table-cell>
          <table:table-cell office:value-type="float" office:value="9659420" calcext:value-type="float">
            <text:p>965942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54" calcext:value-type="date">
            <text:p>10/21/19 05:27 PM</text:p>
          </table:table-cell>
          <table:table-cell office:value-type="float" office:value="9659068" calcext:value-type="float">
            <text:p>96590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55" calcext:value-type="date">
            <text:p>10/21/19 05:27 PM</text:p>
          </table:table-cell>
          <table:table-cell office:value-type="float" office:value="9659184" calcext:value-type="float">
            <text:p>965918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56" calcext:value-type="date">
            <text:p>10/21/19 05:27 PM</text:p>
          </table:table-cell>
          <table:table-cell office:value-type="float" office:value="9659060" calcext:value-type="float">
            <text:p>96590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57" calcext:value-type="date">
            <text:p>10/21/19 05:27 PM</text:p>
          </table:table-cell>
          <table:table-cell office:value-type="float" office:value="9658688" calcext:value-type="float">
            <text:p>965868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58" calcext:value-type="date">
            <text:p>10/21/19 05:27 PM</text:p>
          </table:table-cell>
          <table:table-cell office:value-type="float" office:value="9658688" calcext:value-type="float">
            <text:p>965868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7:59" calcext:value-type="date">
            <text:p>10/21/19 05:27 PM</text:p>
          </table:table-cell>
          <table:table-cell office:value-type="float" office:value="9658564" calcext:value-type="float">
            <text:p>965856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00" calcext:value-type="date">
            <text:p>10/21/19 05:28 PM</text:p>
          </table:table-cell>
          <table:table-cell office:value-type="float" office:value="9658688" calcext:value-type="float">
            <text:p>965868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01" calcext:value-type="date">
            <text:p>10/21/19 05:28 PM</text:p>
          </table:table-cell>
          <table:table-cell office:value-type="float" office:value="9658200" calcext:value-type="float">
            <text:p>965820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02" calcext:value-type="date">
            <text:p>10/21/19 05:28 PM</text:p>
          </table:table-cell>
          <table:table-cell office:value-type="float" office:value="9658944" calcext:value-type="float">
            <text:p>965894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03" calcext:value-type="date">
            <text:p>10/21/19 05:28 PM</text:p>
          </table:table-cell>
          <table:table-cell office:value-type="float" office:value="9657836" calcext:value-type="float">
            <text:p>965783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04" calcext:value-type="date">
            <text:p>10/21/19 05:28 PM</text:p>
          </table:table-cell>
          <table:table-cell office:value-type="float" office:value="9657960" calcext:value-type="float">
            <text:p>96579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05" calcext:value-type="date">
            <text:p>10/21/19 05:28 PM</text:p>
          </table:table-cell>
          <table:table-cell office:value-type="float" office:value="9657960" calcext:value-type="float">
            <text:p>96579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06" calcext:value-type="date">
            <text:p>10/21/19 05:28 PM</text:p>
          </table:table-cell>
          <table:table-cell office:value-type="float" office:value="9657960" calcext:value-type="float">
            <text:p>96579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07" calcext:value-type="date">
            <text:p>10/21/19 05:28 PM</text:p>
          </table:table-cell>
          <table:table-cell office:value-type="float" office:value="9657712" calcext:value-type="float">
            <text:p>965771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222316" calcext:value-type="float">
            <text:p>222316</text:p>
          </table:table-cell>
          <table:table-cell office:value-type="float" office:value="185908" calcext:value-type="float">
            <text:p>18590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201" calcext:value-type="float">
            <text:p>6201</text:p>
          </table:table-cell>
          <table:table-cell office:value-type="float" office:value="100384" calcext:value-type="float">
            <text:p>100384</text:p>
          </table:table-cell>
          <table:table-cell office:value-type="float" office:value="99001" calcext:value-type="float">
            <text:p>99001</text:p>
          </table:table-cell>
          <table:table-cell office:value-type="float" office:value="7920" calcext:value-type="float">
            <text:p>7920</text:p>
          </table:table-cell>
          <table:table-cell office:value-type="float" office:value="7446" calcext:value-type="float">
            <text:p>74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08" calcext:value-type="date">
            <text:p>10/21/19 05:28 PM</text:p>
          </table:table-cell>
          <table:table-cell office:value-type="float" office:value="9586148" calcext:value-type="float">
            <text:p>958614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301916" calcext:value-type="float">
            <text:p>301916</text:p>
          </table:table-cell>
          <table:table-cell office:value-type="float" office:value="265508" calcext:value-type="float">
            <text:p>265508</text:p>
          </table:table-cell>
          <table:table-cell office:value-type="float" office:value="36408" calcext:value-type="float">
            <text:p>3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9009" calcext:value-type="float">
            <text:p>19009</text:p>
          </table:table-cell>
          <table:table-cell office:value-type="float" office:value="180544" calcext:value-type="float">
            <text:p>180544</text:p>
          </table:table-cell>
          <table:table-cell office:value-type="float" office:value="178270" calcext:value-type="float">
            <text:p>178270</text:p>
          </table:table-cell>
          <table:table-cell office:value-type="float" office:value="13728" calcext:value-type="float">
            <text:p>13728</text:p>
          </table:table-cell>
          <table:table-cell office:value-type="float" office:value="13110" calcext:value-type="float">
            <text:p>13110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65" calcext:value-type="float">
            <text:p>365</text:p>
          </table:table-cell>
          <table:table-cell office:value-type="float" office:value="208" calcext:value-type="float">
            <text:p>208</text:p>
          </table:table-cell>
          <table:table-cell office:value-type="float" office:value="18363" calcext:value-type="float">
            <text:p>18363</text:p>
          </table:table-cell>
          <table:table-cell office:value-type="float" office:value="7376" calcext:value-type="float">
            <text:p>7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09" calcext:value-type="date">
            <text:p>10/21/19 05:28 PM</text:p>
          </table:table-cell>
          <table:table-cell office:value-type="float" office:value="9496132" calcext:value-type="float">
            <text:p>949613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392428" calcext:value-type="float">
            <text:p>392428</text:p>
          </table:table-cell>
          <table:table-cell office:value-type="float" office:value="356020" calcext:value-type="float">
            <text:p>356020</text:p>
          </table:table-cell>
          <table:table-cell office:value-type="float" office:value="36408" calcext:value-type="float">
            <text:p>3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7710" calcext:value-type="float">
            <text:p>17710</text:p>
          </table:table-cell>
          <table:table-cell office:value-type="float" office:value="271712" calcext:value-type="float">
            <text:p>271712</text:p>
          </table:table-cell>
          <table:table-cell office:value-type="float" office:value="268293" calcext:value-type="float">
            <text:p>268293</text:p>
          </table:table-cell>
          <table:table-cell office:value-type="float" office:value="20432" calcext:value-type="float">
            <text:p>20432</text:p>
          </table:table-cell>
          <table:table-cell office:value-type="float" office:value="19546" calcext:value-type="float">
            <text:p>19546</text:p>
          </table:table-cell>
          <table:table-cell office:value-type="float" office:value="334624" calcext:value-type="float">
            <text:p>33462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49" calcext:value-type="float">
            <text:p>449</text:p>
          </table:table-cell>
          <table:table-cell office:value-type="float" office:value="208" calcext:value-type="float">
            <text:p>208</text:p>
          </table:table-cell>
          <table:table-cell office:value-type="float" office:value="26743" calcext:value-type="float">
            <text:p>26743</text:p>
          </table:table-cell>
          <table:table-cell office:value-type="float" office:value="8380" calcext:value-type="float">
            <text:p>8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10" calcext:value-type="date">
            <text:p>10/21/19 05:28 PM</text:p>
          </table:table-cell>
          <table:table-cell office:value-type="float" office:value="9415336" calcext:value-type="float">
            <text:p>941533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481312" calcext:value-type="float">
            <text:p>481312</text:p>
          </table:table-cell>
          <table:table-cell office:value-type="float" office:value="444904" calcext:value-type="float">
            <text:p>444904</text:p>
          </table:table-cell>
          <table:table-cell office:value-type="float" office:value="36408" calcext:value-type="float">
            <text:p>3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4488" calcext:value-type="float">
            <text:p>14488</text:p>
          </table:table-cell>
          <table:table-cell office:value-type="float" office:value="361232" calcext:value-type="float">
            <text:p>361232</text:p>
          </table:table-cell>
          <table:table-cell office:value-type="float" office:value="356678" calcext:value-type="float">
            <text:p>356678</text:p>
          </table:table-cell>
          <table:table-cell office:value-type="float" office:value="27008" calcext:value-type="float">
            <text:p>27008</text:p>
          </table:table-cell>
          <table:table-cell office:value-type="float" office:value="25864" calcext:value-type="float">
            <text:p>25864</text:p>
          </table:table-cell>
          <table:table-cell office:value-type="float" office:value="590480" calcext:value-type="float">
            <text:p>590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71" calcext:value-type="float">
            <text:p>34971</text:p>
          </table:table-cell>
          <table:table-cell office:value-type="float" office:value="8228" calcext:value-type="float">
            <text:p>8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11" calcext:value-type="date">
            <text:p>10/21/19 05:28 PM</text:p>
          </table:table-cell>
          <table:table-cell office:value-type="float" office:value="9329404" calcext:value-type="float">
            <text:p>932940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876" calcext:value-type="float">
            <text:p>6702876</text:p>
          </table:table-cell>
          <table:table-cell office:value-type="float" office:value="567308" calcext:value-type="float">
            <text:p>567308</text:p>
          </table:table-cell>
          <table:table-cell office:value-type="float" office:value="530900" calcext:value-type="float">
            <text:p>530900</text:p>
          </table:table-cell>
          <table:table-cell office:value-type="float" office:value="36408" calcext:value-type="float">
            <text:p>3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2373" calcext:value-type="float">
            <text:p>12373</text:p>
          </table:table-cell>
          <table:table-cell office:value-type="float" office:value="447872" calcext:value-type="float">
            <text:p>447872</text:p>
          </table:table-cell>
          <table:table-cell office:value-type="float" office:value="442207" calcext:value-type="float">
            <text:p>442207</text:p>
          </table:table-cell>
          <table:table-cell office:value-type="float" office:value="33392" calcext:value-type="float">
            <text:p>33392</text:p>
          </table:table-cell>
          <table:table-cell office:value-type="float" office:value="31979" calcext:value-type="float">
            <text:p>31979</text:p>
          </table:table-cell>
          <table:table-cell office:value-type="float" office:value="700592" calcext:value-type="float">
            <text:p>700592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33" calcext:value-type="float">
            <text:p>42933</text:p>
          </table:table-cell>
          <table:table-cell office:value-type="float" office:value="7962" calcext:value-type="float">
            <text:p>7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12" calcext:value-type="date">
            <text:p>10/21/19 05:28 PM</text:p>
          </table:table-cell>
          <table:table-cell office:value-type="float" office:value="9238964" calcext:value-type="float">
            <text:p>923896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657096" calcext:value-type="float">
            <text:p>657096</text:p>
          </table:table-cell>
          <table:table-cell office:value-type="float" office:value="620688" calcext:value-type="float">
            <text:p>620688</text:p>
          </table:table-cell>
          <table:table-cell office:value-type="float" office:value="36408" calcext:value-type="float">
            <text:p>3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3072" calcext:value-type="float">
            <text:p>13072</text:p>
          </table:table-cell>
          <table:table-cell office:value-type="float" office:value="535488" calcext:value-type="float">
            <text:p>535488</text:p>
          </table:table-cell>
          <table:table-cell office:value-type="float" office:value="528725" calcext:value-type="float">
            <text:p>528725</text:p>
          </table:table-cell>
          <table:table-cell office:value-type="float" office:value="39824" calcext:value-type="float">
            <text:p>39824</text:p>
          </table:table-cell>
          <table:table-cell office:value-type="float" office:value="38164" calcext:value-type="float">
            <text:p>38164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office:value-type="float" office:value="8054" calcext:value-type="float">
            <text:p>8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13" calcext:value-type="date">
            <text:p>10/21/19 05:28 PM</text:p>
          </table:table-cell>
          <table:table-cell office:value-type="float" office:value="9215184" calcext:value-type="float">
            <text:p>921518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657096" calcext:value-type="float">
            <text:p>657096</text:p>
          </table:table-cell>
          <table:table-cell office:value-type="float" office:value="620688" calcext:value-type="float">
            <text:p>62068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3584" calcext:value-type="float">
            <text:p>13584</text:p>
          </table:table-cell>
          <table:table-cell office:value-type="float" office:value="535488" calcext:value-type="float">
            <text:p>535488</text:p>
          </table:table-cell>
          <table:table-cell office:value-type="float" office:value="528725" calcext:value-type="float">
            <text:p>528725</text:p>
          </table:table-cell>
          <table:table-cell office:value-type="float" office:value="39824" calcext:value-type="float">
            <text:p>39824</text:p>
          </table:table-cell>
          <table:table-cell office:value-type="float" office:value="38164" calcext:value-type="float">
            <text:p>38164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14" calcext:value-type="date">
            <text:p>10/21/19 05:28 PM</text:p>
          </table:table-cell>
          <table:table-cell office:value-type="float" office:value="9215192" calcext:value-type="float">
            <text:p>921519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657096" calcext:value-type="float">
            <text:p>657096</text:p>
          </table:table-cell>
          <table:table-cell office:value-type="float" office:value="620688" calcext:value-type="float">
            <text:p>62068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3584" calcext:value-type="float">
            <text:p>13584</text:p>
          </table:table-cell>
          <table:table-cell office:value-type="float" office:value="535488" calcext:value-type="float">
            <text:p>535488</text:p>
          </table:table-cell>
          <table:table-cell office:value-type="float" office:value="528725" calcext:value-type="float">
            <text:p>528725</text:p>
          </table:table-cell>
          <table:table-cell office:value-type="float" office:value="39824" calcext:value-type="float">
            <text:p>39824</text:p>
          </table:table-cell>
          <table:table-cell office:value-type="float" office:value="38164" calcext:value-type="float">
            <text:p>38164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15" calcext:value-type="date">
            <text:p>10/21/19 05:28 PM</text:p>
          </table:table-cell>
          <table:table-cell office:value-type="float" office:value="9223196" calcext:value-type="float">
            <text:p>922319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657096" calcext:value-type="float">
            <text:p>657096</text:p>
          </table:table-cell>
          <table:table-cell office:value-type="float" office:value="620688" calcext:value-type="float">
            <text:p>62068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3584" calcext:value-type="float">
            <text:p>13584</text:p>
          </table:table-cell>
          <table:table-cell office:value-type="float" office:value="535488" calcext:value-type="float">
            <text:p>535488</text:p>
          </table:table-cell>
          <table:table-cell office:value-type="float" office:value="528725" calcext:value-type="float">
            <text:p>528725</text:p>
          </table:table-cell>
          <table:table-cell office:value-type="float" office:value="39824" calcext:value-type="float">
            <text:p>39824</text:p>
          </table:table-cell>
          <table:table-cell office:value-type="float" office:value="38164" calcext:value-type="float">
            <text:p>38164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16" calcext:value-type="date">
            <text:p>10/21/19 05:28 PM</text:p>
          </table:table-cell>
          <table:table-cell office:value-type="float" office:value="9223196" calcext:value-type="float">
            <text:p>922319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657096" calcext:value-type="float">
            <text:p>657096</text:p>
          </table:table-cell>
          <table:table-cell office:value-type="float" office:value="620688" calcext:value-type="float">
            <text:p>62068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3584" calcext:value-type="float">
            <text:p>13584</text:p>
          </table:table-cell>
          <table:table-cell office:value-type="float" office:value="535488" calcext:value-type="float">
            <text:p>535488</text:p>
          </table:table-cell>
          <table:table-cell office:value-type="float" office:value="528725" calcext:value-type="float">
            <text:p>528725</text:p>
          </table:table-cell>
          <table:table-cell office:value-type="float" office:value="39824" calcext:value-type="float">
            <text:p>39824</text:p>
          </table:table-cell>
          <table:table-cell office:value-type="float" office:value="38164" calcext:value-type="float">
            <text:p>38164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17" calcext:value-type="date">
            <text:p>10/21/19 05:28 PM</text:p>
          </table:table-cell>
          <table:table-cell office:value-type="float" office:value="9214920" calcext:value-type="float">
            <text:p>921492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657096" calcext:value-type="float">
            <text:p>657096</text:p>
          </table:table-cell>
          <table:table-cell office:value-type="float" office:value="620688" calcext:value-type="float">
            <text:p>62068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3584" calcext:value-type="float">
            <text:p>13584</text:p>
          </table:table-cell>
          <table:table-cell office:value-type="float" office:value="535488" calcext:value-type="float">
            <text:p>535488</text:p>
          </table:table-cell>
          <table:table-cell office:value-type="float" office:value="528725" calcext:value-type="float">
            <text:p>528725</text:p>
          </table:table-cell>
          <table:table-cell office:value-type="float" office:value="39824" calcext:value-type="float">
            <text:p>39824</text:p>
          </table:table-cell>
          <table:table-cell office:value-type="float" office:value="38164" calcext:value-type="float">
            <text:p>38164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18" calcext:value-type="date">
            <text:p>10/21/19 05:28 PM</text:p>
          </table:table-cell>
          <table:table-cell office:value-type="float" office:value="9222564" calcext:value-type="float">
            <text:p>922256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657096" calcext:value-type="float">
            <text:p>657096</text:p>
          </table:table-cell>
          <table:table-cell office:value-type="float" office:value="620688" calcext:value-type="float">
            <text:p>62068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3584" calcext:value-type="float">
            <text:p>13584</text:p>
          </table:table-cell>
          <table:table-cell office:value-type="float" office:value="535488" calcext:value-type="float">
            <text:p>535488</text:p>
          </table:table-cell>
          <table:table-cell office:value-type="float" office:value="528725" calcext:value-type="float">
            <text:p>528725</text:p>
          </table:table-cell>
          <table:table-cell office:value-type="float" office:value="39824" calcext:value-type="float">
            <text:p>39824</text:p>
          </table:table-cell>
          <table:table-cell office:value-type="float" office:value="38164" calcext:value-type="float">
            <text:p>38164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19" calcext:value-type="date">
            <text:p>10/21/19 05:28 PM</text:p>
          </table:table-cell>
          <table:table-cell office:value-type="float" office:value="9222608" calcext:value-type="float">
            <text:p>922260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657096" calcext:value-type="float">
            <text:p>657096</text:p>
          </table:table-cell>
          <table:table-cell office:value-type="float" office:value="620688" calcext:value-type="float">
            <text:p>62068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3584" calcext:value-type="float">
            <text:p>13584</text:p>
          </table:table-cell>
          <table:table-cell office:value-type="float" office:value="535488" calcext:value-type="float">
            <text:p>535488</text:p>
          </table:table-cell>
          <table:table-cell office:value-type="float" office:value="528725" calcext:value-type="float">
            <text:p>528725</text:p>
          </table:table-cell>
          <table:table-cell office:value-type="float" office:value="39824" calcext:value-type="float">
            <text:p>39824</text:p>
          </table:table-cell>
          <table:table-cell office:value-type="float" office:value="38164" calcext:value-type="float">
            <text:p>38164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20" calcext:value-type="date">
            <text:p>10/21/19 05:28 PM</text:p>
          </table:table-cell>
          <table:table-cell office:value-type="float" office:value="9299600" calcext:value-type="float">
            <text:p>929960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570712" calcext:value-type="float">
            <text:p>570712</text:p>
          </table:table-cell>
          <table:table-cell office:value-type="float" office:value="534304" calcext:value-type="float">
            <text:p>534304</text:p>
          </table:table-cell>
          <table:table-cell office:value-type="float" office:value="36408" calcext:value-type="float">
            <text:p>3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1650" calcext:value-type="float">
            <text:p>11650</text:p>
          </table:table-cell>
          <table:table-cell office:value-type="float" office:value="448464" calcext:value-type="float">
            <text:p>448464</text:p>
          </table:table-cell>
          <table:table-cell office:value-type="float" office:value="442783" calcext:value-type="float">
            <text:p>442783</text:p>
          </table:table-cell>
          <table:table-cell office:value-type="float" office:value="33440" calcext:value-type="float">
            <text:p>33440</text:p>
          </table:table-cell>
          <table:table-cell office:value-type="float" office:value="32020" calcext:value-type="float">
            <text:p>32020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0-21T17:28:21" calcext:value-type="date">
            <text:p>10/21/19 05:28 PM</text:p>
          </table:table-cell>
          <table:table-cell office:value-type="float" office:value="9291932" calcext:value-type="float">
            <text:p>929193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570712" calcext:value-type="float">
            <text:p>570712</text:p>
          </table:table-cell>
          <table:table-cell office:value-type="float" office:value="534304" calcext:value-type="float">
            <text:p>534304</text:p>
          </table:table-cell>
          <table:table-cell office:value-type="float" office:value="36408" calcext:value-type="float">
            <text:p>3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162" calcext:value-type="float">
            <text:p>12162</text:p>
          </table:table-cell>
          <table:table-cell office:value-type="float" office:value="448464" calcext:value-type="float">
            <text:p>448464</text:p>
          </table:table-cell>
          <table:table-cell office:value-type="float" office:value="442783" calcext:value-type="float">
            <text:p>442783</text:p>
          </table:table-cell>
          <table:table-cell office:value-type="float" office:value="33440" calcext:value-type="float">
            <text:p>33440</text:p>
          </table:table-cell>
          <table:table-cell office:value-type="float" office:value="32020" calcext:value-type="float">
            <text:p>32020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22" calcext:value-type="date">
            <text:p>10/21/19 05:28 PM</text:p>
          </table:table-cell>
          <table:table-cell office:value-type="float" office:value="9300612" calcext:value-type="float">
            <text:p>930061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570712" calcext:value-type="float">
            <text:p>570712</text:p>
          </table:table-cell>
          <table:table-cell office:value-type="float" office:value="534304" calcext:value-type="float">
            <text:p>53430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162" calcext:value-type="float">
            <text:p>12162</text:p>
          </table:table-cell>
          <table:table-cell office:value-type="float" office:value="448464" calcext:value-type="float">
            <text:p>448464</text:p>
          </table:table-cell>
          <table:table-cell office:value-type="float" office:value="442783" calcext:value-type="float">
            <text:p>442783</text:p>
          </table:table-cell>
          <table:table-cell office:value-type="float" office:value="33440" calcext:value-type="float">
            <text:p>33440</text:p>
          </table:table-cell>
          <table:table-cell office:value-type="float" office:value="32020" calcext:value-type="float">
            <text:p>32020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23" calcext:value-type="date">
            <text:p>10/21/19 05:28 PM</text:p>
          </table:table-cell>
          <table:table-cell office:value-type="float" office:value="9308036" calcext:value-type="float">
            <text:p>930803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570712" calcext:value-type="float">
            <text:p>570712</text:p>
          </table:table-cell>
          <table:table-cell office:value-type="float" office:value="534304" calcext:value-type="float">
            <text:p>53430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162" calcext:value-type="float">
            <text:p>12162</text:p>
          </table:table-cell>
          <table:table-cell office:value-type="float" office:value="448464" calcext:value-type="float">
            <text:p>448464</text:p>
          </table:table-cell>
          <table:table-cell office:value-type="float" office:value="442783" calcext:value-type="float">
            <text:p>442783</text:p>
          </table:table-cell>
          <table:table-cell office:value-type="float" office:value="33440" calcext:value-type="float">
            <text:p>33440</text:p>
          </table:table-cell>
          <table:table-cell office:value-type="float" office:value="32020" calcext:value-type="float">
            <text:p>32020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24" calcext:value-type="date">
            <text:p>10/21/19 05:28 PM</text:p>
          </table:table-cell>
          <table:table-cell office:value-type="float" office:value="9308036" calcext:value-type="float">
            <text:p>930803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570712" calcext:value-type="float">
            <text:p>570712</text:p>
          </table:table-cell>
          <table:table-cell office:value-type="float" office:value="534304" calcext:value-type="float">
            <text:p>53430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162" calcext:value-type="float">
            <text:p>12162</text:p>
          </table:table-cell>
          <table:table-cell office:value-type="float" office:value="448464" calcext:value-type="float">
            <text:p>448464</text:p>
          </table:table-cell>
          <table:table-cell office:value-type="float" office:value="442783" calcext:value-type="float">
            <text:p>442783</text:p>
          </table:table-cell>
          <table:table-cell office:value-type="float" office:value="33440" calcext:value-type="float">
            <text:p>33440</text:p>
          </table:table-cell>
          <table:table-cell office:value-type="float" office:value="32020" calcext:value-type="float">
            <text:p>32020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25" calcext:value-type="date">
            <text:p>10/21/19 05:28 PM</text:p>
          </table:table-cell>
          <table:table-cell office:value-type="float" office:value="9300248" calcext:value-type="float">
            <text:p>930024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570712" calcext:value-type="float">
            <text:p>570712</text:p>
          </table:table-cell>
          <table:table-cell office:value-type="float" office:value="534304" calcext:value-type="float">
            <text:p>53430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162" calcext:value-type="float">
            <text:p>12162</text:p>
          </table:table-cell>
          <table:table-cell office:value-type="float" office:value="448464" calcext:value-type="float">
            <text:p>448464</text:p>
          </table:table-cell>
          <table:table-cell office:value-type="float" office:value="442783" calcext:value-type="float">
            <text:p>442783</text:p>
          </table:table-cell>
          <table:table-cell office:value-type="float" office:value="33440" calcext:value-type="float">
            <text:p>33440</text:p>
          </table:table-cell>
          <table:table-cell office:value-type="float" office:value="32020" calcext:value-type="float">
            <text:p>32020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26" calcext:value-type="date">
            <text:p>10/21/19 05:28 PM</text:p>
          </table:table-cell>
          <table:table-cell office:value-type="float" office:value="9308308" calcext:value-type="float">
            <text:p>930830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570712" calcext:value-type="float">
            <text:p>570712</text:p>
          </table:table-cell>
          <table:table-cell office:value-type="float" office:value="534304" calcext:value-type="float">
            <text:p>53430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162" calcext:value-type="float">
            <text:p>12162</text:p>
          </table:table-cell>
          <table:table-cell office:value-type="float" office:value="448464" calcext:value-type="float">
            <text:p>448464</text:p>
          </table:table-cell>
          <table:table-cell office:value-type="float" office:value="442783" calcext:value-type="float">
            <text:p>442783</text:p>
          </table:table-cell>
          <table:table-cell office:value-type="float" office:value="33440" calcext:value-type="float">
            <text:p>33440</text:p>
          </table:table-cell>
          <table:table-cell office:value-type="float" office:value="32020" calcext:value-type="float">
            <text:p>32020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27" calcext:value-type="date">
            <text:p>10/21/19 05:28 PM</text:p>
          </table:table-cell>
          <table:table-cell office:value-type="float" office:value="9308308" calcext:value-type="float">
            <text:p>930830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570712" calcext:value-type="float">
            <text:p>570712</text:p>
          </table:table-cell>
          <table:table-cell office:value-type="float" office:value="534304" calcext:value-type="float">
            <text:p>53430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162" calcext:value-type="float">
            <text:p>12162</text:p>
          </table:table-cell>
          <table:table-cell office:value-type="float" office:value="448464" calcext:value-type="float">
            <text:p>448464</text:p>
          </table:table-cell>
          <table:table-cell office:value-type="float" office:value="442783" calcext:value-type="float">
            <text:p>442783</text:p>
          </table:table-cell>
          <table:table-cell office:value-type="float" office:value="33440" calcext:value-type="float">
            <text:p>33440</text:p>
          </table:table-cell>
          <table:table-cell office:value-type="float" office:value="32020" calcext:value-type="float">
            <text:p>32020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28" calcext:value-type="date">
            <text:p>10/21/19 05:28 PM</text:p>
          </table:table-cell>
          <table:table-cell office:value-type="float" office:value="9324860" calcext:value-type="float">
            <text:p>93248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570712" calcext:value-type="float">
            <text:p>570712</text:p>
          </table:table-cell>
          <table:table-cell office:value-type="float" office:value="534304" calcext:value-type="float">
            <text:p>53430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162" calcext:value-type="float">
            <text:p>12162</text:p>
          </table:table-cell>
          <table:table-cell office:value-type="float" office:value="448464" calcext:value-type="float">
            <text:p>448464</text:p>
          </table:table-cell>
          <table:table-cell office:value-type="float" office:value="442783" calcext:value-type="float">
            <text:p>442783</text:p>
          </table:table-cell>
          <table:table-cell office:value-type="float" office:value="33440" calcext:value-type="float">
            <text:p>33440</text:p>
          </table:table-cell>
          <table:table-cell office:value-type="float" office:value="32020" calcext:value-type="float">
            <text:p>32020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29" calcext:value-type="date">
            <text:p>10/21/19 05:28 PM</text:p>
          </table:table-cell>
          <table:table-cell office:value-type="float" office:value="9394928" calcext:value-type="float">
            <text:p>939492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84272" calcext:value-type="float">
            <text:p>484272</text:p>
          </table:table-cell>
          <table:table-cell office:value-type="float" office:value="447864" calcext:value-type="float">
            <text:p>447864</text:p>
          </table:table-cell>
          <table:table-cell office:value-type="float" office:value="36408" calcext:value-type="float">
            <text:p>3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673" calcext:value-type="float">
            <text:p>10673</text:p>
          </table:table-cell>
          <table:table-cell office:value-type="float" office:value="361440" calcext:value-type="float">
            <text:p>361440</text:p>
          </table:table-cell>
          <table:table-cell office:value-type="float" office:value="356838" calcext:value-type="float">
            <text:p>356838</text:p>
          </table:table-cell>
          <table:table-cell office:value-type="float" office:value="27056" calcext:value-type="float">
            <text:p>27056</text:p>
          </table:table-cell>
          <table:table-cell office:value-type="float" office:value="25877" calcext:value-type="float">
            <text:p>25877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0-21T17:28:30" calcext:value-type="date">
            <text:p>10/21/19 05:28 PM</text:p>
          </table:table-cell>
          <table:table-cell office:value-type="float" office:value="9403088" calcext:value-type="float">
            <text:p>940308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84272" calcext:value-type="float">
            <text:p>484272</text:p>
          </table:table-cell>
          <table:table-cell office:value-type="float" office:value="447864" calcext:value-type="float">
            <text:p>44786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673" calcext:value-type="float">
            <text:p>10673</text:p>
          </table:table-cell>
          <table:table-cell office:value-type="float" office:value="361440" calcext:value-type="float">
            <text:p>361440</text:p>
          </table:table-cell>
          <table:table-cell office:value-type="float" office:value="356838" calcext:value-type="float">
            <text:p>356838</text:p>
          </table:table-cell>
          <table:table-cell office:value-type="float" office:value="27056" calcext:value-type="float">
            <text:p>27056</text:p>
          </table:table-cell>
          <table:table-cell office:value-type="float" office:value="25877" calcext:value-type="float">
            <text:p>25877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31" calcext:value-type="date">
            <text:p>10/21/19 05:28 PM</text:p>
          </table:table-cell>
          <table:table-cell office:value-type="float" office:value="9410928" calcext:value-type="float">
            <text:p>941092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84272" calcext:value-type="float">
            <text:p>484272</text:p>
          </table:table-cell>
          <table:table-cell office:value-type="float" office:value="447864" calcext:value-type="float">
            <text:p>44786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673" calcext:value-type="float">
            <text:p>10673</text:p>
          </table:table-cell>
          <table:table-cell office:value-type="float" office:value="361440" calcext:value-type="float">
            <text:p>361440</text:p>
          </table:table-cell>
          <table:table-cell office:value-type="float" office:value="356838" calcext:value-type="float">
            <text:p>356838</text:p>
          </table:table-cell>
          <table:table-cell office:value-type="float" office:value="27056" calcext:value-type="float">
            <text:p>27056</text:p>
          </table:table-cell>
          <table:table-cell office:value-type="float" office:value="25877" calcext:value-type="float">
            <text:p>25877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32" calcext:value-type="date">
            <text:p>10/21/19 05:28 PM</text:p>
          </table:table-cell>
          <table:table-cell office:value-type="float" office:value="9374336" calcext:value-type="float">
            <text:p>937433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84272" calcext:value-type="float">
            <text:p>484272</text:p>
          </table:table-cell>
          <table:table-cell office:value-type="float" office:value="447864" calcext:value-type="float">
            <text:p>44786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673" calcext:value-type="float">
            <text:p>10673</text:p>
          </table:table-cell>
          <table:table-cell office:value-type="float" office:value="361440" calcext:value-type="float">
            <text:p>361440</text:p>
          </table:table-cell>
          <table:table-cell office:value-type="float" office:value="356838" calcext:value-type="float">
            <text:p>356838</text:p>
          </table:table-cell>
          <table:table-cell office:value-type="float" office:value="27056" calcext:value-type="float">
            <text:p>27056</text:p>
          </table:table-cell>
          <table:table-cell office:value-type="float" office:value="25877" calcext:value-type="float">
            <text:p>25877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33" calcext:value-type="date">
            <text:p>10/21/19 05:28 PM</text:p>
          </table:table-cell>
          <table:table-cell office:value-type="float" office:value="9372860" calcext:value-type="float">
            <text:p>937286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84272" calcext:value-type="float">
            <text:p>484272</text:p>
          </table:table-cell>
          <table:table-cell office:value-type="float" office:value="447864" calcext:value-type="float">
            <text:p>44786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673" calcext:value-type="float">
            <text:p>10673</text:p>
          </table:table-cell>
          <table:table-cell office:value-type="float" office:value="361440" calcext:value-type="float">
            <text:p>361440</text:p>
          </table:table-cell>
          <table:table-cell office:value-type="float" office:value="356838" calcext:value-type="float">
            <text:p>356838</text:p>
          </table:table-cell>
          <table:table-cell office:value-type="float" office:value="27056" calcext:value-type="float">
            <text:p>27056</text:p>
          </table:table-cell>
          <table:table-cell office:value-type="float" office:value="25877" calcext:value-type="float">
            <text:p>25877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34" calcext:value-type="date">
            <text:p>10/21/19 05:28 PM</text:p>
          </table:table-cell>
          <table:table-cell office:value-type="float" office:value="9372988" calcext:value-type="float">
            <text:p>937298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84272" calcext:value-type="float">
            <text:p>484272</text:p>
          </table:table-cell>
          <table:table-cell office:value-type="float" office:value="447864" calcext:value-type="float">
            <text:p>44786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673" calcext:value-type="float">
            <text:p>10673</text:p>
          </table:table-cell>
          <table:table-cell office:value-type="float" office:value="361440" calcext:value-type="float">
            <text:p>361440</text:p>
          </table:table-cell>
          <table:table-cell office:value-type="float" office:value="356838" calcext:value-type="float">
            <text:p>356838</text:p>
          </table:table-cell>
          <table:table-cell office:value-type="float" office:value="27056" calcext:value-type="float">
            <text:p>27056</text:p>
          </table:table-cell>
          <table:table-cell office:value-type="float" office:value="25877" calcext:value-type="float">
            <text:p>25877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35" calcext:value-type="date">
            <text:p>10/21/19 05:28 PM</text:p>
          </table:table-cell>
          <table:table-cell office:value-type="float" office:value="9381048" calcext:value-type="float">
            <text:p>938104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84272" calcext:value-type="float">
            <text:p>484272</text:p>
          </table:table-cell>
          <table:table-cell office:value-type="float" office:value="447864" calcext:value-type="float">
            <text:p>44786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673" calcext:value-type="float">
            <text:p>10673</text:p>
          </table:table-cell>
          <table:table-cell office:value-type="float" office:value="361440" calcext:value-type="float">
            <text:p>361440</text:p>
          </table:table-cell>
          <table:table-cell office:value-type="float" office:value="356838" calcext:value-type="float">
            <text:p>356838</text:p>
          </table:table-cell>
          <table:table-cell office:value-type="float" office:value="27056" calcext:value-type="float">
            <text:p>27056</text:p>
          </table:table-cell>
          <table:table-cell office:value-type="float" office:value="25877" calcext:value-type="float">
            <text:p>25877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36" calcext:value-type="date">
            <text:p>10/21/19 05:28 PM</text:p>
          </table:table-cell>
          <table:table-cell office:value-type="float" office:value="9380800" calcext:value-type="float">
            <text:p>938080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484272" calcext:value-type="float">
            <text:p>484272</text:p>
          </table:table-cell>
          <table:table-cell office:value-type="float" office:value="447864" calcext:value-type="float">
            <text:p>44786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673" calcext:value-type="float">
            <text:p>10673</text:p>
          </table:table-cell>
          <table:table-cell office:value-type="float" office:value="361440" calcext:value-type="float">
            <text:p>361440</text:p>
          </table:table-cell>
          <table:table-cell office:value-type="float" office:value="356838" calcext:value-type="float">
            <text:p>356838</text:p>
          </table:table-cell>
          <table:table-cell office:value-type="float" office:value="27056" calcext:value-type="float">
            <text:p>27056</text:p>
          </table:table-cell>
          <table:table-cell office:value-type="float" office:value="25877" calcext:value-type="float">
            <text:p>25877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37" calcext:value-type="date">
            <text:p>10/21/19 05:28 PM</text:p>
          </table:table-cell>
          <table:table-cell office:value-type="float" office:value="9450384" calcext:value-type="float">
            <text:p>945038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397832" calcext:value-type="float">
            <text:p>397832</text:p>
          </table:table-cell>
          <table:table-cell office:value-type="float" office:value="361424" calcext:value-type="float">
            <text:p>361424</text:p>
          </table:table-cell>
          <table:table-cell office:value-type="float" office:value="36408" calcext:value-type="float">
            <text:p>3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170" calcext:value-type="float">
            <text:p>9170</text:p>
          </table:table-cell>
          <table:table-cell office:value-type="float" office:value="274416" calcext:value-type="float">
            <text:p>274416</text:p>
          </table:table-cell>
          <table:table-cell office:value-type="float" office:value="270892" calcext:value-type="float">
            <text:p>270892</text:p>
          </table:table-cell>
          <table:table-cell office:value-type="float" office:value="20672" calcext:value-type="float">
            <text:p>20672</text:p>
          </table:table-cell>
          <table:table-cell office:value-type="float" office:value="19733" calcext:value-type="float">
            <text:p>19733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0-21T17:28:38" calcext:value-type="date">
            <text:p>10/21/19 05:28 PM</text:p>
          </table:table-cell>
          <table:table-cell office:value-type="float" office:value="9449668" calcext:value-type="float">
            <text:p>94496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397832" calcext:value-type="float">
            <text:p>397832</text:p>
          </table:table-cell>
          <table:table-cell office:value-type="float" office:value="361424" calcext:value-type="float">
            <text:p>36142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170" calcext:value-type="float">
            <text:p>9170</text:p>
          </table:table-cell>
          <table:table-cell office:value-type="float" office:value="274416" calcext:value-type="float">
            <text:p>274416</text:p>
          </table:table-cell>
          <table:table-cell office:value-type="float" office:value="270892" calcext:value-type="float">
            <text:p>270892</text:p>
          </table:table-cell>
          <table:table-cell office:value-type="float" office:value="20672" calcext:value-type="float">
            <text:p>20672</text:p>
          </table:table-cell>
          <table:table-cell office:value-type="float" office:value="19733" calcext:value-type="float">
            <text:p>19733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39" calcext:value-type="date">
            <text:p>10/21/19 05:28 PM</text:p>
          </table:table-cell>
          <table:table-cell office:value-type="float" office:value="9465936" calcext:value-type="float">
            <text:p>946593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397832" calcext:value-type="float">
            <text:p>397832</text:p>
          </table:table-cell>
          <table:table-cell office:value-type="float" office:value="361424" calcext:value-type="float">
            <text:p>36142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170" calcext:value-type="float">
            <text:p>9170</text:p>
          </table:table-cell>
          <table:table-cell office:value-type="float" office:value="274416" calcext:value-type="float">
            <text:p>274416</text:p>
          </table:table-cell>
          <table:table-cell office:value-type="float" office:value="270892" calcext:value-type="float">
            <text:p>270892</text:p>
          </table:table-cell>
          <table:table-cell office:value-type="float" office:value="20672" calcext:value-type="float">
            <text:p>20672</text:p>
          </table:table-cell>
          <table:table-cell office:value-type="float" office:value="19733" calcext:value-type="float">
            <text:p>19733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40" calcext:value-type="date">
            <text:p>10/21/19 05:28 PM</text:p>
          </table:table-cell>
          <table:table-cell office:value-type="float" office:value="9466416" calcext:value-type="float">
            <text:p>946641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397832" calcext:value-type="float">
            <text:p>397832</text:p>
          </table:table-cell>
          <table:table-cell office:value-type="float" office:value="361424" calcext:value-type="float">
            <text:p>36142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170" calcext:value-type="float">
            <text:p>9170</text:p>
          </table:table-cell>
          <table:table-cell office:value-type="float" office:value="274416" calcext:value-type="float">
            <text:p>274416</text:p>
          </table:table-cell>
          <table:table-cell office:value-type="float" office:value="270892" calcext:value-type="float">
            <text:p>270892</text:p>
          </table:table-cell>
          <table:table-cell office:value-type="float" office:value="20672" calcext:value-type="float">
            <text:p>20672</text:p>
          </table:table-cell>
          <table:table-cell office:value-type="float" office:value="19733" calcext:value-type="float">
            <text:p>19733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41" calcext:value-type="date">
            <text:p>10/21/19 05:28 PM</text:p>
          </table:table-cell>
          <table:table-cell office:value-type="float" office:value="9459596" calcext:value-type="float">
            <text:p>945959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397832" calcext:value-type="float">
            <text:p>397832</text:p>
          </table:table-cell>
          <table:table-cell office:value-type="float" office:value="361424" calcext:value-type="float">
            <text:p>36142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170" calcext:value-type="float">
            <text:p>9170</text:p>
          </table:table-cell>
          <table:table-cell office:value-type="float" office:value="274416" calcext:value-type="float">
            <text:p>274416</text:p>
          </table:table-cell>
          <table:table-cell office:value-type="float" office:value="270893" calcext:value-type="float">
            <text:p>270893</text:p>
          </table:table-cell>
          <table:table-cell office:value-type="float" office:value="20672" calcext:value-type="float">
            <text:p>20672</text:p>
          </table:table-cell>
          <table:table-cell office:value-type="float" office:value="19733" calcext:value-type="float">
            <text:p>19733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42" calcext:value-type="date">
            <text:p>10/21/19 05:28 PM</text:p>
          </table:table-cell>
          <table:table-cell office:value-type="float" office:value="9459724" calcext:value-type="float">
            <text:p>945972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397832" calcext:value-type="float">
            <text:p>397832</text:p>
          </table:table-cell>
          <table:table-cell office:value-type="float" office:value="361424" calcext:value-type="float">
            <text:p>36142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170" calcext:value-type="float">
            <text:p>9170</text:p>
          </table:table-cell>
          <table:table-cell office:value-type="float" office:value="274416" calcext:value-type="float">
            <text:p>274416</text:p>
          </table:table-cell>
          <table:table-cell office:value-type="float" office:value="270893" calcext:value-type="float">
            <text:p>270893</text:p>
          </table:table-cell>
          <table:table-cell office:value-type="float" office:value="20672" calcext:value-type="float">
            <text:p>20672</text:p>
          </table:table-cell>
          <table:table-cell office:value-type="float" office:value="19733" calcext:value-type="float">
            <text:p>19733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43" calcext:value-type="date">
            <text:p>10/21/19 05:28 PM</text:p>
          </table:table-cell>
          <table:table-cell office:value-type="float" office:value="9467412" calcext:value-type="float">
            <text:p>946741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397832" calcext:value-type="float">
            <text:p>397832</text:p>
          </table:table-cell>
          <table:table-cell office:value-type="float" office:value="361424" calcext:value-type="float">
            <text:p>36142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170" calcext:value-type="float">
            <text:p>9170</text:p>
          </table:table-cell>
          <table:table-cell office:value-type="float" office:value="274416" calcext:value-type="float">
            <text:p>274416</text:p>
          </table:table-cell>
          <table:table-cell office:value-type="float" office:value="270893" calcext:value-type="float">
            <text:p>270893</text:p>
          </table:table-cell>
          <table:table-cell office:value-type="float" office:value="20672" calcext:value-type="float">
            <text:p>20672</text:p>
          </table:table-cell>
          <table:table-cell office:value-type="float" office:value="19733" calcext:value-type="float">
            <text:p>19733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44" calcext:value-type="date">
            <text:p>10/21/19 05:28 PM</text:p>
          </table:table-cell>
          <table:table-cell office:value-type="float" office:value="9467412" calcext:value-type="float">
            <text:p>946741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397832" calcext:value-type="float">
            <text:p>397832</text:p>
          </table:table-cell>
          <table:table-cell office:value-type="float" office:value="361424" calcext:value-type="float">
            <text:p>36142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170" calcext:value-type="float">
            <text:p>9170</text:p>
          </table:table-cell>
          <table:table-cell office:value-type="float" office:value="274416" calcext:value-type="float">
            <text:p>274416</text:p>
          </table:table-cell>
          <table:table-cell office:value-type="float" office:value="270893" calcext:value-type="float">
            <text:p>270893</text:p>
          </table:table-cell>
          <table:table-cell office:value-type="float" office:value="20672" calcext:value-type="float">
            <text:p>20672</text:p>
          </table:table-cell>
          <table:table-cell office:value-type="float" office:value="19733" calcext:value-type="float">
            <text:p>19733</text:p>
          </table:table-cell>
          <table:table-cell office:value-type="float" office:value="892480" calcext:value-type="float">
            <text:p>89248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45" calcext:value-type="date">
            <text:p>10/21/19 05:28 PM</text:p>
          </table:table-cell>
          <table:table-cell office:value-type="float" office:value="9537612" calcext:value-type="float">
            <text:p>953761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311532" calcext:value-type="float">
            <text:p>311532</text:p>
          </table:table-cell>
          <table:table-cell office:value-type="float" office:value="275124" calcext:value-type="float">
            <text:p>275124</text:p>
          </table:table-cell>
          <table:table-cell office:value-type="float" office:value="36408" calcext:value-type="float">
            <text:p>3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748" calcext:value-type="float">
            <text:p>7748</text:p>
          </table:table-cell>
          <table:table-cell office:value-type="float" office:value="187408" calcext:value-type="float">
            <text:p>187408</text:p>
          </table:table-cell>
          <table:table-cell office:value-type="float" office:value="184958" calcext:value-type="float">
            <text:p>184958</text:p>
          </table:table-cell>
          <table:table-cell office:value-type="float" office:value="14288" calcext:value-type="float">
            <text:p>14288</text:p>
          </table:table-cell>
          <table:table-cell office:value-type="float" office:value="13589" calcext:value-type="float">
            <text:p>13589</text:p>
          </table:table-cell>
          <table:table-cell office:value-type="float" office:value="865712" calcext:value-type="float">
            <text:p>865712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0-21T17:28:46" calcext:value-type="date">
            <text:p>10/21/19 05:28 PM</text:p>
          </table:table-cell>
          <table:table-cell office:value-type="float" office:value="9537380" calcext:value-type="float">
            <text:p>953738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311532" calcext:value-type="float">
            <text:p>311532</text:p>
          </table:table-cell>
          <table:table-cell office:value-type="float" office:value="275124" calcext:value-type="float">
            <text:p>27512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748" calcext:value-type="float">
            <text:p>7748</text:p>
          </table:table-cell>
          <table:table-cell office:value-type="float" office:value="187408" calcext:value-type="float">
            <text:p>187408</text:p>
          </table:table-cell>
          <table:table-cell office:value-type="float" office:value="184958" calcext:value-type="float">
            <text:p>184958</text:p>
          </table:table-cell>
          <table:table-cell office:value-type="float" office:value="14288" calcext:value-type="float">
            <text:p>14288</text:p>
          </table:table-cell>
          <table:table-cell office:value-type="float" office:value="13589" calcext:value-type="float">
            <text:p>13589</text:p>
          </table:table-cell>
          <table:table-cell office:value-type="float" office:value="865712" calcext:value-type="float">
            <text:p>865712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47" calcext:value-type="date">
            <text:p>10/21/19 05:28 PM</text:p>
          </table:table-cell>
          <table:table-cell office:value-type="float" office:value="9553748" calcext:value-type="float">
            <text:p>955374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311532" calcext:value-type="float">
            <text:p>311532</text:p>
          </table:table-cell>
          <table:table-cell office:value-type="float" office:value="275124" calcext:value-type="float">
            <text:p>27512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748" calcext:value-type="float">
            <text:p>7748</text:p>
          </table:table-cell>
          <table:table-cell office:value-type="float" office:value="187408" calcext:value-type="float">
            <text:p>187408</text:p>
          </table:table-cell>
          <table:table-cell office:value-type="float" office:value="184958" calcext:value-type="float">
            <text:p>184958</text:p>
          </table:table-cell>
          <table:table-cell office:value-type="float" office:value="14288" calcext:value-type="float">
            <text:p>14288</text:p>
          </table:table-cell>
          <table:table-cell office:value-type="float" office:value="13589" calcext:value-type="float">
            <text:p>13589</text:p>
          </table:table-cell>
          <table:table-cell office:value-type="float" office:value="865712" calcext:value-type="float">
            <text:p>865712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48" calcext:value-type="date">
            <text:p>10/21/19 05:28 PM</text:p>
          </table:table-cell>
          <table:table-cell office:value-type="float" office:value="9564268" calcext:value-type="float">
            <text:p>956426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311532" calcext:value-type="float">
            <text:p>311532</text:p>
          </table:table-cell>
          <table:table-cell office:value-type="float" office:value="275124" calcext:value-type="float">
            <text:p>27512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748" calcext:value-type="float">
            <text:p>7748</text:p>
          </table:table-cell>
          <table:table-cell office:value-type="float" office:value="187408" calcext:value-type="float">
            <text:p>187408</text:p>
          </table:table-cell>
          <table:table-cell office:value-type="float" office:value="184958" calcext:value-type="float">
            <text:p>184958</text:p>
          </table:table-cell>
          <table:table-cell office:value-type="float" office:value="14288" calcext:value-type="float">
            <text:p>14288</text:p>
          </table:table-cell>
          <table:table-cell office:value-type="float" office:value="13589" calcext:value-type="float">
            <text:p>13589</text:p>
          </table:table-cell>
          <table:table-cell office:value-type="float" office:value="865712" calcext:value-type="float">
            <text:p>865712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49" calcext:value-type="date">
            <text:p>10/21/19 05:28 PM</text:p>
          </table:table-cell>
          <table:table-cell office:value-type="float" office:value="9574012" calcext:value-type="float">
            <text:p>957401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311532" calcext:value-type="float">
            <text:p>311532</text:p>
          </table:table-cell>
          <table:table-cell office:value-type="float" office:value="275124" calcext:value-type="float">
            <text:p>27512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748" calcext:value-type="float">
            <text:p>7748</text:p>
          </table:table-cell>
          <table:table-cell office:value-type="float" office:value="187408" calcext:value-type="float">
            <text:p>187408</text:p>
          </table:table-cell>
          <table:table-cell office:value-type="float" office:value="184958" calcext:value-type="float">
            <text:p>184958</text:p>
          </table:table-cell>
          <table:table-cell office:value-type="float" office:value="14288" calcext:value-type="float">
            <text:p>14288</text:p>
          </table:table-cell>
          <table:table-cell office:value-type="float" office:value="13589" calcext:value-type="float">
            <text:p>13589</text:p>
          </table:table-cell>
          <table:table-cell office:value-type="float" office:value="865712" calcext:value-type="float">
            <text:p>865712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50" calcext:value-type="date">
            <text:p>10/21/19 05:28 PM</text:p>
          </table:table-cell>
          <table:table-cell office:value-type="float" office:value="9574480" calcext:value-type="float">
            <text:p>957448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311532" calcext:value-type="float">
            <text:p>311532</text:p>
          </table:table-cell>
          <table:table-cell office:value-type="float" office:value="275124" calcext:value-type="float">
            <text:p>27512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748" calcext:value-type="float">
            <text:p>7748</text:p>
          </table:table-cell>
          <table:table-cell office:value-type="float" office:value="187408" calcext:value-type="float">
            <text:p>187408</text:p>
          </table:table-cell>
          <table:table-cell office:value-type="float" office:value="184958" calcext:value-type="float">
            <text:p>184958</text:p>
          </table:table-cell>
          <table:table-cell office:value-type="float" office:value="14288" calcext:value-type="float">
            <text:p>14288</text:p>
          </table:table-cell>
          <table:table-cell office:value-type="float" office:value="13589" calcext:value-type="float">
            <text:p>13589</text:p>
          </table:table-cell>
          <table:table-cell office:value-type="float" office:value="865712" calcext:value-type="float">
            <text:p>865712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51" calcext:value-type="date">
            <text:p>10/21/19 05:28 PM</text:p>
          </table:table-cell>
          <table:table-cell office:value-type="float" office:value="9583104" calcext:value-type="float">
            <text:p>9583104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311532" calcext:value-type="float">
            <text:p>311532</text:p>
          </table:table-cell>
          <table:table-cell office:value-type="float" office:value="275124" calcext:value-type="float">
            <text:p>27512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748" calcext:value-type="float">
            <text:p>7748</text:p>
          </table:table-cell>
          <table:table-cell office:value-type="float" office:value="187408" calcext:value-type="float">
            <text:p>187408</text:p>
          </table:table-cell>
          <table:table-cell office:value-type="float" office:value="184958" calcext:value-type="float">
            <text:p>184958</text:p>
          </table:table-cell>
          <table:table-cell office:value-type="float" office:value="14288" calcext:value-type="float">
            <text:p>14288</text:p>
          </table:table-cell>
          <table:table-cell office:value-type="float" office:value="13589" calcext:value-type="float">
            <text:p>13589</text:p>
          </table:table-cell>
          <table:table-cell office:value-type="float" office:value="865712" calcext:value-type="float">
            <text:p>865712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52" calcext:value-type="date">
            <text:p>10/21/19 05:28 PM</text:p>
          </table:table-cell>
          <table:table-cell office:value-type="float" office:value="9583356" calcext:value-type="float">
            <text:p>9583356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4796" calcext:value-type="float">
            <text:p>6784796</text:p>
          </table:table-cell>
          <table:table-cell office:value-type="float" office:value="311532" calcext:value-type="float">
            <text:p>311532</text:p>
          </table:table-cell>
          <table:table-cell office:value-type="float" office:value="275124" calcext:value-type="float">
            <text:p>27512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748" calcext:value-type="float">
            <text:p>7748</text:p>
          </table:table-cell>
          <table:table-cell office:value-type="float" office:value="187408" calcext:value-type="float">
            <text:p>187408</text:p>
          </table:table-cell>
          <table:table-cell office:value-type="float" office:value="184958" calcext:value-type="float">
            <text:p>184958</text:p>
          </table:table-cell>
          <table:table-cell office:value-type="float" office:value="14288" calcext:value-type="float">
            <text:p>14288</text:p>
          </table:table-cell>
          <table:table-cell office:value-type="float" office:value="13589" calcext:value-type="float">
            <text:p>13589</text:p>
          </table:table-cell>
          <table:table-cell office:value-type="float" office:value="865712" calcext:value-type="float">
            <text:p>865712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53" calcext:value-type="date">
            <text:p>10/21/19 05:28 PM</text:p>
          </table:table-cell>
          <table:table-cell office:value-type="float" office:value="9750512" calcext:value-type="float">
            <text:p>975051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129152" calcext:value-type="float">
            <text:p>129152</text:p>
          </table:table-cell>
          <table:table-cell office:value-type="float" office:value="92744" calcext:value-type="float">
            <text:p>92744</text:p>
          </table:table-cell>
          <table:table-cell office:value-type="float" office:value="36408" calcext:value-type="float">
            <text:p>3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758" calcext:value-type="float">
            <text:p>4758</text:p>
          </table:table-cell>
          <table:table-cell office:value-type="float" office:value="13280" calcext:value-type="float">
            <text:p>13280</text:p>
          </table:table-cell>
          <table:table-cell office:value-type="float" office:value="13063" calcext:value-type="float">
            <text:p>13063</text:p>
          </table:table-cell>
          <table:table-cell office:value-type="float" office:value="1424" calcext:value-type="float">
            <text:p>1424</text:p>
          </table:table-cell>
          <table:table-cell office:value-type="float" office:value="1301" calcext:value-type="float">
            <text:p>1301</text:p>
          </table:table-cell>
          <table:table-cell office:value-type="float" office:value="44272" calcext:value-type="float">
            <text:p>44272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2" office:value-type="date" office:date-value="2019-10-21T17:28:54" calcext:value-type="date">
            <text:p>10/21/19 05:28 PM</text:p>
          </table:table-cell>
          <table:table-cell office:value-type="float" office:value="9750440" calcext:value-type="float">
            <text:p>9750440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129152" calcext:value-type="float">
            <text:p>129152</text:p>
          </table:table-cell>
          <table:table-cell office:value-type="float" office:value="92744" calcext:value-type="float">
            <text:p>9274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758" calcext:value-type="float">
            <text:p>4758</text:p>
          </table:table-cell>
          <table:table-cell office:value-type="float" office:value="13280" calcext:value-type="float">
            <text:p>13280</text:p>
          </table:table-cell>
          <table:table-cell office:value-type="float" office:value="13063" calcext:value-type="float">
            <text:p>13063</text:p>
          </table:table-cell>
          <table:table-cell office:value-type="float" office:value="1424" calcext:value-type="float">
            <text:p>1424</text:p>
          </table:table-cell>
          <table:table-cell office:value-type="float" office:value="1301" calcext:value-type="float">
            <text:p>1301</text:p>
          </table:table-cell>
          <table:table-cell office:value-type="float" office:value="44272" calcext:value-type="float">
            <text:p>44272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55" calcext:value-type="date">
            <text:p>10/21/19 05:28 PM</text:p>
          </table:table-cell>
          <table:table-cell office:value-type="float" office:value="9766708" calcext:value-type="float">
            <text:p>9766708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129152" calcext:value-type="float">
            <text:p>129152</text:p>
          </table:table-cell>
          <table:table-cell office:value-type="float" office:value="92744" calcext:value-type="float">
            <text:p>9274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758" calcext:value-type="float">
            <text:p>4758</text:p>
          </table:table-cell>
          <table:table-cell office:value-type="float" office:value="13280" calcext:value-type="float">
            <text:p>13280</text:p>
          </table:table-cell>
          <table:table-cell office:value-type="float" office:value="13063" calcext:value-type="float">
            <text:p>13063</text:p>
          </table:table-cell>
          <table:table-cell office:value-type="float" office:value="1424" calcext:value-type="float">
            <text:p>1424</text:p>
          </table:table-cell>
          <table:table-cell office:value-type="float" office:value="1301" calcext:value-type="float">
            <text:p>1301</text:p>
          </table:table-cell>
          <table:table-cell office:value-type="float" office:value="44272" calcext:value-type="float">
            <text:p>44272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28:56" calcext:value-type="date">
            <text:p>10/21/19 05:28 PM</text:p>
          </table:table-cell>
          <table:table-cell office:value-type="float" office:value="9766692" calcext:value-type="float">
            <text:p>9766692</text:p>
          </table:table-cell>
          <table:table-cell office:value-type="float" office:value="117248" calcext:value-type="float">
            <text:p>11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129152" calcext:value-type="float">
            <text:p>129152</text:p>
          </table:table-cell>
          <table:table-cell office:value-type="float" office:value="92744" calcext:value-type="float">
            <text:p>92744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758" calcext:value-type="float">
            <text:p>4758</text:p>
          </table:table-cell>
          <table:table-cell office:value-type="float" office:value="13280" calcext:value-type="float">
            <text:p>13280</text:p>
          </table:table-cell>
          <table:table-cell office:value-type="float" office:value="13063" calcext:value-type="float">
            <text:p>13063</text:p>
          </table:table-cell>
          <table:table-cell office:value-type="float" office:value="1424" calcext:value-type="float">
            <text:p>1424</text:p>
          </table:table-cell>
          <table:table-cell office:value-type="float" office:value="1301" calcext:value-type="float">
            <text:p>1301</text:p>
          </table:table-cell>
          <table:table-cell office:value-type="float" office:value="44272" calcext:value-type="float">
            <text:p>44272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42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7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3" table:style-name="ta1">
        <table:shapes>
          <draw:frame draw:z-index="0" draw:style-name="gr1" draw:text-style-name="P1" svg:width="453.51pt" svg:height="255.09pt" svg:x="685.84pt" svg:y="2.83pt">
            <loext:p draw:notify-on-update-of-ranges="Sheet3.C2:Sheet3.C3 Sheet3.C4:Sheet3.C180 Sheet3.F2:Sheet3.F3 Sheet3.F4:Sheet3.F1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0" table:number-columns-repeated="2" table:default-cell-style-name="Default"/>
        <table:table-column table:style-name="co30" table:default-cell-style-name="ce5"/>
        <table:table-column table:style-name="co30" table:number-columns-repeated="2" table:default-cell-style-name="Default"/>
        <table:table-column table:style-name="co31" table:number-columns-repeated="3" table:default-cell-style-name="ce5"/>
        <table:table-column table:style-name="co29" table:default-cell-style-name="ce5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original</text:p>
          </table:table-cell>
          <table:table-cell table:style-name="Default" office:value-type="string" calcext:value-type="string">
            <text:p>original</text:p>
          </table:table-cell>
          <table:table-cell table:number-columns-repeated="2" office:value-type="string" calcext:value-type="string">
            <text:p>patched</text:p>
          </table:table-cell>
          <table:table-cell table:style-name="Default" office:value-type="string" calcext:value-type="string">
            <text:p>patched</text:p>
          </table:table-cell>
          <table:table-cell table:style-name="Default" office:value-type="string" calcext:value-type="string">
            <text:p>patched-aggr</text:p>
          </table:table-cell>
          <table:table-cell table:number-columns-repeated="2" office:value-type="string" calcext:value-type="string">
            <text:p>patched-aggr</text:p>
          </table:table-cell>
        </table:table-row>
        <table:table-row table:style-name="ro1">
          <table:table-cell table:formula="of:=[original.AB3]" office:value-type="string" office:string-value="meta-comm" calcext:value-type="string">
            <text:p>meta-comm</text:p>
          </table:table-cell>
          <table:table-cell table:formula="of:=[original.AC3]" office:value-type="string" office:string-value="meta-used" calcext:value-type="string">
            <text:p>meta-used</text:p>
          </table:table-cell>
          <table:table-cell table:formula="of:=[original.O3]" office:value-type="string" office:string-value="rss-all" calcext:value-type="string">
            <text:p>rss-all</text:p>
          </table:table-cell>
          <table:table-cell table:formula="of:=['patched-standard'.AB3]" office:value-type="string" office:string-value="meta-comm" calcext:value-type="string">
            <text:p>meta-comm</text:p>
          </table:table-cell>
          <table:table-cell table:formula="of:=['patched-standard'.AC3]" office:value-type="string" office:string-value="meta-used" calcext:value-type="string">
            <text:p>meta-used</text:p>
          </table:table-cell>
          <table:table-cell table:formula="of:=['patched-standard'.O3]" office:value-type="string" office:string-value="rss-all" calcext:value-type="string">
            <text:p>rss-all</text:p>
          </table:table-cell>
          <table:table-cell table:formula="of:=['patched-aggressive'.AB3]" office:value-type="string" office:string-value="meta-comm" calcext:value-type="string">
            <text:p>meta-comm</text:p>
          </table:table-cell>
          <table:table-cell table:formula="of:=['patched-aggressive'.AC3]" office:value-type="string" office:string-value="meta-used" calcext:value-type="string">
            <text:p>meta-used</text:p>
          </table:table-cell>
          <table:table-cell table:formula="of:=['patched-aggressive'.O3]" office:value-type="string" office:string-value="rss-all" calcext:value-type="string">
            <text:p>rss-all</text:p>
          </table:table-cell>
        </table:table-row>
        <table:table-row table:style-name="ro1">
          <table:table-cell table:formula="of:=[original.AB4]" office:value-type="float" office:value="0" calcext:value-type="float">
            <text:p>0</text:p>
          </table:table-cell>
          <table:table-cell table:formula="of:=[original.AC4]" office:value-type="float" office:value="0" calcext:value-type="float">
            <text:p>0</text:p>
          </table:table-cell>
          <table:table-cell table:formula="of:=[original.O4]" office:value-type="float" office:value="0" calcext:value-type="float">
            <text:p>0</text:p>
          </table:table-cell>
          <table:table-cell table:formula="of:=['patched-standard'.AB4]" office:value-type="float" office:value="0" calcext:value-type="float">
            <text:p>0</text:p>
          </table:table-cell>
          <table:table-cell table:formula="of:=['patched-standard'.AC4]" office:value-type="float" office:value="0" calcext:value-type="float">
            <text:p>0</text:p>
          </table:table-cell>
          <table:table-cell table:formula="of:=['patched-standard'.O4]" office:value-type="float" office:value="0" calcext:value-type="float">
            <text:p>0</text:p>
          </table:table-cell>
          <table:table-cell table:formula="of:=['patched-aggressive'.AB4]" office:value-type="float" office:value="0" calcext:value-type="float">
            <text:p>0</text:p>
          </table:table-cell>
          <table:table-cell table:formula="of:=['patched-aggressive'.AC4]" office:value-type="float" office:value="0" calcext:value-type="float">
            <text:p>0</text:p>
          </table:table-cell>
          <table:table-cell table:formula="of:=['patched-aggressive'.O4]" office:value-type="float" office:value="0" calcext:value-type="float">
            <text:p>0</text:p>
          </table:table-cell>
        </table:table-row>
        <table:table-row table:style-name="ro1">
          <table:table-cell table:formula="of:=[original.AB5]" office:value-type="float" office:value="4480" calcext:value-type="float">
            <text:p>4480</text:p>
          </table:table-cell>
          <table:table-cell table:formula="of:=[original.AC5]" office:value-type="float" office:value="102" calcext:value-type="float">
            <text:p>102</text:p>
          </table:table-cell>
          <table:table-cell table:formula="of:=[original.O5]" office:value-type="float" office:value="33092" calcext:value-type="float">
            <text:p>33092</text:p>
          </table:table-cell>
          <table:table-cell table:formula="of:=['patched-standard'.AB5]" office:value-type="float" office:value="192" calcext:value-type="float">
            <text:p>192</text:p>
          </table:table-cell>
          <table:table-cell table:formula="of:=['patched-standard'.AC5]" office:value-type="float" office:value="108" calcext:value-type="float">
            <text:p>108</text:p>
          </table:table-cell>
          <table:table-cell table:formula="of:=['patched-standard'.O5]" office:value-type="float" office:value="33156" calcext:value-type="float">
            <text:p>33156</text:p>
          </table:table-cell>
          <table:table-cell table:formula="of:=['patched-aggressive'.AB5]" office:value-type="float" office:value="128" calcext:value-type="float">
            <text:p>128</text:p>
          </table:table-cell>
          <table:table-cell table:formula="of:=['patched-aggressive'.AC5]" office:value-type="float" office:value="108" calcext:value-type="float">
            <text:p>108</text:p>
          </table:table-cell>
          <table:table-cell table:formula="of:=['patched-aggressive'.O5]" office:value-type="float" office:value="33204" calcext:value-type="float">
            <text:p>33204</text:p>
          </table:table-cell>
        </table:table-row>
        <table:table-row table:style-name="ro1">
          <table:table-cell table:formula="of:=[original.AB6]" office:value-type="float" office:value="13952" calcext:value-type="float">
            <text:p>13952</text:p>
          </table:table-cell>
          <table:table-cell table:formula="of:=[original.AC6]" office:value-type="float" office:value="11718" calcext:value-type="float">
            <text:p>11718</text:p>
          </table:table-cell>
          <table:table-cell table:formula="of:=[original.O6]" office:value-type="float" office:value="123872" calcext:value-type="float">
            <text:p>123872</text:p>
          </table:table-cell>
          <table:table-cell table:formula="of:=['patched-standard'.AB6]" office:value-type="float" office:value="12096" calcext:value-type="float">
            <text:p>12096</text:p>
          </table:table-cell>
          <table:table-cell table:formula="of:=['patched-standard'.AC6]" office:value-type="float" office:value="11727" calcext:value-type="float">
            <text:p>11727</text:p>
          </table:table-cell>
          <table:table-cell table:formula="of:=['patched-standard'.O6]" office:value-type="float" office:value="126592" calcext:value-type="float">
            <text:p>126592</text:p>
          </table:table-cell>
          <table:table-cell table:formula="of:=['patched-aggressive'.AB6]" office:value-type="float" office:value="11888" calcext:value-type="float">
            <text:p>11888</text:p>
          </table:table-cell>
          <table:table-cell table:formula="of:=['patched-aggressive'.AC6]" office:value-type="float" office:value="11648" calcext:value-type="float">
            <text:p>11648</text:p>
          </table:table-cell>
          <table:table-cell table:formula="of:=['patched-aggressive'.O6]" office:value-type="float" office:value="120852" calcext:value-type="float">
            <text:p>120852</text:p>
          </table:table-cell>
        </table:table-row>
        <table:table-row table:style-name="ro1">
          <table:table-cell table:formula="of:=[original.AB7]" office:value-type="float" office:value="14976" calcext:value-type="float">
            <text:p>14976</text:p>
          </table:table-cell>
          <table:table-cell table:formula="of:=[original.AC7]" office:value-type="float" office:value="12698" calcext:value-type="float">
            <text:p>12698</text:p>
          </table:table-cell>
          <table:table-cell table:formula="of:=[original.O7]" office:value-type="float" office:value="227736" calcext:value-type="float">
            <text:p>227736</text:p>
          </table:table-cell>
          <table:table-cell table:formula="of:=['patched-standard'.AB7]" office:value-type="float" office:value="12992" calcext:value-type="float">
            <text:p>12992</text:p>
          </table:table-cell>
          <table:table-cell table:formula="of:=['patched-standard'.AC7]" office:value-type="float" office:value="12668" calcext:value-type="float">
            <text:p>12668</text:p>
          </table:table-cell>
          <table:table-cell table:formula="of:=['patched-standard'.O7]" office:value-type="float" office:value="228552" calcext:value-type="float">
            <text:p>228552</text:p>
          </table:table-cell>
          <table:table-cell table:formula="of:=['patched-aggressive'.AB7]" office:value-type="float" office:value="12976" calcext:value-type="float">
            <text:p>12976</text:p>
          </table:table-cell>
          <table:table-cell table:formula="of:=['patched-aggressive'.AC7]" office:value-type="float" office:value="12733" calcext:value-type="float">
            <text:p>12733</text:p>
          </table:table-cell>
          <table:table-cell table:formula="of:=['patched-aggressive'.O7]" office:value-type="float" office:value="228128" calcext:value-type="float">
            <text:p>228128</text:p>
          </table:table-cell>
        </table:table-row>
        <table:table-row table:style-name="ro1">
          <table:table-cell table:formula="of:=[original.AB8]" office:value-type="float" office:value="14976" calcext:value-type="float">
            <text:p>14976</text:p>
          </table:table-cell>
          <table:table-cell table:formula="of:=[original.AC8]" office:value-type="float" office:value="13030" calcext:value-type="float">
            <text:p>13030</text:p>
          </table:table-cell>
          <table:table-cell table:formula="of:=[original.O8]" office:value-type="float" office:value="115516" calcext:value-type="float">
            <text:p>115516</text:p>
          </table:table-cell>
          <table:table-cell table:formula="of:=['patched-standard'.AB8]" office:value-type="float" office:value="13376" calcext:value-type="float">
            <text:p>13376</text:p>
          </table:table-cell>
          <table:table-cell table:formula="of:=['patched-standard'.AC8]" office:value-type="float" office:value="13003" calcext:value-type="float">
            <text:p>13003</text:p>
          </table:table-cell>
          <table:table-cell table:formula="of:=['patched-standard'.O8]" office:value-type="float" office:value="120616" calcext:value-type="float">
            <text:p>120616</text:p>
          </table:table-cell>
          <table:table-cell table:formula="of:=['patched-aggressive'.AB8]" office:value-type="float" office:value="13232" calcext:value-type="float">
            <text:p>13232</text:p>
          </table:table-cell>
          <table:table-cell table:formula="of:=['patched-aggressive'.AC8]" office:value-type="float" office:value="13021" calcext:value-type="float">
            <text:p>13021</text:p>
          </table:table-cell>
          <table:table-cell table:formula="of:=['patched-aggressive'.O8]" office:value-type="float" office:value="119336" calcext:value-type="float">
            <text:p>119336</text:p>
          </table:table-cell>
        </table:table-row>
        <table:table-row table:style-name="ro1">
          <table:table-cell table:formula="of:=[original.AB9]" office:value-type="float" office:value="14976" calcext:value-type="float">
            <text:p>14976</text:p>
          </table:table-cell>
          <table:table-cell table:formula="of:=[original.AC9]" office:value-type="float" office:value="13030" calcext:value-type="float">
            <text:p>13030</text:p>
          </table:table-cell>
          <table:table-cell table:formula="of:=[original.O9]" office:value-type="float" office:value="115516" calcext:value-type="float">
            <text:p>115516</text:p>
          </table:table-cell>
          <table:table-cell table:formula="of:=['patched-standard'.AB9]" office:value-type="float" office:value="13376" calcext:value-type="float">
            <text:p>13376</text:p>
          </table:table-cell>
          <table:table-cell table:formula="of:=['patched-standard'.AC9]" office:value-type="float" office:value="13003" calcext:value-type="float">
            <text:p>13003</text:p>
          </table:table-cell>
          <table:table-cell table:formula="of:=['patched-standard'.O9]" office:value-type="float" office:value="120616" calcext:value-type="float">
            <text:p>120616</text:p>
          </table:table-cell>
          <table:table-cell table:formula="of:=['patched-aggressive'.AB9]" office:value-type="float" office:value="13232" calcext:value-type="float">
            <text:p>13232</text:p>
          </table:table-cell>
          <table:table-cell table:formula="of:=['patched-aggressive'.AC9]" office:value-type="float" office:value="13021" calcext:value-type="float">
            <text:p>13021</text:p>
          </table:table-cell>
          <table:table-cell table:formula="of:=['patched-aggressive'.O9]" office:value-type="float" office:value="119336" calcext:value-type="float">
            <text:p>119336</text:p>
          </table:table-cell>
        </table:table-row>
        <table:table-row table:style-name="ro1">
          <table:table-cell table:formula="of:=[original.AB10]" office:value-type="float" office:value="14976" calcext:value-type="float">
            <text:p>14976</text:p>
          </table:table-cell>
          <table:table-cell table:formula="of:=[original.AC10]" office:value-type="float" office:value="13030" calcext:value-type="float">
            <text:p>13030</text:p>
          </table:table-cell>
          <table:table-cell table:formula="of:=[original.O10]" office:value-type="float" office:value="115516" calcext:value-type="float">
            <text:p>115516</text:p>
          </table:table-cell>
          <table:table-cell table:formula="of:=['patched-standard'.AB10]" office:value-type="float" office:value="13376" calcext:value-type="float">
            <text:p>13376</text:p>
          </table:table-cell>
          <table:table-cell table:formula="of:=['patched-standard'.AC10]" office:value-type="float" office:value="13003" calcext:value-type="float">
            <text:p>13003</text:p>
          </table:table-cell>
          <table:table-cell table:formula="of:=['patched-standard'.O10]" office:value-type="float" office:value="120616" calcext:value-type="float">
            <text:p>120616</text:p>
          </table:table-cell>
          <table:table-cell table:formula="of:=['patched-aggressive'.AB10]" office:value-type="float" office:value="13232" calcext:value-type="float">
            <text:p>13232</text:p>
          </table:table-cell>
          <table:table-cell table:formula="of:=['patched-aggressive'.AC10]" office:value-type="float" office:value="13021" calcext:value-type="float">
            <text:p>13021</text:p>
          </table:table-cell>
          <table:table-cell table:formula="of:=['patched-aggressive'.O10]" office:value-type="float" office:value="119336" calcext:value-type="float">
            <text:p>119336</text:p>
          </table:table-cell>
        </table:table-row>
        <table:table-row table:style-name="ro1">
          <table:table-cell table:formula="of:=[original.AB11]" office:value-type="float" office:value="14976" calcext:value-type="float">
            <text:p>14976</text:p>
          </table:table-cell>
          <table:table-cell table:formula="of:=[original.AC11]" office:value-type="float" office:value="13030" calcext:value-type="float">
            <text:p>13030</text:p>
          </table:table-cell>
          <table:table-cell table:formula="of:=[original.O11]" office:value-type="float" office:value="105484" calcext:value-type="float">
            <text:p>105484</text:p>
          </table:table-cell>
          <table:table-cell table:formula="of:=['patched-standard'.AB11]" office:value-type="float" office:value="13376" calcext:value-type="float">
            <text:p>13376</text:p>
          </table:table-cell>
          <table:table-cell table:formula="of:=['patched-standard'.AC11]" office:value-type="float" office:value="13003" calcext:value-type="float">
            <text:p>13003</text:p>
          </table:table-cell>
          <table:table-cell table:formula="of:=['patched-standard'.O11]" office:value-type="float" office:value="120616" calcext:value-type="float">
            <text:p>120616</text:p>
          </table:table-cell>
          <table:table-cell table:formula="of:=['patched-aggressive'.AB11]" office:value-type="float" office:value="13232" calcext:value-type="float">
            <text:p>13232</text:p>
          </table:table-cell>
          <table:table-cell table:formula="of:=['patched-aggressive'.AC11]" office:value-type="float" office:value="13021" calcext:value-type="float">
            <text:p>13021</text:p>
          </table:table-cell>
          <table:table-cell table:formula="of:=['patched-aggressive'.O11]" office:value-type="float" office:value="104408" calcext:value-type="float">
            <text:p>104408</text:p>
          </table:table-cell>
        </table:table-row>
        <table:table-row table:style-name="ro1">
          <table:table-cell table:formula="of:=[original.AB12]" office:value-type="float" office:value="24832" calcext:value-type="float">
            <text:p>24832</text:p>
          </table:table-cell>
          <table:table-cell table:formula="of:=[original.AC12]" office:value-type="float" office:value="22292" calcext:value-type="float">
            <text:p>22292</text:p>
          </table:table-cell>
          <table:table-cell table:formula="of:=[original.O12]" office:value-type="float" office:value="119768" calcext:value-type="float">
            <text:p>119768</text:p>
          </table:table-cell>
          <table:table-cell table:formula="of:=['patched-standard'.AB12]" office:value-type="float" office:value="14848" calcext:value-type="float">
            <text:p>14848</text:p>
          </table:table-cell>
          <table:table-cell table:formula="of:=['patched-standard'.AC12]" office:value-type="float" office:value="14418" calcext:value-type="float">
            <text:p>14418</text:p>
          </table:table-cell>
          <table:table-cell table:formula="of:=['patched-standard'.O12]" office:value-type="float" office:value="122996" calcext:value-type="float">
            <text:p>122996</text:p>
          </table:table-cell>
          <table:table-cell table:formula="of:=['patched-aggressive'.AB12]" office:value-type="float" office:value="22544" calcext:value-type="float">
            <text:p>22544</text:p>
          </table:table-cell>
          <table:table-cell table:formula="of:=['patched-aggressive'.AC12]" office:value-type="float" office:value="22233" calcext:value-type="float">
            <text:p>22233</text:p>
          </table:table-cell>
          <table:table-cell table:formula="of:=['patched-aggressive'.O12]" office:value-type="float" office:value="120384" calcext:value-type="float">
            <text:p>120384</text:p>
          </table:table-cell>
        </table:table-row>
        <table:table-row table:style-name="ro1">
          <table:table-cell table:formula="of:=[original.AB13]" office:value-type="float" office:value="114252" calcext:value-type="float">
            <text:p>114252</text:p>
          </table:table-cell>
          <table:table-cell table:formula="of:=[original.AC13]" office:value-type="float" office:value="107019" calcext:value-type="float">
            <text:p>107019</text:p>
          </table:table-cell>
          <table:table-cell table:formula="of:=[original.O13]" office:value-type="float" office:value="222504" calcext:value-type="float">
            <text:p>222504</text:p>
          </table:table-cell>
          <table:table-cell table:formula="of:=['patched-standard'.AB13]" office:value-type="float" office:value="102592" calcext:value-type="float">
            <text:p>102592</text:p>
          </table:table-cell>
          <table:table-cell table:formula="of:=['patched-standard'.AC13]" office:value-type="float" office:value="98647" calcext:value-type="float">
            <text:p>98647</text:p>
          </table:table-cell>
          <table:table-cell table:formula="of:=['patched-standard'.O13]" office:value-type="float" office:value="222636" calcext:value-type="float">
            <text:p>222636</text:p>
          </table:table-cell>
          <table:table-cell table:formula="of:=['patched-aggressive'.AB13]" office:value-type="float" office:value="105328" calcext:value-type="float">
            <text:p>105328</text:p>
          </table:table-cell>
          <table:table-cell table:formula="of:=['patched-aggressive'.AC13]" office:value-type="float" office:value="103972" calcext:value-type="float">
            <text:p>103972</text:p>
          </table:table-cell>
          <table:table-cell table:formula="of:=['patched-aggressive'.O13]" office:value-type="float" office:value="216720" calcext:value-type="float">
            <text:p>216720</text:p>
          </table:table-cell>
        </table:table-row>
        <table:table-row table:style-name="ro1">
          <table:table-cell table:formula="of:=[original.AB14]" office:value-type="float" office:value="209484" calcext:value-type="float">
            <text:p>209484</text:p>
          </table:table-cell>
          <table:table-cell table:formula="of:=[original.AC14]" office:value-type="float" office:value="196892" calcext:value-type="float">
            <text:p>196892</text:p>
          </table:table-cell>
          <table:table-cell table:formula="of:=[original.O14]" office:value-type="float" office:value="315812" calcext:value-type="float">
            <text:p>315812</text:p>
          </table:table-cell>
          <table:table-cell table:formula="of:=['patched-standard'.AB14]" office:value-type="float" office:value="197440" calcext:value-type="float">
            <text:p>197440</text:p>
          </table:table-cell>
          <table:table-cell table:formula="of:=['patched-standard'.AC14]" office:value-type="float" office:value="189522" calcext:value-type="float">
            <text:p>189522</text:p>
          </table:table-cell>
          <table:table-cell table:formula="of:=['patched-standard'.O14]" office:value-type="float" office:value="317856" calcext:value-type="float">
            <text:p>317856</text:p>
          </table:table-cell>
          <table:table-cell table:formula="of:=['patched-aggressive'.AB14]" office:value-type="float" office:value="194272" calcext:value-type="float">
            <text:p>194272</text:p>
          </table:table-cell>
          <table:table-cell table:formula="of:=['patched-aggressive'.AC14]" office:value-type="float" office:value="191805" calcext:value-type="float">
            <text:p>191805</text:p>
          </table:table-cell>
          <table:table-cell table:formula="of:=['patched-aggressive'.O14]" office:value-type="float" office:value="326648" calcext:value-type="float">
            <text:p>326648</text:p>
          </table:table-cell>
        </table:table-row>
        <table:table-row table:style-name="ro1">
          <table:table-cell table:formula="of:=[original.AB15]" office:value-type="float" office:value="302156" calcext:value-type="float">
            <text:p>302156</text:p>
          </table:table-cell>
          <table:table-cell table:formula="of:=[original.AC15]" office:value-type="float" office:value="284286" calcext:value-type="float">
            <text:p>284286</text:p>
          </table:table-cell>
          <table:table-cell table:formula="of:=[original.O15]" office:value-type="float" office:value="406908" calcext:value-type="float">
            <text:p>406908</text:p>
          </table:table-cell>
          <table:table-cell table:formula="of:=['patched-standard'.AB15]" office:value-type="float" office:value="290752" calcext:value-type="float">
            <text:p>290752</text:p>
          </table:table-cell>
          <table:table-cell table:formula="of:=['patched-standard'.AC15]" office:value-type="float" office:value="279080" calcext:value-type="float">
            <text:p>279080</text:p>
          </table:table-cell>
          <table:table-cell table:formula="of:=['patched-standard'.O15]" office:value-type="float" office:value="419024" calcext:value-type="float">
            <text:p>419024</text:p>
          </table:table-cell>
          <table:table-cell table:formula="of:=['patched-aggressive'.AB15]" office:value-type="float" office:value="283376" calcext:value-type="float">
            <text:p>283376</text:p>
          </table:table-cell>
          <table:table-cell table:formula="of:=['patched-aggressive'.AC15]" office:value-type="float" office:value="279777" calcext:value-type="float">
            <text:p>279777</text:p>
          </table:table-cell>
          <table:table-cell table:formula="of:=['patched-aggressive'.O15]" office:value-type="float" office:value="416212" calcext:value-type="float">
            <text:p>416212</text:p>
          </table:table-cell>
        </table:table-row>
        <table:table-row table:style-name="ro1">
          <table:table-cell table:formula="of:=[original.AB16]" office:value-type="float" office:value="393676" calcext:value-type="float">
            <text:p>393676</text:p>
          </table:table-cell>
          <table:table-cell table:formula="of:=[original.AC16]" office:value-type="float" office:value="370769" calcext:value-type="float">
            <text:p>370769</text:p>
          </table:table-cell>
          <table:table-cell table:formula="of:=[original.O16]" office:value-type="float" office:value="508044" calcext:value-type="float">
            <text:p>508044</text:p>
          </table:table-cell>
          <table:table-cell table:formula="of:=['patched-standard'.AB16]" office:value-type="float" office:value="384512" calcext:value-type="float">
            <text:p>384512</text:p>
          </table:table-cell>
          <table:table-cell table:formula="of:=['patched-standard'.AC16]" office:value-type="float" office:value="368997" calcext:value-type="float">
            <text:p>368997</text:p>
          </table:table-cell>
          <table:table-cell table:formula="of:=['patched-standard'.O16]" office:value-type="float" office:value="546608" calcext:value-type="float">
            <text:p>546608</text:p>
          </table:table-cell>
          <table:table-cell table:formula="of:=['patched-aggressive'.AB16]" office:value-type="float" office:value="370736" calcext:value-type="float">
            <text:p>370736</text:p>
          </table:table-cell>
          <table:table-cell table:formula="of:=['patched-aggressive'.AC16]" office:value-type="float" office:value="366060" calcext:value-type="float">
            <text:p>366060</text:p>
          </table:table-cell>
          <table:table-cell table:formula="of:=['patched-aggressive'.O16]" office:value-type="float" office:value="503080" calcext:value-type="float">
            <text:p>503080</text:p>
          </table:table-cell>
        </table:table-row>
        <table:table-row table:style-name="ro1">
          <table:table-cell table:formula="of:=[original.AB17]" office:value-type="float" office:value="472524" calcext:value-type="float">
            <text:p>472524</text:p>
          </table:table-cell>
          <table:table-cell table:formula="of:=[original.AC17]" office:value-type="float" office:value="445125" calcext:value-type="float">
            <text:p>445125</text:p>
          </table:table-cell>
          <table:table-cell table:formula="of:=[original.O17]" office:value-type="float" office:value="564156" calcext:value-type="float">
            <text:p>564156</text:p>
          </table:table-cell>
          <table:table-cell table:formula="of:=['patched-standard'.AB17]" office:value-type="float" office:value="461440" calcext:value-type="float">
            <text:p>461440</text:p>
          </table:table-cell>
          <table:table-cell table:formula="of:=['patched-standard'.AC17]" office:value-type="float" office:value="442784" calcext:value-type="float">
            <text:p>442784</text:p>
          </table:table-cell>
          <table:table-cell table:formula="of:=['patched-standard'.O17]" office:value-type="float" office:value="579156" calcext:value-type="float">
            <text:p>579156</text:p>
          </table:table-cell>
          <table:table-cell table:formula="of:=['patched-aggressive'.AB17]" office:value-type="float" office:value="448448" calcext:value-type="float">
            <text:p>448448</text:p>
          </table:table-cell>
          <table:table-cell table:formula="of:=['patched-aggressive'.AC17]" office:value-type="float" office:value="442801" calcext:value-type="float">
            <text:p>442801</text:p>
          </table:table-cell>
          <table:table-cell table:formula="of:=['patched-aggressive'.O17]" office:value-type="float" office:value="582056" calcext:value-type="float">
            <text:p>582056</text:p>
          </table:table-cell>
        </table:table-row>
        <table:table-row table:style-name="ro1">
          <table:table-cell table:formula="of:=[original.AB18]" office:value-type="float" office:value="472524" calcext:value-type="float">
            <text:p>472524</text:p>
          </table:table-cell>
          <table:table-cell table:formula="of:=[original.AC18]" office:value-type="float" office:value="445125" calcext:value-type="float">
            <text:p>445125</text:p>
          </table:table-cell>
          <table:table-cell table:formula="of:=[original.O18]" office:value-type="float" office:value="564156" calcext:value-type="float">
            <text:p>564156</text:p>
          </table:table-cell>
          <table:table-cell table:formula="of:=['patched-standard'.AB18]" office:value-type="float" office:value="461440" calcext:value-type="float">
            <text:p>461440</text:p>
          </table:table-cell>
          <table:table-cell table:formula="of:=['patched-standard'.AC18]" office:value-type="float" office:value="442784" calcext:value-type="float">
            <text:p>442784</text:p>
          </table:table-cell>
          <table:table-cell table:formula="of:=['patched-standard'.O18]" office:value-type="float" office:value="579156" calcext:value-type="float">
            <text:p>579156</text:p>
          </table:table-cell>
          <table:table-cell table:formula="of:=['patched-aggressive'.AB18]" office:value-type="float" office:value="448448" calcext:value-type="float">
            <text:p>448448</text:p>
          </table:table-cell>
          <table:table-cell table:formula="of:=['patched-aggressive'.AC18]" office:value-type="float" office:value="442801" calcext:value-type="float">
            <text:p>442801</text:p>
          </table:table-cell>
          <table:table-cell table:formula="of:=['patched-aggressive'.O18]" office:value-type="float" office:value="582056" calcext:value-type="float">
            <text:p>582056</text:p>
          </table:table-cell>
        </table:table-row>
        <table:table-row table:style-name="ro1">
          <table:table-cell table:formula="of:=[original.AB19]" office:value-type="float" office:value="472524" calcext:value-type="float">
            <text:p>472524</text:p>
          </table:table-cell>
          <table:table-cell table:formula="of:=[original.AC19]" office:value-type="float" office:value="445125" calcext:value-type="float">
            <text:p>445125</text:p>
          </table:table-cell>
          <table:table-cell table:formula="of:=[original.O19]" office:value-type="float" office:value="564156" calcext:value-type="float">
            <text:p>564156</text:p>
          </table:table-cell>
          <table:table-cell table:formula="of:=['patched-standard'.AB19]" office:value-type="float" office:value="461440" calcext:value-type="float">
            <text:p>461440</text:p>
          </table:table-cell>
          <table:table-cell table:formula="of:=['patched-standard'.AC19]" office:value-type="float" office:value="442784" calcext:value-type="float">
            <text:p>442784</text:p>
          </table:table-cell>
          <table:table-cell table:formula="of:=['patched-standard'.O19]" office:value-type="float" office:value="579156" calcext:value-type="float">
            <text:p>579156</text:p>
          </table:table-cell>
          <table:table-cell table:formula="of:=['patched-aggressive'.AB19]" office:value-type="float" office:value="448448" calcext:value-type="float">
            <text:p>448448</text:p>
          </table:table-cell>
          <table:table-cell table:formula="of:=['patched-aggressive'.AC19]" office:value-type="float" office:value="442801" calcext:value-type="float">
            <text:p>442801</text:p>
          </table:table-cell>
          <table:table-cell table:formula="of:=['patched-aggressive'.O19]" office:value-type="float" office:value="582056" calcext:value-type="float">
            <text:p>582056</text:p>
          </table:table-cell>
        </table:table-row>
        <table:table-row table:style-name="ro1">
          <table:table-cell table:formula="of:=[original.AB20]" office:value-type="float" office:value="472524" calcext:value-type="float">
            <text:p>472524</text:p>
          </table:table-cell>
          <table:table-cell table:formula="of:=[original.AC20]" office:value-type="float" office:value="445125" calcext:value-type="float">
            <text:p>445125</text:p>
          </table:table-cell>
          <table:table-cell table:formula="of:=[original.O20]" office:value-type="float" office:value="564156" calcext:value-type="float">
            <text:p>564156</text:p>
          </table:table-cell>
          <table:table-cell table:formula="of:=['patched-standard'.AB20]" office:value-type="float" office:value="461440" calcext:value-type="float">
            <text:p>461440</text:p>
          </table:table-cell>
          <table:table-cell table:formula="of:=['patched-standard'.AC20]" office:value-type="float" office:value="442784" calcext:value-type="float">
            <text:p>442784</text:p>
          </table:table-cell>
          <table:table-cell table:formula="of:=['patched-standard'.O20]" office:value-type="float" office:value="579156" calcext:value-type="float">
            <text:p>579156</text:p>
          </table:table-cell>
          <table:table-cell table:formula="of:=['patched-aggressive'.AB20]" office:value-type="float" office:value="448448" calcext:value-type="float">
            <text:p>448448</text:p>
          </table:table-cell>
          <table:table-cell table:formula="of:=['patched-aggressive'.AC20]" office:value-type="float" office:value="442801" calcext:value-type="float">
            <text:p>442801</text:p>
          </table:table-cell>
          <table:table-cell table:formula="of:=['patched-aggressive'.O20]" office:value-type="float" office:value="582056" calcext:value-type="float">
            <text:p>582056</text:p>
          </table:table-cell>
        </table:table-row>
        <table:table-row table:style-name="ro1">
          <table:table-cell table:formula="of:=[original.AB21]" office:value-type="float" office:value="472524" calcext:value-type="float">
            <text:p>472524</text:p>
          </table:table-cell>
          <table:table-cell table:formula="of:=[original.AC21]" office:value-type="float" office:value="445125" calcext:value-type="float">
            <text:p>445125</text:p>
          </table:table-cell>
          <table:table-cell table:formula="of:=[original.O21]" office:value-type="float" office:value="564156" calcext:value-type="float">
            <text:p>564156</text:p>
          </table:table-cell>
          <table:table-cell table:formula="of:=['patched-standard'.AB21]" office:value-type="float" office:value="461440" calcext:value-type="float">
            <text:p>461440</text:p>
          </table:table-cell>
          <table:table-cell table:formula="of:=['patched-standard'.AC21]" office:value-type="float" office:value="442784" calcext:value-type="float">
            <text:p>442784</text:p>
          </table:table-cell>
          <table:table-cell table:formula="of:=['patched-standard'.O21]" office:value-type="float" office:value="579156" calcext:value-type="float">
            <text:p>579156</text:p>
          </table:table-cell>
          <table:table-cell table:formula="of:=['patched-aggressive'.AB21]" office:value-type="float" office:value="448448" calcext:value-type="float">
            <text:p>448448</text:p>
          </table:table-cell>
          <table:table-cell table:formula="of:=['patched-aggressive'.AC21]" office:value-type="float" office:value="442801" calcext:value-type="float">
            <text:p>442801</text:p>
          </table:table-cell>
          <table:table-cell table:formula="of:=['patched-aggressive'.O21]" office:value-type="float" office:value="577872" calcext:value-type="float">
            <text:p>577872</text:p>
          </table:table-cell>
        </table:table-row>
        <table:table-row table:style-name="ro1">
          <table:table-cell table:formula="of:=[original.AB22]" office:value-type="float" office:value="472524" calcext:value-type="float">
            <text:p>472524</text:p>
          </table:table-cell>
          <table:table-cell table:formula="of:=[original.AC22]" office:value-type="float" office:value="445125" calcext:value-type="float">
            <text:p>445125</text:p>
          </table:table-cell>
          <table:table-cell table:formula="of:=[original.O22]" office:value-type="float" office:value="564156" calcext:value-type="float">
            <text:p>564156</text:p>
          </table:table-cell>
          <table:table-cell table:formula="of:=['patched-standard'.AB22]" office:value-type="float" office:value="461440" calcext:value-type="float">
            <text:p>461440</text:p>
          </table:table-cell>
          <table:table-cell table:formula="of:=['patched-standard'.AC22]" office:value-type="float" office:value="442784" calcext:value-type="float">
            <text:p>442784</text:p>
          </table:table-cell>
          <table:table-cell table:formula="of:=['patched-standard'.O22]" office:value-type="float" office:value="579156" calcext:value-type="float">
            <text:p>579156</text:p>
          </table:table-cell>
          <table:table-cell table:formula="of:=['patched-aggressive'.AB22]" office:value-type="float" office:value="448448" calcext:value-type="float">
            <text:p>448448</text:p>
          </table:table-cell>
          <table:table-cell table:formula="of:=['patched-aggressive'.AC22]" office:value-type="float" office:value="442801" calcext:value-type="float">
            <text:p>442801</text:p>
          </table:table-cell>
          <table:table-cell table:formula="of:=['patched-aggressive'.O22]" office:value-type="float" office:value="577872" calcext:value-type="float">
            <text:p>577872</text:p>
          </table:table-cell>
        </table:table-row>
        <table:table-row table:style-name="ro1">
          <table:table-cell table:formula="of:=[original.AB23]" office:value-type="float" office:value="472524" calcext:value-type="float">
            <text:p>472524</text:p>
          </table:table-cell>
          <table:table-cell table:formula="of:=[original.AC23]" office:value-type="float" office:value="445125" calcext:value-type="float">
            <text:p>445125</text:p>
          </table:table-cell>
          <table:table-cell table:formula="of:=[original.O23]" office:value-type="float" office:value="564156" calcext:value-type="float">
            <text:p>564156</text:p>
          </table:table-cell>
          <table:table-cell table:formula="of:=['patched-standard'.AB23]" office:value-type="float" office:value="461440" calcext:value-type="float">
            <text:p>461440</text:p>
          </table:table-cell>
          <table:table-cell table:formula="of:=['patched-standard'.AC23]" office:value-type="float" office:value="442784" calcext:value-type="float">
            <text:p>442784</text:p>
          </table:table-cell>
          <table:table-cell table:formula="of:=['patched-standard'.O23]" office:value-type="float" office:value="579156" calcext:value-type="float">
            <text:p>579156</text:p>
          </table:table-cell>
          <table:table-cell table:formula="of:=['patched-aggressive'.AB23]" office:value-type="float" office:value="448448" calcext:value-type="float">
            <text:p>448448</text:p>
          </table:table-cell>
          <table:table-cell table:formula="of:=['patched-aggressive'.AC23]" office:value-type="float" office:value="442801" calcext:value-type="float">
            <text:p>442801</text:p>
          </table:table-cell>
          <table:table-cell table:formula="of:=['patched-aggressive'.O23]" office:value-type="float" office:value="577872" calcext:value-type="float">
            <text:p>577872</text:p>
          </table:table-cell>
        </table:table-row>
        <table:table-row table:style-name="ro1">
          <table:table-cell table:formula="of:=[original.AB24]" office:value-type="float" office:value="472524" calcext:value-type="float">
            <text:p>472524</text:p>
          </table:table-cell>
          <table:table-cell table:formula="of:=[original.AC24]" office:value-type="float" office:value="445125" calcext:value-type="float">
            <text:p>445125</text:p>
          </table:table-cell>
          <table:table-cell table:formula="of:=[original.O24]" office:value-type="float" office:value="564156" calcext:value-type="float">
            <text:p>564156</text:p>
          </table:table-cell>
          <table:table-cell table:formula="of:=['patched-standard'.AB24]" office:value-type="float" office:value="461440" calcext:value-type="float">
            <text:p>461440</text:p>
          </table:table-cell>
          <table:table-cell table:formula="of:=['patched-standard'.AC24]" office:value-type="float" office:value="442784" calcext:value-type="float">
            <text:p>442784</text:p>
          </table:table-cell>
          <table:table-cell table:formula="of:=['patched-standard'.O24]" office:value-type="float" office:value="579156" calcext:value-type="float">
            <text:p>579156</text:p>
          </table:table-cell>
          <table:table-cell table:formula="of:=['patched-aggressive'.AB24]" office:value-type="float" office:value="448448" calcext:value-type="float">
            <text:p>448448</text:p>
          </table:table-cell>
          <table:table-cell table:formula="of:=['patched-aggressive'.AC24]" office:value-type="float" office:value="442801" calcext:value-type="float">
            <text:p>442801</text:p>
          </table:table-cell>
          <table:table-cell table:formula="of:=['patched-aggressive'.O24]" office:value-type="float" office:value="577872" calcext:value-type="float">
            <text:p>577872</text:p>
          </table:table-cell>
        </table:table-row>
        <table:table-row table:style-name="ro1">
          <table:table-cell table:formula="of:=[original.AB25]" office:value-type="float" office:value="472524" calcext:value-type="float">
            <text:p>472524</text:p>
          </table:table-cell>
          <table:table-cell table:formula="of:=[original.AC25]" office:value-type="float" office:value="358712" calcext:value-type="float">
            <text:p>358712</text:p>
          </table:table-cell>
          <table:table-cell table:formula="of:=[original.O25]" office:value-type="float" office:value="564388" calcext:value-type="float">
            <text:p>564388</text:p>
          </table:table-cell>
          <table:table-cell table:formula="of:=['patched-standard'.AB25]" office:value-type="float" office:value="374528" calcext:value-type="float">
            <text:p>374528</text:p>
          </table:table-cell>
          <table:table-cell table:formula="of:=['patched-standard'.AC25]" office:value-type="float" office:value="356834" calcext:value-type="float">
            <text:p>356834</text:p>
          </table:table-cell>
          <table:table-cell table:formula="of:=['patched-standard'.O25]" office:value-type="float" office:value="490964" calcext:value-type="float">
            <text:p>490964</text:p>
          </table:table-cell>
          <table:table-cell table:formula="of:=['patched-aggressive'.AB25]" office:value-type="float" office:value="361504" calcext:value-type="float">
            <text:p>361504</text:p>
          </table:table-cell>
          <table:table-cell table:formula="of:=['patched-aggressive'.AC25]" office:value-type="float" office:value="356851" calcext:value-type="float">
            <text:p>356851</text:p>
          </table:table-cell>
          <table:table-cell table:formula="of:=['patched-aggressive'.O25]" office:value-type="float" office:value="491592" calcext:value-type="float">
            <text:p>491592</text:p>
          </table:table-cell>
        </table:table-row>
        <table:table-row table:style-name="ro1">
          <table:table-cell table:formula="of:=[original.AB26]" office:value-type="float" office:value="472524" calcext:value-type="float">
            <text:p>472524</text:p>
          </table:table-cell>
          <table:table-cell table:formula="of:=[original.AC26]" office:value-type="float" office:value="358712" calcext:value-type="float">
            <text:p>358712</text:p>
          </table:table-cell>
          <table:table-cell table:formula="of:=[original.O26]" office:value-type="float" office:value="564388" calcext:value-type="float">
            <text:p>564388</text:p>
          </table:table-cell>
          <table:table-cell table:formula="of:=['patched-standard'.AB26]" office:value-type="float" office:value="374528" calcext:value-type="float">
            <text:p>374528</text:p>
          </table:table-cell>
          <table:table-cell table:formula="of:=['patched-standard'.AC26]" office:value-type="float" office:value="356834" calcext:value-type="float">
            <text:p>356834</text:p>
          </table:table-cell>
          <table:table-cell table:formula="of:=['patched-standard'.O26]" office:value-type="float" office:value="490964" calcext:value-type="float">
            <text:p>490964</text:p>
          </table:table-cell>
          <table:table-cell table:formula="of:=['patched-aggressive'.AB26]" office:value-type="float" office:value="361504" calcext:value-type="float">
            <text:p>361504</text:p>
          </table:table-cell>
          <table:table-cell table:formula="of:=['patched-aggressive'.AC26]" office:value-type="float" office:value="356851" calcext:value-type="float">
            <text:p>356851</text:p>
          </table:table-cell>
          <table:table-cell table:formula="of:=['patched-aggressive'.O26]" office:value-type="float" office:value="491592" calcext:value-type="float">
            <text:p>491592</text:p>
          </table:table-cell>
        </table:table-row>
        <table:table-row table:style-name="ro1">
          <table:table-cell table:formula="of:=[original.AB27]" office:value-type="float" office:value="472524" calcext:value-type="float">
            <text:p>472524</text:p>
          </table:table-cell>
          <table:table-cell table:formula="of:=[original.AC27]" office:value-type="float" office:value="358712" calcext:value-type="float">
            <text:p>358712</text:p>
          </table:table-cell>
          <table:table-cell table:formula="of:=[original.O27]" office:value-type="float" office:value="564388" calcext:value-type="float">
            <text:p>564388</text:p>
          </table:table-cell>
          <table:table-cell table:formula="of:=['patched-standard'.AB27]" office:value-type="float" office:value="374528" calcext:value-type="float">
            <text:p>374528</text:p>
          </table:table-cell>
          <table:table-cell table:formula="of:=['patched-standard'.AC27]" office:value-type="float" office:value="356834" calcext:value-type="float">
            <text:p>356834</text:p>
          </table:table-cell>
          <table:table-cell table:formula="of:=['patched-standard'.O27]" office:value-type="float" office:value="490964" calcext:value-type="float">
            <text:p>490964</text:p>
          </table:table-cell>
          <table:table-cell table:formula="of:=['patched-aggressive'.AB27]" office:value-type="float" office:value="361504" calcext:value-type="float">
            <text:p>361504</text:p>
          </table:table-cell>
          <table:table-cell table:formula="of:=['patched-aggressive'.AC27]" office:value-type="float" office:value="356851" calcext:value-type="float">
            <text:p>356851</text:p>
          </table:table-cell>
          <table:table-cell table:formula="of:=['patched-aggressive'.O27]" office:value-type="float" office:value="491592" calcext:value-type="float">
            <text:p>491592</text:p>
          </table:table-cell>
        </table:table-row>
        <table:table-row table:style-name="ro1">
          <table:table-cell table:formula="of:=[original.AB28]" office:value-type="float" office:value="472524" calcext:value-type="float">
            <text:p>472524</text:p>
          </table:table-cell>
          <table:table-cell table:formula="of:=[original.AC28]" office:value-type="float" office:value="358712" calcext:value-type="float">
            <text:p>358712</text:p>
          </table:table-cell>
          <table:table-cell table:formula="of:=[original.O28]" office:value-type="float" office:value="564388" calcext:value-type="float">
            <text:p>564388</text:p>
          </table:table-cell>
          <table:table-cell table:formula="of:=['patched-standard'.AB28]" office:value-type="float" office:value="374528" calcext:value-type="float">
            <text:p>374528</text:p>
          </table:table-cell>
          <table:table-cell table:formula="of:=['patched-standard'.AC28]" office:value-type="float" office:value="356834" calcext:value-type="float">
            <text:p>356834</text:p>
          </table:table-cell>
          <table:table-cell table:formula="of:=['patched-standard'.O28]" office:value-type="float" office:value="490964" calcext:value-type="float">
            <text:p>490964</text:p>
          </table:table-cell>
          <table:table-cell table:formula="of:=['patched-aggressive'.AB28]" office:value-type="float" office:value="361504" calcext:value-type="float">
            <text:p>361504</text:p>
          </table:table-cell>
          <table:table-cell table:formula="of:=['patched-aggressive'.AC28]" office:value-type="float" office:value="356851" calcext:value-type="float">
            <text:p>356851</text:p>
          </table:table-cell>
          <table:table-cell table:formula="of:=['patched-aggressive'.O28]" office:value-type="float" office:value="491592" calcext:value-type="float">
            <text:p>491592</text:p>
          </table:table-cell>
        </table:table-row>
        <table:table-row table:style-name="ro1">
          <table:table-cell table:formula="of:=[original.AB29]" office:value-type="float" office:value="472524" calcext:value-type="float">
            <text:p>472524</text:p>
          </table:table-cell>
          <table:table-cell table:formula="of:=[original.AC29]" office:value-type="float" office:value="358712" calcext:value-type="float">
            <text:p>358712</text:p>
          </table:table-cell>
          <table:table-cell table:formula="of:=[original.O29]" office:value-type="float" office:value="564388" calcext:value-type="float">
            <text:p>564388</text:p>
          </table:table-cell>
          <table:table-cell table:formula="of:=['patched-standard'.AB29]" office:value-type="float" office:value="374528" calcext:value-type="float">
            <text:p>374528</text:p>
          </table:table-cell>
          <table:table-cell table:formula="of:=['patched-standard'.AC29]" office:value-type="float" office:value="356834" calcext:value-type="float">
            <text:p>356834</text:p>
          </table:table-cell>
          <table:table-cell table:formula="of:=['patched-standard'.O29]" office:value-type="float" office:value="490964" calcext:value-type="float">
            <text:p>490964</text:p>
          </table:table-cell>
          <table:table-cell table:formula="of:=['patched-aggressive'.AB29]" office:value-type="float" office:value="361504" calcext:value-type="float">
            <text:p>361504</text:p>
          </table:table-cell>
          <table:table-cell table:formula="of:=['patched-aggressive'.AC29]" office:value-type="float" office:value="356851" calcext:value-type="float">
            <text:p>356851</text:p>
          </table:table-cell>
          <table:table-cell table:formula="of:=['patched-aggressive'.O29]" office:value-type="float" office:value="491592" calcext:value-type="float">
            <text:p>491592</text:p>
          </table:table-cell>
        </table:table-row>
        <table:table-row table:style-name="ro1">
          <table:table-cell table:formula="of:=[original.AB30]" office:value-type="float" office:value="472524" calcext:value-type="float">
            <text:p>472524</text:p>
          </table:table-cell>
          <table:table-cell table:formula="of:=[original.AC30]" office:value-type="float" office:value="358712" calcext:value-type="float">
            <text:p>358712</text:p>
          </table:table-cell>
          <table:table-cell table:formula="of:=[original.O30]" office:value-type="float" office:value="564388" calcext:value-type="float">
            <text:p>564388</text:p>
          </table:table-cell>
          <table:table-cell table:formula="of:=['patched-standard'.AB30]" office:value-type="float" office:value="374528" calcext:value-type="float">
            <text:p>374528</text:p>
          </table:table-cell>
          <table:table-cell table:formula="of:=['patched-standard'.AC30]" office:value-type="float" office:value="356834" calcext:value-type="float">
            <text:p>356834</text:p>
          </table:table-cell>
          <table:table-cell table:formula="of:=['patched-standard'.O30]" office:value-type="float" office:value="490964" calcext:value-type="float">
            <text:p>490964</text:p>
          </table:table-cell>
          <table:table-cell table:formula="of:=['patched-aggressive'.AB30]" office:value-type="float" office:value="361504" calcext:value-type="float">
            <text:p>361504</text:p>
          </table:table-cell>
          <table:table-cell table:formula="of:=['patched-aggressive'.AC30]" office:value-type="float" office:value="356851" calcext:value-type="float">
            <text:p>356851</text:p>
          </table:table-cell>
          <table:table-cell table:formula="of:=['patched-aggressive'.O30]" office:value-type="float" office:value="491592" calcext:value-type="float">
            <text:p>491592</text:p>
          </table:table-cell>
        </table:table-row>
        <table:table-row table:style-name="ro1">
          <table:table-cell table:formula="of:=[original.AB31]" office:value-type="float" office:value="472524" calcext:value-type="float">
            <text:p>472524</text:p>
          </table:table-cell>
          <table:table-cell table:formula="of:=[original.AC31]" office:value-type="float" office:value="358712" calcext:value-type="float">
            <text:p>358712</text:p>
          </table:table-cell>
          <table:table-cell table:formula="of:=[original.O31]" office:value-type="float" office:value="564388" calcext:value-type="float">
            <text:p>564388</text:p>
          </table:table-cell>
          <table:table-cell table:formula="of:=['patched-standard'.AB31]" office:value-type="float" office:value="374528" calcext:value-type="float">
            <text:p>374528</text:p>
          </table:table-cell>
          <table:table-cell table:formula="of:=['patched-standard'.AC31]" office:value-type="float" office:value="356834" calcext:value-type="float">
            <text:p>356834</text:p>
          </table:table-cell>
          <table:table-cell table:formula="of:=['patched-standard'.O31]" office:value-type="float" office:value="490964" calcext:value-type="float">
            <text:p>490964</text:p>
          </table:table-cell>
          <table:table-cell table:formula="of:=['patched-aggressive'.AB31]" office:value-type="float" office:value="361504" calcext:value-type="float">
            <text:p>361504</text:p>
          </table:table-cell>
          <table:table-cell table:formula="of:=['patched-aggressive'.AC31]" office:value-type="float" office:value="356851" calcext:value-type="float">
            <text:p>356851</text:p>
          </table:table-cell>
          <table:table-cell table:formula="of:=['patched-aggressive'.O31]" office:value-type="float" office:value="491592" calcext:value-type="float">
            <text:p>491592</text:p>
          </table:table-cell>
        </table:table-row>
        <table:table-row table:style-name="ro1">
          <table:table-cell table:formula="of:=[original.AB32]" office:value-type="float" office:value="472524" calcext:value-type="float">
            <text:p>472524</text:p>
          </table:table-cell>
          <table:table-cell table:formula="of:=[original.AC32]" office:value-type="float" office:value="358712" calcext:value-type="float">
            <text:p>358712</text:p>
          </table:table-cell>
          <table:table-cell table:formula="of:=[original.O32]" office:value-type="float" office:value="564388" calcext:value-type="float">
            <text:p>564388</text:p>
          </table:table-cell>
          <table:table-cell table:formula="of:=['patched-standard'.AB32]" office:value-type="float" office:value="374528" calcext:value-type="float">
            <text:p>374528</text:p>
          </table:table-cell>
          <table:table-cell table:formula="of:=['patched-standard'.AC32]" office:value-type="float" office:value="356834" calcext:value-type="float">
            <text:p>356834</text:p>
          </table:table-cell>
          <table:table-cell table:formula="of:=['patched-standard'.O32]" office:value-type="float" office:value="490964" calcext:value-type="float">
            <text:p>490964</text:p>
          </table:table-cell>
          <table:table-cell table:formula="of:=['patched-aggressive'.AB32]" office:value-type="float" office:value="361504" calcext:value-type="float">
            <text:p>361504</text:p>
          </table:table-cell>
          <table:table-cell table:formula="of:=['patched-aggressive'.AC32]" office:value-type="float" office:value="356851" calcext:value-type="float">
            <text:p>356851</text:p>
          </table:table-cell>
          <table:table-cell table:formula="of:=['patched-aggressive'.O32]" office:value-type="float" office:value="491592" calcext:value-type="float">
            <text:p>491592</text:p>
          </table:table-cell>
        </table:table-row>
        <table:table-row table:style-name="ro1">
          <table:table-cell table:formula="of:=[original.AB33]" office:value-type="float" office:value="466380" calcext:value-type="float">
            <text:p>466380</text:p>
          </table:table-cell>
          <table:table-cell table:formula="of:=[original.AC33]" office:value-type="float" office:value="272299" calcext:value-type="float">
            <text:p>272299</text:p>
          </table:table-cell>
          <table:table-cell table:formula="of:=[original.O33]" office:value-type="float" office:value="558964" calcext:value-type="float">
            <text:p>558964</text:p>
          </table:table-cell>
          <table:table-cell table:formula="of:=['patched-standard'.AB33]" office:value-type="float" office:value="285120" calcext:value-type="float">
            <text:p>285120</text:p>
          </table:table-cell>
          <table:table-cell table:formula="of:=['patched-standard'.AC33]" office:value-type="float" office:value="270882" calcext:value-type="float">
            <text:p>270882</text:p>
          </table:table-cell>
          <table:table-cell table:formula="of:=['patched-standard'.O33]" office:value-type="float" office:value="401872" calcext:value-type="float">
            <text:p>401872</text:p>
          </table:table-cell>
          <table:table-cell table:formula="of:=['patched-aggressive'.AB33]" office:value-type="float" office:value="274464" calcext:value-type="float">
            <text:p>274464</text:p>
          </table:table-cell>
          <table:table-cell table:formula="of:=['patched-aggressive'.AC33]" office:value-type="float" office:value="270900" calcext:value-type="float">
            <text:p>270900</text:p>
          </table:table-cell>
          <table:table-cell table:formula="of:=['patched-aggressive'.O33]" office:value-type="float" office:value="405720" calcext:value-type="float">
            <text:p>405720</text:p>
          </table:table-cell>
        </table:table-row>
        <table:table-row table:style-name="ro1">
          <table:table-cell table:formula="of:=[original.AB34]" office:value-type="float" office:value="466380" calcext:value-type="float">
            <text:p>466380</text:p>
          </table:table-cell>
          <table:table-cell table:formula="of:=[original.AC34]" office:value-type="float" office:value="272299" calcext:value-type="float">
            <text:p>272299</text:p>
          </table:table-cell>
          <table:table-cell table:formula="of:=[original.O34]" office:value-type="float" office:value="558964" calcext:value-type="float">
            <text:p>558964</text:p>
          </table:table-cell>
          <table:table-cell table:formula="of:=['patched-standard'.AB34]" office:value-type="float" office:value="285120" calcext:value-type="float">
            <text:p>285120</text:p>
          </table:table-cell>
          <table:table-cell table:formula="of:=['patched-standard'.AC34]" office:value-type="float" office:value="270882" calcext:value-type="float">
            <text:p>270882</text:p>
          </table:table-cell>
          <table:table-cell table:formula="of:=['patched-standard'.O34]" office:value-type="float" office:value="402136" calcext:value-type="float">
            <text:p>402136</text:p>
          </table:table-cell>
          <table:table-cell table:formula="of:=['patched-aggressive'.AB34]" office:value-type="float" office:value="274464" calcext:value-type="float">
            <text:p>274464</text:p>
          </table:table-cell>
          <table:table-cell table:formula="of:=['patched-aggressive'.AC34]" office:value-type="float" office:value="270900" calcext:value-type="float">
            <text:p>270900</text:p>
          </table:table-cell>
          <table:table-cell table:formula="of:=['patched-aggressive'.O34]" office:value-type="float" office:value="402532" calcext:value-type="float">
            <text:p>402532</text:p>
          </table:table-cell>
        </table:table-row>
        <table:table-row table:style-name="ro1">
          <table:table-cell table:formula="of:=[original.AB35]" office:value-type="float" office:value="466380" calcext:value-type="float">
            <text:p>466380</text:p>
          </table:table-cell>
          <table:table-cell table:formula="of:=[original.AC35]" office:value-type="float" office:value="272299" calcext:value-type="float">
            <text:p>272299</text:p>
          </table:table-cell>
          <table:table-cell table:formula="of:=[original.O35]" office:value-type="float" office:value="558964" calcext:value-type="float">
            <text:p>558964</text:p>
          </table:table-cell>
          <table:table-cell table:formula="of:=['patched-standard'.AB35]" office:value-type="float" office:value="285120" calcext:value-type="float">
            <text:p>285120</text:p>
          </table:table-cell>
          <table:table-cell table:formula="of:=['patched-standard'.AC35]" office:value-type="float" office:value="270882" calcext:value-type="float">
            <text:p>270882</text:p>
          </table:table-cell>
          <table:table-cell table:formula="of:=['patched-standard'.O35]" office:value-type="float" office:value="402136" calcext:value-type="float">
            <text:p>402136</text:p>
          </table:table-cell>
          <table:table-cell table:formula="of:=['patched-aggressive'.AB35]" office:value-type="float" office:value="274464" calcext:value-type="float">
            <text:p>274464</text:p>
          </table:table-cell>
          <table:table-cell table:formula="of:=['patched-aggressive'.AC35]" office:value-type="float" office:value="270900" calcext:value-type="float">
            <text:p>270900</text:p>
          </table:table-cell>
          <table:table-cell table:formula="of:=['patched-aggressive'.O35]" office:value-type="float" office:value="402532" calcext:value-type="float">
            <text:p>402532</text:p>
          </table:table-cell>
        </table:table-row>
        <table:table-row table:style-name="ro1">
          <table:table-cell table:formula="of:=[original.AB36]" office:value-type="float" office:value="466380" calcext:value-type="float">
            <text:p>466380</text:p>
          </table:table-cell>
          <table:table-cell table:formula="of:=[original.AC36]" office:value-type="float" office:value="272299" calcext:value-type="float">
            <text:p>272299</text:p>
          </table:table-cell>
          <table:table-cell table:formula="of:=[original.O36]" office:value-type="float" office:value="558964" calcext:value-type="float">
            <text:p>558964</text:p>
          </table:table-cell>
          <table:table-cell table:formula="of:=['patched-standard'.AB36]" office:value-type="float" office:value="285120" calcext:value-type="float">
            <text:p>285120</text:p>
          </table:table-cell>
          <table:table-cell table:formula="of:=['patched-standard'.AC36]" office:value-type="float" office:value="270882" calcext:value-type="float">
            <text:p>270882</text:p>
          </table:table-cell>
          <table:table-cell table:formula="of:=['patched-standard'.O36]" office:value-type="float" office:value="402136" calcext:value-type="float">
            <text:p>402136</text:p>
          </table:table-cell>
          <table:table-cell table:formula="of:=['patched-aggressive'.AB36]" office:value-type="float" office:value="274464" calcext:value-type="float">
            <text:p>274464</text:p>
          </table:table-cell>
          <table:table-cell table:formula="of:=['patched-aggressive'.AC36]" office:value-type="float" office:value="270900" calcext:value-type="float">
            <text:p>270900</text:p>
          </table:table-cell>
          <table:table-cell table:formula="of:=['patched-aggressive'.O36]" office:value-type="float" office:value="402532" calcext:value-type="float">
            <text:p>402532</text:p>
          </table:table-cell>
        </table:table-row>
        <table:table-row table:style-name="ro1">
          <table:table-cell table:formula="of:=[original.AB37]" office:value-type="float" office:value="466380" calcext:value-type="float">
            <text:p>466380</text:p>
          </table:table-cell>
          <table:table-cell table:formula="of:=[original.AC37]" office:value-type="float" office:value="272300" calcext:value-type="float">
            <text:p>272300</text:p>
          </table:table-cell>
          <table:table-cell table:formula="of:=[original.O37]" office:value-type="float" office:value="558964" calcext:value-type="float">
            <text:p>558964</text:p>
          </table:table-cell>
          <table:table-cell table:formula="of:=['patched-standard'.AB37]" office:value-type="float" office:value="285120" calcext:value-type="float">
            <text:p>285120</text:p>
          </table:table-cell>
          <table:table-cell table:formula="of:=['patched-standard'.AC37]" office:value-type="float" office:value="270882" calcext:value-type="float">
            <text:p>270882</text:p>
          </table:table-cell>
          <table:table-cell table:formula="of:=['patched-standard'.O37]" office:value-type="float" office:value="402136" calcext:value-type="float">
            <text:p>402136</text:p>
          </table:table-cell>
          <table:table-cell table:formula="of:=['patched-aggressive'.AB37]" office:value-type="float" office:value="274464" calcext:value-type="float">
            <text:p>274464</text:p>
          </table:table-cell>
          <table:table-cell table:formula="of:=['patched-aggressive'.AC37]" office:value-type="float" office:value="270900" calcext:value-type="float">
            <text:p>270900</text:p>
          </table:table-cell>
          <table:table-cell table:formula="of:=['patched-aggressive'.O37]" office:value-type="float" office:value="402532" calcext:value-type="float">
            <text:p>402532</text:p>
          </table:table-cell>
        </table:table-row>
        <table:table-row table:style-name="ro1">
          <table:table-cell table:formula="of:=[original.AB38]" office:value-type="float" office:value="466380" calcext:value-type="float">
            <text:p>466380</text:p>
          </table:table-cell>
          <table:table-cell table:formula="of:=[original.AC38]" office:value-type="float" office:value="272300" calcext:value-type="float">
            <text:p>272300</text:p>
          </table:table-cell>
          <table:table-cell table:formula="of:=[original.O38]" office:value-type="float" office:value="558964" calcext:value-type="float">
            <text:p>558964</text:p>
          </table:table-cell>
          <table:table-cell table:formula="of:=['patched-standard'.AB38]" office:value-type="float" office:value="285120" calcext:value-type="float">
            <text:p>285120</text:p>
          </table:table-cell>
          <table:table-cell table:formula="of:=['patched-standard'.AC38]" office:value-type="float" office:value="270884" calcext:value-type="float">
            <text:p>270884</text:p>
          </table:table-cell>
          <table:table-cell table:formula="of:=['patched-standard'.O38]" office:value-type="float" office:value="402136" calcext:value-type="float">
            <text:p>402136</text:p>
          </table:table-cell>
          <table:table-cell table:formula="of:=['patched-aggressive'.AB38]" office:value-type="float" office:value="274464" calcext:value-type="float">
            <text:p>274464</text:p>
          </table:table-cell>
          <table:table-cell table:formula="of:=['patched-aggressive'.AC38]" office:value-type="float" office:value="270901" calcext:value-type="float">
            <text:p>270901</text:p>
          </table:table-cell>
          <table:table-cell table:formula="of:=['patched-aggressive'.O38]" office:value-type="float" office:value="402532" calcext:value-type="float">
            <text:p>402532</text:p>
          </table:table-cell>
        </table:table-row>
        <table:table-row table:style-name="ro1">
          <table:table-cell table:formula="of:=[original.AB39]" office:value-type="float" office:value="466380" calcext:value-type="float">
            <text:p>466380</text:p>
          </table:table-cell>
          <table:table-cell table:formula="of:=[original.AC39]" office:value-type="float" office:value="272300" calcext:value-type="float">
            <text:p>272300</text:p>
          </table:table-cell>
          <table:table-cell table:formula="of:=[original.O39]" office:value-type="float" office:value="558964" calcext:value-type="float">
            <text:p>558964</text:p>
          </table:table-cell>
          <table:table-cell table:formula="of:=['patched-standard'.AB39]" office:value-type="float" office:value="285120" calcext:value-type="float">
            <text:p>285120</text:p>
          </table:table-cell>
          <table:table-cell table:formula="of:=['patched-standard'.AC39]" office:value-type="float" office:value="270884" calcext:value-type="float">
            <text:p>270884</text:p>
          </table:table-cell>
          <table:table-cell table:formula="of:=['patched-standard'.O39]" office:value-type="float" office:value="402136" calcext:value-type="float">
            <text:p>402136</text:p>
          </table:table-cell>
          <table:table-cell table:formula="of:=['patched-aggressive'.AB39]" office:value-type="float" office:value="274464" calcext:value-type="float">
            <text:p>274464</text:p>
          </table:table-cell>
          <table:table-cell table:formula="of:=['patched-aggressive'.AC39]" office:value-type="float" office:value="270901" calcext:value-type="float">
            <text:p>270901</text:p>
          </table:table-cell>
          <table:table-cell table:formula="of:=['patched-aggressive'.O39]" office:value-type="float" office:value="402532" calcext:value-type="float">
            <text:p>402532</text:p>
          </table:table-cell>
        </table:table-row>
        <table:table-row table:style-name="ro1">
          <table:table-cell table:formula="of:=[original.AB40]" office:value-type="float" office:value="466380" calcext:value-type="float">
            <text:p>466380</text:p>
          </table:table-cell>
          <table:table-cell table:formula="of:=[original.AC40]" office:value-type="float" office:value="272300" calcext:value-type="float">
            <text:p>272300</text:p>
          </table:table-cell>
          <table:table-cell table:formula="of:=[original.O40]" office:value-type="float" office:value="558964" calcext:value-type="float">
            <text:p>558964</text:p>
          </table:table-cell>
          <table:table-cell table:formula="of:=['patched-standard'.AB40]" office:value-type="float" office:value="285120" calcext:value-type="float">
            <text:p>285120</text:p>
          </table:table-cell>
          <table:table-cell table:formula="of:=['patched-standard'.AC40]" office:value-type="float" office:value="270884" calcext:value-type="float">
            <text:p>270884</text:p>
          </table:table-cell>
          <table:table-cell table:formula="of:=['patched-standard'.O40]" office:value-type="float" office:value="402136" calcext:value-type="float">
            <text:p>402136</text:p>
          </table:table-cell>
          <table:table-cell table:formula="of:=['patched-aggressive'.AB40]" office:value-type="float" office:value="274464" calcext:value-type="float">
            <text:p>274464</text:p>
          </table:table-cell>
          <table:table-cell table:formula="of:=['patched-aggressive'.AC40]" office:value-type="float" office:value="270901" calcext:value-type="float">
            <text:p>270901</text:p>
          </table:table-cell>
          <table:table-cell table:formula="of:=['patched-aggressive'.O40]" office:value-type="float" office:value="402532" calcext:value-type="float">
            <text:p>402532</text:p>
          </table:table-cell>
        </table:table-row>
        <table:table-row table:style-name="ro1">
          <table:table-cell table:formula="of:=[original.AB41]" office:value-type="float" office:value="423372" calcext:value-type="float">
            <text:p>423372</text:p>
          </table:table-cell>
          <table:table-cell table:formula="of:=[original.AC41]" office:value-type="float" office:value="185887" calcext:value-type="float">
            <text:p>185887</text:p>
          </table:table-cell>
          <table:table-cell table:formula="of:=[original.O41]" office:value-type="float" office:value="517408" calcext:value-type="float">
            <text:p>517408</text:p>
          </table:table-cell>
          <table:table-cell table:formula="of:=['patched-standard'.AB41]" office:value-type="float" office:value="285120" calcext:value-type="float">
            <text:p>285120</text:p>
          </table:table-cell>
          <table:table-cell table:formula="of:=['patched-standard'.AC41]" office:value-type="float" office:value="270884" calcext:value-type="float">
            <text:p>270884</text:p>
          </table:table-cell>
          <table:table-cell table:formula="of:=['patched-standard'.O41]" office:value-type="float" office:value="402136" calcext:value-type="float">
            <text:p>402136</text:p>
          </table:table-cell>
          <table:table-cell table:formula="of:=['patched-aggressive'.AB41]" office:value-type="float" office:value="274464" calcext:value-type="float">
            <text:p>274464</text:p>
          </table:table-cell>
          <table:table-cell table:formula="of:=['patched-aggressive'.AC41]" office:value-type="float" office:value="270901" calcext:value-type="float">
            <text:p>270901</text:p>
          </table:table-cell>
          <table:table-cell table:formula="of:=['patched-aggressive'.O41]" office:value-type="float" office:value="402532" calcext:value-type="float">
            <text:p>402532</text:p>
          </table:table-cell>
        </table:table-row>
        <table:table-row table:style-name="ro1">
          <table:table-cell table:formula="of:=[original.AB42]" office:value-type="float" office:value="423372" calcext:value-type="float">
            <text:p>423372</text:p>
          </table:table-cell>
          <table:table-cell table:formula="of:=[original.AC42]" office:value-type="float" office:value="185887" calcext:value-type="float">
            <text:p>185887</text:p>
          </table:table-cell>
          <table:table-cell table:formula="of:=[original.O42]" office:value-type="float" office:value="517408" calcext:value-type="float">
            <text:p>517408</text:p>
          </table:table-cell>
          <table:table-cell table:formula="of:=['patched-standard'.AB42]" office:value-type="float" office:value="195520" calcext:value-type="float">
            <text:p>195520</text:p>
          </table:table-cell>
          <table:table-cell table:formula="of:=['patched-standard'.AC42]" office:value-type="float" office:value="184934" calcext:value-type="float">
            <text:p>184934</text:p>
          </table:table-cell>
          <table:table-cell table:formula="of:=['patched-standard'.O42]" office:value-type="float" office:value="312012" calcext:value-type="float">
            <text:p>312012</text:p>
          </table:table-cell>
          <table:table-cell table:formula="of:=['patched-aggressive'.AB42]" office:value-type="float" office:value="187424" calcext:value-type="float">
            <text:p>187424</text:p>
          </table:table-cell>
          <table:table-cell table:formula="of:=['patched-aggressive'.AC42]" office:value-type="float" office:value="184951" calcext:value-type="float">
            <text:p>184951</text:p>
          </table:table-cell>
          <table:table-cell table:formula="of:=['patched-aggressive'.O42]" office:value-type="float" office:value="316140" calcext:value-type="float">
            <text:p>316140</text:p>
          </table:table-cell>
        </table:table-row>
        <table:table-row table:style-name="ro1">
          <table:table-cell table:formula="of:=[original.AB43]" office:value-type="float" office:value="423372" calcext:value-type="float">
            <text:p>423372</text:p>
          </table:table-cell>
          <table:table-cell table:formula="of:=[original.AC43]" office:value-type="float" office:value="185887" calcext:value-type="float">
            <text:p>185887</text:p>
          </table:table-cell>
          <table:table-cell table:formula="of:=[original.O43]" office:value-type="float" office:value="517408" calcext:value-type="float">
            <text:p>517408</text:p>
          </table:table-cell>
          <table:table-cell table:formula="of:=['patched-standard'.AB43]" office:value-type="float" office:value="195520" calcext:value-type="float">
            <text:p>195520</text:p>
          </table:table-cell>
          <table:table-cell table:formula="of:=['patched-standard'.AC43]" office:value-type="float" office:value="184934" calcext:value-type="float">
            <text:p>184934</text:p>
          </table:table-cell>
          <table:table-cell table:formula="of:=['patched-standard'.O43]" office:value-type="float" office:value="312012" calcext:value-type="float">
            <text:p>312012</text:p>
          </table:table-cell>
          <table:table-cell table:formula="of:=['patched-aggressive'.AB43]" office:value-type="float" office:value="187424" calcext:value-type="float">
            <text:p>187424</text:p>
          </table:table-cell>
          <table:table-cell table:formula="of:=['patched-aggressive'.AC43]" office:value-type="float" office:value="184951" calcext:value-type="float">
            <text:p>184951</text:p>
          </table:table-cell>
          <table:table-cell table:formula="of:=['patched-aggressive'.O43]" office:value-type="float" office:value="316140" calcext:value-type="float">
            <text:p>316140</text:p>
          </table:table-cell>
        </table:table-row>
        <table:table-row table:style-name="ro1">
          <table:table-cell table:formula="of:=[original.AB44]" office:value-type="float" office:value="423372" calcext:value-type="float">
            <text:p>423372</text:p>
          </table:table-cell>
          <table:table-cell table:formula="of:=[original.AC44]" office:value-type="float" office:value="185887" calcext:value-type="float">
            <text:p>185887</text:p>
          </table:table-cell>
          <table:table-cell table:formula="of:=[original.O44]" office:value-type="float" office:value="517408" calcext:value-type="float">
            <text:p>517408</text:p>
          </table:table-cell>
          <table:table-cell table:formula="of:=['patched-standard'.AB44]" office:value-type="float" office:value="195520" calcext:value-type="float">
            <text:p>195520</text:p>
          </table:table-cell>
          <table:table-cell table:formula="of:=['patched-standard'.AC44]" office:value-type="float" office:value="184934" calcext:value-type="float">
            <text:p>184934</text:p>
          </table:table-cell>
          <table:table-cell table:formula="of:=['patched-standard'.O44]" office:value-type="float" office:value="312012" calcext:value-type="float">
            <text:p>312012</text:p>
          </table:table-cell>
          <table:table-cell table:formula="of:=['patched-aggressive'.AB44]" office:value-type="float" office:value="187424" calcext:value-type="float">
            <text:p>187424</text:p>
          </table:table-cell>
          <table:table-cell table:formula="of:=['patched-aggressive'.AC44]" office:value-type="float" office:value="184951" calcext:value-type="float">
            <text:p>184951</text:p>
          </table:table-cell>
          <table:table-cell table:formula="of:=['patched-aggressive'.O44]" office:value-type="float" office:value="316140" calcext:value-type="float">
            <text:p>316140</text:p>
          </table:table-cell>
        </table:table-row>
        <table:table-row table:style-name="ro1">
          <table:table-cell table:formula="of:=[original.AB45]" office:value-type="float" office:value="423372" calcext:value-type="float">
            <text:p>423372</text:p>
          </table:table-cell>
          <table:table-cell table:formula="of:=[original.AC45]" office:value-type="float" office:value="185887" calcext:value-type="float">
            <text:p>185887</text:p>
          </table:table-cell>
          <table:table-cell table:formula="of:=[original.O45]" office:value-type="float" office:value="517408" calcext:value-type="float">
            <text:p>517408</text:p>
          </table:table-cell>
          <table:table-cell table:formula="of:=['patched-standard'.AB45]" office:value-type="float" office:value="195520" calcext:value-type="float">
            <text:p>195520</text:p>
          </table:table-cell>
          <table:table-cell table:formula="of:=['patched-standard'.AC45]" office:value-type="float" office:value="184934" calcext:value-type="float">
            <text:p>184934</text:p>
          </table:table-cell>
          <table:table-cell table:formula="of:=['patched-standard'.O45]" office:value-type="float" office:value="312012" calcext:value-type="float">
            <text:p>312012</text:p>
          </table:table-cell>
          <table:table-cell table:formula="of:=['patched-aggressive'.AB45]" office:value-type="float" office:value="187424" calcext:value-type="float">
            <text:p>187424</text:p>
          </table:table-cell>
          <table:table-cell table:formula="of:=['patched-aggressive'.AC45]" office:value-type="float" office:value="184951" calcext:value-type="float">
            <text:p>184951</text:p>
          </table:table-cell>
          <table:table-cell table:formula="of:=['patched-aggressive'.O45]" office:value-type="float" office:value="316140" calcext:value-type="float">
            <text:p>316140</text:p>
          </table:table-cell>
        </table:table-row>
        <table:table-row table:style-name="ro1">
          <table:table-cell table:formula="of:=[original.AB46]" office:value-type="float" office:value="423372" calcext:value-type="float">
            <text:p>423372</text:p>
          </table:table-cell>
          <table:table-cell table:formula="of:=[original.AC46]" office:value-type="float" office:value="185887" calcext:value-type="float">
            <text:p>185887</text:p>
          </table:table-cell>
          <table:table-cell table:formula="of:=[original.O46]" office:value-type="float" office:value="517408" calcext:value-type="float">
            <text:p>517408</text:p>
          </table:table-cell>
          <table:table-cell table:formula="of:=['patched-standard'.AB46]" office:value-type="float" office:value="195520" calcext:value-type="float">
            <text:p>195520</text:p>
          </table:table-cell>
          <table:table-cell table:formula="of:=['patched-standard'.AC46]" office:value-type="float" office:value="184934" calcext:value-type="float">
            <text:p>184934</text:p>
          </table:table-cell>
          <table:table-cell table:formula="of:=['patched-standard'.O46]" office:value-type="float" office:value="312012" calcext:value-type="float">
            <text:p>312012</text:p>
          </table:table-cell>
          <table:table-cell table:formula="of:=['patched-aggressive'.AB46]" office:value-type="float" office:value="187424" calcext:value-type="float">
            <text:p>187424</text:p>
          </table:table-cell>
          <table:table-cell table:formula="of:=['patched-aggressive'.AC46]" office:value-type="float" office:value="184951" calcext:value-type="float">
            <text:p>184951</text:p>
          </table:table-cell>
          <table:table-cell table:formula="of:=['patched-aggressive'.O46]" office:value-type="float" office:value="316140" calcext:value-type="float">
            <text:p>316140</text:p>
          </table:table-cell>
        </table:table-row>
        <table:table-row table:style-name="ro1">
          <table:table-cell table:formula="of:=[original.AB47]" office:value-type="float" office:value="423372" calcext:value-type="float">
            <text:p>423372</text:p>
          </table:table-cell>
          <table:table-cell table:formula="of:=[original.AC47]" office:value-type="float" office:value="185887" calcext:value-type="float">
            <text:p>185887</text:p>
          </table:table-cell>
          <table:table-cell table:formula="of:=[original.O47]" office:value-type="float" office:value="517408" calcext:value-type="float">
            <text:p>517408</text:p>
          </table:table-cell>
          <table:table-cell table:formula="of:=['patched-standard'.AB47]" office:value-type="float" office:value="195520" calcext:value-type="float">
            <text:p>195520</text:p>
          </table:table-cell>
          <table:table-cell table:formula="of:=['patched-standard'.AC47]" office:value-type="float" office:value="184934" calcext:value-type="float">
            <text:p>184934</text:p>
          </table:table-cell>
          <table:table-cell table:formula="of:=['patched-standard'.O47]" office:value-type="float" office:value="312012" calcext:value-type="float">
            <text:p>312012</text:p>
          </table:table-cell>
          <table:table-cell table:formula="of:=['patched-aggressive'.AB47]" office:value-type="float" office:value="187424" calcext:value-type="float">
            <text:p>187424</text:p>
          </table:table-cell>
          <table:table-cell table:formula="of:=['patched-aggressive'.AC47]" office:value-type="float" office:value="184951" calcext:value-type="float">
            <text:p>184951</text:p>
          </table:table-cell>
          <table:table-cell table:formula="of:=['patched-aggressive'.O47]" office:value-type="float" office:value="316140" calcext:value-type="float">
            <text:p>316140</text:p>
          </table:table-cell>
        </table:table-row>
        <table:table-row table:style-name="ro1">
          <table:table-cell table:formula="of:=[original.AB48]" office:value-type="float" office:value="423372" calcext:value-type="float">
            <text:p>423372</text:p>
          </table:table-cell>
          <table:table-cell table:formula="of:=[original.AC48]" office:value-type="float" office:value="185887" calcext:value-type="float">
            <text:p>185887</text:p>
          </table:table-cell>
          <table:table-cell table:formula="of:=[original.O48]" office:value-type="float" office:value="517408" calcext:value-type="float">
            <text:p>517408</text:p>
          </table:table-cell>
          <table:table-cell table:formula="of:=['patched-standard'.AB48]" office:value-type="float" office:value="195520" calcext:value-type="float">
            <text:p>195520</text:p>
          </table:table-cell>
          <table:table-cell table:formula="of:=['patched-standard'.AC48]" office:value-type="float" office:value="184934" calcext:value-type="float">
            <text:p>184934</text:p>
          </table:table-cell>
          <table:table-cell table:formula="of:=['patched-standard'.O48]" office:value-type="float" office:value="312012" calcext:value-type="float">
            <text:p>312012</text:p>
          </table:table-cell>
          <table:table-cell table:formula="of:=['patched-aggressive'.AB48]" office:value-type="float" office:value="187424" calcext:value-type="float">
            <text:p>187424</text:p>
          </table:table-cell>
          <table:table-cell table:formula="of:=['patched-aggressive'.AC48]" office:value-type="float" office:value="184951" calcext:value-type="float">
            <text:p>184951</text:p>
          </table:table-cell>
          <table:table-cell table:formula="of:=['patched-aggressive'.O48]" office:value-type="float" office:value="316140" calcext:value-type="float">
            <text:p>316140</text:p>
          </table:table-cell>
        </table:table-row>
        <table:table-row table:style-name="ro1">
          <table:table-cell table:formula="of:=[original.AB49]" office:value-type="float" office:value="423372" calcext:value-type="float">
            <text:p>423372</text:p>
          </table:table-cell>
          <table:table-cell table:formula="of:=[original.AC49]" office:value-type="float" office:value="185887" calcext:value-type="float">
            <text:p>185887</text:p>
          </table:table-cell>
          <table:table-cell table:formula="of:=[original.O49]" office:value-type="float" office:value="517408" calcext:value-type="float">
            <text:p>517408</text:p>
          </table:table-cell>
          <table:table-cell table:formula="of:=['patched-standard'.AB49]" office:value-type="float" office:value="195520" calcext:value-type="float">
            <text:p>195520</text:p>
          </table:table-cell>
          <table:table-cell table:formula="of:=['patched-standard'.AC49]" office:value-type="float" office:value="184934" calcext:value-type="float">
            <text:p>184934</text:p>
          </table:table-cell>
          <table:table-cell table:formula="of:=['patched-standard'.O49]" office:value-type="float" office:value="312012" calcext:value-type="float">
            <text:p>312012</text:p>
          </table:table-cell>
          <table:table-cell table:formula="of:=['patched-aggressive'.AB49]" office:value-type="float" office:value="187424" calcext:value-type="float">
            <text:p>187424</text:p>
          </table:table-cell>
          <table:table-cell table:formula="of:=['patched-aggressive'.AC49]" office:value-type="float" office:value="184951" calcext:value-type="float">
            <text:p>184951</text:p>
          </table:table-cell>
          <table:table-cell table:formula="of:=['patched-aggressive'.O49]" office:value-type="float" office:value="316140" calcext:value-type="float">
            <text:p>316140</text:p>
          </table:table-cell>
        </table:table-row>
        <table:table-row table:style-name="ro1">
          <table:table-cell table:formula="of:=[original.AB50]" office:value-type="float" office:value="378316" calcext:value-type="float">
            <text:p>378316</text:p>
          </table:table-cell>
          <table:table-cell table:formula="of:=[original.AC50]" office:value-type="float" office:value="99474" calcext:value-type="float">
            <text:p>99474</text:p>
          </table:table-cell>
          <table:table-cell table:formula="of:=[original.O50]" office:value-type="float" office:value="473888" calcext:value-type="float">
            <text:p>473888</text:p>
          </table:table-cell>
          <table:table-cell table:formula="of:=['patched-standard'.AB50]" office:value-type="float" office:value="105920" calcext:value-type="float">
            <text:p>105920</text:p>
          </table:table-cell>
          <table:table-cell table:formula="of:=['patched-standard'.AC50]" office:value-type="float" office:value="98984" calcext:value-type="float">
            <text:p>98984</text:p>
          </table:table-cell>
          <table:table-cell table:formula="of:=['patched-standard'.O50]" office:value-type="float" office:value="225548" calcext:value-type="float">
            <text:p>225548</text:p>
          </table:table-cell>
          <table:table-cell table:formula="of:=['patched-aggressive'.AB50]" office:value-type="float" office:value="100384" calcext:value-type="float">
            <text:p>100384</text:p>
          </table:table-cell>
          <table:table-cell table:formula="of:=['patched-aggressive'.AC50]" office:value-type="float" office:value="99001" calcext:value-type="float">
            <text:p>99001</text:p>
          </table:table-cell>
          <table:table-cell table:formula="of:=['patched-aggressive'.O50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51]" office:value-type="float" office:value="378316" calcext:value-type="float">
            <text:p>378316</text:p>
          </table:table-cell>
          <table:table-cell table:formula="of:=[original.AC51]" office:value-type="float" office:value="99474" calcext:value-type="float">
            <text:p>99474</text:p>
          </table:table-cell>
          <table:table-cell table:formula="of:=[original.O51]" office:value-type="float" office:value="473888" calcext:value-type="float">
            <text:p>473888</text:p>
          </table:table-cell>
          <table:table-cell table:formula="of:=['patched-standard'.AB51]" office:value-type="float" office:value="105920" calcext:value-type="float">
            <text:p>105920</text:p>
          </table:table-cell>
          <table:table-cell table:formula="of:=['patched-standard'.AC51]" office:value-type="float" office:value="98984" calcext:value-type="float">
            <text:p>98984</text:p>
          </table:table-cell>
          <table:table-cell table:formula="of:=['patched-standard'.O51]" office:value-type="float" office:value="225548" calcext:value-type="float">
            <text:p>225548</text:p>
          </table:table-cell>
          <table:table-cell table:formula="of:=['patched-aggressive'.AB51]" office:value-type="float" office:value="100384" calcext:value-type="float">
            <text:p>100384</text:p>
          </table:table-cell>
          <table:table-cell table:formula="of:=['patched-aggressive'.AC51]" office:value-type="float" office:value="99001" calcext:value-type="float">
            <text:p>99001</text:p>
          </table:table-cell>
          <table:table-cell table:formula="of:=['patched-aggressive'.O51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52]" office:value-type="float" office:value="378316" calcext:value-type="float">
            <text:p>378316</text:p>
          </table:table-cell>
          <table:table-cell table:formula="of:=[original.AC52]" office:value-type="float" office:value="99474" calcext:value-type="float">
            <text:p>99474</text:p>
          </table:table-cell>
          <table:table-cell table:formula="of:=[original.O52]" office:value-type="float" office:value="473888" calcext:value-type="float">
            <text:p>473888</text:p>
          </table:table-cell>
          <table:table-cell table:formula="of:=['patched-standard'.AB52]" office:value-type="float" office:value="105920" calcext:value-type="float">
            <text:p>105920</text:p>
          </table:table-cell>
          <table:table-cell table:formula="of:=['patched-standard'.AC52]" office:value-type="float" office:value="98984" calcext:value-type="float">
            <text:p>98984</text:p>
          </table:table-cell>
          <table:table-cell table:formula="of:=['patched-standard'.O52]" office:value-type="float" office:value="225548" calcext:value-type="float">
            <text:p>225548</text:p>
          </table:table-cell>
          <table:table-cell table:formula="of:=['patched-aggressive'.AB52]" office:value-type="float" office:value="100384" calcext:value-type="float">
            <text:p>100384</text:p>
          </table:table-cell>
          <table:table-cell table:formula="of:=['patched-aggressive'.AC52]" office:value-type="float" office:value="99001" calcext:value-type="float">
            <text:p>99001</text:p>
          </table:table-cell>
          <table:table-cell table:formula="of:=['patched-aggressive'.O52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53]" office:value-type="float" office:value="378316" calcext:value-type="float">
            <text:p>378316</text:p>
          </table:table-cell>
          <table:table-cell table:formula="of:=[original.AC53]" office:value-type="float" office:value="99474" calcext:value-type="float">
            <text:p>99474</text:p>
          </table:table-cell>
          <table:table-cell table:formula="of:=[original.O53]" office:value-type="float" office:value="473888" calcext:value-type="float">
            <text:p>473888</text:p>
          </table:table-cell>
          <table:table-cell table:formula="of:=['patched-standard'.AB53]" office:value-type="float" office:value="105920" calcext:value-type="float">
            <text:p>105920</text:p>
          </table:table-cell>
          <table:table-cell table:formula="of:=['patched-standard'.AC53]" office:value-type="float" office:value="98984" calcext:value-type="float">
            <text:p>98984</text:p>
          </table:table-cell>
          <table:table-cell table:formula="of:=['patched-standard'.O53]" office:value-type="float" office:value="225548" calcext:value-type="float">
            <text:p>225548</text:p>
          </table:table-cell>
          <table:table-cell table:formula="of:=['patched-aggressive'.AB53]" office:value-type="float" office:value="100384" calcext:value-type="float">
            <text:p>100384</text:p>
          </table:table-cell>
          <table:table-cell table:formula="of:=['patched-aggressive'.AC53]" office:value-type="float" office:value="99001" calcext:value-type="float">
            <text:p>99001</text:p>
          </table:table-cell>
          <table:table-cell table:formula="of:=['patched-aggressive'.O53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54]" office:value-type="float" office:value="378316" calcext:value-type="float">
            <text:p>378316</text:p>
          </table:table-cell>
          <table:table-cell table:formula="of:=[original.AC54]" office:value-type="float" office:value="99474" calcext:value-type="float">
            <text:p>99474</text:p>
          </table:table-cell>
          <table:table-cell table:formula="of:=[original.O54]" office:value-type="float" office:value="473888" calcext:value-type="float">
            <text:p>473888</text:p>
          </table:table-cell>
          <table:table-cell table:formula="of:=['patched-standard'.AB54]" office:value-type="float" office:value="105920" calcext:value-type="float">
            <text:p>105920</text:p>
          </table:table-cell>
          <table:table-cell table:formula="of:=['patched-standard'.AC54]" office:value-type="float" office:value="98984" calcext:value-type="float">
            <text:p>98984</text:p>
          </table:table-cell>
          <table:table-cell table:formula="of:=['patched-standard'.O54]" office:value-type="float" office:value="225548" calcext:value-type="float">
            <text:p>225548</text:p>
          </table:table-cell>
          <table:table-cell table:formula="of:=['patched-aggressive'.AB54]" office:value-type="float" office:value="100384" calcext:value-type="float">
            <text:p>100384</text:p>
          </table:table-cell>
          <table:table-cell table:formula="of:=['patched-aggressive'.AC54]" office:value-type="float" office:value="99001" calcext:value-type="float">
            <text:p>99001</text:p>
          </table:table-cell>
          <table:table-cell table:formula="of:=['patched-aggressive'.O54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55]" office:value-type="float" office:value="378316" calcext:value-type="float">
            <text:p>378316</text:p>
          </table:table-cell>
          <table:table-cell table:formula="of:=[original.AC55]" office:value-type="float" office:value="99474" calcext:value-type="float">
            <text:p>99474</text:p>
          </table:table-cell>
          <table:table-cell table:formula="of:=[original.O55]" office:value-type="float" office:value="473888" calcext:value-type="float">
            <text:p>473888</text:p>
          </table:table-cell>
          <table:table-cell table:formula="of:=['patched-standard'.AB55]" office:value-type="float" office:value="105920" calcext:value-type="float">
            <text:p>105920</text:p>
          </table:table-cell>
          <table:table-cell table:formula="of:=['patched-standard'.AC55]" office:value-type="float" office:value="98984" calcext:value-type="float">
            <text:p>98984</text:p>
          </table:table-cell>
          <table:table-cell table:formula="of:=['patched-standard'.O55]" office:value-type="float" office:value="225548" calcext:value-type="float">
            <text:p>225548</text:p>
          </table:table-cell>
          <table:table-cell table:formula="of:=['patched-aggressive'.AB55]" office:value-type="float" office:value="100384" calcext:value-type="float">
            <text:p>100384</text:p>
          </table:table-cell>
          <table:table-cell table:formula="of:=['patched-aggressive'.AC55]" office:value-type="float" office:value="99001" calcext:value-type="float">
            <text:p>99001</text:p>
          </table:table-cell>
          <table:table-cell table:formula="of:=['patched-aggressive'.O55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56]" office:value-type="float" office:value="378316" calcext:value-type="float">
            <text:p>378316</text:p>
          </table:table-cell>
          <table:table-cell table:formula="of:=[original.AC56]" office:value-type="float" office:value="99474" calcext:value-type="float">
            <text:p>99474</text:p>
          </table:table-cell>
          <table:table-cell table:formula="of:=[original.O56]" office:value-type="float" office:value="473888" calcext:value-type="float">
            <text:p>473888</text:p>
          </table:table-cell>
          <table:table-cell table:formula="of:=['patched-standard'.AB56]" office:value-type="float" office:value="105920" calcext:value-type="float">
            <text:p>105920</text:p>
          </table:table-cell>
          <table:table-cell table:formula="of:=['patched-standard'.AC56]" office:value-type="float" office:value="98984" calcext:value-type="float">
            <text:p>98984</text:p>
          </table:table-cell>
          <table:table-cell table:formula="of:=['patched-standard'.O56]" office:value-type="float" office:value="225548" calcext:value-type="float">
            <text:p>225548</text:p>
          </table:table-cell>
          <table:table-cell table:formula="of:=['patched-aggressive'.AB56]" office:value-type="float" office:value="100384" calcext:value-type="float">
            <text:p>100384</text:p>
          </table:table-cell>
          <table:table-cell table:formula="of:=['patched-aggressive'.AC56]" office:value-type="float" office:value="99001" calcext:value-type="float">
            <text:p>99001</text:p>
          </table:table-cell>
          <table:table-cell table:formula="of:=['patched-aggressive'.O56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57]" office:value-type="float" office:value="378316" calcext:value-type="float">
            <text:p>378316</text:p>
          </table:table-cell>
          <table:table-cell table:formula="of:=[original.AC57]" office:value-type="float" office:value="99474" calcext:value-type="float">
            <text:p>99474</text:p>
          </table:table-cell>
          <table:table-cell table:formula="of:=[original.O57]" office:value-type="float" office:value="473888" calcext:value-type="float">
            <text:p>473888</text:p>
          </table:table-cell>
          <table:table-cell table:formula="of:=['patched-standard'.AB57]" office:value-type="float" office:value="105920" calcext:value-type="float">
            <text:p>105920</text:p>
          </table:table-cell>
          <table:table-cell table:formula="of:=['patched-standard'.AC57]" office:value-type="float" office:value="98984" calcext:value-type="float">
            <text:p>98984</text:p>
          </table:table-cell>
          <table:table-cell table:formula="of:=['patched-standard'.O57]" office:value-type="float" office:value="225548" calcext:value-type="float">
            <text:p>225548</text:p>
          </table:table-cell>
          <table:table-cell table:formula="of:=['patched-aggressive'.AB57]" office:value-type="float" office:value="100384" calcext:value-type="float">
            <text:p>100384</text:p>
          </table:table-cell>
          <table:table-cell table:formula="of:=['patched-aggressive'.AC57]" office:value-type="float" office:value="99001" calcext:value-type="float">
            <text:p>99001</text:p>
          </table:table-cell>
          <table:table-cell table:formula="of:=['patched-aggressive'.O57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58]" office:value-type="float" office:value="378316" calcext:value-type="float">
            <text:p>378316</text:p>
          </table:table-cell>
          <table:table-cell table:formula="of:=[original.AC58]" office:value-type="float" office:value="99474" calcext:value-type="float">
            <text:p>99474</text:p>
          </table:table-cell>
          <table:table-cell table:formula="of:=[original.O58]" office:value-type="float" office:value="473888" calcext:value-type="float">
            <text:p>473888</text:p>
          </table:table-cell>
          <table:table-cell table:formula="of:=['patched-standard'.AB58]" office:value-type="float" office:value="105920" calcext:value-type="float">
            <text:p>105920</text:p>
          </table:table-cell>
          <table:table-cell table:formula="of:=['patched-standard'.AC58]" office:value-type="float" office:value="98984" calcext:value-type="float">
            <text:p>98984</text:p>
          </table:table-cell>
          <table:table-cell table:formula="of:=['patched-standard'.O58]" office:value-type="float" office:value="225548" calcext:value-type="float">
            <text:p>225548</text:p>
          </table:table-cell>
          <table:table-cell table:formula="of:=['patched-aggressive'.AB58]" office:value-type="float" office:value="100384" calcext:value-type="float">
            <text:p>100384</text:p>
          </table:table-cell>
          <table:table-cell table:formula="of:=['patched-aggressive'.AC58]" office:value-type="float" office:value="99001" calcext:value-type="float">
            <text:p>99001</text:p>
          </table:table-cell>
          <table:table-cell table:formula="of:=['patched-aggressive'.O58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59]" office:value-type="float" office:value="378316" calcext:value-type="float">
            <text:p>378316</text:p>
          </table:table-cell>
          <table:table-cell table:formula="of:=[original.AC59]" office:value-type="float" office:value="99474" calcext:value-type="float">
            <text:p>99474</text:p>
          </table:table-cell>
          <table:table-cell table:formula="of:=[original.O59]" office:value-type="float" office:value="473888" calcext:value-type="float">
            <text:p>473888</text:p>
          </table:table-cell>
          <table:table-cell table:formula="of:=['patched-standard'.AB59]" office:value-type="float" office:value="105920" calcext:value-type="float">
            <text:p>105920</text:p>
          </table:table-cell>
          <table:table-cell table:formula="of:=['patched-standard'.AC59]" office:value-type="float" office:value="98984" calcext:value-type="float">
            <text:p>98984</text:p>
          </table:table-cell>
          <table:table-cell table:formula="of:=['patched-standard'.O59]" office:value-type="float" office:value="225548" calcext:value-type="float">
            <text:p>225548</text:p>
          </table:table-cell>
          <table:table-cell table:formula="of:=['patched-aggressive'.AB59]" office:value-type="float" office:value="100384" calcext:value-type="float">
            <text:p>100384</text:p>
          </table:table-cell>
          <table:table-cell table:formula="of:=['patched-aggressive'.AC59]" office:value-type="float" office:value="99001" calcext:value-type="float">
            <text:p>99001</text:p>
          </table:table-cell>
          <table:table-cell table:formula="of:=['patched-aggressive'.O59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60]" office:value-type="float" office:value="378316" calcext:value-type="float">
            <text:p>378316</text:p>
          </table:table-cell>
          <table:table-cell table:formula="of:=[original.AC60]" office:value-type="float" office:value="99474" calcext:value-type="float">
            <text:p>99474</text:p>
          </table:table-cell>
          <table:table-cell table:formula="of:=[original.O60]" office:value-type="float" office:value="473888" calcext:value-type="float">
            <text:p>473888</text:p>
          </table:table-cell>
          <table:table-cell table:formula="of:=['patched-standard'.AB60]" office:value-type="float" office:value="105920" calcext:value-type="float">
            <text:p>105920</text:p>
          </table:table-cell>
          <table:table-cell table:formula="of:=['patched-standard'.AC60]" office:value-type="float" office:value="98984" calcext:value-type="float">
            <text:p>98984</text:p>
          </table:table-cell>
          <table:table-cell table:formula="of:=['patched-standard'.O60]" office:value-type="float" office:value="225548" calcext:value-type="float">
            <text:p>225548</text:p>
          </table:table-cell>
          <table:table-cell table:formula="of:=['patched-aggressive'.AB60]" office:value-type="float" office:value="100384" calcext:value-type="float">
            <text:p>100384</text:p>
          </table:table-cell>
          <table:table-cell table:formula="of:=['patched-aggressive'.AC60]" office:value-type="float" office:value="99001" calcext:value-type="float">
            <text:p>99001</text:p>
          </table:table-cell>
          <table:table-cell table:formula="of:=['patched-aggressive'.O60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61]" office:value-type="float" office:value="378316" calcext:value-type="float">
            <text:p>378316</text:p>
          </table:table-cell>
          <table:table-cell table:formula="of:=[original.AC61]" office:value-type="float" office:value="99474" calcext:value-type="float">
            <text:p>99474</text:p>
          </table:table-cell>
          <table:table-cell table:formula="of:=[original.O61]" office:value-type="float" office:value="473888" calcext:value-type="float">
            <text:p>473888</text:p>
          </table:table-cell>
          <table:table-cell table:formula="of:=['patched-standard'.AB61]" office:value-type="float" office:value="105920" calcext:value-type="float">
            <text:p>105920</text:p>
          </table:table-cell>
          <table:table-cell table:formula="of:=['patched-standard'.AC61]" office:value-type="float" office:value="98984" calcext:value-type="float">
            <text:p>98984</text:p>
          </table:table-cell>
          <table:table-cell table:formula="of:=['patched-standard'.O61]" office:value-type="float" office:value="225548" calcext:value-type="float">
            <text:p>225548</text:p>
          </table:table-cell>
          <table:table-cell table:formula="of:=['patched-aggressive'.AB61]" office:value-type="float" office:value="100384" calcext:value-type="float">
            <text:p>100384</text:p>
          </table:table-cell>
          <table:table-cell table:formula="of:=['patched-aggressive'.AC61]" office:value-type="float" office:value="99001" calcext:value-type="float">
            <text:p>99001</text:p>
          </table:table-cell>
          <table:table-cell table:formula="of:=['patched-aggressive'.O61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62]" office:value-type="float" office:value="378316" calcext:value-type="float">
            <text:p>378316</text:p>
          </table:table-cell>
          <table:table-cell table:formula="of:=[original.AC62]" office:value-type="float" office:value="99474" calcext:value-type="float">
            <text:p>99474</text:p>
          </table:table-cell>
          <table:table-cell table:formula="of:=[original.O62]" office:value-type="float" office:value="473888" calcext:value-type="float">
            <text:p>473888</text:p>
          </table:table-cell>
          <table:table-cell table:formula="of:=['patched-standard'.AB62]" office:value-type="float" office:value="105920" calcext:value-type="float">
            <text:p>105920</text:p>
          </table:table-cell>
          <table:table-cell table:formula="of:=['patched-standard'.AC62]" office:value-type="float" office:value="98984" calcext:value-type="float">
            <text:p>98984</text:p>
          </table:table-cell>
          <table:table-cell table:formula="of:=['patched-standard'.O62]" office:value-type="float" office:value="225548" calcext:value-type="float">
            <text:p>225548</text:p>
          </table:table-cell>
          <table:table-cell table:formula="of:=['patched-aggressive'.AB62]" office:value-type="float" office:value="100384" calcext:value-type="float">
            <text:p>100384</text:p>
          </table:table-cell>
          <table:table-cell table:formula="of:=['patched-aggressive'.AC62]" office:value-type="float" office:value="99001" calcext:value-type="float">
            <text:p>99001</text:p>
          </table:table-cell>
          <table:table-cell table:formula="of:=['patched-aggressive'.O62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63]" office:value-type="float" office:value="378316" calcext:value-type="float">
            <text:p>378316</text:p>
          </table:table-cell>
          <table:table-cell table:formula="of:=[original.AC63]" office:value-type="float" office:value="99474" calcext:value-type="float">
            <text:p>99474</text:p>
          </table:table-cell>
          <table:table-cell table:formula="of:=[original.O63]" office:value-type="float" office:value="473888" calcext:value-type="float">
            <text:p>473888</text:p>
          </table:table-cell>
          <table:table-cell table:formula="of:=['patched-standard'.AB63]" office:value-type="float" office:value="105920" calcext:value-type="float">
            <text:p>105920</text:p>
          </table:table-cell>
          <table:table-cell table:formula="of:=['patched-standard'.AC63]" office:value-type="float" office:value="98984" calcext:value-type="float">
            <text:p>98984</text:p>
          </table:table-cell>
          <table:table-cell table:formula="of:=['patched-standard'.O63]" office:value-type="float" office:value="225548" calcext:value-type="float">
            <text:p>225548</text:p>
          </table:table-cell>
          <table:table-cell table:formula="of:=['patched-aggressive'.AB63]" office:value-type="float" office:value="100384" calcext:value-type="float">
            <text:p>100384</text:p>
          </table:table-cell>
          <table:table-cell table:formula="of:=['patched-aggressive'.AC63]" office:value-type="float" office:value="99001" calcext:value-type="float">
            <text:p>99001</text:p>
          </table:table-cell>
          <table:table-cell table:formula="of:=['patched-aggressive'.O63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64]" office:value-type="float" office:value="378316" calcext:value-type="float">
            <text:p>378316</text:p>
          </table:table-cell>
          <table:table-cell table:formula="of:=[original.AC64]" office:value-type="float" office:value="99474" calcext:value-type="float">
            <text:p>99474</text:p>
          </table:table-cell>
          <table:table-cell table:formula="of:=[original.O64]" office:value-type="float" office:value="473888" calcext:value-type="float">
            <text:p>473888</text:p>
          </table:table-cell>
          <table:table-cell table:formula="of:=['patched-standard'.AB64]" office:value-type="float" office:value="105920" calcext:value-type="float">
            <text:p>105920</text:p>
          </table:table-cell>
          <table:table-cell table:formula="of:=['patched-standard'.AC64]" office:value-type="float" office:value="98984" calcext:value-type="float">
            <text:p>98984</text:p>
          </table:table-cell>
          <table:table-cell table:formula="of:=['patched-standard'.O64]" office:value-type="float" office:value="225548" calcext:value-type="float">
            <text:p>225548</text:p>
          </table:table-cell>
          <table:table-cell table:formula="of:=['patched-aggressive'.AB64]" office:value-type="float" office:value="100384" calcext:value-type="float">
            <text:p>100384</text:p>
          </table:table-cell>
          <table:table-cell table:formula="of:=['patched-aggressive'.AC64]" office:value-type="float" office:value="99001" calcext:value-type="float">
            <text:p>99001</text:p>
          </table:table-cell>
          <table:table-cell table:formula="of:=['patched-aggressive'.O64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65]" office:value-type="float" office:value="378316" calcext:value-type="float">
            <text:p>378316</text:p>
          </table:table-cell>
          <table:table-cell table:formula="of:=[original.AC65]" office:value-type="float" office:value="99474" calcext:value-type="float">
            <text:p>99474</text:p>
          </table:table-cell>
          <table:table-cell table:formula="of:=[original.O65]" office:value-type="float" office:value="473888" calcext:value-type="float">
            <text:p>473888</text:p>
          </table:table-cell>
          <table:table-cell table:formula="of:=['patched-standard'.AB65]" office:value-type="float" office:value="105920" calcext:value-type="float">
            <text:p>105920</text:p>
          </table:table-cell>
          <table:table-cell table:formula="of:=['patched-standard'.AC65]" office:value-type="float" office:value="98984" calcext:value-type="float">
            <text:p>98984</text:p>
          </table:table-cell>
          <table:table-cell table:formula="of:=['patched-standard'.O65]" office:value-type="float" office:value="225548" calcext:value-type="float">
            <text:p>225548</text:p>
          </table:table-cell>
          <table:table-cell table:formula="of:=['patched-aggressive'.AB65]" office:value-type="float" office:value="100384" calcext:value-type="float">
            <text:p>100384</text:p>
          </table:table-cell>
          <table:table-cell table:formula="of:=['patched-aggressive'.AC65]" office:value-type="float" office:value="99001" calcext:value-type="float">
            <text:p>99001</text:p>
          </table:table-cell>
          <table:table-cell table:formula="of:=['patched-aggressive'.O65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66]" office:value-type="float" office:value="378316" calcext:value-type="float">
            <text:p>378316</text:p>
          </table:table-cell>
          <table:table-cell table:formula="of:=[original.AC66]" office:value-type="float" office:value="99474" calcext:value-type="float">
            <text:p>99474</text:p>
          </table:table-cell>
          <table:table-cell table:formula="of:=[original.O66]" office:value-type="float" office:value="473888" calcext:value-type="float">
            <text:p>473888</text:p>
          </table:table-cell>
          <table:table-cell table:formula="of:=['patched-standard'.AB66]" office:value-type="float" office:value="105920" calcext:value-type="float">
            <text:p>105920</text:p>
          </table:table-cell>
          <table:table-cell table:formula="of:=['patched-standard'.AC66]" office:value-type="float" office:value="98984" calcext:value-type="float">
            <text:p>98984</text:p>
          </table:table-cell>
          <table:table-cell table:formula="of:=['patched-standard'.O66]" office:value-type="float" office:value="225548" calcext:value-type="float">
            <text:p>225548</text:p>
          </table:table-cell>
          <table:table-cell table:formula="of:=['patched-aggressive'.AB66]" office:value-type="float" office:value="100384" calcext:value-type="float">
            <text:p>100384</text:p>
          </table:table-cell>
          <table:table-cell table:formula="of:=['patched-aggressive'.AC66]" office:value-type="float" office:value="99001" calcext:value-type="float">
            <text:p>99001</text:p>
          </table:table-cell>
          <table:table-cell table:formula="of:=['patched-aggressive'.O66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67]" office:value-type="float" office:value="378316" calcext:value-type="float">
            <text:p>378316</text:p>
          </table:table-cell>
          <table:table-cell table:formula="of:=[original.AC67]" office:value-type="float" office:value="99474" calcext:value-type="float">
            <text:p>99474</text:p>
          </table:table-cell>
          <table:table-cell table:formula="of:=[original.O67]" office:value-type="float" office:value="473888" calcext:value-type="float">
            <text:p>473888</text:p>
          </table:table-cell>
          <table:table-cell table:formula="of:=['patched-standard'.AB67]" office:value-type="float" office:value="105920" calcext:value-type="float">
            <text:p>105920</text:p>
          </table:table-cell>
          <table:table-cell table:formula="of:=['patched-standard'.AC67]" office:value-type="float" office:value="98984" calcext:value-type="float">
            <text:p>98984</text:p>
          </table:table-cell>
          <table:table-cell table:formula="of:=['patched-standard'.O67]" office:value-type="float" office:value="225548" calcext:value-type="float">
            <text:p>225548</text:p>
          </table:table-cell>
          <table:table-cell table:formula="of:=['patched-aggressive'.AB67]" office:value-type="float" office:value="100384" calcext:value-type="float">
            <text:p>100384</text:p>
          </table:table-cell>
          <table:table-cell table:formula="of:=['patched-aggressive'.AC67]" office:value-type="float" office:value="99001" calcext:value-type="float">
            <text:p>99001</text:p>
          </table:table-cell>
          <table:table-cell table:formula="of:=['patched-aggressive'.O67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68]" office:value-type="float" office:value="378316" calcext:value-type="float">
            <text:p>378316</text:p>
          </table:table-cell>
          <table:table-cell table:formula="of:=[original.AC68]" office:value-type="float" office:value="99474" calcext:value-type="float">
            <text:p>99474</text:p>
          </table:table-cell>
          <table:table-cell table:formula="of:=[original.O68]" office:value-type="float" office:value="473888" calcext:value-type="float">
            <text:p>473888</text:p>
          </table:table-cell>
          <table:table-cell table:formula="of:=['patched-standard'.AB68]" office:value-type="float" office:value="105920" calcext:value-type="float">
            <text:p>105920</text:p>
          </table:table-cell>
          <table:table-cell table:formula="of:=['patched-standard'.AC68]" office:value-type="float" office:value="98984" calcext:value-type="float">
            <text:p>98984</text:p>
          </table:table-cell>
          <table:table-cell table:formula="of:=['patched-standard'.O68]" office:value-type="float" office:value="225548" calcext:value-type="float">
            <text:p>225548</text:p>
          </table:table-cell>
          <table:table-cell table:formula="of:=['patched-aggressive'.AB68]" office:value-type="float" office:value="100384" calcext:value-type="float">
            <text:p>100384</text:p>
          </table:table-cell>
          <table:table-cell table:formula="of:=['patched-aggressive'.AC68]" office:value-type="float" office:value="99001" calcext:value-type="float">
            <text:p>99001</text:p>
          </table:table-cell>
          <table:table-cell table:formula="of:=['patched-aggressive'.O68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69]" office:value-type="float" office:value="378316" calcext:value-type="float">
            <text:p>378316</text:p>
          </table:table-cell>
          <table:table-cell table:formula="of:=[original.AC69]" office:value-type="float" office:value="99474" calcext:value-type="float">
            <text:p>99474</text:p>
          </table:table-cell>
          <table:table-cell table:formula="of:=[original.O69]" office:value-type="float" office:value="473888" calcext:value-type="float">
            <text:p>473888</text:p>
          </table:table-cell>
          <table:table-cell table:formula="of:=['patched-standard'.AB69]" office:value-type="float" office:value="105920" calcext:value-type="float">
            <text:p>105920</text:p>
          </table:table-cell>
          <table:table-cell table:formula="of:=['patched-standard'.AC69]" office:value-type="float" office:value="98984" calcext:value-type="float">
            <text:p>98984</text:p>
          </table:table-cell>
          <table:table-cell table:formula="of:=['patched-standard'.O69]" office:value-type="float" office:value="225548" calcext:value-type="float">
            <text:p>225548</text:p>
          </table:table-cell>
          <table:table-cell table:formula="of:=['patched-aggressive'.AB69]" office:value-type="float" office:value="100384" calcext:value-type="float">
            <text:p>100384</text:p>
          </table:table-cell>
          <table:table-cell table:formula="of:=['patched-aggressive'.AC69]" office:value-type="float" office:value="99001" calcext:value-type="float">
            <text:p>99001</text:p>
          </table:table-cell>
          <table:table-cell table:formula="of:=['patched-aggressive'.O69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70]" office:value-type="float" office:value="378316" calcext:value-type="float">
            <text:p>378316</text:p>
          </table:table-cell>
          <table:table-cell table:formula="of:=[original.AC70]" office:value-type="float" office:value="99474" calcext:value-type="float">
            <text:p>99474</text:p>
          </table:table-cell>
          <table:table-cell table:formula="of:=[original.O70]" office:value-type="float" office:value="473888" calcext:value-type="float">
            <text:p>473888</text:p>
          </table:table-cell>
          <table:table-cell table:formula="of:=['patched-standard'.AB70]" office:value-type="float" office:value="105920" calcext:value-type="float">
            <text:p>105920</text:p>
          </table:table-cell>
          <table:table-cell table:formula="of:=['patched-standard'.AC70]" office:value-type="float" office:value="98984" calcext:value-type="float">
            <text:p>98984</text:p>
          </table:table-cell>
          <table:table-cell table:formula="of:=['patched-standard'.O70]" office:value-type="float" office:value="225548" calcext:value-type="float">
            <text:p>225548</text:p>
          </table:table-cell>
          <table:table-cell table:formula="of:=['patched-aggressive'.AB70]" office:value-type="float" office:value="100384" calcext:value-type="float">
            <text:p>100384</text:p>
          </table:table-cell>
          <table:table-cell table:formula="of:=['patched-aggressive'.AC70]" office:value-type="float" office:value="99001" calcext:value-type="float">
            <text:p>99001</text:p>
          </table:table-cell>
          <table:table-cell table:formula="of:=['patched-aggressive'.O70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71]" office:value-type="float" office:value="378316" calcext:value-type="float">
            <text:p>378316</text:p>
          </table:table-cell>
          <table:table-cell table:formula="of:=[original.AC71]" office:value-type="float" office:value="99474" calcext:value-type="float">
            <text:p>99474</text:p>
          </table:table-cell>
          <table:table-cell table:formula="of:=[original.O71]" office:value-type="float" office:value="473888" calcext:value-type="float">
            <text:p>473888</text:p>
          </table:table-cell>
          <table:table-cell table:formula="of:=['patched-standard'.AB71]" office:value-type="float" office:value="105920" calcext:value-type="float">
            <text:p>105920</text:p>
          </table:table-cell>
          <table:table-cell table:formula="of:=['patched-standard'.AC71]" office:value-type="float" office:value="98984" calcext:value-type="float">
            <text:p>98984</text:p>
          </table:table-cell>
          <table:table-cell table:formula="of:=['patched-standard'.O71]" office:value-type="float" office:value="225548" calcext:value-type="float">
            <text:p>225548</text:p>
          </table:table-cell>
          <table:table-cell table:formula="of:=['patched-aggressive'.AB71]" office:value-type="float" office:value="100384" calcext:value-type="float">
            <text:p>100384</text:p>
          </table:table-cell>
          <table:table-cell table:formula="of:=['patched-aggressive'.AC71]" office:value-type="float" office:value="99001" calcext:value-type="float">
            <text:p>99001</text:p>
          </table:table-cell>
          <table:table-cell table:formula="of:=['patched-aggressive'.O71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72]" office:value-type="float" office:value="378316" calcext:value-type="float">
            <text:p>378316</text:p>
          </table:table-cell>
          <table:table-cell table:formula="of:=[original.AC72]" office:value-type="float" office:value="99474" calcext:value-type="float">
            <text:p>99474</text:p>
          </table:table-cell>
          <table:table-cell table:formula="of:=[original.O72]" office:value-type="float" office:value="473888" calcext:value-type="float">
            <text:p>473888</text:p>
          </table:table-cell>
          <table:table-cell table:formula="of:=['patched-standard'.AB72]" office:value-type="float" office:value="105920" calcext:value-type="float">
            <text:p>105920</text:p>
          </table:table-cell>
          <table:table-cell table:formula="of:=['patched-standard'.AC72]" office:value-type="float" office:value="98984" calcext:value-type="float">
            <text:p>98984</text:p>
          </table:table-cell>
          <table:table-cell table:formula="of:=['patched-standard'.O72]" office:value-type="float" office:value="225548" calcext:value-type="float">
            <text:p>225548</text:p>
          </table:table-cell>
          <table:table-cell table:formula="of:=['patched-aggressive'.AB72]" office:value-type="float" office:value="100384" calcext:value-type="float">
            <text:p>100384</text:p>
          </table:table-cell>
          <table:table-cell table:formula="of:=['patched-aggressive'.AC72]" office:value-type="float" office:value="99001" calcext:value-type="float">
            <text:p>99001</text:p>
          </table:table-cell>
          <table:table-cell table:formula="of:=['patched-aggressive'.O72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73]" office:value-type="float" office:value="378316" calcext:value-type="float">
            <text:p>378316</text:p>
          </table:table-cell>
          <table:table-cell table:formula="of:=[original.AC73]" office:value-type="float" office:value="99474" calcext:value-type="float">
            <text:p>99474</text:p>
          </table:table-cell>
          <table:table-cell table:formula="of:=[original.O73]" office:value-type="float" office:value="473888" calcext:value-type="float">
            <text:p>473888</text:p>
          </table:table-cell>
          <table:table-cell table:formula="of:=['patched-standard'.AB73]" office:value-type="float" office:value="105920" calcext:value-type="float">
            <text:p>105920</text:p>
          </table:table-cell>
          <table:table-cell table:formula="of:=['patched-standard'.AC73]" office:value-type="float" office:value="98984" calcext:value-type="float">
            <text:p>98984</text:p>
          </table:table-cell>
          <table:table-cell table:formula="of:=['patched-standard'.O73]" office:value-type="float" office:value="225548" calcext:value-type="float">
            <text:p>225548</text:p>
          </table:table-cell>
          <table:table-cell table:formula="of:=['patched-aggressive'.AB73]" office:value-type="float" office:value="100384" calcext:value-type="float">
            <text:p>100384</text:p>
          </table:table-cell>
          <table:table-cell table:formula="of:=['patched-aggressive'.AC73]" office:value-type="float" office:value="99001" calcext:value-type="float">
            <text:p>99001</text:p>
          </table:table-cell>
          <table:table-cell table:formula="of:=['patched-aggressive'.O73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74]" office:value-type="float" office:value="378316" calcext:value-type="float">
            <text:p>378316</text:p>
          </table:table-cell>
          <table:table-cell table:formula="of:=[original.AC74]" office:value-type="float" office:value="99474" calcext:value-type="float">
            <text:p>99474</text:p>
          </table:table-cell>
          <table:table-cell table:formula="of:=[original.O74]" office:value-type="float" office:value="473888" calcext:value-type="float">
            <text:p>473888</text:p>
          </table:table-cell>
          <table:table-cell table:formula="of:=['patched-standard'.AB74]" office:value-type="float" office:value="105920" calcext:value-type="float">
            <text:p>105920</text:p>
          </table:table-cell>
          <table:table-cell table:formula="of:=['patched-standard'.AC74]" office:value-type="float" office:value="98984" calcext:value-type="float">
            <text:p>98984</text:p>
          </table:table-cell>
          <table:table-cell table:formula="of:=['patched-standard'.O74]" office:value-type="float" office:value="225548" calcext:value-type="float">
            <text:p>225548</text:p>
          </table:table-cell>
          <table:table-cell table:formula="of:=['patched-aggressive'.AB74]" office:value-type="float" office:value="100384" calcext:value-type="float">
            <text:p>100384</text:p>
          </table:table-cell>
          <table:table-cell table:formula="of:=['patched-aggressive'.AC74]" office:value-type="float" office:value="99001" calcext:value-type="float">
            <text:p>99001</text:p>
          </table:table-cell>
          <table:table-cell table:formula="of:=['patched-aggressive'.O74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75]" office:value-type="float" office:value="378316" calcext:value-type="float">
            <text:p>378316</text:p>
          </table:table-cell>
          <table:table-cell table:formula="of:=[original.AC75]" office:value-type="float" office:value="99474" calcext:value-type="float">
            <text:p>99474</text:p>
          </table:table-cell>
          <table:table-cell table:formula="of:=[original.O75]" office:value-type="float" office:value="473888" calcext:value-type="float">
            <text:p>473888</text:p>
          </table:table-cell>
          <table:table-cell table:formula="of:=['patched-standard'.AB75]" office:value-type="float" office:value="105920" calcext:value-type="float">
            <text:p>105920</text:p>
          </table:table-cell>
          <table:table-cell table:formula="of:=['patched-standard'.AC75]" office:value-type="float" office:value="98984" calcext:value-type="float">
            <text:p>98984</text:p>
          </table:table-cell>
          <table:table-cell table:formula="of:=['patched-standard'.O75]" office:value-type="float" office:value="225548" calcext:value-type="float">
            <text:p>225548</text:p>
          </table:table-cell>
          <table:table-cell table:formula="of:=['patched-aggressive'.AB75]" office:value-type="float" office:value="100384" calcext:value-type="float">
            <text:p>100384</text:p>
          </table:table-cell>
          <table:table-cell table:formula="of:=['patched-aggressive'.AC75]" office:value-type="float" office:value="99001" calcext:value-type="float">
            <text:p>99001</text:p>
          </table:table-cell>
          <table:table-cell table:formula="of:=['patched-aggressive'.O75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76]" office:value-type="float" office:value="378316" calcext:value-type="float">
            <text:p>378316</text:p>
          </table:table-cell>
          <table:table-cell table:formula="of:=[original.AC76]" office:value-type="float" office:value="99474" calcext:value-type="float">
            <text:p>99474</text:p>
          </table:table-cell>
          <table:table-cell table:formula="of:=[original.O76]" office:value-type="float" office:value="473888" calcext:value-type="float">
            <text:p>473888</text:p>
          </table:table-cell>
          <table:table-cell table:formula="of:=['patched-standard'.AB76]" office:value-type="float" office:value="105920" calcext:value-type="float">
            <text:p>105920</text:p>
          </table:table-cell>
          <table:table-cell table:formula="of:=['patched-standard'.AC76]" office:value-type="float" office:value="98984" calcext:value-type="float">
            <text:p>98984</text:p>
          </table:table-cell>
          <table:table-cell table:formula="of:=['patched-standard'.O76]" office:value-type="float" office:value="225548" calcext:value-type="float">
            <text:p>225548</text:p>
          </table:table-cell>
          <table:table-cell table:formula="of:=['patched-aggressive'.AB76]" office:value-type="float" office:value="100384" calcext:value-type="float">
            <text:p>100384</text:p>
          </table:table-cell>
          <table:table-cell table:formula="of:=['patched-aggressive'.AC76]" office:value-type="float" office:value="99001" calcext:value-type="float">
            <text:p>99001</text:p>
          </table:table-cell>
          <table:table-cell table:formula="of:=['patched-aggressive'.O76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77]" office:value-type="float" office:value="378316" calcext:value-type="float">
            <text:p>378316</text:p>
          </table:table-cell>
          <table:table-cell table:formula="of:=[original.AC77]" office:value-type="float" office:value="99474" calcext:value-type="float">
            <text:p>99474</text:p>
          </table:table-cell>
          <table:table-cell table:formula="of:=[original.O77]" office:value-type="float" office:value="473888" calcext:value-type="float">
            <text:p>473888</text:p>
          </table:table-cell>
          <table:table-cell table:formula="of:=['patched-standard'.AB77]" office:value-type="float" office:value="105920" calcext:value-type="float">
            <text:p>105920</text:p>
          </table:table-cell>
          <table:table-cell table:formula="of:=['patched-standard'.AC77]" office:value-type="float" office:value="98984" calcext:value-type="float">
            <text:p>98984</text:p>
          </table:table-cell>
          <table:table-cell table:formula="of:=['patched-standard'.O77]" office:value-type="float" office:value="225548" calcext:value-type="float">
            <text:p>225548</text:p>
          </table:table-cell>
          <table:table-cell table:formula="of:=['patched-aggressive'.AB77]" office:value-type="float" office:value="100384" calcext:value-type="float">
            <text:p>100384</text:p>
          </table:table-cell>
          <table:table-cell table:formula="of:=['patched-aggressive'.AC77]" office:value-type="float" office:value="99001" calcext:value-type="float">
            <text:p>99001</text:p>
          </table:table-cell>
          <table:table-cell table:formula="of:=['patched-aggressive'.O77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78]" office:value-type="float" office:value="378316" calcext:value-type="float">
            <text:p>378316</text:p>
          </table:table-cell>
          <table:table-cell table:formula="of:=[original.AC78]" office:value-type="float" office:value="99474" calcext:value-type="float">
            <text:p>99474</text:p>
          </table:table-cell>
          <table:table-cell table:formula="of:=[original.O78]" office:value-type="float" office:value="473888" calcext:value-type="float">
            <text:p>473888</text:p>
          </table:table-cell>
          <table:table-cell table:formula="of:=['patched-standard'.AB78]" office:value-type="float" office:value="105920" calcext:value-type="float">
            <text:p>105920</text:p>
          </table:table-cell>
          <table:table-cell table:formula="of:=['patched-standard'.AC78]" office:value-type="float" office:value="98984" calcext:value-type="float">
            <text:p>98984</text:p>
          </table:table-cell>
          <table:table-cell table:formula="of:=['patched-standard'.O78]" office:value-type="float" office:value="225548" calcext:value-type="float">
            <text:p>225548</text:p>
          </table:table-cell>
          <table:table-cell table:formula="of:=['patched-aggressive'.AB78]" office:value-type="float" office:value="100384" calcext:value-type="float">
            <text:p>100384</text:p>
          </table:table-cell>
          <table:table-cell table:formula="of:=['patched-aggressive'.AC78]" office:value-type="float" office:value="99001" calcext:value-type="float">
            <text:p>99001</text:p>
          </table:table-cell>
          <table:table-cell table:formula="of:=['patched-aggressive'.O78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79]" office:value-type="float" office:value="378316" calcext:value-type="float">
            <text:p>378316</text:p>
          </table:table-cell>
          <table:table-cell table:formula="of:=[original.AC79]" office:value-type="float" office:value="99474" calcext:value-type="float">
            <text:p>99474</text:p>
          </table:table-cell>
          <table:table-cell table:formula="of:=[original.O79]" office:value-type="float" office:value="473888" calcext:value-type="float">
            <text:p>473888</text:p>
          </table:table-cell>
          <table:table-cell table:formula="of:=['patched-standard'.AB79]" office:value-type="float" office:value="105920" calcext:value-type="float">
            <text:p>105920</text:p>
          </table:table-cell>
          <table:table-cell table:formula="of:=['patched-standard'.AC79]" office:value-type="float" office:value="98984" calcext:value-type="float">
            <text:p>98984</text:p>
          </table:table-cell>
          <table:table-cell table:formula="of:=['patched-standard'.O79]" office:value-type="float" office:value="225548" calcext:value-type="float">
            <text:p>225548</text:p>
          </table:table-cell>
          <table:table-cell table:formula="of:=['patched-aggressive'.AB79]" office:value-type="float" office:value="100384" calcext:value-type="float">
            <text:p>100384</text:p>
          </table:table-cell>
          <table:table-cell table:formula="of:=['patched-aggressive'.AC79]" office:value-type="float" office:value="99001" calcext:value-type="float">
            <text:p>99001</text:p>
          </table:table-cell>
          <table:table-cell table:formula="of:=['patched-aggressive'.O79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80]" office:value-type="float" office:value="378316" calcext:value-type="float">
            <text:p>378316</text:p>
          </table:table-cell>
          <table:table-cell table:formula="of:=[original.AC80]" office:value-type="float" office:value="99474" calcext:value-type="float">
            <text:p>99474</text:p>
          </table:table-cell>
          <table:table-cell table:formula="of:=[original.O80]" office:value-type="float" office:value="473888" calcext:value-type="float">
            <text:p>473888</text:p>
          </table:table-cell>
          <table:table-cell table:formula="of:=['patched-standard'.AB80]" office:value-type="float" office:value="105920" calcext:value-type="float">
            <text:p>105920</text:p>
          </table:table-cell>
          <table:table-cell table:formula="of:=['patched-standard'.AC80]" office:value-type="float" office:value="98984" calcext:value-type="float">
            <text:p>98984</text:p>
          </table:table-cell>
          <table:table-cell table:formula="of:=['patched-standard'.O80]" office:value-type="float" office:value="225548" calcext:value-type="float">
            <text:p>225548</text:p>
          </table:table-cell>
          <table:table-cell table:formula="of:=['patched-aggressive'.AB80]" office:value-type="float" office:value="100384" calcext:value-type="float">
            <text:p>100384</text:p>
          </table:table-cell>
          <table:table-cell table:formula="of:=['patched-aggressive'.AC80]" office:value-type="float" office:value="99001" calcext:value-type="float">
            <text:p>99001</text:p>
          </table:table-cell>
          <table:table-cell table:formula="of:=['patched-aggressive'.O80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81]" office:value-type="float" office:value="378316" calcext:value-type="float">
            <text:p>378316</text:p>
          </table:table-cell>
          <table:table-cell table:formula="of:=[original.AC81]" office:value-type="float" office:value="99474" calcext:value-type="float">
            <text:p>99474</text:p>
          </table:table-cell>
          <table:table-cell table:formula="of:=[original.O81]" office:value-type="float" office:value="473888" calcext:value-type="float">
            <text:p>473888</text:p>
          </table:table-cell>
          <table:table-cell table:formula="of:=['patched-standard'.AB81]" office:value-type="float" office:value="105920" calcext:value-type="float">
            <text:p>105920</text:p>
          </table:table-cell>
          <table:table-cell table:formula="of:=['patched-standard'.AC81]" office:value-type="float" office:value="98984" calcext:value-type="float">
            <text:p>98984</text:p>
          </table:table-cell>
          <table:table-cell table:formula="of:=['patched-standard'.O81]" office:value-type="float" office:value="225548" calcext:value-type="float">
            <text:p>225548</text:p>
          </table:table-cell>
          <table:table-cell table:formula="of:=['patched-aggressive'.AB81]" office:value-type="float" office:value="100384" calcext:value-type="float">
            <text:p>100384</text:p>
          </table:table-cell>
          <table:table-cell table:formula="of:=['patched-aggressive'.AC81]" office:value-type="float" office:value="99001" calcext:value-type="float">
            <text:p>99001</text:p>
          </table:table-cell>
          <table:table-cell table:formula="of:=['patched-aggressive'.O81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82]" office:value-type="float" office:value="378316" calcext:value-type="float">
            <text:p>378316</text:p>
          </table:table-cell>
          <table:table-cell table:formula="of:=[original.AC82]" office:value-type="float" office:value="99474" calcext:value-type="float">
            <text:p>99474</text:p>
          </table:table-cell>
          <table:table-cell table:formula="of:=[original.O82]" office:value-type="float" office:value="473888" calcext:value-type="float">
            <text:p>473888</text:p>
          </table:table-cell>
          <table:table-cell table:formula="of:=['patched-standard'.AB82]" office:value-type="float" office:value="105920" calcext:value-type="float">
            <text:p>105920</text:p>
          </table:table-cell>
          <table:table-cell table:formula="of:=['patched-standard'.AC82]" office:value-type="float" office:value="98984" calcext:value-type="float">
            <text:p>98984</text:p>
          </table:table-cell>
          <table:table-cell table:formula="of:=['patched-standard'.O82]" office:value-type="float" office:value="225548" calcext:value-type="float">
            <text:p>225548</text:p>
          </table:table-cell>
          <table:table-cell table:formula="of:=['patched-aggressive'.AB82]" office:value-type="float" office:value="100384" calcext:value-type="float">
            <text:p>100384</text:p>
          </table:table-cell>
          <table:table-cell table:formula="of:=['patched-aggressive'.AC82]" office:value-type="float" office:value="99001" calcext:value-type="float">
            <text:p>99001</text:p>
          </table:table-cell>
          <table:table-cell table:formula="of:=['patched-aggressive'.O82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83]" office:value-type="float" office:value="378316" calcext:value-type="float">
            <text:p>378316</text:p>
          </table:table-cell>
          <table:table-cell table:formula="of:=[original.AC83]" office:value-type="float" office:value="99474" calcext:value-type="float">
            <text:p>99474</text:p>
          </table:table-cell>
          <table:table-cell table:formula="of:=[original.O83]" office:value-type="float" office:value="473888" calcext:value-type="float">
            <text:p>473888</text:p>
          </table:table-cell>
          <table:table-cell table:formula="of:=['patched-standard'.AB83]" office:value-type="float" office:value="105920" calcext:value-type="float">
            <text:p>105920</text:p>
          </table:table-cell>
          <table:table-cell table:formula="of:=['patched-standard'.AC83]" office:value-type="float" office:value="98984" calcext:value-type="float">
            <text:p>98984</text:p>
          </table:table-cell>
          <table:table-cell table:formula="of:=['patched-standard'.O83]" office:value-type="float" office:value="225548" calcext:value-type="float">
            <text:p>225548</text:p>
          </table:table-cell>
          <table:table-cell table:formula="of:=['patched-aggressive'.AB83]" office:value-type="float" office:value="100384" calcext:value-type="float">
            <text:p>100384</text:p>
          </table:table-cell>
          <table:table-cell table:formula="of:=['patched-aggressive'.AC83]" office:value-type="float" office:value="99001" calcext:value-type="float">
            <text:p>99001</text:p>
          </table:table-cell>
          <table:table-cell table:formula="of:=['patched-aggressive'.O83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84]" office:value-type="float" office:value="378316" calcext:value-type="float">
            <text:p>378316</text:p>
          </table:table-cell>
          <table:table-cell table:formula="of:=[original.AC84]" office:value-type="float" office:value="99474" calcext:value-type="float">
            <text:p>99474</text:p>
          </table:table-cell>
          <table:table-cell table:formula="of:=[original.O84]" office:value-type="float" office:value="473888" calcext:value-type="float">
            <text:p>473888</text:p>
          </table:table-cell>
          <table:table-cell table:formula="of:=['patched-standard'.AB84]" office:value-type="float" office:value="105920" calcext:value-type="float">
            <text:p>105920</text:p>
          </table:table-cell>
          <table:table-cell table:formula="of:=['patched-standard'.AC84]" office:value-type="float" office:value="98984" calcext:value-type="float">
            <text:p>98984</text:p>
          </table:table-cell>
          <table:table-cell table:formula="of:=['patched-standard'.O84]" office:value-type="float" office:value="225548" calcext:value-type="float">
            <text:p>225548</text:p>
          </table:table-cell>
          <table:table-cell table:formula="of:=['patched-aggressive'.AB84]" office:value-type="float" office:value="100384" calcext:value-type="float">
            <text:p>100384</text:p>
          </table:table-cell>
          <table:table-cell table:formula="of:=['patched-aggressive'.AC84]" office:value-type="float" office:value="99001" calcext:value-type="float">
            <text:p>99001</text:p>
          </table:table-cell>
          <table:table-cell table:formula="of:=['patched-aggressive'.O84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85]" office:value-type="float" office:value="378316" calcext:value-type="float">
            <text:p>378316</text:p>
          </table:table-cell>
          <table:table-cell table:formula="of:=[original.AC85]" office:value-type="float" office:value="99474" calcext:value-type="float">
            <text:p>99474</text:p>
          </table:table-cell>
          <table:table-cell table:formula="of:=[original.O85]" office:value-type="float" office:value="473888" calcext:value-type="float">
            <text:p>473888</text:p>
          </table:table-cell>
          <table:table-cell table:formula="of:=['patched-standard'.AB85]" office:value-type="float" office:value="105920" calcext:value-type="float">
            <text:p>105920</text:p>
          </table:table-cell>
          <table:table-cell table:formula="of:=['patched-standard'.AC85]" office:value-type="float" office:value="98984" calcext:value-type="float">
            <text:p>98984</text:p>
          </table:table-cell>
          <table:table-cell table:formula="of:=['patched-standard'.O85]" office:value-type="float" office:value="225548" calcext:value-type="float">
            <text:p>225548</text:p>
          </table:table-cell>
          <table:table-cell table:formula="of:=['patched-aggressive'.AB85]" office:value-type="float" office:value="100384" calcext:value-type="float">
            <text:p>100384</text:p>
          </table:table-cell>
          <table:table-cell table:formula="of:=['patched-aggressive'.AC85]" office:value-type="float" office:value="99001" calcext:value-type="float">
            <text:p>99001</text:p>
          </table:table-cell>
          <table:table-cell table:formula="of:=['patched-aggressive'.O85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86]" office:value-type="float" office:value="378316" calcext:value-type="float">
            <text:p>378316</text:p>
          </table:table-cell>
          <table:table-cell table:formula="of:=[original.AC86]" office:value-type="float" office:value="99474" calcext:value-type="float">
            <text:p>99474</text:p>
          </table:table-cell>
          <table:table-cell table:formula="of:=[original.O86]" office:value-type="float" office:value="473888" calcext:value-type="float">
            <text:p>473888</text:p>
          </table:table-cell>
          <table:table-cell table:formula="of:=['patched-standard'.AB86]" office:value-type="float" office:value="105920" calcext:value-type="float">
            <text:p>105920</text:p>
          </table:table-cell>
          <table:table-cell table:formula="of:=['patched-standard'.AC86]" office:value-type="float" office:value="98984" calcext:value-type="float">
            <text:p>98984</text:p>
          </table:table-cell>
          <table:table-cell table:formula="of:=['patched-standard'.O86]" office:value-type="float" office:value="225548" calcext:value-type="float">
            <text:p>225548</text:p>
          </table:table-cell>
          <table:table-cell table:formula="of:=['patched-aggressive'.AB86]" office:value-type="float" office:value="100384" calcext:value-type="float">
            <text:p>100384</text:p>
          </table:table-cell>
          <table:table-cell table:formula="of:=['patched-aggressive'.AC86]" office:value-type="float" office:value="99001" calcext:value-type="float">
            <text:p>99001</text:p>
          </table:table-cell>
          <table:table-cell table:formula="of:=['patched-aggressive'.O86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87]" office:value-type="float" office:value="378316" calcext:value-type="float">
            <text:p>378316</text:p>
          </table:table-cell>
          <table:table-cell table:formula="of:=[original.AC87]" office:value-type="float" office:value="99474" calcext:value-type="float">
            <text:p>99474</text:p>
          </table:table-cell>
          <table:table-cell table:formula="of:=[original.O87]" office:value-type="float" office:value="473888" calcext:value-type="float">
            <text:p>473888</text:p>
          </table:table-cell>
          <table:table-cell table:formula="of:=['patched-standard'.AB87]" office:value-type="float" office:value="105920" calcext:value-type="float">
            <text:p>105920</text:p>
          </table:table-cell>
          <table:table-cell table:formula="of:=['patched-standard'.AC87]" office:value-type="float" office:value="98984" calcext:value-type="float">
            <text:p>98984</text:p>
          </table:table-cell>
          <table:table-cell table:formula="of:=['patched-standard'.O87]" office:value-type="float" office:value="225548" calcext:value-type="float">
            <text:p>225548</text:p>
          </table:table-cell>
          <table:table-cell table:formula="of:=['patched-aggressive'.AB87]" office:value-type="float" office:value="100384" calcext:value-type="float">
            <text:p>100384</text:p>
          </table:table-cell>
          <table:table-cell table:formula="of:=['patched-aggressive'.AC87]" office:value-type="float" office:value="99001" calcext:value-type="float">
            <text:p>99001</text:p>
          </table:table-cell>
          <table:table-cell table:formula="of:=['patched-aggressive'.O87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88]" office:value-type="float" office:value="378316" calcext:value-type="float">
            <text:p>378316</text:p>
          </table:table-cell>
          <table:table-cell table:formula="of:=[original.AC88]" office:value-type="float" office:value="99474" calcext:value-type="float">
            <text:p>99474</text:p>
          </table:table-cell>
          <table:table-cell table:formula="of:=[original.O88]" office:value-type="float" office:value="473888" calcext:value-type="float">
            <text:p>473888</text:p>
          </table:table-cell>
          <table:table-cell table:formula="of:=['patched-standard'.AB88]" office:value-type="float" office:value="105920" calcext:value-type="float">
            <text:p>105920</text:p>
          </table:table-cell>
          <table:table-cell table:formula="of:=['patched-standard'.AC88]" office:value-type="float" office:value="98984" calcext:value-type="float">
            <text:p>98984</text:p>
          </table:table-cell>
          <table:table-cell table:formula="of:=['patched-standard'.O88]" office:value-type="float" office:value="225548" calcext:value-type="float">
            <text:p>225548</text:p>
          </table:table-cell>
          <table:table-cell table:formula="of:=['patched-aggressive'.AB88]" office:value-type="float" office:value="100384" calcext:value-type="float">
            <text:p>100384</text:p>
          </table:table-cell>
          <table:table-cell table:formula="of:=['patched-aggressive'.AC88]" office:value-type="float" office:value="99001" calcext:value-type="float">
            <text:p>99001</text:p>
          </table:table-cell>
          <table:table-cell table:formula="of:=['patched-aggressive'.O88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89]" office:value-type="float" office:value="378316" calcext:value-type="float">
            <text:p>378316</text:p>
          </table:table-cell>
          <table:table-cell table:formula="of:=[original.AC89]" office:value-type="float" office:value="99474" calcext:value-type="float">
            <text:p>99474</text:p>
          </table:table-cell>
          <table:table-cell table:formula="of:=[original.O89]" office:value-type="float" office:value="473888" calcext:value-type="float">
            <text:p>473888</text:p>
          </table:table-cell>
          <table:table-cell table:formula="of:=['patched-standard'.AB89]" office:value-type="float" office:value="105920" calcext:value-type="float">
            <text:p>105920</text:p>
          </table:table-cell>
          <table:table-cell table:formula="of:=['patched-standard'.AC89]" office:value-type="float" office:value="98984" calcext:value-type="float">
            <text:p>98984</text:p>
          </table:table-cell>
          <table:table-cell table:formula="of:=['patched-standard'.O89]" office:value-type="float" office:value="225548" calcext:value-type="float">
            <text:p>225548</text:p>
          </table:table-cell>
          <table:table-cell table:formula="of:=['patched-aggressive'.AB89]" office:value-type="float" office:value="100384" calcext:value-type="float">
            <text:p>100384</text:p>
          </table:table-cell>
          <table:table-cell table:formula="of:=['patched-aggressive'.AC89]" office:value-type="float" office:value="99001" calcext:value-type="float">
            <text:p>99001</text:p>
          </table:table-cell>
          <table:table-cell table:formula="of:=['patched-aggressive'.O89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90]" office:value-type="float" office:value="378316" calcext:value-type="float">
            <text:p>378316</text:p>
          </table:table-cell>
          <table:table-cell table:formula="of:=[original.AC90]" office:value-type="float" office:value="99474" calcext:value-type="float">
            <text:p>99474</text:p>
          </table:table-cell>
          <table:table-cell table:formula="of:=[original.O90]" office:value-type="float" office:value="473888" calcext:value-type="float">
            <text:p>473888</text:p>
          </table:table-cell>
          <table:table-cell table:formula="of:=['patched-standard'.AB90]" office:value-type="float" office:value="105920" calcext:value-type="float">
            <text:p>105920</text:p>
          </table:table-cell>
          <table:table-cell table:formula="of:=['patched-standard'.AC90]" office:value-type="float" office:value="98984" calcext:value-type="float">
            <text:p>98984</text:p>
          </table:table-cell>
          <table:table-cell table:formula="of:=['patched-standard'.O90]" office:value-type="float" office:value="225548" calcext:value-type="float">
            <text:p>225548</text:p>
          </table:table-cell>
          <table:table-cell table:formula="of:=['patched-aggressive'.AB90]" office:value-type="float" office:value="100384" calcext:value-type="float">
            <text:p>100384</text:p>
          </table:table-cell>
          <table:table-cell table:formula="of:=['patched-aggressive'.AC90]" office:value-type="float" office:value="99001" calcext:value-type="float">
            <text:p>99001</text:p>
          </table:table-cell>
          <table:table-cell table:formula="of:=['patched-aggressive'.O90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91]" office:value-type="float" office:value="378316" calcext:value-type="float">
            <text:p>378316</text:p>
          </table:table-cell>
          <table:table-cell table:formula="of:=[original.AC91]" office:value-type="float" office:value="99474" calcext:value-type="float">
            <text:p>99474</text:p>
          </table:table-cell>
          <table:table-cell table:formula="of:=[original.O91]" office:value-type="float" office:value="473888" calcext:value-type="float">
            <text:p>473888</text:p>
          </table:table-cell>
          <table:table-cell table:formula="of:=['patched-standard'.AB91]" office:value-type="float" office:value="105920" calcext:value-type="float">
            <text:p>105920</text:p>
          </table:table-cell>
          <table:table-cell table:formula="of:=['patched-standard'.AC91]" office:value-type="float" office:value="98984" calcext:value-type="float">
            <text:p>98984</text:p>
          </table:table-cell>
          <table:table-cell table:formula="of:=['patched-standard'.O91]" office:value-type="float" office:value="225548" calcext:value-type="float">
            <text:p>225548</text:p>
          </table:table-cell>
          <table:table-cell table:formula="of:=['patched-aggressive'.AB91]" office:value-type="float" office:value="100384" calcext:value-type="float">
            <text:p>100384</text:p>
          </table:table-cell>
          <table:table-cell table:formula="of:=['patched-aggressive'.AC91]" office:value-type="float" office:value="99001" calcext:value-type="float">
            <text:p>99001</text:p>
          </table:table-cell>
          <table:table-cell table:formula="of:=['patched-aggressive'.O91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92]" office:value-type="float" office:value="378316" calcext:value-type="float">
            <text:p>378316</text:p>
          </table:table-cell>
          <table:table-cell table:formula="of:=[original.AC92]" office:value-type="float" office:value="99474" calcext:value-type="float">
            <text:p>99474</text:p>
          </table:table-cell>
          <table:table-cell table:formula="of:=[original.O92]" office:value-type="float" office:value="473888" calcext:value-type="float">
            <text:p>473888</text:p>
          </table:table-cell>
          <table:table-cell table:formula="of:=['patched-standard'.AB92]" office:value-type="float" office:value="105920" calcext:value-type="float">
            <text:p>105920</text:p>
          </table:table-cell>
          <table:table-cell table:formula="of:=['patched-standard'.AC92]" office:value-type="float" office:value="98984" calcext:value-type="float">
            <text:p>98984</text:p>
          </table:table-cell>
          <table:table-cell table:formula="of:=['patched-standard'.O92]" office:value-type="float" office:value="225548" calcext:value-type="float">
            <text:p>225548</text:p>
          </table:table-cell>
          <table:table-cell table:formula="of:=['patched-aggressive'.AB92]" office:value-type="float" office:value="100384" calcext:value-type="float">
            <text:p>100384</text:p>
          </table:table-cell>
          <table:table-cell table:formula="of:=['patched-aggressive'.AC92]" office:value-type="float" office:value="99001" calcext:value-type="float">
            <text:p>99001</text:p>
          </table:table-cell>
          <table:table-cell table:formula="of:=['patched-aggressive'.O92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93]" office:value-type="float" office:value="378316" calcext:value-type="float">
            <text:p>378316</text:p>
          </table:table-cell>
          <table:table-cell table:formula="of:=[original.AC93]" office:value-type="float" office:value="99474" calcext:value-type="float">
            <text:p>99474</text:p>
          </table:table-cell>
          <table:table-cell table:formula="of:=[original.O93]" office:value-type="float" office:value="473888" calcext:value-type="float">
            <text:p>473888</text:p>
          </table:table-cell>
          <table:table-cell table:formula="of:=['patched-standard'.AB93]" office:value-type="float" office:value="105920" calcext:value-type="float">
            <text:p>105920</text:p>
          </table:table-cell>
          <table:table-cell table:formula="of:=['patched-standard'.AC93]" office:value-type="float" office:value="98984" calcext:value-type="float">
            <text:p>98984</text:p>
          </table:table-cell>
          <table:table-cell table:formula="of:=['patched-standard'.O93]" office:value-type="float" office:value="225548" calcext:value-type="float">
            <text:p>225548</text:p>
          </table:table-cell>
          <table:table-cell table:formula="of:=['patched-aggressive'.AB93]" office:value-type="float" office:value="100384" calcext:value-type="float">
            <text:p>100384</text:p>
          </table:table-cell>
          <table:table-cell table:formula="of:=['patched-aggressive'.AC93]" office:value-type="float" office:value="99001" calcext:value-type="float">
            <text:p>99001</text:p>
          </table:table-cell>
          <table:table-cell table:formula="of:=['patched-aggressive'.O93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94]" office:value-type="float" office:value="378316" calcext:value-type="float">
            <text:p>378316</text:p>
          </table:table-cell>
          <table:table-cell table:formula="of:=[original.AC94]" office:value-type="float" office:value="99474" calcext:value-type="float">
            <text:p>99474</text:p>
          </table:table-cell>
          <table:table-cell table:formula="of:=[original.O94]" office:value-type="float" office:value="473888" calcext:value-type="float">
            <text:p>473888</text:p>
          </table:table-cell>
          <table:table-cell table:formula="of:=['patched-standard'.AB94]" office:value-type="float" office:value="105920" calcext:value-type="float">
            <text:p>105920</text:p>
          </table:table-cell>
          <table:table-cell table:formula="of:=['patched-standard'.AC94]" office:value-type="float" office:value="98984" calcext:value-type="float">
            <text:p>98984</text:p>
          </table:table-cell>
          <table:table-cell table:formula="of:=['patched-standard'.O94]" office:value-type="float" office:value="225548" calcext:value-type="float">
            <text:p>225548</text:p>
          </table:table-cell>
          <table:table-cell table:formula="of:=['patched-aggressive'.AB94]" office:value-type="float" office:value="100384" calcext:value-type="float">
            <text:p>100384</text:p>
          </table:table-cell>
          <table:table-cell table:formula="of:=['patched-aggressive'.AC94]" office:value-type="float" office:value="99001" calcext:value-type="float">
            <text:p>99001</text:p>
          </table:table-cell>
          <table:table-cell table:formula="of:=['patched-aggressive'.O94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95]" office:value-type="float" office:value="378316" calcext:value-type="float">
            <text:p>378316</text:p>
          </table:table-cell>
          <table:table-cell table:formula="of:=[original.AC95]" office:value-type="float" office:value="99474" calcext:value-type="float">
            <text:p>99474</text:p>
          </table:table-cell>
          <table:table-cell table:formula="of:=[original.O95]" office:value-type="float" office:value="473888" calcext:value-type="float">
            <text:p>473888</text:p>
          </table:table-cell>
          <table:table-cell table:formula="of:=['patched-standard'.AB95]" office:value-type="float" office:value="105920" calcext:value-type="float">
            <text:p>105920</text:p>
          </table:table-cell>
          <table:table-cell table:formula="of:=['patched-standard'.AC95]" office:value-type="float" office:value="98984" calcext:value-type="float">
            <text:p>98984</text:p>
          </table:table-cell>
          <table:table-cell table:formula="of:=['patched-standard'.O95]" office:value-type="float" office:value="225548" calcext:value-type="float">
            <text:p>225548</text:p>
          </table:table-cell>
          <table:table-cell table:formula="of:=['patched-aggressive'.AB95]" office:value-type="float" office:value="100384" calcext:value-type="float">
            <text:p>100384</text:p>
          </table:table-cell>
          <table:table-cell table:formula="of:=['patched-aggressive'.AC95]" office:value-type="float" office:value="99001" calcext:value-type="float">
            <text:p>99001</text:p>
          </table:table-cell>
          <table:table-cell table:formula="of:=['patched-aggressive'.O95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96]" office:value-type="float" office:value="378316" calcext:value-type="float">
            <text:p>378316</text:p>
          </table:table-cell>
          <table:table-cell table:formula="of:=[original.AC96]" office:value-type="float" office:value="99474" calcext:value-type="float">
            <text:p>99474</text:p>
          </table:table-cell>
          <table:table-cell table:formula="of:=[original.O96]" office:value-type="float" office:value="473888" calcext:value-type="float">
            <text:p>473888</text:p>
          </table:table-cell>
          <table:table-cell table:formula="of:=['patched-standard'.AB96]" office:value-type="float" office:value="105920" calcext:value-type="float">
            <text:p>105920</text:p>
          </table:table-cell>
          <table:table-cell table:formula="of:=['patched-standard'.AC96]" office:value-type="float" office:value="98984" calcext:value-type="float">
            <text:p>98984</text:p>
          </table:table-cell>
          <table:table-cell table:formula="of:=['patched-standard'.O96]" office:value-type="float" office:value="225548" calcext:value-type="float">
            <text:p>225548</text:p>
          </table:table-cell>
          <table:table-cell table:formula="of:=['patched-aggressive'.AB96]" office:value-type="float" office:value="100384" calcext:value-type="float">
            <text:p>100384</text:p>
          </table:table-cell>
          <table:table-cell table:formula="of:=['patched-aggressive'.AC96]" office:value-type="float" office:value="99001" calcext:value-type="float">
            <text:p>99001</text:p>
          </table:table-cell>
          <table:table-cell table:formula="of:=['patched-aggressive'.O96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97]" office:value-type="float" office:value="378316" calcext:value-type="float">
            <text:p>378316</text:p>
          </table:table-cell>
          <table:table-cell table:formula="of:=[original.AC97]" office:value-type="float" office:value="99474" calcext:value-type="float">
            <text:p>99474</text:p>
          </table:table-cell>
          <table:table-cell table:formula="of:=[original.O97]" office:value-type="float" office:value="473888" calcext:value-type="float">
            <text:p>473888</text:p>
          </table:table-cell>
          <table:table-cell table:formula="of:=['patched-standard'.AB97]" office:value-type="float" office:value="105920" calcext:value-type="float">
            <text:p>105920</text:p>
          </table:table-cell>
          <table:table-cell table:formula="of:=['patched-standard'.AC97]" office:value-type="float" office:value="98984" calcext:value-type="float">
            <text:p>98984</text:p>
          </table:table-cell>
          <table:table-cell table:formula="of:=['patched-standard'.O97]" office:value-type="float" office:value="225548" calcext:value-type="float">
            <text:p>225548</text:p>
          </table:table-cell>
          <table:table-cell table:formula="of:=['patched-aggressive'.AB97]" office:value-type="float" office:value="100384" calcext:value-type="float">
            <text:p>100384</text:p>
          </table:table-cell>
          <table:table-cell table:formula="of:=['patched-aggressive'.AC97]" office:value-type="float" office:value="99001" calcext:value-type="float">
            <text:p>99001</text:p>
          </table:table-cell>
          <table:table-cell table:formula="of:=['patched-aggressive'.O97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98]" office:value-type="float" office:value="378316" calcext:value-type="float">
            <text:p>378316</text:p>
          </table:table-cell>
          <table:table-cell table:formula="of:=[original.AC98]" office:value-type="float" office:value="99474" calcext:value-type="float">
            <text:p>99474</text:p>
          </table:table-cell>
          <table:table-cell table:formula="of:=[original.O98]" office:value-type="float" office:value="473888" calcext:value-type="float">
            <text:p>473888</text:p>
          </table:table-cell>
          <table:table-cell table:formula="of:=['patched-standard'.AB98]" office:value-type="float" office:value="105920" calcext:value-type="float">
            <text:p>105920</text:p>
          </table:table-cell>
          <table:table-cell table:formula="of:=['patched-standard'.AC98]" office:value-type="float" office:value="98984" calcext:value-type="float">
            <text:p>98984</text:p>
          </table:table-cell>
          <table:table-cell table:formula="of:=['patched-standard'.O98]" office:value-type="float" office:value="225548" calcext:value-type="float">
            <text:p>225548</text:p>
          </table:table-cell>
          <table:table-cell table:formula="of:=['patched-aggressive'.AB98]" office:value-type="float" office:value="100384" calcext:value-type="float">
            <text:p>100384</text:p>
          </table:table-cell>
          <table:table-cell table:formula="of:=['patched-aggressive'.AC98]" office:value-type="float" office:value="99001" calcext:value-type="float">
            <text:p>99001</text:p>
          </table:table-cell>
          <table:table-cell table:formula="of:=['patched-aggressive'.O98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99]" office:value-type="float" office:value="378316" calcext:value-type="float">
            <text:p>378316</text:p>
          </table:table-cell>
          <table:table-cell table:formula="of:=[original.AC99]" office:value-type="float" office:value="99474" calcext:value-type="float">
            <text:p>99474</text:p>
          </table:table-cell>
          <table:table-cell table:formula="of:=[original.O99]" office:value-type="float" office:value="473888" calcext:value-type="float">
            <text:p>473888</text:p>
          </table:table-cell>
          <table:table-cell table:formula="of:=['patched-standard'.AB99]" office:value-type="float" office:value="105920" calcext:value-type="float">
            <text:p>105920</text:p>
          </table:table-cell>
          <table:table-cell table:formula="of:=['patched-standard'.AC99]" office:value-type="float" office:value="98984" calcext:value-type="float">
            <text:p>98984</text:p>
          </table:table-cell>
          <table:table-cell table:formula="of:=['patched-standard'.O99]" office:value-type="float" office:value="225548" calcext:value-type="float">
            <text:p>225548</text:p>
          </table:table-cell>
          <table:table-cell table:formula="of:=['patched-aggressive'.AB99]" office:value-type="float" office:value="100384" calcext:value-type="float">
            <text:p>100384</text:p>
          </table:table-cell>
          <table:table-cell table:formula="of:=['patched-aggressive'.AC99]" office:value-type="float" office:value="99001" calcext:value-type="float">
            <text:p>99001</text:p>
          </table:table-cell>
          <table:table-cell table:formula="of:=['patched-aggressive'.O99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100]" office:value-type="float" office:value="378316" calcext:value-type="float">
            <text:p>378316</text:p>
          </table:table-cell>
          <table:table-cell table:formula="of:=[original.AC100]" office:value-type="float" office:value="99474" calcext:value-type="float">
            <text:p>99474</text:p>
          </table:table-cell>
          <table:table-cell table:formula="of:=[original.O100]" office:value-type="float" office:value="473888" calcext:value-type="float">
            <text:p>473888</text:p>
          </table:table-cell>
          <table:table-cell table:formula="of:=['patched-standard'.AB100]" office:value-type="float" office:value="105920" calcext:value-type="float">
            <text:p>105920</text:p>
          </table:table-cell>
          <table:table-cell table:formula="of:=['patched-standard'.AC100]" office:value-type="float" office:value="98984" calcext:value-type="float">
            <text:p>98984</text:p>
          </table:table-cell>
          <table:table-cell table:formula="of:=['patched-standard'.O100]" office:value-type="float" office:value="225548" calcext:value-type="float">
            <text:p>225548</text:p>
          </table:table-cell>
          <table:table-cell table:formula="of:=['patched-aggressive'.AB100]" office:value-type="float" office:value="100384" calcext:value-type="float">
            <text:p>100384</text:p>
          </table:table-cell>
          <table:table-cell table:formula="of:=['patched-aggressive'.AC100]" office:value-type="float" office:value="99001" calcext:value-type="float">
            <text:p>99001</text:p>
          </table:table-cell>
          <table:table-cell table:formula="of:=['patched-aggressive'.O100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101]" office:value-type="float" office:value="378316" calcext:value-type="float">
            <text:p>378316</text:p>
          </table:table-cell>
          <table:table-cell table:formula="of:=[original.AC101]" office:value-type="float" office:value="99474" calcext:value-type="float">
            <text:p>99474</text:p>
          </table:table-cell>
          <table:table-cell table:formula="of:=[original.O101]" office:value-type="float" office:value="473888" calcext:value-type="float">
            <text:p>473888</text:p>
          </table:table-cell>
          <table:table-cell table:formula="of:=['patched-standard'.AB101]" office:value-type="float" office:value="105920" calcext:value-type="float">
            <text:p>105920</text:p>
          </table:table-cell>
          <table:table-cell table:formula="of:=['patched-standard'.AC101]" office:value-type="float" office:value="98984" calcext:value-type="float">
            <text:p>98984</text:p>
          </table:table-cell>
          <table:table-cell table:formula="of:=['patched-standard'.O101]" office:value-type="float" office:value="225548" calcext:value-type="float">
            <text:p>225548</text:p>
          </table:table-cell>
          <table:table-cell table:formula="of:=['patched-aggressive'.AB101]" office:value-type="float" office:value="100384" calcext:value-type="float">
            <text:p>100384</text:p>
          </table:table-cell>
          <table:table-cell table:formula="of:=['patched-aggressive'.AC101]" office:value-type="float" office:value="99001" calcext:value-type="float">
            <text:p>99001</text:p>
          </table:table-cell>
          <table:table-cell table:formula="of:=['patched-aggressive'.O101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102]" office:value-type="float" office:value="378316" calcext:value-type="float">
            <text:p>378316</text:p>
          </table:table-cell>
          <table:table-cell table:formula="of:=[original.AC102]" office:value-type="float" office:value="99474" calcext:value-type="float">
            <text:p>99474</text:p>
          </table:table-cell>
          <table:table-cell table:formula="of:=[original.O102]" office:value-type="float" office:value="473888" calcext:value-type="float">
            <text:p>473888</text:p>
          </table:table-cell>
          <table:table-cell table:formula="of:=['patched-standard'.AB102]" office:value-type="float" office:value="105920" calcext:value-type="float">
            <text:p>105920</text:p>
          </table:table-cell>
          <table:table-cell table:formula="of:=['patched-standard'.AC102]" office:value-type="float" office:value="98984" calcext:value-type="float">
            <text:p>98984</text:p>
          </table:table-cell>
          <table:table-cell table:formula="of:=['patched-standard'.O102]" office:value-type="float" office:value="225548" calcext:value-type="float">
            <text:p>225548</text:p>
          </table:table-cell>
          <table:table-cell table:formula="of:=['patched-aggressive'.AB102]" office:value-type="float" office:value="100384" calcext:value-type="float">
            <text:p>100384</text:p>
          </table:table-cell>
          <table:table-cell table:formula="of:=['patched-aggressive'.AC102]" office:value-type="float" office:value="99001" calcext:value-type="float">
            <text:p>99001</text:p>
          </table:table-cell>
          <table:table-cell table:formula="of:=['patched-aggressive'.O102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103]" office:value-type="float" office:value="378316" calcext:value-type="float">
            <text:p>378316</text:p>
          </table:table-cell>
          <table:table-cell table:formula="of:=[original.AC103]" office:value-type="float" office:value="99474" calcext:value-type="float">
            <text:p>99474</text:p>
          </table:table-cell>
          <table:table-cell table:formula="of:=[original.O103]" office:value-type="float" office:value="473888" calcext:value-type="float">
            <text:p>473888</text:p>
          </table:table-cell>
          <table:table-cell table:formula="of:=['patched-standard'.AB103]" office:value-type="float" office:value="105920" calcext:value-type="float">
            <text:p>105920</text:p>
          </table:table-cell>
          <table:table-cell table:formula="of:=['patched-standard'.AC103]" office:value-type="float" office:value="98984" calcext:value-type="float">
            <text:p>98984</text:p>
          </table:table-cell>
          <table:table-cell table:formula="of:=['patched-standard'.O103]" office:value-type="float" office:value="225548" calcext:value-type="float">
            <text:p>225548</text:p>
          </table:table-cell>
          <table:table-cell table:formula="of:=['patched-aggressive'.AB103]" office:value-type="float" office:value="100384" calcext:value-type="float">
            <text:p>100384</text:p>
          </table:table-cell>
          <table:table-cell table:formula="of:=['patched-aggressive'.AC103]" office:value-type="float" office:value="99001" calcext:value-type="float">
            <text:p>99001</text:p>
          </table:table-cell>
          <table:table-cell table:formula="of:=['patched-aggressive'.O103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104]" office:value-type="float" office:value="378316" calcext:value-type="float">
            <text:p>378316</text:p>
          </table:table-cell>
          <table:table-cell table:formula="of:=[original.AC104]" office:value-type="float" office:value="99474" calcext:value-type="float">
            <text:p>99474</text:p>
          </table:table-cell>
          <table:table-cell table:formula="of:=[original.O104]" office:value-type="float" office:value="473888" calcext:value-type="float">
            <text:p>473888</text:p>
          </table:table-cell>
          <table:table-cell table:formula="of:=['patched-standard'.AB104]" office:value-type="float" office:value="105920" calcext:value-type="float">
            <text:p>105920</text:p>
          </table:table-cell>
          <table:table-cell table:formula="of:=['patched-standard'.AC104]" office:value-type="float" office:value="98984" calcext:value-type="float">
            <text:p>98984</text:p>
          </table:table-cell>
          <table:table-cell table:formula="of:=['patched-standard'.O104]" office:value-type="float" office:value="225548" calcext:value-type="float">
            <text:p>225548</text:p>
          </table:table-cell>
          <table:table-cell table:formula="of:=['patched-aggressive'.AB104]" office:value-type="float" office:value="100384" calcext:value-type="float">
            <text:p>100384</text:p>
          </table:table-cell>
          <table:table-cell table:formula="of:=['patched-aggressive'.AC104]" office:value-type="float" office:value="99001" calcext:value-type="float">
            <text:p>99001</text:p>
          </table:table-cell>
          <table:table-cell table:formula="of:=['patched-aggressive'.O104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105]" office:value-type="float" office:value="378316" calcext:value-type="float">
            <text:p>378316</text:p>
          </table:table-cell>
          <table:table-cell table:formula="of:=[original.AC105]" office:value-type="float" office:value="99474" calcext:value-type="float">
            <text:p>99474</text:p>
          </table:table-cell>
          <table:table-cell table:formula="of:=[original.O105]" office:value-type="float" office:value="473888" calcext:value-type="float">
            <text:p>473888</text:p>
          </table:table-cell>
          <table:table-cell table:formula="of:=['patched-standard'.AB105]" office:value-type="float" office:value="105920" calcext:value-type="float">
            <text:p>105920</text:p>
          </table:table-cell>
          <table:table-cell table:formula="of:=['patched-standard'.AC105]" office:value-type="float" office:value="98984" calcext:value-type="float">
            <text:p>98984</text:p>
          </table:table-cell>
          <table:table-cell table:formula="of:=['patched-standard'.O105]" office:value-type="float" office:value="225548" calcext:value-type="float">
            <text:p>225548</text:p>
          </table:table-cell>
          <table:table-cell table:formula="of:=['patched-aggressive'.AB105]" office:value-type="float" office:value="100384" calcext:value-type="float">
            <text:p>100384</text:p>
          </table:table-cell>
          <table:table-cell table:formula="of:=['patched-aggressive'.AC105]" office:value-type="float" office:value="99001" calcext:value-type="float">
            <text:p>99001</text:p>
          </table:table-cell>
          <table:table-cell table:formula="of:=['patched-aggressive'.O105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106]" office:value-type="float" office:value="378316" calcext:value-type="float">
            <text:p>378316</text:p>
          </table:table-cell>
          <table:table-cell table:formula="of:=[original.AC106]" office:value-type="float" office:value="99474" calcext:value-type="float">
            <text:p>99474</text:p>
          </table:table-cell>
          <table:table-cell table:formula="of:=[original.O106]" office:value-type="float" office:value="473888" calcext:value-type="float">
            <text:p>473888</text:p>
          </table:table-cell>
          <table:table-cell table:formula="of:=['patched-standard'.AB106]" office:value-type="float" office:value="105920" calcext:value-type="float">
            <text:p>105920</text:p>
          </table:table-cell>
          <table:table-cell table:formula="of:=['patched-standard'.AC106]" office:value-type="float" office:value="98984" calcext:value-type="float">
            <text:p>98984</text:p>
          </table:table-cell>
          <table:table-cell table:formula="of:=['patched-standard'.O106]" office:value-type="float" office:value="225548" calcext:value-type="float">
            <text:p>225548</text:p>
          </table:table-cell>
          <table:table-cell table:formula="of:=['patched-aggressive'.AB106]" office:value-type="float" office:value="100384" calcext:value-type="float">
            <text:p>100384</text:p>
          </table:table-cell>
          <table:table-cell table:formula="of:=['patched-aggressive'.AC106]" office:value-type="float" office:value="99001" calcext:value-type="float">
            <text:p>99001</text:p>
          </table:table-cell>
          <table:table-cell table:formula="of:=['patched-aggressive'.O106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107]" office:value-type="float" office:value="378316" calcext:value-type="float">
            <text:p>378316</text:p>
          </table:table-cell>
          <table:table-cell table:formula="of:=[original.AC107]" office:value-type="float" office:value="99474" calcext:value-type="float">
            <text:p>99474</text:p>
          </table:table-cell>
          <table:table-cell table:formula="of:=[original.O107]" office:value-type="float" office:value="473888" calcext:value-type="float">
            <text:p>473888</text:p>
          </table:table-cell>
          <table:table-cell table:formula="of:=['patched-standard'.AB107]" office:value-type="float" office:value="105920" calcext:value-type="float">
            <text:p>105920</text:p>
          </table:table-cell>
          <table:table-cell table:formula="of:=['patched-standard'.AC107]" office:value-type="float" office:value="98984" calcext:value-type="float">
            <text:p>98984</text:p>
          </table:table-cell>
          <table:table-cell table:formula="of:=['patched-standard'.O107]" office:value-type="float" office:value="225548" calcext:value-type="float">
            <text:p>225548</text:p>
          </table:table-cell>
          <table:table-cell table:formula="of:=['patched-aggressive'.AB107]" office:value-type="float" office:value="100384" calcext:value-type="float">
            <text:p>100384</text:p>
          </table:table-cell>
          <table:table-cell table:formula="of:=['patched-aggressive'.AC107]" office:value-type="float" office:value="99001" calcext:value-type="float">
            <text:p>99001</text:p>
          </table:table-cell>
          <table:table-cell table:formula="of:=['patched-aggressive'.O107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108]" office:value-type="float" office:value="378316" calcext:value-type="float">
            <text:p>378316</text:p>
          </table:table-cell>
          <table:table-cell table:formula="of:=[original.AC108]" office:value-type="float" office:value="99474" calcext:value-type="float">
            <text:p>99474</text:p>
          </table:table-cell>
          <table:table-cell table:formula="of:=[original.O108]" office:value-type="float" office:value="473888" calcext:value-type="float">
            <text:p>473888</text:p>
          </table:table-cell>
          <table:table-cell table:formula="of:=['patched-standard'.AB108]" office:value-type="float" office:value="105920" calcext:value-type="float">
            <text:p>105920</text:p>
          </table:table-cell>
          <table:table-cell table:formula="of:=['patched-standard'.AC108]" office:value-type="float" office:value="98984" calcext:value-type="float">
            <text:p>98984</text:p>
          </table:table-cell>
          <table:table-cell table:formula="of:=['patched-standard'.O108]" office:value-type="float" office:value="225548" calcext:value-type="float">
            <text:p>225548</text:p>
          </table:table-cell>
          <table:table-cell table:formula="of:=['patched-aggressive'.AB108]" office:value-type="float" office:value="100384" calcext:value-type="float">
            <text:p>100384</text:p>
          </table:table-cell>
          <table:table-cell table:formula="of:=['patched-aggressive'.AC108]" office:value-type="float" office:value="99001" calcext:value-type="float">
            <text:p>99001</text:p>
          </table:table-cell>
          <table:table-cell table:formula="of:=['patched-aggressive'.O108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109]" office:value-type="float" office:value="378316" calcext:value-type="float">
            <text:p>378316</text:p>
          </table:table-cell>
          <table:table-cell table:formula="of:=[original.AC109]" office:value-type="float" office:value="99474" calcext:value-type="float">
            <text:p>99474</text:p>
          </table:table-cell>
          <table:table-cell table:formula="of:=[original.O109]" office:value-type="float" office:value="473888" calcext:value-type="float">
            <text:p>473888</text:p>
          </table:table-cell>
          <table:table-cell table:formula="of:=['patched-standard'.AB109]" office:value-type="float" office:value="105920" calcext:value-type="float">
            <text:p>105920</text:p>
          </table:table-cell>
          <table:table-cell table:formula="of:=['patched-standard'.AC109]" office:value-type="float" office:value="98984" calcext:value-type="float">
            <text:p>98984</text:p>
          </table:table-cell>
          <table:table-cell table:formula="of:=['patched-standard'.O109]" office:value-type="float" office:value="225548" calcext:value-type="float">
            <text:p>225548</text:p>
          </table:table-cell>
          <table:table-cell table:formula="of:=['patched-aggressive'.AB109]" office:value-type="float" office:value="100384" calcext:value-type="float">
            <text:p>100384</text:p>
          </table:table-cell>
          <table:table-cell table:formula="of:=['patched-aggressive'.AC109]" office:value-type="float" office:value="99001" calcext:value-type="float">
            <text:p>99001</text:p>
          </table:table-cell>
          <table:table-cell table:formula="of:=['patched-aggressive'.O109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110]" office:value-type="float" office:value="378316" calcext:value-type="float">
            <text:p>378316</text:p>
          </table:table-cell>
          <table:table-cell table:formula="of:=[original.AC110]" office:value-type="float" office:value="99474" calcext:value-type="float">
            <text:p>99474</text:p>
          </table:table-cell>
          <table:table-cell table:formula="of:=[original.O110]" office:value-type="float" office:value="473888" calcext:value-type="float">
            <text:p>473888</text:p>
          </table:table-cell>
          <table:table-cell table:formula="of:=['patched-standard'.AB110]" office:value-type="float" office:value="105920" calcext:value-type="float">
            <text:p>105920</text:p>
          </table:table-cell>
          <table:table-cell table:formula="of:=['patched-standard'.AC110]" office:value-type="float" office:value="98984" calcext:value-type="float">
            <text:p>98984</text:p>
          </table:table-cell>
          <table:table-cell table:formula="of:=['patched-standard'.O110]" office:value-type="float" office:value="225548" calcext:value-type="float">
            <text:p>225548</text:p>
          </table:table-cell>
          <table:table-cell table:formula="of:=['patched-aggressive'.AB110]" office:value-type="float" office:value="100384" calcext:value-type="float">
            <text:p>100384</text:p>
          </table:table-cell>
          <table:table-cell table:formula="of:=['patched-aggressive'.AC110]" office:value-type="float" office:value="99001" calcext:value-type="float">
            <text:p>99001</text:p>
          </table:table-cell>
          <table:table-cell table:formula="of:=['patched-aggressive'.O110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111]" office:value-type="float" office:value="378316" calcext:value-type="float">
            <text:p>378316</text:p>
          </table:table-cell>
          <table:table-cell table:formula="of:=[original.AC111]" office:value-type="float" office:value="99474" calcext:value-type="float">
            <text:p>99474</text:p>
          </table:table-cell>
          <table:table-cell table:formula="of:=[original.O111]" office:value-type="float" office:value="473888" calcext:value-type="float">
            <text:p>473888</text:p>
          </table:table-cell>
          <table:table-cell table:formula="of:=['patched-standard'.AB111]" office:value-type="float" office:value="105920" calcext:value-type="float">
            <text:p>105920</text:p>
          </table:table-cell>
          <table:table-cell table:formula="of:=['patched-standard'.AC111]" office:value-type="float" office:value="98984" calcext:value-type="float">
            <text:p>98984</text:p>
          </table:table-cell>
          <table:table-cell table:formula="of:=['patched-standard'.O111]" office:value-type="float" office:value="225548" calcext:value-type="float">
            <text:p>225548</text:p>
          </table:table-cell>
          <table:table-cell table:formula="of:=['patched-aggressive'.AB111]" office:value-type="float" office:value="100384" calcext:value-type="float">
            <text:p>100384</text:p>
          </table:table-cell>
          <table:table-cell table:formula="of:=['patched-aggressive'.AC111]" office:value-type="float" office:value="99001" calcext:value-type="float">
            <text:p>99001</text:p>
          </table:table-cell>
          <table:table-cell table:formula="of:=['patched-aggressive'.O111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112]" office:value-type="float" office:value="378316" calcext:value-type="float">
            <text:p>378316</text:p>
          </table:table-cell>
          <table:table-cell table:formula="of:=[original.AC112]" office:value-type="float" office:value="99474" calcext:value-type="float">
            <text:p>99474</text:p>
          </table:table-cell>
          <table:table-cell table:formula="of:=[original.O112]" office:value-type="float" office:value="473888" calcext:value-type="float">
            <text:p>473888</text:p>
          </table:table-cell>
          <table:table-cell table:formula="of:=['patched-standard'.AB112]" office:value-type="float" office:value="105920" calcext:value-type="float">
            <text:p>105920</text:p>
          </table:table-cell>
          <table:table-cell table:formula="of:=['patched-standard'.AC112]" office:value-type="float" office:value="98984" calcext:value-type="float">
            <text:p>98984</text:p>
          </table:table-cell>
          <table:table-cell table:formula="of:=['patched-standard'.O112]" office:value-type="float" office:value="225548" calcext:value-type="float">
            <text:p>225548</text:p>
          </table:table-cell>
          <table:table-cell table:formula="of:=['patched-aggressive'.AB112]" office:value-type="float" office:value="100384" calcext:value-type="float">
            <text:p>100384</text:p>
          </table:table-cell>
          <table:table-cell table:formula="of:=['patched-aggressive'.AC112]" office:value-type="float" office:value="99001" calcext:value-type="float">
            <text:p>99001</text:p>
          </table:table-cell>
          <table:table-cell table:formula="of:=['patched-aggressive'.O112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113]" office:value-type="float" office:value="378316" calcext:value-type="float">
            <text:p>378316</text:p>
          </table:table-cell>
          <table:table-cell table:formula="of:=[original.AC113]" office:value-type="float" office:value="99474" calcext:value-type="float">
            <text:p>99474</text:p>
          </table:table-cell>
          <table:table-cell table:formula="of:=[original.O113]" office:value-type="float" office:value="473888" calcext:value-type="float">
            <text:p>473888</text:p>
          </table:table-cell>
          <table:table-cell table:formula="of:=['patched-standard'.AB113]" office:value-type="float" office:value="105920" calcext:value-type="float">
            <text:p>105920</text:p>
          </table:table-cell>
          <table:table-cell table:formula="of:=['patched-standard'.AC113]" office:value-type="float" office:value="98984" calcext:value-type="float">
            <text:p>98984</text:p>
          </table:table-cell>
          <table:table-cell table:formula="of:=['patched-standard'.O113]" office:value-type="float" office:value="225548" calcext:value-type="float">
            <text:p>225548</text:p>
          </table:table-cell>
          <table:table-cell table:formula="of:=['patched-aggressive'.AB113]" office:value-type="float" office:value="100384" calcext:value-type="float">
            <text:p>100384</text:p>
          </table:table-cell>
          <table:table-cell table:formula="of:=['patched-aggressive'.AC113]" office:value-type="float" office:value="99001" calcext:value-type="float">
            <text:p>99001</text:p>
          </table:table-cell>
          <table:table-cell table:formula="of:=['patched-aggressive'.O113]" office:value-type="float" office:value="222316" calcext:value-type="float">
            <text:p>222316</text:p>
          </table:table-cell>
        </table:table-row>
        <table:table-row table:style-name="ro1">
          <table:table-cell table:formula="of:=[original.AB114]" office:value-type="float" office:value="378316" calcext:value-type="float">
            <text:p>378316</text:p>
          </table:table-cell>
          <table:table-cell table:formula="of:=[original.AC114]" office:value-type="float" office:value="193296" calcext:value-type="float">
            <text:p>193296</text:p>
          </table:table-cell>
          <table:table-cell table:formula="of:=[original.O114]" office:value-type="float" office:value="478364" calcext:value-type="float">
            <text:p>478364</text:p>
          </table:table-cell>
          <table:table-cell table:formula="of:=['patched-standard'.AB114]" office:value-type="float" office:value="188544" calcext:value-type="float">
            <text:p>188544</text:p>
          </table:table-cell>
          <table:table-cell table:formula="of:=['patched-standard'.AC114]" office:value-type="float" office:value="181268" calcext:value-type="float">
            <text:p>181268</text:p>
          </table:table-cell>
          <table:table-cell table:formula="of:=['patched-standard'.O114]" office:value-type="float" office:value="313264" calcext:value-type="float">
            <text:p>313264</text:p>
          </table:table-cell>
          <table:table-cell table:formula="of:=['patched-aggressive'.AB114]" office:value-type="float" office:value="180544" calcext:value-type="float">
            <text:p>180544</text:p>
          </table:table-cell>
          <table:table-cell table:formula="of:=['patched-aggressive'.AC114]" office:value-type="float" office:value="178270" calcext:value-type="float">
            <text:p>178270</text:p>
          </table:table-cell>
          <table:table-cell table:formula="of:=['patched-aggressive'.O114]" office:value-type="float" office:value="301916" calcext:value-type="float">
            <text:p>301916</text:p>
          </table:table-cell>
        </table:table-row>
        <table:table-row table:style-name="ro1">
          <table:table-cell table:formula="of:=[original.AB115]" office:value-type="float" office:value="378316" calcext:value-type="float">
            <text:p>378316</text:p>
          </table:table-cell>
          <table:table-cell table:formula="of:=[original.AC115]" office:value-type="float" office:value="289366" calcext:value-type="float">
            <text:p>289366</text:p>
          </table:table-cell>
          <table:table-cell table:formula="of:=[original.O115]" office:value-type="float" office:value="483644" calcext:value-type="float">
            <text:p>483644</text:p>
          </table:table-cell>
          <table:table-cell table:formula="of:=['patched-standard'.AB115]" office:value-type="float" office:value="285952" calcext:value-type="float">
            <text:p>285952</text:p>
          </table:table-cell>
          <table:table-cell table:formula="of:=['patched-standard'.AC115]" office:value-type="float" office:value="274699" calcext:value-type="float">
            <text:p>274699</text:p>
          </table:table-cell>
          <table:table-cell table:formula="of:=['patched-standard'.O115]" office:value-type="float" office:value="407152" calcext:value-type="float">
            <text:p>407152</text:p>
          </table:table-cell>
          <table:table-cell table:formula="of:=['patched-aggressive'.AB115]" office:value-type="float" office:value="271712" calcext:value-type="float">
            <text:p>271712</text:p>
          </table:table-cell>
          <table:table-cell table:formula="of:=['patched-aggressive'.AC115]" office:value-type="float" office:value="268293" calcext:value-type="float">
            <text:p>268293</text:p>
          </table:table-cell>
          <table:table-cell table:formula="of:=['patched-aggressive'.O115]" office:value-type="float" office:value="392428" calcext:value-type="float">
            <text:p>392428</text:p>
          </table:table-cell>
        </table:table-row>
        <table:table-row table:style-name="ro1">
          <table:table-cell table:formula="of:=[original.AB116]" office:value-type="float" office:value="411084" calcext:value-type="float">
            <text:p>411084</text:p>
          </table:table-cell>
          <table:table-cell table:formula="of:=[original.AC116]" office:value-type="float" office:value="380440" calcext:value-type="float">
            <text:p>380440</text:p>
          </table:table-cell>
          <table:table-cell table:formula="of:=[original.O116]" office:value-type="float" office:value="519588" calcext:value-type="float">
            <text:p>519588</text:p>
          </table:table-cell>
          <table:table-cell table:formula="of:=['patched-standard'.AB116]" office:value-type="float" office:value="382528" calcext:value-type="float">
            <text:p>382528</text:p>
          </table:table-cell>
          <table:table-cell table:formula="of:=['patched-standard'.AC116]" office:value-type="float" office:value="367340" calcext:value-type="float">
            <text:p>367340</text:p>
          </table:table-cell>
          <table:table-cell table:formula="of:=['patched-standard'.O116]" office:value-type="float" office:value="500332" calcext:value-type="float">
            <text:p>500332</text:p>
          </table:table-cell>
          <table:table-cell table:formula="of:=['patched-aggressive'.AB116]" office:value-type="float" office:value="361232" calcext:value-type="float">
            <text:p>361232</text:p>
          </table:table-cell>
          <table:table-cell table:formula="of:=['patched-aggressive'.AC116]" office:value-type="float" office:value="356678" calcext:value-type="float">
            <text:p>356678</text:p>
          </table:table-cell>
          <table:table-cell table:formula="of:=['patched-aggressive'.O116]" office:value-type="float" office:value="481312" calcext:value-type="float">
            <text:p>481312</text:p>
          </table:table-cell>
        </table:table-row>
        <table:table-row table:style-name="ro1">
          <table:table-cell table:formula="of:=[original.AB117]" office:value-type="float" office:value="499020" calcext:value-type="float">
            <text:p>499020</text:p>
          </table:table-cell>
          <table:table-cell table:formula="of:=[original.AC117]" office:value-type="float" office:value="470073" calcext:value-type="float">
            <text:p>470073</text:p>
          </table:table-cell>
          <table:table-cell table:formula="of:=[original.O117]" office:value-type="float" office:value="613528" calcext:value-type="float">
            <text:p>613528</text:p>
          </table:table-cell>
          <table:table-cell table:formula="of:=['patched-standard'.AB117]" office:value-type="float" office:value="474944" calcext:value-type="float">
            <text:p>474944</text:p>
          </table:table-cell>
          <table:table-cell table:formula="of:=['patched-standard'.AC117]" office:value-type="float" office:value="455995" calcext:value-type="float">
            <text:p>455995</text:p>
          </table:table-cell>
          <table:table-cell table:formula="of:=['patched-standard'.O117]" office:value-type="float" office:value="592460" calcext:value-type="float">
            <text:p>592460</text:p>
          </table:table-cell>
          <table:table-cell table:formula="of:=['patched-aggressive'.AB117]" office:value-type="float" office:value="447872" calcext:value-type="float">
            <text:p>447872</text:p>
          </table:table-cell>
          <table:table-cell table:formula="of:=['patched-aggressive'.AC117]" office:value-type="float" office:value="442207" calcext:value-type="float">
            <text:p>442207</text:p>
          </table:table-cell>
          <table:table-cell table:formula="of:=['patched-aggressive'.O117]" office:value-type="float" office:value="567308" calcext:value-type="float">
            <text:p>567308</text:p>
          </table:table-cell>
        </table:table-row>
        <table:table-row table:style-name="ro1">
          <table:table-cell table:formula="of:=[original.AB118]" office:value-type="float" office:value="564044" calcext:value-type="float">
            <text:p>564044</text:p>
          </table:table-cell>
          <table:table-cell table:formula="of:=[original.AC118]" office:value-type="float" office:value="531542" calcext:value-type="float">
            <text:p>531542</text:p>
          </table:table-cell>
          <table:table-cell table:formula="of:=[original.O118]" office:value-type="float" office:value="668536" calcext:value-type="float">
            <text:p>668536</text:p>
          </table:table-cell>
          <table:table-cell table:formula="of:=['patched-standard'.AB118]" office:value-type="float" office:value="550784" calcext:value-type="float">
            <text:p>550784</text:p>
          </table:table-cell>
          <table:table-cell table:formula="of:=['patched-standard'.AC118]" office:value-type="float" office:value="528707" calcext:value-type="float">
            <text:p>528707</text:p>
          </table:table-cell>
          <table:table-cell table:formula="of:=['patched-standard'.O118]" office:value-type="float" office:value="663260" calcext:value-type="float">
            <text:p>663260</text:p>
          </table:table-cell>
          <table:table-cell table:formula="of:=['patched-aggressive'.AB118]" office:value-type="float" office:value="535488" calcext:value-type="float">
            <text:p>535488</text:p>
          </table:table-cell>
          <table:table-cell table:formula="of:=['patched-aggressive'.AC118]" office:value-type="float" office:value="528725" calcext:value-type="float">
            <text:p>528725</text:p>
          </table:table-cell>
          <table:table-cell table:formula="of:=['patched-aggressive'.O118]" office:value-type="float" office:value="657096" calcext:value-type="float">
            <text:p>657096</text:p>
          </table:table-cell>
        </table:table-row>
        <table:table-row table:style-name="ro1">
          <table:table-cell table:formula="of:=[original.AB119]" office:value-type="float" office:value="564044" calcext:value-type="float">
            <text:p>564044</text:p>
          </table:table-cell>
          <table:table-cell table:formula="of:=[original.AC119]" office:value-type="float" office:value="531542" calcext:value-type="float">
            <text:p>531542</text:p>
          </table:table-cell>
          <table:table-cell table:formula="of:=[original.O119]" office:value-type="float" office:value="668536" calcext:value-type="float">
            <text:p>668536</text:p>
          </table:table-cell>
          <table:table-cell table:formula="of:=['patched-standard'.AB119]" office:value-type="float" office:value="550784" calcext:value-type="float">
            <text:p>550784</text:p>
          </table:table-cell>
          <table:table-cell table:formula="of:=['patched-standard'.AC119]" office:value-type="float" office:value="528707" calcext:value-type="float">
            <text:p>528707</text:p>
          </table:table-cell>
          <table:table-cell table:formula="of:=['patched-standard'.O119]" office:value-type="float" office:value="663260" calcext:value-type="float">
            <text:p>663260</text:p>
          </table:table-cell>
          <table:table-cell table:formula="of:=['patched-aggressive'.AB119]" office:value-type="float" office:value="535488" calcext:value-type="float">
            <text:p>535488</text:p>
          </table:table-cell>
          <table:table-cell table:formula="of:=['patched-aggressive'.AC119]" office:value-type="float" office:value="528725" calcext:value-type="float">
            <text:p>528725</text:p>
          </table:table-cell>
          <table:table-cell table:formula="of:=['patched-aggressive'.O119]" office:value-type="float" office:value="657096" calcext:value-type="float">
            <text:p>657096</text:p>
          </table:table-cell>
        </table:table-row>
        <table:table-row table:style-name="ro1">
          <table:table-cell table:formula="of:=[original.AB120]" office:value-type="float" office:value="564044" calcext:value-type="float">
            <text:p>564044</text:p>
          </table:table-cell>
          <table:table-cell table:formula="of:=[original.AC120]" office:value-type="float" office:value="531542" calcext:value-type="float">
            <text:p>531542</text:p>
          </table:table-cell>
          <table:table-cell table:formula="of:=[original.O120]" office:value-type="float" office:value="668536" calcext:value-type="float">
            <text:p>668536</text:p>
          </table:table-cell>
          <table:table-cell table:formula="of:=['patched-standard'.AB120]" office:value-type="float" office:value="550784" calcext:value-type="float">
            <text:p>550784</text:p>
          </table:table-cell>
          <table:table-cell table:formula="of:=['patched-standard'.AC120]" office:value-type="float" office:value="528707" calcext:value-type="float">
            <text:p>528707</text:p>
          </table:table-cell>
          <table:table-cell table:formula="of:=['patched-standard'.O120]" office:value-type="float" office:value="663260" calcext:value-type="float">
            <text:p>663260</text:p>
          </table:table-cell>
          <table:table-cell table:formula="of:=['patched-aggressive'.AB120]" office:value-type="float" office:value="535488" calcext:value-type="float">
            <text:p>535488</text:p>
          </table:table-cell>
          <table:table-cell table:formula="of:=['patched-aggressive'.AC120]" office:value-type="float" office:value="528725" calcext:value-type="float">
            <text:p>528725</text:p>
          </table:table-cell>
          <table:table-cell table:formula="of:=['patched-aggressive'.O120]" office:value-type="float" office:value="657096" calcext:value-type="float">
            <text:p>657096</text:p>
          </table:table-cell>
        </table:table-row>
        <table:table-row table:style-name="ro1">
          <table:table-cell table:formula="of:=[original.AB121]" office:value-type="float" office:value="564044" calcext:value-type="float">
            <text:p>564044</text:p>
          </table:table-cell>
          <table:table-cell table:formula="of:=[original.AC121]" office:value-type="float" office:value="531542" calcext:value-type="float">
            <text:p>531542</text:p>
          </table:table-cell>
          <table:table-cell table:formula="of:=[original.O121]" office:value-type="float" office:value="668536" calcext:value-type="float">
            <text:p>668536</text:p>
          </table:table-cell>
          <table:table-cell table:formula="of:=['patched-standard'.AB121]" office:value-type="float" office:value="550784" calcext:value-type="float">
            <text:p>550784</text:p>
          </table:table-cell>
          <table:table-cell table:formula="of:=['patched-standard'.AC121]" office:value-type="float" office:value="528707" calcext:value-type="float">
            <text:p>528707</text:p>
          </table:table-cell>
          <table:table-cell table:formula="of:=['patched-standard'.O121]" office:value-type="float" office:value="663260" calcext:value-type="float">
            <text:p>663260</text:p>
          </table:table-cell>
          <table:table-cell table:formula="of:=['patched-aggressive'.AB121]" office:value-type="float" office:value="535488" calcext:value-type="float">
            <text:p>535488</text:p>
          </table:table-cell>
          <table:table-cell table:formula="of:=['patched-aggressive'.AC121]" office:value-type="float" office:value="528725" calcext:value-type="float">
            <text:p>528725</text:p>
          </table:table-cell>
          <table:table-cell table:formula="of:=['patched-aggressive'.O121]" office:value-type="float" office:value="657096" calcext:value-type="float">
            <text:p>657096</text:p>
          </table:table-cell>
        </table:table-row>
        <table:table-row table:style-name="ro1">
          <table:table-cell table:formula="of:=[original.AB122]" office:value-type="float" office:value="564044" calcext:value-type="float">
            <text:p>564044</text:p>
          </table:table-cell>
          <table:table-cell table:formula="of:=[original.AC122]" office:value-type="float" office:value="531542" calcext:value-type="float">
            <text:p>531542</text:p>
          </table:table-cell>
          <table:table-cell table:formula="of:=[original.O122]" office:value-type="float" office:value="668536" calcext:value-type="float">
            <text:p>668536</text:p>
          </table:table-cell>
          <table:table-cell table:formula="of:=['patched-standard'.AB122]" office:value-type="float" office:value="550784" calcext:value-type="float">
            <text:p>550784</text:p>
          </table:table-cell>
          <table:table-cell table:formula="of:=['patched-standard'.AC122]" office:value-type="float" office:value="528707" calcext:value-type="float">
            <text:p>528707</text:p>
          </table:table-cell>
          <table:table-cell table:formula="of:=['patched-standard'.O122]" office:value-type="float" office:value="663260" calcext:value-type="float">
            <text:p>663260</text:p>
          </table:table-cell>
          <table:table-cell table:formula="of:=['patched-aggressive'.AB122]" office:value-type="float" office:value="535488" calcext:value-type="float">
            <text:p>535488</text:p>
          </table:table-cell>
          <table:table-cell table:formula="of:=['patched-aggressive'.AC122]" office:value-type="float" office:value="528725" calcext:value-type="float">
            <text:p>528725</text:p>
          </table:table-cell>
          <table:table-cell table:formula="of:=['patched-aggressive'.O122]" office:value-type="float" office:value="657096" calcext:value-type="float">
            <text:p>657096</text:p>
          </table:table-cell>
        </table:table-row>
        <table:table-row table:style-name="ro1">
          <table:table-cell table:formula="of:=[original.AB123]" office:value-type="float" office:value="564044" calcext:value-type="float">
            <text:p>564044</text:p>
          </table:table-cell>
          <table:table-cell table:formula="of:=[original.AC123]" office:value-type="float" office:value="531542" calcext:value-type="float">
            <text:p>531542</text:p>
          </table:table-cell>
          <table:table-cell table:formula="of:=[original.O123]" office:value-type="float" office:value="668536" calcext:value-type="float">
            <text:p>668536</text:p>
          </table:table-cell>
          <table:table-cell table:formula="of:=['patched-standard'.AB123]" office:value-type="float" office:value="550784" calcext:value-type="float">
            <text:p>550784</text:p>
          </table:table-cell>
          <table:table-cell table:formula="of:=['patched-standard'.AC123]" office:value-type="float" office:value="528707" calcext:value-type="float">
            <text:p>528707</text:p>
          </table:table-cell>
          <table:table-cell table:formula="of:=['patched-standard'.O123]" office:value-type="float" office:value="663260" calcext:value-type="float">
            <text:p>663260</text:p>
          </table:table-cell>
          <table:table-cell table:formula="of:=['patched-aggressive'.AB123]" office:value-type="float" office:value="535488" calcext:value-type="float">
            <text:p>535488</text:p>
          </table:table-cell>
          <table:table-cell table:formula="of:=['patched-aggressive'.AC123]" office:value-type="float" office:value="528725" calcext:value-type="float">
            <text:p>528725</text:p>
          </table:table-cell>
          <table:table-cell table:formula="of:=['patched-aggressive'.O123]" office:value-type="float" office:value="657096" calcext:value-type="float">
            <text:p>657096</text:p>
          </table:table-cell>
        </table:table-row>
        <table:table-row table:style-name="ro1">
          <table:table-cell table:formula="of:=[original.AB124]" office:value-type="float" office:value="564044" calcext:value-type="float">
            <text:p>564044</text:p>
          </table:table-cell>
          <table:table-cell table:formula="of:=[original.AC124]" office:value-type="float" office:value="531542" calcext:value-type="float">
            <text:p>531542</text:p>
          </table:table-cell>
          <table:table-cell table:formula="of:=[original.O124]" office:value-type="float" office:value="668536" calcext:value-type="float">
            <text:p>668536</text:p>
          </table:table-cell>
          <table:table-cell table:formula="of:=['patched-standard'.AB124]" office:value-type="float" office:value="550784" calcext:value-type="float">
            <text:p>550784</text:p>
          </table:table-cell>
          <table:table-cell table:formula="of:=['patched-standard'.AC124]" office:value-type="float" office:value="528707" calcext:value-type="float">
            <text:p>528707</text:p>
          </table:table-cell>
          <table:table-cell table:formula="of:=['patched-standard'.O124]" office:value-type="float" office:value="663260" calcext:value-type="float">
            <text:p>663260</text:p>
          </table:table-cell>
          <table:table-cell table:formula="of:=['patched-aggressive'.AB124]" office:value-type="float" office:value="535488" calcext:value-type="float">
            <text:p>535488</text:p>
          </table:table-cell>
          <table:table-cell table:formula="of:=['patched-aggressive'.AC124]" office:value-type="float" office:value="528725" calcext:value-type="float">
            <text:p>528725</text:p>
          </table:table-cell>
          <table:table-cell table:formula="of:=['patched-aggressive'.O124]" office:value-type="float" office:value="657096" calcext:value-type="float">
            <text:p>657096</text:p>
          </table:table-cell>
        </table:table-row>
        <table:table-row table:style-name="ro1">
          <table:table-cell table:formula="of:=[original.AB125]" office:value-type="float" office:value="564044" calcext:value-type="float">
            <text:p>564044</text:p>
          </table:table-cell>
          <table:table-cell table:formula="of:=[original.AC125]" office:value-type="float" office:value="531542" calcext:value-type="float">
            <text:p>531542</text:p>
          </table:table-cell>
          <table:table-cell table:formula="of:=[original.O125]" office:value-type="float" office:value="668536" calcext:value-type="float">
            <text:p>668536</text:p>
          </table:table-cell>
          <table:table-cell table:formula="of:=['patched-standard'.AB125]" office:value-type="float" office:value="550784" calcext:value-type="float">
            <text:p>550784</text:p>
          </table:table-cell>
          <table:table-cell table:formula="of:=['patched-standard'.AC125]" office:value-type="float" office:value="528707" calcext:value-type="float">
            <text:p>528707</text:p>
          </table:table-cell>
          <table:table-cell table:formula="of:=['patched-standard'.O125]" office:value-type="float" office:value="663260" calcext:value-type="float">
            <text:p>663260</text:p>
          </table:table-cell>
          <table:table-cell table:formula="of:=['patched-aggressive'.AB125]" office:value-type="float" office:value="535488" calcext:value-type="float">
            <text:p>535488</text:p>
          </table:table-cell>
          <table:table-cell table:formula="of:=['patched-aggressive'.AC125]" office:value-type="float" office:value="528725" calcext:value-type="float">
            <text:p>528725</text:p>
          </table:table-cell>
          <table:table-cell table:formula="of:=['patched-aggressive'.O125]" office:value-type="float" office:value="657096" calcext:value-type="float">
            <text:p>657096</text:p>
          </table:table-cell>
        </table:table-row>
        <table:table-row table:style-name="ro1">
          <table:table-cell table:formula="of:=[original.AB126]" office:value-type="float" office:value="564044" calcext:value-type="float">
            <text:p>564044</text:p>
          </table:table-cell>
          <table:table-cell table:formula="of:=[original.AC126]" office:value-type="float" office:value="445128" calcext:value-type="float">
            <text:p>445128</text:p>
          </table:table-cell>
          <table:table-cell table:formula="of:=[original.O126]" office:value-type="float" office:value="668500" calcext:value-type="float">
            <text:p>668500</text:p>
          </table:table-cell>
          <table:table-cell table:formula="of:=['patched-standard'.AB126]" office:value-type="float" office:value="468096" calcext:value-type="float">
            <text:p>468096</text:p>
          </table:table-cell>
          <table:table-cell table:formula="of:=['patched-standard'.AC126]" office:value-type="float" office:value="442765" calcext:value-type="float">
            <text:p>442765</text:p>
          </table:table-cell>
          <table:table-cell table:formula="of:=['patched-standard'.O126]" office:value-type="float" office:value="583128" calcext:value-type="float">
            <text:p>583128</text:p>
          </table:table-cell>
          <table:table-cell table:formula="of:=['patched-aggressive'.AB126]" office:value-type="float" office:value="448464" calcext:value-type="float">
            <text:p>448464</text:p>
          </table:table-cell>
          <table:table-cell table:formula="of:=['patched-aggressive'.AC126]" office:value-type="float" office:value="442783" calcext:value-type="float">
            <text:p>442783</text:p>
          </table:table-cell>
          <table:table-cell table:formula="of:=['patched-aggressive'.O126]" office:value-type="float" office:value="570712" calcext:value-type="float">
            <text:p>570712</text:p>
          </table:table-cell>
        </table:table-row>
        <table:table-row table:style-name="ro1">
          <table:table-cell table:formula="of:=[original.AB127]" office:value-type="float" office:value="564044" calcext:value-type="float">
            <text:p>564044</text:p>
          </table:table-cell>
          <table:table-cell table:formula="of:=[original.AC127]" office:value-type="float" office:value="445128" calcext:value-type="float">
            <text:p>445128</text:p>
          </table:table-cell>
          <table:table-cell table:formula="of:=[original.O127]" office:value-type="float" office:value="668500" calcext:value-type="float">
            <text:p>668500</text:p>
          </table:table-cell>
          <table:table-cell table:formula="of:=['patched-standard'.AB127]" office:value-type="float" office:value="468096" calcext:value-type="float">
            <text:p>468096</text:p>
          </table:table-cell>
          <table:table-cell table:formula="of:=['patched-standard'.AC127]" office:value-type="float" office:value="442765" calcext:value-type="float">
            <text:p>442765</text:p>
          </table:table-cell>
          <table:table-cell table:formula="of:=['patched-standard'.O127]" office:value-type="float" office:value="583128" calcext:value-type="float">
            <text:p>583128</text:p>
          </table:table-cell>
          <table:table-cell table:formula="of:=['patched-aggressive'.AB127]" office:value-type="float" office:value="448464" calcext:value-type="float">
            <text:p>448464</text:p>
          </table:table-cell>
          <table:table-cell table:formula="of:=['patched-aggressive'.AC127]" office:value-type="float" office:value="442783" calcext:value-type="float">
            <text:p>442783</text:p>
          </table:table-cell>
          <table:table-cell table:formula="of:=['patched-aggressive'.O127]" office:value-type="float" office:value="570712" calcext:value-type="float">
            <text:p>570712</text:p>
          </table:table-cell>
        </table:table-row>
        <table:table-row table:style-name="ro1">
          <table:table-cell table:formula="of:=[original.AB128]" office:value-type="float" office:value="564044" calcext:value-type="float">
            <text:p>564044</text:p>
          </table:table-cell>
          <table:table-cell table:formula="of:=[original.AC128]" office:value-type="float" office:value="445128" calcext:value-type="float">
            <text:p>445128</text:p>
          </table:table-cell>
          <table:table-cell table:formula="of:=[original.O128]" office:value-type="float" office:value="668500" calcext:value-type="float">
            <text:p>668500</text:p>
          </table:table-cell>
          <table:table-cell table:formula="of:=['patched-standard'.AB128]" office:value-type="float" office:value="468096" calcext:value-type="float">
            <text:p>468096</text:p>
          </table:table-cell>
          <table:table-cell table:formula="of:=['patched-standard'.AC128]" office:value-type="float" office:value="442765" calcext:value-type="float">
            <text:p>442765</text:p>
          </table:table-cell>
          <table:table-cell table:formula="of:=['patched-standard'.O128]" office:value-type="float" office:value="583128" calcext:value-type="float">
            <text:p>583128</text:p>
          </table:table-cell>
          <table:table-cell table:formula="of:=['patched-aggressive'.AB128]" office:value-type="float" office:value="448464" calcext:value-type="float">
            <text:p>448464</text:p>
          </table:table-cell>
          <table:table-cell table:formula="of:=['patched-aggressive'.AC128]" office:value-type="float" office:value="442783" calcext:value-type="float">
            <text:p>442783</text:p>
          </table:table-cell>
          <table:table-cell table:formula="of:=['patched-aggressive'.O128]" office:value-type="float" office:value="570712" calcext:value-type="float">
            <text:p>570712</text:p>
          </table:table-cell>
        </table:table-row>
        <table:table-row table:style-name="ro1">
          <table:table-cell table:formula="of:=[original.AB129]" office:value-type="float" office:value="564044" calcext:value-type="float">
            <text:p>564044</text:p>
          </table:table-cell>
          <table:table-cell table:formula="of:=[original.AC129]" office:value-type="float" office:value="445128" calcext:value-type="float">
            <text:p>445128</text:p>
          </table:table-cell>
          <table:table-cell table:formula="of:=[original.O129]" office:value-type="float" office:value="668500" calcext:value-type="float">
            <text:p>668500</text:p>
          </table:table-cell>
          <table:table-cell table:formula="of:=['patched-standard'.AB129]" office:value-type="float" office:value="468096" calcext:value-type="float">
            <text:p>468096</text:p>
          </table:table-cell>
          <table:table-cell table:formula="of:=['patched-standard'.AC129]" office:value-type="float" office:value="442765" calcext:value-type="float">
            <text:p>442765</text:p>
          </table:table-cell>
          <table:table-cell table:formula="of:=['patched-standard'.O129]" office:value-type="float" office:value="583128" calcext:value-type="float">
            <text:p>583128</text:p>
          </table:table-cell>
          <table:table-cell table:formula="of:=['patched-aggressive'.AB129]" office:value-type="float" office:value="448464" calcext:value-type="float">
            <text:p>448464</text:p>
          </table:table-cell>
          <table:table-cell table:formula="of:=['patched-aggressive'.AC129]" office:value-type="float" office:value="442783" calcext:value-type="float">
            <text:p>442783</text:p>
          </table:table-cell>
          <table:table-cell table:formula="of:=['patched-aggressive'.O129]" office:value-type="float" office:value="570712" calcext:value-type="float">
            <text:p>570712</text:p>
          </table:table-cell>
        </table:table-row>
        <table:table-row table:style-name="ro1">
          <table:table-cell table:formula="of:=[original.AB130]" office:value-type="float" office:value="564044" calcext:value-type="float">
            <text:p>564044</text:p>
          </table:table-cell>
          <table:table-cell table:formula="of:=[original.AC130]" office:value-type="float" office:value="445128" calcext:value-type="float">
            <text:p>445128</text:p>
          </table:table-cell>
          <table:table-cell table:formula="of:=[original.O130]" office:value-type="float" office:value="668500" calcext:value-type="float">
            <text:p>668500</text:p>
          </table:table-cell>
          <table:table-cell table:formula="of:=['patched-standard'.AB130]" office:value-type="float" office:value="468096" calcext:value-type="float">
            <text:p>468096</text:p>
          </table:table-cell>
          <table:table-cell table:formula="of:=['patched-standard'.AC130]" office:value-type="float" office:value="442765" calcext:value-type="float">
            <text:p>442765</text:p>
          </table:table-cell>
          <table:table-cell table:formula="of:=['patched-standard'.O130]" office:value-type="float" office:value="583128" calcext:value-type="float">
            <text:p>583128</text:p>
          </table:table-cell>
          <table:table-cell table:formula="of:=['patched-aggressive'.AB130]" office:value-type="float" office:value="448464" calcext:value-type="float">
            <text:p>448464</text:p>
          </table:table-cell>
          <table:table-cell table:formula="of:=['patched-aggressive'.AC130]" office:value-type="float" office:value="442783" calcext:value-type="float">
            <text:p>442783</text:p>
          </table:table-cell>
          <table:table-cell table:formula="of:=['patched-aggressive'.O130]" office:value-type="float" office:value="570712" calcext:value-type="float">
            <text:p>570712</text:p>
          </table:table-cell>
        </table:table-row>
        <table:table-row table:style-name="ro1">
          <table:table-cell table:formula="of:=[original.AB131]" office:value-type="float" office:value="564044" calcext:value-type="float">
            <text:p>564044</text:p>
          </table:table-cell>
          <table:table-cell table:formula="of:=[original.AC131]" office:value-type="float" office:value="445128" calcext:value-type="float">
            <text:p>445128</text:p>
          </table:table-cell>
          <table:table-cell table:formula="of:=[original.O131]" office:value-type="float" office:value="668500" calcext:value-type="float">
            <text:p>668500</text:p>
          </table:table-cell>
          <table:table-cell table:formula="of:=['patched-standard'.AB131]" office:value-type="float" office:value="468096" calcext:value-type="float">
            <text:p>468096</text:p>
          </table:table-cell>
          <table:table-cell table:formula="of:=['patched-standard'.AC131]" office:value-type="float" office:value="442765" calcext:value-type="float">
            <text:p>442765</text:p>
          </table:table-cell>
          <table:table-cell table:formula="of:=['patched-standard'.O131]" office:value-type="float" office:value="583128" calcext:value-type="float">
            <text:p>583128</text:p>
          </table:table-cell>
          <table:table-cell table:formula="of:=['patched-aggressive'.AB131]" office:value-type="float" office:value="448464" calcext:value-type="float">
            <text:p>448464</text:p>
          </table:table-cell>
          <table:table-cell table:formula="of:=['patched-aggressive'.AC131]" office:value-type="float" office:value="442783" calcext:value-type="float">
            <text:p>442783</text:p>
          </table:table-cell>
          <table:table-cell table:formula="of:=['patched-aggressive'.O131]" office:value-type="float" office:value="570712" calcext:value-type="float">
            <text:p>570712</text:p>
          </table:table-cell>
        </table:table-row>
        <table:table-row table:style-name="ro1">
          <table:table-cell table:formula="of:=[original.AB132]" office:value-type="float" office:value="564044" calcext:value-type="float">
            <text:p>564044</text:p>
          </table:table-cell>
          <table:table-cell table:formula="of:=[original.AC132]" office:value-type="float" office:value="445128" calcext:value-type="float">
            <text:p>445128</text:p>
          </table:table-cell>
          <table:table-cell table:formula="of:=[original.O132]" office:value-type="float" office:value="668500" calcext:value-type="float">
            <text:p>668500</text:p>
          </table:table-cell>
          <table:table-cell table:formula="of:=['patched-standard'.AB132]" office:value-type="float" office:value="468096" calcext:value-type="float">
            <text:p>468096</text:p>
          </table:table-cell>
          <table:table-cell table:formula="of:=['patched-standard'.AC132]" office:value-type="float" office:value="442765" calcext:value-type="float">
            <text:p>442765</text:p>
          </table:table-cell>
          <table:table-cell table:formula="of:=['patched-standard'.O132]" office:value-type="float" office:value="583128" calcext:value-type="float">
            <text:p>583128</text:p>
          </table:table-cell>
          <table:table-cell table:formula="of:=['patched-aggressive'.AB132]" office:value-type="float" office:value="448464" calcext:value-type="float">
            <text:p>448464</text:p>
          </table:table-cell>
          <table:table-cell table:formula="of:=['patched-aggressive'.AC132]" office:value-type="float" office:value="442783" calcext:value-type="float">
            <text:p>442783</text:p>
          </table:table-cell>
          <table:table-cell table:formula="of:=['patched-aggressive'.O132]" office:value-type="float" office:value="570712" calcext:value-type="float">
            <text:p>570712</text:p>
          </table:table-cell>
        </table:table-row>
        <table:table-row table:style-name="ro1">
          <table:table-cell table:formula="of:=[original.AB133]" office:value-type="float" office:value="564044" calcext:value-type="float">
            <text:p>564044</text:p>
          </table:table-cell>
          <table:table-cell table:formula="of:=[original.AC133]" office:value-type="float" office:value="445128" calcext:value-type="float">
            <text:p>445128</text:p>
          </table:table-cell>
          <table:table-cell table:formula="of:=[original.O133]" office:value-type="float" office:value="668500" calcext:value-type="float">
            <text:p>668500</text:p>
          </table:table-cell>
          <table:table-cell table:formula="of:=['patched-standard'.AB133]" office:value-type="float" office:value="468096" calcext:value-type="float">
            <text:p>468096</text:p>
          </table:table-cell>
          <table:table-cell table:formula="of:=['patched-standard'.AC133]" office:value-type="float" office:value="442765" calcext:value-type="float">
            <text:p>442765</text:p>
          </table:table-cell>
          <table:table-cell table:formula="of:=['patched-standard'.O133]" office:value-type="float" office:value="583128" calcext:value-type="float">
            <text:p>583128</text:p>
          </table:table-cell>
          <table:table-cell table:formula="of:=['patched-aggressive'.AB133]" office:value-type="float" office:value="448464" calcext:value-type="float">
            <text:p>448464</text:p>
          </table:table-cell>
          <table:table-cell table:formula="of:=['patched-aggressive'.AC133]" office:value-type="float" office:value="442783" calcext:value-type="float">
            <text:p>442783</text:p>
          </table:table-cell>
          <table:table-cell table:formula="of:=['patched-aggressive'.O133]" office:value-type="float" office:value="570712" calcext:value-type="float">
            <text:p>570712</text:p>
          </table:table-cell>
        </table:table-row>
        <table:table-row table:style-name="ro1">
          <table:table-cell table:formula="of:=[original.AB134]" office:value-type="float" office:value="564044" calcext:value-type="float">
            <text:p>564044</text:p>
          </table:table-cell>
          <table:table-cell table:formula="of:=[original.AC134]" office:value-type="float" office:value="358715" calcext:value-type="float">
            <text:p>358715</text:p>
          </table:table-cell>
          <table:table-cell table:formula="of:=[original.O134]" office:value-type="float" office:value="668464" calcext:value-type="float">
            <text:p>668464</text:p>
          </table:table-cell>
          <table:table-cell table:formula="of:=['patched-standard'.AB134]" office:value-type="float" office:value="379200" calcext:value-type="float">
            <text:p>379200</text:p>
          </table:table-cell>
          <table:table-cell table:formula="of:=['patched-standard'.AC134]" office:value-type="float" office:value="356821" calcext:value-type="float">
            <text:p>356821</text:p>
          </table:table-cell>
          <table:table-cell table:formula="of:=['patched-standard'.O134]" office:value-type="float" office:value="497420" calcext:value-type="float">
            <text:p>497420</text:p>
          </table:table-cell>
          <table:table-cell table:formula="of:=['patched-aggressive'.AB134]" office:value-type="float" office:value="448464" calcext:value-type="float">
            <text:p>448464</text:p>
          </table:table-cell>
          <table:table-cell table:formula="of:=['patched-aggressive'.AC134]" office:value-type="float" office:value="442783" calcext:value-type="float">
            <text:p>442783</text:p>
          </table:table-cell>
          <table:table-cell table:formula="of:=['patched-aggressive'.O134]" office:value-type="float" office:value="570712" calcext:value-type="float">
            <text:p>570712</text:p>
          </table:table-cell>
        </table:table-row>
        <table:table-row table:style-name="ro1">
          <table:table-cell table:formula="of:=[original.AB135]" office:value-type="float" office:value="564044" calcext:value-type="float">
            <text:p>564044</text:p>
          </table:table-cell>
          <table:table-cell table:formula="of:=[original.AC135]" office:value-type="float" office:value="358715" calcext:value-type="float">
            <text:p>358715</text:p>
          </table:table-cell>
          <table:table-cell table:formula="of:=[original.O135]" office:value-type="float" office:value="668464" calcext:value-type="float">
            <text:p>668464</text:p>
          </table:table-cell>
          <table:table-cell table:formula="of:=['patched-standard'.AB135]" office:value-type="float" office:value="379200" calcext:value-type="float">
            <text:p>379200</text:p>
          </table:table-cell>
          <table:table-cell table:formula="of:=['patched-standard'.AC135]" office:value-type="float" office:value="356821" calcext:value-type="float">
            <text:p>356821</text:p>
          </table:table-cell>
          <table:table-cell table:formula="of:=['patched-standard'.O135]" office:value-type="float" office:value="497420" calcext:value-type="float">
            <text:p>497420</text:p>
          </table:table-cell>
          <table:table-cell table:formula="of:=['patched-aggressive'.AB135]" office:value-type="float" office:value="361440" calcext:value-type="float">
            <text:p>361440</text:p>
          </table:table-cell>
          <table:table-cell table:formula="of:=['patched-aggressive'.AC135]" office:value-type="float" office:value="356838" calcext:value-type="float">
            <text:p>356838</text:p>
          </table:table-cell>
          <table:table-cell table:formula="of:=['patched-aggressive'.O135]" office:value-type="float" office:value="484272" calcext:value-type="float">
            <text:p>484272</text:p>
          </table:table-cell>
        </table:table-row>
        <table:table-row table:style-name="ro1">
          <table:table-cell table:formula="of:=[original.AB136]" office:value-type="float" office:value="564044" calcext:value-type="float">
            <text:p>564044</text:p>
          </table:table-cell>
          <table:table-cell table:formula="of:=[original.AC136]" office:value-type="float" office:value="358715" calcext:value-type="float">
            <text:p>358715</text:p>
          </table:table-cell>
          <table:table-cell table:formula="of:=[original.O136]" office:value-type="float" office:value="668464" calcext:value-type="float">
            <text:p>668464</text:p>
          </table:table-cell>
          <table:table-cell table:formula="of:=['patched-standard'.AB136]" office:value-type="float" office:value="379200" calcext:value-type="float">
            <text:p>379200</text:p>
          </table:table-cell>
          <table:table-cell table:formula="of:=['patched-standard'.AC136]" office:value-type="float" office:value="356821" calcext:value-type="float">
            <text:p>356821</text:p>
          </table:table-cell>
          <table:table-cell table:formula="of:=['patched-standard'.O136]" office:value-type="float" office:value="497420" calcext:value-type="float">
            <text:p>497420</text:p>
          </table:table-cell>
          <table:table-cell table:formula="of:=['patched-aggressive'.AB136]" office:value-type="float" office:value="361440" calcext:value-type="float">
            <text:p>361440</text:p>
          </table:table-cell>
          <table:table-cell table:formula="of:=['patched-aggressive'.AC136]" office:value-type="float" office:value="356838" calcext:value-type="float">
            <text:p>356838</text:p>
          </table:table-cell>
          <table:table-cell table:formula="of:=['patched-aggressive'.O136]" office:value-type="float" office:value="484272" calcext:value-type="float">
            <text:p>484272</text:p>
          </table:table-cell>
        </table:table-row>
        <table:table-row table:style-name="ro1">
          <table:table-cell table:formula="of:=[original.AB137]" office:value-type="float" office:value="564044" calcext:value-type="float">
            <text:p>564044</text:p>
          </table:table-cell>
          <table:table-cell table:formula="of:=[original.AC137]" office:value-type="float" office:value="358715" calcext:value-type="float">
            <text:p>358715</text:p>
          </table:table-cell>
          <table:table-cell table:formula="of:=[original.O137]" office:value-type="float" office:value="668464" calcext:value-type="float">
            <text:p>668464</text:p>
          </table:table-cell>
          <table:table-cell table:formula="of:=['patched-standard'.AB137]" office:value-type="float" office:value="379200" calcext:value-type="float">
            <text:p>379200</text:p>
          </table:table-cell>
          <table:table-cell table:formula="of:=['patched-standard'.AC137]" office:value-type="float" office:value="356821" calcext:value-type="float">
            <text:p>356821</text:p>
          </table:table-cell>
          <table:table-cell table:formula="of:=['patched-standard'.O137]" office:value-type="float" office:value="497420" calcext:value-type="float">
            <text:p>497420</text:p>
          </table:table-cell>
          <table:table-cell table:formula="of:=['patched-aggressive'.AB137]" office:value-type="float" office:value="361440" calcext:value-type="float">
            <text:p>361440</text:p>
          </table:table-cell>
          <table:table-cell table:formula="of:=['patched-aggressive'.AC137]" office:value-type="float" office:value="356838" calcext:value-type="float">
            <text:p>356838</text:p>
          </table:table-cell>
          <table:table-cell table:formula="of:=['patched-aggressive'.O137]" office:value-type="float" office:value="484272" calcext:value-type="float">
            <text:p>484272</text:p>
          </table:table-cell>
        </table:table-row>
        <table:table-row table:style-name="ro1">
          <table:table-cell table:formula="of:=[original.AB138]" office:value-type="float" office:value="564044" calcext:value-type="float">
            <text:p>564044</text:p>
          </table:table-cell>
          <table:table-cell table:formula="of:=[original.AC138]" office:value-type="float" office:value="358715" calcext:value-type="float">
            <text:p>358715</text:p>
          </table:table-cell>
          <table:table-cell table:formula="of:=[original.O138]" office:value-type="float" office:value="668464" calcext:value-type="float">
            <text:p>668464</text:p>
          </table:table-cell>
          <table:table-cell table:formula="of:=['patched-standard'.AB138]" office:value-type="float" office:value="379200" calcext:value-type="float">
            <text:p>379200</text:p>
          </table:table-cell>
          <table:table-cell table:formula="of:=['patched-standard'.AC138]" office:value-type="float" office:value="356821" calcext:value-type="float">
            <text:p>356821</text:p>
          </table:table-cell>
          <table:table-cell table:formula="of:=['patched-standard'.O138]" office:value-type="float" office:value="497420" calcext:value-type="float">
            <text:p>497420</text:p>
          </table:table-cell>
          <table:table-cell table:formula="of:=['patched-aggressive'.AB138]" office:value-type="float" office:value="361440" calcext:value-type="float">
            <text:p>361440</text:p>
          </table:table-cell>
          <table:table-cell table:formula="of:=['patched-aggressive'.AC138]" office:value-type="float" office:value="356838" calcext:value-type="float">
            <text:p>356838</text:p>
          </table:table-cell>
          <table:table-cell table:formula="of:=['patched-aggressive'.O138]" office:value-type="float" office:value="484272" calcext:value-type="float">
            <text:p>484272</text:p>
          </table:table-cell>
        </table:table-row>
        <table:table-row table:style-name="ro1">
          <table:table-cell table:formula="of:=[original.AB139]" office:value-type="float" office:value="564044" calcext:value-type="float">
            <text:p>564044</text:p>
          </table:table-cell>
          <table:table-cell table:formula="of:=[original.AC139]" office:value-type="float" office:value="358715" calcext:value-type="float">
            <text:p>358715</text:p>
          </table:table-cell>
          <table:table-cell table:formula="of:=[original.O139]" office:value-type="float" office:value="668464" calcext:value-type="float">
            <text:p>668464</text:p>
          </table:table-cell>
          <table:table-cell table:formula="of:=['patched-standard'.AB139]" office:value-type="float" office:value="379200" calcext:value-type="float">
            <text:p>379200</text:p>
          </table:table-cell>
          <table:table-cell table:formula="of:=['patched-standard'.AC139]" office:value-type="float" office:value="356821" calcext:value-type="float">
            <text:p>356821</text:p>
          </table:table-cell>
          <table:table-cell table:formula="of:=['patched-standard'.O139]" office:value-type="float" office:value="497420" calcext:value-type="float">
            <text:p>497420</text:p>
          </table:table-cell>
          <table:table-cell table:formula="of:=['patched-aggressive'.AB139]" office:value-type="float" office:value="361440" calcext:value-type="float">
            <text:p>361440</text:p>
          </table:table-cell>
          <table:table-cell table:formula="of:=['patched-aggressive'.AC139]" office:value-type="float" office:value="356838" calcext:value-type="float">
            <text:p>356838</text:p>
          </table:table-cell>
          <table:table-cell table:formula="of:=['patched-aggressive'.O139]" office:value-type="float" office:value="484272" calcext:value-type="float">
            <text:p>484272</text:p>
          </table:table-cell>
        </table:table-row>
        <table:table-row table:style-name="ro1">
          <table:table-cell table:formula="of:=[original.AB140]" office:value-type="float" office:value="564044" calcext:value-type="float">
            <text:p>564044</text:p>
          </table:table-cell>
          <table:table-cell table:formula="of:=[original.AC140]" office:value-type="float" office:value="358715" calcext:value-type="float">
            <text:p>358715</text:p>
          </table:table-cell>
          <table:table-cell table:formula="of:=[original.O140]" office:value-type="float" office:value="668464" calcext:value-type="float">
            <text:p>668464</text:p>
          </table:table-cell>
          <table:table-cell table:formula="of:=['patched-standard'.AB140]" office:value-type="float" office:value="379200" calcext:value-type="float">
            <text:p>379200</text:p>
          </table:table-cell>
          <table:table-cell table:formula="of:=['patched-standard'.AC140]" office:value-type="float" office:value="356821" calcext:value-type="float">
            <text:p>356821</text:p>
          </table:table-cell>
          <table:table-cell table:formula="of:=['patched-standard'.O140]" office:value-type="float" office:value="497420" calcext:value-type="float">
            <text:p>497420</text:p>
          </table:table-cell>
          <table:table-cell table:formula="of:=['patched-aggressive'.AB140]" office:value-type="float" office:value="361440" calcext:value-type="float">
            <text:p>361440</text:p>
          </table:table-cell>
          <table:table-cell table:formula="of:=['patched-aggressive'.AC140]" office:value-type="float" office:value="356838" calcext:value-type="float">
            <text:p>356838</text:p>
          </table:table-cell>
          <table:table-cell table:formula="of:=['patched-aggressive'.O140]" office:value-type="float" office:value="484272" calcext:value-type="float">
            <text:p>484272</text:p>
          </table:table-cell>
        </table:table-row>
        <table:table-row table:style-name="ro1">
          <table:table-cell table:formula="of:=[original.AB141]" office:value-type="float" office:value="564044" calcext:value-type="float">
            <text:p>564044</text:p>
          </table:table-cell>
          <table:table-cell table:formula="of:=[original.AC141]" office:value-type="float" office:value="358715" calcext:value-type="float">
            <text:p>358715</text:p>
          </table:table-cell>
          <table:table-cell table:formula="of:=[original.O141]" office:value-type="float" office:value="668464" calcext:value-type="float">
            <text:p>668464</text:p>
          </table:table-cell>
          <table:table-cell table:formula="of:=['patched-standard'.AB141]" office:value-type="float" office:value="379200" calcext:value-type="float">
            <text:p>379200</text:p>
          </table:table-cell>
          <table:table-cell table:formula="of:=['patched-standard'.AC141]" office:value-type="float" office:value="356821" calcext:value-type="float">
            <text:p>356821</text:p>
          </table:table-cell>
          <table:table-cell table:formula="of:=['patched-standard'.O141]" office:value-type="float" office:value="497420" calcext:value-type="float">
            <text:p>497420</text:p>
          </table:table-cell>
          <table:table-cell table:formula="of:=['patched-aggressive'.AB141]" office:value-type="float" office:value="361440" calcext:value-type="float">
            <text:p>361440</text:p>
          </table:table-cell>
          <table:table-cell table:formula="of:=['patched-aggressive'.AC141]" office:value-type="float" office:value="356838" calcext:value-type="float">
            <text:p>356838</text:p>
          </table:table-cell>
          <table:table-cell table:formula="of:=['patched-aggressive'.O141]" office:value-type="float" office:value="484272" calcext:value-type="float">
            <text:p>484272</text:p>
          </table:table-cell>
        </table:table-row>
        <table:table-row table:style-name="ro1">
          <table:table-cell table:formula="of:=[original.AB142]" office:value-type="float" office:value="535372" calcext:value-type="float">
            <text:p>535372</text:p>
          </table:table-cell>
          <table:table-cell table:formula="of:=[original.AC142]" office:value-type="float" office:value="272302" calcext:value-type="float">
            <text:p>272302</text:p>
          </table:table-cell>
          <table:table-cell table:formula="of:=[original.O142]" office:value-type="float" office:value="640776" calcext:value-type="float">
            <text:p>640776</text:p>
          </table:table-cell>
          <table:table-cell table:formula="of:=['patched-standard'.AB142]" office:value-type="float" office:value="290176" calcext:value-type="float">
            <text:p>290176</text:p>
          </table:table-cell>
          <table:table-cell table:formula="of:=['patched-standard'.AC142]" office:value-type="float" office:value="270874" calcext:value-type="float">
            <text:p>270874</text:p>
          </table:table-cell>
          <table:table-cell table:formula="of:=['patched-standard'.O142]" office:value-type="float" office:value="411536" calcext:value-type="float">
            <text:p>411536</text:p>
          </table:table-cell>
          <table:table-cell table:formula="of:=['patched-aggressive'.AB142]" office:value-type="float" office:value="361440" calcext:value-type="float">
            <text:p>361440</text:p>
          </table:table-cell>
          <table:table-cell table:formula="of:=['patched-aggressive'.AC142]" office:value-type="float" office:value="356838" calcext:value-type="float">
            <text:p>356838</text:p>
          </table:table-cell>
          <table:table-cell table:formula="of:=['patched-aggressive'.O142]" office:value-type="float" office:value="484272" calcext:value-type="float">
            <text:p>484272</text:p>
          </table:table-cell>
        </table:table-row>
        <table:table-row table:style-name="ro1">
          <table:table-cell table:formula="of:=[original.AB143]" office:value-type="float" office:value="535372" calcext:value-type="float">
            <text:p>535372</text:p>
          </table:table-cell>
          <table:table-cell table:formula="of:=[original.AC143]" office:value-type="float" office:value="272302" calcext:value-type="float">
            <text:p>272302</text:p>
          </table:table-cell>
          <table:table-cell table:formula="of:=[original.O143]" office:value-type="float" office:value="640776" calcext:value-type="float">
            <text:p>640776</text:p>
          </table:table-cell>
          <table:table-cell table:formula="of:=['patched-standard'.AB143]" office:value-type="float" office:value="290176" calcext:value-type="float">
            <text:p>290176</text:p>
          </table:table-cell>
          <table:table-cell table:formula="of:=['patched-standard'.AC143]" office:value-type="float" office:value="270874" calcext:value-type="float">
            <text:p>270874</text:p>
          </table:table-cell>
          <table:table-cell table:formula="of:=['patched-standard'.O143]" office:value-type="float" office:value="411536" calcext:value-type="float">
            <text:p>411536</text:p>
          </table:table-cell>
          <table:table-cell table:formula="of:=['patched-aggressive'.AB143]" office:value-type="float" office:value="274416" calcext:value-type="float">
            <text:p>274416</text:p>
          </table:table-cell>
          <table:table-cell table:formula="of:=['patched-aggressive'.AC143]" office:value-type="float" office:value="270892" calcext:value-type="float">
            <text:p>270892</text:p>
          </table:table-cell>
          <table:table-cell table:formula="of:=['patched-aggressive'.O143]" office:value-type="float" office:value="397832" calcext:value-type="float">
            <text:p>397832</text:p>
          </table:table-cell>
        </table:table-row>
        <table:table-row table:style-name="ro1">
          <table:table-cell table:formula="of:=[original.AB144]" office:value-type="float" office:value="535372" calcext:value-type="float">
            <text:p>535372</text:p>
          </table:table-cell>
          <table:table-cell table:formula="of:=[original.AC144]" office:value-type="float" office:value="272302" calcext:value-type="float">
            <text:p>272302</text:p>
          </table:table-cell>
          <table:table-cell table:formula="of:=[original.O144]" office:value-type="float" office:value="640776" calcext:value-type="float">
            <text:p>640776</text:p>
          </table:table-cell>
          <table:table-cell table:formula="of:=['patched-standard'.AB144]" office:value-type="float" office:value="290176" calcext:value-type="float">
            <text:p>290176</text:p>
          </table:table-cell>
          <table:table-cell table:formula="of:=['patched-standard'.AC144]" office:value-type="float" office:value="270874" calcext:value-type="float">
            <text:p>270874</text:p>
          </table:table-cell>
          <table:table-cell table:formula="of:=['patched-standard'.O144]" office:value-type="float" office:value="411536" calcext:value-type="float">
            <text:p>411536</text:p>
          </table:table-cell>
          <table:table-cell table:formula="of:=['patched-aggressive'.AB144]" office:value-type="float" office:value="274416" calcext:value-type="float">
            <text:p>274416</text:p>
          </table:table-cell>
          <table:table-cell table:formula="of:=['patched-aggressive'.AC144]" office:value-type="float" office:value="270892" calcext:value-type="float">
            <text:p>270892</text:p>
          </table:table-cell>
          <table:table-cell table:formula="of:=['patched-aggressive'.O144]" office:value-type="float" office:value="397832" calcext:value-type="float">
            <text:p>397832</text:p>
          </table:table-cell>
        </table:table-row>
        <table:table-row table:style-name="ro1">
          <table:table-cell table:formula="of:=[original.AB145]" office:value-type="float" office:value="535372" calcext:value-type="float">
            <text:p>535372</text:p>
          </table:table-cell>
          <table:table-cell table:formula="of:=[original.AC145]" office:value-type="float" office:value="272302" calcext:value-type="float">
            <text:p>272302</text:p>
          </table:table-cell>
          <table:table-cell table:formula="of:=[original.O145]" office:value-type="float" office:value="640776" calcext:value-type="float">
            <text:p>640776</text:p>
          </table:table-cell>
          <table:table-cell table:formula="of:=['patched-standard'.AB145]" office:value-type="float" office:value="290176" calcext:value-type="float">
            <text:p>290176</text:p>
          </table:table-cell>
          <table:table-cell table:formula="of:=['patched-standard'.AC145]" office:value-type="float" office:value="270874" calcext:value-type="float">
            <text:p>270874</text:p>
          </table:table-cell>
          <table:table-cell table:formula="of:=['patched-standard'.O145]" office:value-type="float" office:value="411536" calcext:value-type="float">
            <text:p>411536</text:p>
          </table:table-cell>
          <table:table-cell table:formula="of:=['patched-aggressive'.AB145]" office:value-type="float" office:value="274416" calcext:value-type="float">
            <text:p>274416</text:p>
          </table:table-cell>
          <table:table-cell table:formula="of:=['patched-aggressive'.AC145]" office:value-type="float" office:value="270892" calcext:value-type="float">
            <text:p>270892</text:p>
          </table:table-cell>
          <table:table-cell table:formula="of:=['patched-aggressive'.O145]" office:value-type="float" office:value="397832" calcext:value-type="float">
            <text:p>397832</text:p>
          </table:table-cell>
        </table:table-row>
        <table:table-row table:style-name="ro1">
          <table:table-cell table:formula="of:=[original.AB146]" office:value-type="float" office:value="535372" calcext:value-type="float">
            <text:p>535372</text:p>
          </table:table-cell>
          <table:table-cell table:formula="of:=[original.AC146]" office:value-type="float" office:value="272304" calcext:value-type="float">
            <text:p>272304</text:p>
          </table:table-cell>
          <table:table-cell table:formula="of:=[original.O146]" office:value-type="float" office:value="640776" calcext:value-type="float">
            <text:p>640776</text:p>
          </table:table-cell>
          <table:table-cell table:formula="of:=['patched-standard'.AB146]" office:value-type="float" office:value="290176" calcext:value-type="float">
            <text:p>290176</text:p>
          </table:table-cell>
          <table:table-cell table:formula="of:=['patched-standard'.AC146]" office:value-type="float" office:value="270874" calcext:value-type="float">
            <text:p>270874</text:p>
          </table:table-cell>
          <table:table-cell table:formula="of:=['patched-standard'.O146]" office:value-type="float" office:value="411536" calcext:value-type="float">
            <text:p>411536</text:p>
          </table:table-cell>
          <table:table-cell table:formula="of:=['patched-aggressive'.AB146]" office:value-type="float" office:value="274416" calcext:value-type="float">
            <text:p>274416</text:p>
          </table:table-cell>
          <table:table-cell table:formula="of:=['patched-aggressive'.AC146]" office:value-type="float" office:value="270892" calcext:value-type="float">
            <text:p>270892</text:p>
          </table:table-cell>
          <table:table-cell table:formula="of:=['patched-aggressive'.O146]" office:value-type="float" office:value="397832" calcext:value-type="float">
            <text:p>397832</text:p>
          </table:table-cell>
        </table:table-row>
        <table:table-row table:style-name="ro1">
          <table:table-cell table:formula="of:=[original.AB147]" office:value-type="float" office:value="535372" calcext:value-type="float">
            <text:p>535372</text:p>
          </table:table-cell>
          <table:table-cell table:formula="of:=[original.AC147]" office:value-type="float" office:value="272304" calcext:value-type="float">
            <text:p>272304</text:p>
          </table:table-cell>
          <table:table-cell table:formula="of:=[original.O147]" office:value-type="float" office:value="640776" calcext:value-type="float">
            <text:p>640776</text:p>
          </table:table-cell>
          <table:table-cell table:formula="of:=['patched-standard'.AB147]" office:value-type="float" office:value="290176" calcext:value-type="float">
            <text:p>290176</text:p>
          </table:table-cell>
          <table:table-cell table:formula="of:=['patched-standard'.AC147]" office:value-type="float" office:value="270876" calcext:value-type="float">
            <text:p>270876</text:p>
          </table:table-cell>
          <table:table-cell table:formula="of:=['patched-standard'.O147]" office:value-type="float" office:value="411536" calcext:value-type="float">
            <text:p>411536</text:p>
          </table:table-cell>
          <table:table-cell table:formula="of:=['patched-aggressive'.AB147]" office:value-type="float" office:value="274416" calcext:value-type="float">
            <text:p>274416</text:p>
          </table:table-cell>
          <table:table-cell table:formula="of:=['patched-aggressive'.AC147]" office:value-type="float" office:value="270893" calcext:value-type="float">
            <text:p>270893</text:p>
          </table:table-cell>
          <table:table-cell table:formula="of:=['patched-aggressive'.O147]" office:value-type="float" office:value="397832" calcext:value-type="float">
            <text:p>397832</text:p>
          </table:table-cell>
        </table:table-row>
        <table:table-row table:style-name="ro1">
          <table:table-cell table:formula="of:=[original.AB148]" office:value-type="float" office:value="535372" calcext:value-type="float">
            <text:p>535372</text:p>
          </table:table-cell>
          <table:table-cell table:formula="of:=[original.AC148]" office:value-type="float" office:value="272304" calcext:value-type="float">
            <text:p>272304</text:p>
          </table:table-cell>
          <table:table-cell table:formula="of:=[original.O148]" office:value-type="float" office:value="640776" calcext:value-type="float">
            <text:p>640776</text:p>
          </table:table-cell>
          <table:table-cell table:formula="of:=['patched-standard'.AB148]" office:value-type="float" office:value="290176" calcext:value-type="float">
            <text:p>290176</text:p>
          </table:table-cell>
          <table:table-cell table:formula="of:=['patched-standard'.AC148]" office:value-type="float" office:value="270876" calcext:value-type="float">
            <text:p>270876</text:p>
          </table:table-cell>
          <table:table-cell table:formula="of:=['patched-standard'.O148]" office:value-type="float" office:value="411536" calcext:value-type="float">
            <text:p>411536</text:p>
          </table:table-cell>
          <table:table-cell table:formula="of:=['patched-aggressive'.AB148]" office:value-type="float" office:value="274416" calcext:value-type="float">
            <text:p>274416</text:p>
          </table:table-cell>
          <table:table-cell table:formula="of:=['patched-aggressive'.AC148]" office:value-type="float" office:value="270893" calcext:value-type="float">
            <text:p>270893</text:p>
          </table:table-cell>
          <table:table-cell table:formula="of:=['patched-aggressive'.O148]" office:value-type="float" office:value="397832" calcext:value-type="float">
            <text:p>397832</text:p>
          </table:table-cell>
        </table:table-row>
        <table:table-row table:style-name="ro1">
          <table:table-cell table:formula="of:=[original.AB149]" office:value-type="float" office:value="535372" calcext:value-type="float">
            <text:p>535372</text:p>
          </table:table-cell>
          <table:table-cell table:formula="of:=[original.AC149]" office:value-type="float" office:value="272304" calcext:value-type="float">
            <text:p>272304</text:p>
          </table:table-cell>
          <table:table-cell table:formula="of:=[original.O149]" office:value-type="float" office:value="640776" calcext:value-type="float">
            <text:p>640776</text:p>
          </table:table-cell>
          <table:table-cell table:formula="of:=['patched-standard'.AB149]" office:value-type="float" office:value="290176" calcext:value-type="float">
            <text:p>290176</text:p>
          </table:table-cell>
          <table:table-cell table:formula="of:=['patched-standard'.AC149]" office:value-type="float" office:value="270876" calcext:value-type="float">
            <text:p>270876</text:p>
          </table:table-cell>
          <table:table-cell table:formula="of:=['patched-standard'.O149]" office:value-type="float" office:value="411536" calcext:value-type="float">
            <text:p>411536</text:p>
          </table:table-cell>
          <table:table-cell table:formula="of:=['patched-aggressive'.AB149]" office:value-type="float" office:value="274416" calcext:value-type="float">
            <text:p>274416</text:p>
          </table:table-cell>
          <table:table-cell table:formula="of:=['patched-aggressive'.AC149]" office:value-type="float" office:value="270893" calcext:value-type="float">
            <text:p>270893</text:p>
          </table:table-cell>
          <table:table-cell table:formula="of:=['patched-aggressive'.O149]" office:value-type="float" office:value="397832" calcext:value-type="float">
            <text:p>397832</text:p>
          </table:table-cell>
        </table:table-row>
        <table:table-row table:style-name="ro1">
          <table:table-cell table:formula="of:=[original.AB150]" office:value-type="float" office:value="508748" calcext:value-type="float">
            <text:p>508748</text:p>
          </table:table-cell>
          <table:table-cell table:formula="of:=[original.AC150]" office:value-type="float" office:value="185891" calcext:value-type="float">
            <text:p>185891</text:p>
          </table:table-cell>
          <table:table-cell table:formula="of:=[original.O150]" office:value-type="float" office:value="615076" calcext:value-type="float">
            <text:p>615076</text:p>
          </table:table-cell>
          <table:table-cell table:formula="of:=['patched-standard'.AB150]" office:value-type="float" office:value="290176" calcext:value-type="float">
            <text:p>290176</text:p>
          </table:table-cell>
          <table:table-cell table:formula="of:=['patched-standard'.AC150]" office:value-type="float" office:value="270876" calcext:value-type="float">
            <text:p>270876</text:p>
          </table:table-cell>
          <table:table-cell table:formula="of:=['patched-standard'.O150]" office:value-type="float" office:value="411536" calcext:value-type="float">
            <text:p>411536</text:p>
          </table:table-cell>
          <table:table-cell table:formula="of:=['patched-aggressive'.AB150]" office:value-type="float" office:value="274416" calcext:value-type="float">
            <text:p>274416</text:p>
          </table:table-cell>
          <table:table-cell table:formula="of:=['patched-aggressive'.AC150]" office:value-type="float" office:value="270893" calcext:value-type="float">
            <text:p>270893</text:p>
          </table:table-cell>
          <table:table-cell table:formula="of:=['patched-aggressive'.O150]" office:value-type="float" office:value="397832" calcext:value-type="float">
            <text:p>397832</text:p>
          </table:table-cell>
        </table:table-row>
        <table:table-row table:style-name="ro1">
          <table:table-cell table:formula="of:=[original.AB151]" office:value-type="float" office:value="508748" calcext:value-type="float">
            <text:p>508748</text:p>
          </table:table-cell>
          <table:table-cell table:formula="of:=[original.AC151]" office:value-type="float" office:value="185900" calcext:value-type="float">
            <text:p>185900</text:p>
          </table:table-cell>
          <table:table-cell table:formula="of:=[original.O151]" office:value-type="float" office:value="615164" calcext:value-type="float">
            <text:p>615164</text:p>
          </table:table-cell>
          <table:table-cell table:formula="of:=['patched-standard'.AB151]" office:value-type="float" office:value="201216" calcext:value-type="float">
            <text:p>201216</text:p>
          </table:table-cell>
          <table:table-cell table:formula="of:=['patched-standard'.AC151]" office:value-type="float" office:value="184941" calcext:value-type="float">
            <text:p>184941</text:p>
          </table:table-cell>
          <table:table-cell table:formula="of:=['patched-standard'.O151]" office:value-type="float" office:value="325660" calcext:value-type="float">
            <text:p>325660</text:p>
          </table:table-cell>
          <table:table-cell table:formula="of:=['patched-aggressive'.AB151]" office:value-type="float" office:value="187408" calcext:value-type="float">
            <text:p>187408</text:p>
          </table:table-cell>
          <table:table-cell table:formula="of:=['patched-aggressive'.AC151]" office:value-type="float" office:value="184958" calcext:value-type="float">
            <text:p>184958</text:p>
          </table:table-cell>
          <table:table-cell table:formula="of:=['patched-aggressive'.O151]" office:value-type="float" office:value="311532" calcext:value-type="float">
            <text:p>311532</text:p>
          </table:table-cell>
        </table:table-row>
        <table:table-row table:style-name="ro1">
          <table:table-cell table:formula="of:=[original.AB152]" office:value-type="float" office:value="508748" calcext:value-type="float">
            <text:p>508748</text:p>
          </table:table-cell>
          <table:table-cell table:formula="of:=[original.AC152]" office:value-type="float" office:value="185900" calcext:value-type="float">
            <text:p>185900</text:p>
          </table:table-cell>
          <table:table-cell table:formula="of:=[original.O152]" office:value-type="float" office:value="615164" calcext:value-type="float">
            <text:p>615164</text:p>
          </table:table-cell>
          <table:table-cell table:formula="of:=['patched-standard'.AB152]" office:value-type="float" office:value="201216" calcext:value-type="float">
            <text:p>201216</text:p>
          </table:table-cell>
          <table:table-cell table:formula="of:=['patched-standard'.AC152]" office:value-type="float" office:value="184941" calcext:value-type="float">
            <text:p>184941</text:p>
          </table:table-cell>
          <table:table-cell table:formula="of:=['patched-standard'.O152]" office:value-type="float" office:value="325660" calcext:value-type="float">
            <text:p>325660</text:p>
          </table:table-cell>
          <table:table-cell table:formula="of:=['patched-aggressive'.AB152]" office:value-type="float" office:value="187408" calcext:value-type="float">
            <text:p>187408</text:p>
          </table:table-cell>
          <table:table-cell table:formula="of:=['patched-aggressive'.AC152]" office:value-type="float" office:value="184958" calcext:value-type="float">
            <text:p>184958</text:p>
          </table:table-cell>
          <table:table-cell table:formula="of:=['patched-aggressive'.O152]" office:value-type="float" office:value="311532" calcext:value-type="float">
            <text:p>311532</text:p>
          </table:table-cell>
        </table:table-row>
        <table:table-row table:style-name="ro1">
          <table:table-cell table:formula="of:=[original.AB153]" office:value-type="float" office:value="508748" calcext:value-type="float">
            <text:p>508748</text:p>
          </table:table-cell>
          <table:table-cell table:formula="of:=[original.AC153]" office:value-type="float" office:value="185900" calcext:value-type="float">
            <text:p>185900</text:p>
          </table:table-cell>
          <table:table-cell table:formula="of:=[original.O153]" office:value-type="float" office:value="615164" calcext:value-type="float">
            <text:p>615164</text:p>
          </table:table-cell>
          <table:table-cell table:formula="of:=['patched-standard'.AB153]" office:value-type="float" office:value="201216" calcext:value-type="float">
            <text:p>201216</text:p>
          </table:table-cell>
          <table:table-cell table:formula="of:=['patched-standard'.AC153]" office:value-type="float" office:value="184941" calcext:value-type="float">
            <text:p>184941</text:p>
          </table:table-cell>
          <table:table-cell table:formula="of:=['patched-standard'.O153]" office:value-type="float" office:value="325660" calcext:value-type="float">
            <text:p>325660</text:p>
          </table:table-cell>
          <table:table-cell table:formula="of:=['patched-aggressive'.AB153]" office:value-type="float" office:value="187408" calcext:value-type="float">
            <text:p>187408</text:p>
          </table:table-cell>
          <table:table-cell table:formula="of:=['patched-aggressive'.AC153]" office:value-type="float" office:value="184958" calcext:value-type="float">
            <text:p>184958</text:p>
          </table:table-cell>
          <table:table-cell table:formula="of:=['patched-aggressive'.O153]" office:value-type="float" office:value="311532" calcext:value-type="float">
            <text:p>311532</text:p>
          </table:table-cell>
        </table:table-row>
        <table:table-row table:style-name="ro1">
          <table:table-cell table:formula="of:=[original.AB154]" office:value-type="float" office:value="508748" calcext:value-type="float">
            <text:p>508748</text:p>
          </table:table-cell>
          <table:table-cell table:formula="of:=[original.AC154]" office:value-type="float" office:value="185900" calcext:value-type="float">
            <text:p>185900</text:p>
          </table:table-cell>
          <table:table-cell table:formula="of:=[original.O154]" office:value-type="float" office:value="615164" calcext:value-type="float">
            <text:p>615164</text:p>
          </table:table-cell>
          <table:table-cell table:formula="of:=['patched-standard'.AB154]" office:value-type="float" office:value="201216" calcext:value-type="float">
            <text:p>201216</text:p>
          </table:table-cell>
          <table:table-cell table:formula="of:=['patched-standard'.AC154]" office:value-type="float" office:value="184941" calcext:value-type="float">
            <text:p>184941</text:p>
          </table:table-cell>
          <table:table-cell table:formula="of:=['patched-standard'.O154]" office:value-type="float" office:value="325660" calcext:value-type="float">
            <text:p>325660</text:p>
          </table:table-cell>
          <table:table-cell table:formula="of:=['patched-aggressive'.AB154]" office:value-type="float" office:value="187408" calcext:value-type="float">
            <text:p>187408</text:p>
          </table:table-cell>
          <table:table-cell table:formula="of:=['patched-aggressive'.AC154]" office:value-type="float" office:value="184958" calcext:value-type="float">
            <text:p>184958</text:p>
          </table:table-cell>
          <table:table-cell table:formula="of:=['patched-aggressive'.O154]" office:value-type="float" office:value="311532" calcext:value-type="float">
            <text:p>311532</text:p>
          </table:table-cell>
        </table:table-row>
        <table:table-row table:style-name="ro1">
          <table:table-cell table:formula="of:=[original.AB155]" office:value-type="float" office:value="508748" calcext:value-type="float">
            <text:p>508748</text:p>
          </table:table-cell>
          <table:table-cell table:formula="of:=[original.AC155]" office:value-type="float" office:value="185900" calcext:value-type="float">
            <text:p>185900</text:p>
          </table:table-cell>
          <table:table-cell table:formula="of:=[original.O155]" office:value-type="float" office:value="615164" calcext:value-type="float">
            <text:p>615164</text:p>
          </table:table-cell>
          <table:table-cell table:formula="of:=['patched-standard'.AB155]" office:value-type="float" office:value="201216" calcext:value-type="float">
            <text:p>201216</text:p>
          </table:table-cell>
          <table:table-cell table:formula="of:=['patched-standard'.AC155]" office:value-type="float" office:value="184941" calcext:value-type="float">
            <text:p>184941</text:p>
          </table:table-cell>
          <table:table-cell table:formula="of:=['patched-standard'.O155]" office:value-type="float" office:value="325660" calcext:value-type="float">
            <text:p>325660</text:p>
          </table:table-cell>
          <table:table-cell table:formula="of:=['patched-aggressive'.AB155]" office:value-type="float" office:value="187408" calcext:value-type="float">
            <text:p>187408</text:p>
          </table:table-cell>
          <table:table-cell table:formula="of:=['patched-aggressive'.AC155]" office:value-type="float" office:value="184958" calcext:value-type="float">
            <text:p>184958</text:p>
          </table:table-cell>
          <table:table-cell table:formula="of:=['patched-aggressive'.O155]" office:value-type="float" office:value="311532" calcext:value-type="float">
            <text:p>311532</text:p>
          </table:table-cell>
        </table:table-row>
        <table:table-row table:style-name="ro1">
          <table:table-cell table:formula="of:=[original.AB156]" office:value-type="float" office:value="508748" calcext:value-type="float">
            <text:p>508748</text:p>
          </table:table-cell>
          <table:table-cell table:formula="of:=[original.AC156]" office:value-type="float" office:value="185900" calcext:value-type="float">
            <text:p>185900</text:p>
          </table:table-cell>
          <table:table-cell table:formula="of:=[original.O156]" office:value-type="float" office:value="615164" calcext:value-type="float">
            <text:p>615164</text:p>
          </table:table-cell>
          <table:table-cell table:formula="of:=['patched-standard'.AB156]" office:value-type="float" office:value="201216" calcext:value-type="float">
            <text:p>201216</text:p>
          </table:table-cell>
          <table:table-cell table:formula="of:=['patched-standard'.AC156]" office:value-type="float" office:value="184941" calcext:value-type="float">
            <text:p>184941</text:p>
          </table:table-cell>
          <table:table-cell table:formula="of:=['patched-standard'.O156]" office:value-type="float" office:value="325660" calcext:value-type="float">
            <text:p>325660</text:p>
          </table:table-cell>
          <table:table-cell table:formula="of:=['patched-aggressive'.AB156]" office:value-type="float" office:value="187408" calcext:value-type="float">
            <text:p>187408</text:p>
          </table:table-cell>
          <table:table-cell table:formula="of:=['patched-aggressive'.AC156]" office:value-type="float" office:value="184958" calcext:value-type="float">
            <text:p>184958</text:p>
          </table:table-cell>
          <table:table-cell table:formula="of:=['patched-aggressive'.O156]" office:value-type="float" office:value="311532" calcext:value-type="float">
            <text:p>311532</text:p>
          </table:table-cell>
        </table:table-row>
        <table:table-row table:style-name="ro1">
          <table:table-cell table:formula="of:=[original.AB157]" office:value-type="float" office:value="508748" calcext:value-type="float">
            <text:p>508748</text:p>
          </table:table-cell>
          <table:table-cell table:formula="of:=[original.AC157]" office:value-type="float" office:value="185900" calcext:value-type="float">
            <text:p>185900</text:p>
          </table:table-cell>
          <table:table-cell table:formula="of:=[original.O157]" office:value-type="float" office:value="615164" calcext:value-type="float">
            <text:p>615164</text:p>
          </table:table-cell>
          <table:table-cell table:formula="of:=['patched-standard'.AB157]" office:value-type="float" office:value="201216" calcext:value-type="float">
            <text:p>201216</text:p>
          </table:table-cell>
          <table:table-cell table:formula="of:=['patched-standard'.AC157]" office:value-type="float" office:value="184941" calcext:value-type="float">
            <text:p>184941</text:p>
          </table:table-cell>
          <table:table-cell table:formula="of:=['patched-standard'.O157]" office:value-type="float" office:value="325660" calcext:value-type="float">
            <text:p>325660</text:p>
          </table:table-cell>
          <table:table-cell table:formula="of:=['patched-aggressive'.AB157]" office:value-type="float" office:value="187408" calcext:value-type="float">
            <text:p>187408</text:p>
          </table:table-cell>
          <table:table-cell table:formula="of:=['patched-aggressive'.AC157]" office:value-type="float" office:value="184958" calcext:value-type="float">
            <text:p>184958</text:p>
          </table:table-cell>
          <table:table-cell table:formula="of:=['patched-aggressive'.O157]" office:value-type="float" office:value="311532" calcext:value-type="float">
            <text:p>311532</text:p>
          </table:table-cell>
        </table:table-row>
        <table:table-row table:style-name="ro1">
          <table:table-cell table:formula="of:=[original.AB158]" office:value-type="float" office:value="508748" calcext:value-type="float">
            <text:p>508748</text:p>
          </table:table-cell>
          <table:table-cell table:formula="of:=[original.AC158]" office:value-type="float" office:value="185900" calcext:value-type="float">
            <text:p>185900</text:p>
          </table:table-cell>
          <table:table-cell table:formula="of:=[original.O158]" office:value-type="float" office:value="615164" calcext:value-type="float">
            <text:p>615164</text:p>
          </table:table-cell>
          <table:table-cell table:formula="of:=['patched-standard'.AB158]" office:value-type="float" office:value="201216" calcext:value-type="float">
            <text:p>201216</text:p>
          </table:table-cell>
          <table:table-cell table:formula="of:=['patched-standard'.AC158]" office:value-type="float" office:value="184941" calcext:value-type="float">
            <text:p>184941</text:p>
          </table:table-cell>
          <table:table-cell table:formula="of:=['patched-standard'.O158]" office:value-type="float" office:value="325660" calcext:value-type="float">
            <text:p>325660</text:p>
          </table:table-cell>
          <table:table-cell table:formula="of:=['patched-aggressive'.AB158]" office:value-type="float" office:value="187408" calcext:value-type="float">
            <text:p>187408</text:p>
          </table:table-cell>
          <table:table-cell table:formula="of:=['patched-aggressive'.AC158]" office:value-type="float" office:value="184958" calcext:value-type="float">
            <text:p>184958</text:p>
          </table:table-cell>
          <table:table-cell table:formula="of:=['patched-aggressive'.O158]" office:value-type="float" office:value="311532" calcext:value-type="float">
            <text:p>311532</text:p>
          </table:table-cell>
        </table:table-row>
        <table:table-row table:style-name="ro1">
          <table:table-cell table:formula="of:=[original.AB159]" office:value-type="float" office:value="66432" calcext:value-type="float">
            <text:p>66432</text:p>
          </table:table-cell>
          <table:table-cell table:formula="of:=[original.AC159]" office:value-type="float" office:value="13073" calcext:value-type="float">
            <text:p>13073</text:p>
          </table:table-cell>
          <table:table-cell table:formula="of:=[original.O159]" office:value-type="float" office:value="179336" calcext:value-type="float">
            <text:p>179336</text:p>
          </table:table-cell>
          <table:table-cell table:formula="of:=['patched-standard'.AB159]" office:value-type="float" office:value="13440" calcext:value-type="float">
            <text:p>13440</text:p>
          </table:table-cell>
          <table:table-cell table:formula="of:=['patched-standard'.AC159]" office:value-type="float" office:value="13046" calcext:value-type="float">
            <text:p>13046</text:p>
          </table:table-cell>
          <table:table-cell table:formula="of:=['patched-standard'.O159]" office:value-type="float" office:value="137440" calcext:value-type="float">
            <text:p>137440</text:p>
          </table:table-cell>
          <table:table-cell table:formula="of:=['patched-aggressive'.AB159]" office:value-type="float" office:value="13280" calcext:value-type="float">
            <text:p>13280</text:p>
          </table:table-cell>
          <table:table-cell table:formula="of:=['patched-aggressive'.AC159]" office:value-type="float" office:value="13063" calcext:value-type="float">
            <text:p>13063</text:p>
          </table:table-cell>
          <table:table-cell table:formula="of:=['patched-aggressive'.O159]" office:value-type="float" office:value="129152" calcext:value-type="float">
            <text:p>129152</text:p>
          </table:table-cell>
        </table:table-row>
        <table:table-row table:style-name="ro1">
          <table:table-cell table:formula="of:=[original.AB160]" office:value-type="float" office:value="66432" calcext:value-type="float">
            <text:p>66432</text:p>
          </table:table-cell>
          <table:table-cell table:formula="of:=[original.AC160]" office:value-type="float" office:value="13073" calcext:value-type="float">
            <text:p>13073</text:p>
          </table:table-cell>
          <table:table-cell table:formula="of:=[original.O160]" office:value-type="float" office:value="179336" calcext:value-type="float">
            <text:p>179336</text:p>
          </table:table-cell>
          <table:table-cell table:formula="of:=['patched-standard'.AB160]" office:value-type="float" office:value="13440" calcext:value-type="float">
            <text:p>13440</text:p>
          </table:table-cell>
          <table:table-cell table:formula="of:=['patched-standard'.AC160]" office:value-type="float" office:value="13046" calcext:value-type="float">
            <text:p>13046</text:p>
          </table:table-cell>
          <table:table-cell table:formula="of:=['patched-standard'.O160]" office:value-type="float" office:value="137440" calcext:value-type="float">
            <text:p>137440</text:p>
          </table:table-cell>
          <table:table-cell table:formula="of:=['patched-aggressive'.AB160]" office:value-type="float" office:value="13280" calcext:value-type="float">
            <text:p>13280</text:p>
          </table:table-cell>
          <table:table-cell table:formula="of:=['patched-aggressive'.AC160]" office:value-type="float" office:value="13063" calcext:value-type="float">
            <text:p>13063</text:p>
          </table:table-cell>
          <table:table-cell table:formula="of:=['patched-aggressive'.O160]" office:value-type="float" office:value="129152" calcext:value-type="float">
            <text:p>129152</text:p>
          </table:table-cell>
        </table:table-row>
        <table:table-row table:style-name="ro1">
          <table:table-cell table:formula="of:=[original.AB161]" office:value-type="float" office:value="66432" calcext:value-type="float">
            <text:p>66432</text:p>
          </table:table-cell>
          <table:table-cell table:formula="of:=[original.AC161]" office:value-type="float" office:value="13073" calcext:value-type="float">
            <text:p>13073</text:p>
          </table:table-cell>
          <table:table-cell table:formula="of:=[original.O161]" office:value-type="float" office:value="179336" calcext:value-type="float">
            <text:p>179336</text:p>
          </table:table-cell>
          <table:table-cell table:formula="of:=['patched-standard'.AB161]" office:value-type="float" office:value="13440" calcext:value-type="float">
            <text:p>13440</text:p>
          </table:table-cell>
          <table:table-cell table:formula="of:=['patched-standard'.AC161]" office:value-type="float" office:value="13046" calcext:value-type="float">
            <text:p>13046</text:p>
          </table:table-cell>
          <table:table-cell table:formula="of:=['patched-standard'.O161]" office:value-type="float" office:value="137440" calcext:value-type="float">
            <text:p>137440</text:p>
          </table:table-cell>
          <table:table-cell table:formula="of:=['patched-aggressive'.AB161]" office:value-type="float" office:value="13280" calcext:value-type="float">
            <text:p>13280</text:p>
          </table:table-cell>
          <table:table-cell table:formula="of:=['patched-aggressive'.AC161]" office:value-type="float" office:value="13063" calcext:value-type="float">
            <text:p>13063</text:p>
          </table:table-cell>
          <table:table-cell table:formula="of:=['patched-aggressive'.O161]" office:value-type="float" office:value="129152" calcext:value-type="float">
            <text:p>129152</text:p>
          </table:table-cell>
        </table:table-row>
        <table:table-row table:style-name="ro1">
          <table:table-cell table:formula="of:=[original.AB162]" office:value-type="float" office:value="66432" calcext:value-type="float">
            <text:p>66432</text:p>
          </table:table-cell>
          <table:table-cell table:formula="of:=[original.AC162]" office:value-type="float" office:value="13073" calcext:value-type="float">
            <text:p>13073</text:p>
          </table:table-cell>
          <table:table-cell table:formula="of:=[original.O162]" office:value-type="float" office:value="179336" calcext:value-type="float">
            <text:p>179336</text:p>
          </table:table-cell>
          <table:table-cell table:formula="of:=['patched-standard'.AB162]" office:value-type="float" office:value="13440" calcext:value-type="float">
            <text:p>13440</text:p>
          </table:table-cell>
          <table:table-cell table:formula="of:=['patched-standard'.AC162]" office:value-type="float" office:value="13046" calcext:value-type="float">
            <text:p>13046</text:p>
          </table:table-cell>
          <table:table-cell table:formula="of:=['patched-standard'.O162]" office:value-type="float" office:value="137440" calcext:value-type="float">
            <text:p>137440</text:p>
          </table:table-cell>
          <table:table-cell table:formula="of:=['patched-aggressive'.AB162]" office:value-type="float" office:value="13280" calcext:value-type="float">
            <text:p>13280</text:p>
          </table:table-cell>
          <table:table-cell table:formula="of:=['patched-aggressive'.AC162]" office:value-type="float" office:value="13063" calcext:value-type="float">
            <text:p>13063</text:p>
          </table:table-cell>
          <table:table-cell table:formula="of:=['patched-aggressive'.O162]" office:value-type="float" office:value="129152" calcext:value-type="float">
            <text:p>129152</text:p>
          </table:table-cell>
        </table:table-row>
        <table:table-row table:style-name="ro1">
          <table:table-cell table:formula="of:=[original.AB163]" office:value-type="float" office:value="0" calcext:value-type="float">
            <text:p>0</text:p>
          </table:table-cell>
          <table:table-cell table:formula="of:=[original.AC163]" office:value-type="float" office:value="0" calcext:value-type="float">
            <text:p>0</text:p>
          </table:table-cell>
          <table:table-cell table:formula="of:=[original.O163]" office:value-type="float" office:value="0" calcext:value-type="float">
            <text:p>0</text:p>
          </table:table-cell>
          <table:table-cell table:formula="of:=['patched-standard'.AB163]" office:value-type="float" office:value="0" calcext:value-type="float">
            <text:p>0</text:p>
          </table:table-cell>
          <table:table-cell table:formula="of:=['patched-standard'.AC163]" office:value-type="float" office:value="0" calcext:value-type="float">
            <text:p>0</text:p>
          </table:table-cell>
          <table:table-cell table:formula="of:=['patched-standard'.O163]" office:value-type="float" office:value="0" calcext:value-type="float">
            <text:p>0</text:p>
          </table:table-cell>
          <table:table-cell table:formula="of:=['patched-aggressive'.AB163]" office:value-type="float" office:value="0" calcext:value-type="float">
            <text:p>0</text:p>
          </table:table-cell>
          <table:table-cell table:formula="of:=['patched-aggressive'.AC163]" office:value-type="float" office:value="0" calcext:value-type="float">
            <text:p>0</text:p>
          </table:table-cell>
          <table:table-cell table:formula="of:=['patched-aggressive'.O163]" office:value-type="float" office:value="0" calcext:value-type="float">
            <text:p>0</text:p>
          </table:table-cell>
        </table:table-row>
        <table:table-row table:style-name="ro1">
          <table:table-cell table:formula="of:=[original.AB164]" office:value-type="float" office:value="0" calcext:value-type="float">
            <text:p>0</text:p>
          </table:table-cell>
          <table:table-cell table:formula="of:=[original.AC164]" office:value-type="float" office:value="0" calcext:value-type="float">
            <text:p>0</text:p>
          </table:table-cell>
          <table:table-cell table:formula="of:=[original.O164]" office:value-type="float" office:value="0" calcext:value-type="float">
            <text:p>0</text:p>
          </table:table-cell>
          <table:table-cell table:formula="of:=['patched-standard'.AB164]" office:value-type="float" office:value="0" calcext:value-type="float">
            <text:p>0</text:p>
          </table:table-cell>
          <table:table-cell table:formula="of:=['patched-standard'.AC164]" office:value-type="float" office:value="0" calcext:value-type="float">
            <text:p>0</text:p>
          </table:table-cell>
          <table:table-cell table:formula="of:=['patched-standard'.O164]" office:value-type="float" office:value="0" calcext:value-type="float">
            <text:p>0</text:p>
          </table:table-cell>
          <table:table-cell table:formula="of:=['patched-aggressive'.AB164]" office:value-type="float" office:value="0" calcext:value-type="float">
            <text:p>0</text:p>
          </table:table-cell>
          <table:table-cell table:formula="of:=['patched-aggressive'.AC164]" office:value-type="float" office:value="0" calcext:value-type="float">
            <text:p>0</text:p>
          </table:table-cell>
          <table:table-cell table:formula="of:=['patched-aggressive'.O164]" office:value-type="float" office:value="0" calcext:value-type="float">
            <text:p>0</text:p>
          </table:table-cell>
        </table:table-row>
        <table:table-row table:style-name="ro1">
          <table:table-cell table:formula="of:=[original.AB165]" office:value-type="float" office:value="0" calcext:value-type="float">
            <text:p>0</text:p>
          </table:table-cell>
          <table:table-cell table:formula="of:=[original.AC165]" office:value-type="float" office:value="0" calcext:value-type="float">
            <text:p>0</text:p>
          </table:table-cell>
          <table:table-cell table:formula="of:=[original.O165]" office:value-type="float" office:value="0" calcext:value-type="float">
            <text:p>0</text:p>
          </table:table-cell>
          <table:table-cell table:formula="of:=['patched-standard'.AB165]" office:value-type="float" office:value="0" calcext:value-type="float">
            <text:p>0</text:p>
          </table:table-cell>
          <table:table-cell table:formula="of:=['patched-standard'.AC165]" office:value-type="float" office:value="0" calcext:value-type="float">
            <text:p>0</text:p>
          </table:table-cell>
          <table:table-cell table:formula="of:=['patched-standard'.O165]" office:value-type="float" office:value="0" calcext:value-type="float">
            <text:p>0</text:p>
          </table:table-cell>
          <table:table-cell table:formula="of:=['patched-aggressive'.AB165]" office:value-type="float" office:value="0" calcext:value-type="float">
            <text:p>0</text:p>
          </table:table-cell>
          <table:table-cell table:formula="of:=['patched-aggressive'.AC165]" office:value-type="float" office:value="0" calcext:value-type="float">
            <text:p>0</text:p>
          </table:table-cell>
          <table:table-cell table:formula="of:=['patched-aggressive'.O165]" office:value-type="float" office:value="0" calcext:value-type="float">
            <text:p>0</text:p>
          </table:table-cell>
        </table:table-row>
        <table:table-row table:style-name="ro1">
          <table:table-cell table:formula="of:=[original.AB166]" office:value-type="float" office:value="0" calcext:value-type="float">
            <text:p>0</text:p>
          </table:table-cell>
          <table:table-cell table:formula="of:=[original.AC166]" office:value-type="float" office:value="0" calcext:value-type="float">
            <text:p>0</text:p>
          </table:table-cell>
          <table:table-cell table:formula="of:=[original.O166]" office:value-type="float" office:value="0" calcext:value-type="float">
            <text:p>0</text:p>
          </table:table-cell>
          <table:table-cell table:formula="of:=['patched-standard'.AB166]" office:value-type="float" office:value="0" calcext:value-type="float">
            <text:p>0</text:p>
          </table:table-cell>
          <table:table-cell table:formula="of:=['patched-standard'.AC166]" office:value-type="float" office:value="0" calcext:value-type="float">
            <text:p>0</text:p>
          </table:table-cell>
          <table:table-cell table:formula="of:=['patched-standard'.O166]" office:value-type="float" office:value="0" calcext:value-type="float">
            <text:p>0</text:p>
          </table:table-cell>
          <table:table-cell table:formula="of:=['patched-aggressive'.AB166]" office:value-type="float" office:value="0" calcext:value-type="float">
            <text:p>0</text:p>
          </table:table-cell>
          <table:table-cell table:formula="of:=['patched-aggressive'.AC166]" office:value-type="float" office:value="0" calcext:value-type="float">
            <text:p>0</text:p>
          </table:table-cell>
          <table:table-cell table:formula="of:=['patched-aggressive'.O166]" office:value-type="float" office:value="0" calcext:value-type="float">
            <text:p>0</text:p>
          </table:table-cell>
        </table:table-row>
        <table:table-row table:style-name="ro1">
          <table:table-cell table:formula="of:=[original.AB167]" office:value-type="float" office:value="0" calcext:value-type="float">
            <text:p>0</text:p>
          </table:table-cell>
          <table:table-cell table:formula="of:=[original.AC167]" office:value-type="float" office:value="0" calcext:value-type="float">
            <text:p>0</text:p>
          </table:table-cell>
          <table:table-cell table:formula="of:=[original.O167]" office:value-type="float" office:value="0" calcext:value-type="float">
            <text:p>0</text:p>
          </table:table-cell>
          <table:table-cell table:formula="of:=['patched-standard'.AB167]" office:value-type="float" office:value="0" calcext:value-type="float">
            <text:p>0</text:p>
          </table:table-cell>
          <table:table-cell table:formula="of:=['patched-standard'.AC167]" office:value-type="float" office:value="0" calcext:value-type="float">
            <text:p>0</text:p>
          </table:table-cell>
          <table:table-cell table:formula="of:=['patched-standard'.O167]" office:value-type="float" office:value="0" calcext:value-type="float">
            <text:p>0</text:p>
          </table:table-cell>
          <table:table-cell table:formula="of:=['patched-aggressive'.AB167]" office:value-type="float" office:value="0" calcext:value-type="float">
            <text:p>0</text:p>
          </table:table-cell>
          <table:table-cell table:formula="of:=['patched-aggressive'.AC167]" office:value-type="float" office:value="0" calcext:value-type="float">
            <text:p>0</text:p>
          </table:table-cell>
          <table:table-cell table:formula="of:=['patched-aggressive'.O167]" office:value-type="float" office:value="0" calcext:value-type="float">
            <text:p>0</text:p>
          </table:table-cell>
        </table:table-row>
        <table:table-row table:style-name="ro1">
          <table:table-cell table:formula="of:=[original.AB168]" office:value-type="float" office:value="0" calcext:value-type="float">
            <text:p>0</text:p>
          </table:table-cell>
          <table:table-cell table:formula="of:=[original.AC168]" office:value-type="float" office:value="0" calcext:value-type="float">
            <text:p>0</text:p>
          </table:table-cell>
          <table:table-cell table:formula="of:=[original.O168]" office:value-type="float" office:value="0" calcext:value-type="float">
            <text:p>0</text:p>
          </table:table-cell>
          <table:table-cell table:formula="of:=['patched-standard'.AB168]" office:value-type="float" office:value="0" calcext:value-type="float">
            <text:p>0</text:p>
          </table:table-cell>
          <table:table-cell table:formula="of:=['patched-standard'.AC168]" office:value-type="float" office:value="0" calcext:value-type="float">
            <text:p>0</text:p>
          </table:table-cell>
          <table:table-cell table:formula="of:=['patched-standard'.O168]" office:value-type="float" office:value="0" calcext:value-type="float">
            <text:p>0</text:p>
          </table:table-cell>
          <table:table-cell table:formula="of:=['patched-aggressive'.AB168]" office:value-type="float" office:value="0" calcext:value-type="float">
            <text:p>0</text:p>
          </table:table-cell>
          <table:table-cell table:formula="of:=['patched-aggressive'.AC168]" office:value-type="float" office:value="0" calcext:value-type="float">
            <text:p>0</text:p>
          </table:table-cell>
          <table:table-cell table:formula="of:=['patched-aggressive'.O168]" office:value-type="float" office:value="0" calcext:value-type="float">
            <text:p>0</text:p>
          </table:table-cell>
        </table:table-row>
        <table:table-row table:style-name="ro1">
          <table:table-cell table:formula="of:=[original.AB169]" office:value-type="float" office:value="0" calcext:value-type="float">
            <text:p>0</text:p>
          </table:table-cell>
          <table:table-cell table:formula="of:=[original.AC169]" office:value-type="float" office:value="0" calcext:value-type="float">
            <text:p>0</text:p>
          </table:table-cell>
          <table:table-cell table:formula="of:=[original.O169]" office:value-type="float" office:value="0" calcext:value-type="float">
            <text:p>0</text:p>
          </table:table-cell>
          <table:table-cell table:formula="of:=['patched-standard'.AB169]" office:value-type="float" office:value="0" calcext:value-type="float">
            <text:p>0</text:p>
          </table:table-cell>
          <table:table-cell table:formula="of:=['patched-standard'.AC169]" office:value-type="float" office:value="0" calcext:value-type="float">
            <text:p>0</text:p>
          </table:table-cell>
          <table:table-cell table:formula="of:=['patched-standard'.O169]" office:value-type="float" office:value="0" calcext:value-type="float">
            <text:p>0</text:p>
          </table:table-cell>
          <table:table-cell table:formula="of:=['patched-aggressive'.AB169]" office:value-type="float" office:value="0" calcext:value-type="float">
            <text:p>0</text:p>
          </table:table-cell>
          <table:table-cell table:formula="of:=['patched-aggressive'.AC169]" office:value-type="float" office:value="0" calcext:value-type="float">
            <text:p>0</text:p>
          </table:table-cell>
          <table:table-cell table:formula="of:=['patched-aggressive'.O169]" office:value-type="float" office:value="0" calcext:value-type="float">
            <text:p>0</text:p>
          </table:table-cell>
        </table:table-row>
        <table:table-row table:style-name="ro1">
          <table:table-cell table:formula="of:=[original.AB170]" office:value-type="float" office:value="0" calcext:value-type="float">
            <text:p>0</text:p>
          </table:table-cell>
          <table:table-cell table:formula="of:=[original.AC170]" office:value-type="float" office:value="0" calcext:value-type="float">
            <text:p>0</text:p>
          </table:table-cell>
          <table:table-cell table:formula="of:=[original.O170]" office:value-type="float" office:value="0" calcext:value-type="float">
            <text:p>0</text:p>
          </table:table-cell>
          <table:table-cell table:formula="of:=['patched-standard'.AB170]" office:value-type="float" office:value="0" calcext:value-type="float">
            <text:p>0</text:p>
          </table:table-cell>
          <table:table-cell table:formula="of:=['patched-standard'.AC170]" office:value-type="float" office:value="0" calcext:value-type="float">
            <text:p>0</text:p>
          </table:table-cell>
          <table:table-cell table:formula="of:=['patched-standard'.O170]" office:value-type="float" office:value="0" calcext:value-type="float">
            <text:p>0</text:p>
          </table:table-cell>
          <table:table-cell table:formula="of:=['patched-aggressive'.AB170]" office:value-type="float" office:value="0" calcext:value-type="float">
            <text:p>0</text:p>
          </table:table-cell>
          <table:table-cell table:formula="of:=['patched-aggressive'.AC170]" office:value-type="float" office:value="0" calcext:value-type="float">
            <text:p>0</text:p>
          </table:table-cell>
          <table:table-cell table:formula="of:=['patched-aggressive'.O170]" office:value-type="float" office:value="0" calcext:value-type="float">
            <text:p>0</text:p>
          </table:table-cell>
        </table:table-row>
        <table:table-row table:style-name="ro1">
          <table:table-cell table:formula="of:=[original.AB171]" office:value-type="float" office:value="0" calcext:value-type="float">
            <text:p>0</text:p>
          </table:table-cell>
          <table:table-cell table:formula="of:=[original.AC171]" office:value-type="float" office:value="0" calcext:value-type="float">
            <text:p>0</text:p>
          </table:table-cell>
          <table:table-cell table:formula="of:=[original.O171]" office:value-type="float" office:value="0" calcext:value-type="float">
            <text:p>0</text:p>
          </table:table-cell>
          <table:table-cell table:formula="of:=['patched-standard'.AB171]" office:value-type="float" office:value="0" calcext:value-type="float">
            <text:p>0</text:p>
          </table:table-cell>
          <table:table-cell table:formula="of:=['patched-standard'.AC171]" office:value-type="float" office:value="0" calcext:value-type="float">
            <text:p>0</text:p>
          </table:table-cell>
          <table:table-cell table:formula="of:=['patched-standard'.O171]" office:value-type="float" office:value="0" calcext:value-type="float">
            <text:p>0</text:p>
          </table:table-cell>
          <table:table-cell table:formula="of:=['patched-aggressive'.AB171]" office:value-type="float" office:value="0" calcext:value-type="float">
            <text:p>0</text:p>
          </table:table-cell>
          <table:table-cell table:formula="of:=['patched-aggressive'.AC171]" office:value-type="float" office:value="0" calcext:value-type="float">
            <text:p>0</text:p>
          </table:table-cell>
          <table:table-cell table:formula="of:=['patched-aggressive'.O171]" office:value-type="float" office:value="0" calcext:value-type="float">
            <text:p>0</text:p>
          </table:table-cell>
        </table:table-row>
        <table:table-row table:style-name="ro1">
          <table:table-cell table:formula="of:=[original.AB172]" office:value-type="float" office:value="0" calcext:value-type="float">
            <text:p>0</text:p>
          </table:table-cell>
          <table:table-cell table:formula="of:=[original.AC172]" office:value-type="float" office:value="0" calcext:value-type="float">
            <text:p>0</text:p>
          </table:table-cell>
          <table:table-cell table:formula="of:=[original.O172]" office:value-type="float" office:value="0" calcext:value-type="float">
            <text:p>0</text:p>
          </table:table-cell>
          <table:table-cell table:formula="of:=['patched-standard'.AB172]" office:value-type="float" office:value="0" calcext:value-type="float">
            <text:p>0</text:p>
          </table:table-cell>
          <table:table-cell table:formula="of:=['patched-standard'.AC172]" office:value-type="float" office:value="0" calcext:value-type="float">
            <text:p>0</text:p>
          </table:table-cell>
          <table:table-cell table:formula="of:=['patched-standard'.O172]" office:value-type="float" office:value="0" calcext:value-type="float">
            <text:p>0</text:p>
          </table:table-cell>
          <table:table-cell table:formula="of:=['patched-aggressive'.AB172]" office:value-type="float" office:value="0" calcext:value-type="float">
            <text:p>0</text:p>
          </table:table-cell>
          <table:table-cell table:formula="of:=['patched-aggressive'.AC172]" office:value-type="float" office:value="0" calcext:value-type="float">
            <text:p>0</text:p>
          </table:table-cell>
          <table:table-cell table:formula="of:=['patched-aggressive'.O172]" office:value-type="float" office:value="0" calcext:value-type="float">
            <text:p>0</text:p>
          </table:table-cell>
        </table:table-row>
        <table:table-row table:style-name="ro1">
          <table:table-cell table:formula="of:=[original.AB173]" office:value-type="float" office:value="0" calcext:value-type="float">
            <text:p>0</text:p>
          </table:table-cell>
          <table:table-cell table:formula="of:=[original.AC173]" office:value-type="float" office:value="0" calcext:value-type="float">
            <text:p>0</text:p>
          </table:table-cell>
          <table:table-cell table:formula="of:=[original.O173]" office:value-type="float" office:value="0" calcext:value-type="float">
            <text:p>0</text:p>
          </table:table-cell>
          <table:table-cell table:formula="of:=['patched-standard'.AB173]" office:value-type="float" office:value="0" calcext:value-type="float">
            <text:p>0</text:p>
          </table:table-cell>
          <table:table-cell table:formula="of:=['patched-standard'.AC173]" office:value-type="float" office:value="0" calcext:value-type="float">
            <text:p>0</text:p>
          </table:table-cell>
          <table:table-cell table:formula="of:=['patched-standard'.O173]" office:value-type="float" office:value="0" calcext:value-type="float">
            <text:p>0</text:p>
          </table:table-cell>
          <table:table-cell table:formula="of:=['patched-aggressive'.AB173]" office:value-type="float" office:value="0" calcext:value-type="float">
            <text:p>0</text:p>
          </table:table-cell>
          <table:table-cell table:formula="of:=['patched-aggressive'.AC173]" office:value-type="float" office:value="0" calcext:value-type="float">
            <text:p>0</text:p>
          </table:table-cell>
          <table:table-cell table:formula="of:=['patched-aggressive'.O173]" office:value-type="float" office:value="0" calcext:value-type="float">
            <text:p>0</text:p>
          </table:table-cell>
        </table:table-row>
        <table:table-row table:style-name="ro1">
          <table:table-cell table:formula="of:=[original.AB174]" office:value-type="float" office:value="0" calcext:value-type="float">
            <text:p>0</text:p>
          </table:table-cell>
          <table:table-cell table:formula="of:=[original.AC174]" office:value-type="float" office:value="0" calcext:value-type="float">
            <text:p>0</text:p>
          </table:table-cell>
          <table:table-cell table:formula="of:=[original.O174]" office:value-type="float" office:value="0" calcext:value-type="float">
            <text:p>0</text:p>
          </table:table-cell>
          <table:table-cell table:formula="of:=['patched-standard'.AB174]" office:value-type="float" office:value="0" calcext:value-type="float">
            <text:p>0</text:p>
          </table:table-cell>
          <table:table-cell table:formula="of:=['patched-standard'.AC174]" office:value-type="float" office:value="0" calcext:value-type="float">
            <text:p>0</text:p>
          </table:table-cell>
          <table:table-cell table:formula="of:=['patched-standard'.O174]" office:value-type="float" office:value="0" calcext:value-type="float">
            <text:p>0</text:p>
          </table:table-cell>
          <table:table-cell table:formula="of:=['patched-aggressive'.AB174]" office:value-type="float" office:value="0" calcext:value-type="float">
            <text:p>0</text:p>
          </table:table-cell>
          <table:table-cell table:formula="of:=['patched-aggressive'.AC174]" office:value-type="float" office:value="0" calcext:value-type="float">
            <text:p>0</text:p>
          </table:table-cell>
          <table:table-cell table:formula="of:=['patched-aggressive'.O174]" office:value-type="float" office:value="0" calcext:value-type="float">
            <text:p>0</text:p>
          </table:table-cell>
        </table:table-row>
        <table:table-row table:style-name="ro1">
          <table:table-cell table:formula="of:=[original.AB175]" office:value-type="float" office:value="0" calcext:value-type="float">
            <text:p>0</text:p>
          </table:table-cell>
          <table:table-cell table:formula="of:=[original.AC175]" office:value-type="float" office:value="0" calcext:value-type="float">
            <text:p>0</text:p>
          </table:table-cell>
          <table:table-cell table:formula="of:=[original.O175]" office:value-type="float" office:value="0" calcext:value-type="float">
            <text:p>0</text:p>
          </table:table-cell>
          <table:table-cell table:formula="of:=['patched-standard'.AB175]" office:value-type="float" office:value="0" calcext:value-type="float">
            <text:p>0</text:p>
          </table:table-cell>
          <table:table-cell table:formula="of:=['patched-standard'.AC175]" office:value-type="float" office:value="0" calcext:value-type="float">
            <text:p>0</text:p>
          </table:table-cell>
          <table:table-cell table:formula="of:=['patched-standard'.O175]" office:value-type="float" office:value="0" calcext:value-type="float">
            <text:p>0</text:p>
          </table:table-cell>
          <table:table-cell table:formula="of:=['patched-aggressive'.AB175]" office:value-type="float" office:value="0" calcext:value-type="float">
            <text:p>0</text:p>
          </table:table-cell>
          <table:table-cell table:formula="of:=['patched-aggressive'.AC175]" office:value-type="float" office:value="0" calcext:value-type="float">
            <text:p>0</text:p>
          </table:table-cell>
          <table:table-cell table:formula="of:=['patched-aggressive'.O175]" office:value-type="float" office:value="0" calcext:value-type="float">
            <text:p>0</text:p>
          </table:table-cell>
        </table:table-row>
        <table:table-row table:style-name="ro1">
          <table:table-cell table:formula="of:=[original.AB176]" office:value-type="float" office:value="0" calcext:value-type="float">
            <text:p>0</text:p>
          </table:table-cell>
          <table:table-cell table:formula="of:=[original.AC176]" office:value-type="float" office:value="0" calcext:value-type="float">
            <text:p>0</text:p>
          </table:table-cell>
          <table:table-cell table:formula="of:=[original.O176]" office:value-type="float" office:value="0" calcext:value-type="float">
            <text:p>0</text:p>
          </table:table-cell>
          <table:table-cell table:formula="of:=['patched-standard'.AB176]" office:value-type="float" office:value="0" calcext:value-type="float">
            <text:p>0</text:p>
          </table:table-cell>
          <table:table-cell table:formula="of:=['patched-standard'.AC176]" office:value-type="float" office:value="0" calcext:value-type="float">
            <text:p>0</text:p>
          </table:table-cell>
          <table:table-cell table:formula="of:=['patched-standard'.O176]" office:value-type="float" office:value="0" calcext:value-type="float">
            <text:p>0</text:p>
          </table:table-cell>
          <table:table-cell table:formula="of:=['patched-aggressive'.AB176]" office:value-type="float" office:value="0" calcext:value-type="float">
            <text:p>0</text:p>
          </table:table-cell>
          <table:table-cell table:formula="of:=['patched-aggressive'.AC176]" office:value-type="float" office:value="0" calcext:value-type="float">
            <text:p>0</text:p>
          </table:table-cell>
          <table:table-cell table:formula="of:=['patched-aggressive'.O176]" office:value-type="float" office:value="0" calcext:value-type="float">
            <text:p>0</text:p>
          </table:table-cell>
        </table:table-row>
        <table:table-row table:style-name="ro1">
          <table:table-cell table:formula="of:=[original.AB177]" office:value-type="float" office:value="0" calcext:value-type="float">
            <text:p>0</text:p>
          </table:table-cell>
          <table:table-cell table:formula="of:=[original.AC177]" office:value-type="float" office:value="0" calcext:value-type="float">
            <text:p>0</text:p>
          </table:table-cell>
          <table:table-cell table:formula="of:=[original.O177]" office:value-type="float" office:value="0" calcext:value-type="float">
            <text:p>0</text:p>
          </table:table-cell>
          <table:table-cell table:formula="of:=['patched-standard'.AB177]" office:value-type="float" office:value="0" calcext:value-type="float">
            <text:p>0</text:p>
          </table:table-cell>
          <table:table-cell table:formula="of:=['patched-standard'.AC177]" office:value-type="float" office:value="0" calcext:value-type="float">
            <text:p>0</text:p>
          </table:table-cell>
          <table:table-cell table:formula="of:=['patched-standard'.O177]" office:value-type="float" office:value="0" calcext:value-type="float">
            <text:p>0</text:p>
          </table:table-cell>
          <table:table-cell table:formula="of:=['patched-aggressive'.AB177]" office:value-type="float" office:value="0" calcext:value-type="float">
            <text:p>0</text:p>
          </table:table-cell>
          <table:table-cell table:formula="of:=['patched-aggressive'.AC177]" office:value-type="float" office:value="0" calcext:value-type="float">
            <text:p>0</text:p>
          </table:table-cell>
          <table:table-cell table:formula="of:=['patched-aggressive'.O177]" office:value-type="float" office:value="0" calcext:value-type="float">
            <text:p>0</text:p>
          </table:table-cell>
        </table:table-row>
        <table:table-row table:style-name="ro1">
          <table:table-cell table:formula="of:=[original.AB178]" office:value-type="float" office:value="0" calcext:value-type="float">
            <text:p>0</text:p>
          </table:table-cell>
          <table:table-cell table:formula="of:=[original.AC178]" office:value-type="float" office:value="0" calcext:value-type="float">
            <text:p>0</text:p>
          </table:table-cell>
          <table:table-cell table:formula="of:=[original.O178]" office:value-type="float" office:value="0" calcext:value-type="float">
            <text:p>0</text:p>
          </table:table-cell>
          <table:table-cell table:formula="of:=['patched-standard'.AB178]" office:value-type="float" office:value="0" calcext:value-type="float">
            <text:p>0</text:p>
          </table:table-cell>
          <table:table-cell table:formula="of:=['patched-standard'.AC178]" office:value-type="float" office:value="0" calcext:value-type="float">
            <text:p>0</text:p>
          </table:table-cell>
          <table:table-cell table:formula="of:=['patched-standard'.O178]" office:value-type="float" office:value="0" calcext:value-type="float">
            <text:p>0</text:p>
          </table:table-cell>
          <table:table-cell table:formula="of:=['patched-aggressive'.AB178]" office:value-type="float" office:value="0" calcext:value-type="float">
            <text:p>0</text:p>
          </table:table-cell>
          <table:table-cell table:formula="of:=['patched-aggressive'.AC178]" office:value-type="float" office:value="0" calcext:value-type="float">
            <text:p>0</text:p>
          </table:table-cell>
          <table:table-cell table:formula="of:=['patched-aggressive'.O178]" office:value-type="float" office:value="0" calcext:value-type="float">
            <text:p>0</text:p>
          </table:table-cell>
        </table:table-row>
        <table:table-row table:style-name="ro1">
          <table:table-cell table:formula="of:=[original.AB179]" office:value-type="float" office:value="0" calcext:value-type="float">
            <text:p>0</text:p>
          </table:table-cell>
          <table:table-cell table:formula="of:=[original.AC179]" office:value-type="float" office:value="0" calcext:value-type="float">
            <text:p>0</text:p>
          </table:table-cell>
          <table:table-cell table:formula="of:=[original.O179]" office:value-type="float" office:value="0" calcext:value-type="float">
            <text:p>0</text:p>
          </table:table-cell>
          <table:table-cell table:formula="of:=['patched-standard'.AB179]" office:value-type="float" office:value="0" calcext:value-type="float">
            <text:p>0</text:p>
          </table:table-cell>
          <table:table-cell table:formula="of:=['patched-standard'.AC179]" office:value-type="float" office:value="0" calcext:value-type="float">
            <text:p>0</text:p>
          </table:table-cell>
          <table:table-cell table:formula="of:=['patched-standard'.O179]" office:value-type="float" office:value="0" calcext:value-type="float">
            <text:p>0</text:p>
          </table:table-cell>
          <table:table-cell table:formula="of:=['patched-aggressive'.AB179]" office:value-type="float" office:value="0" calcext:value-type="float">
            <text:p>0</text:p>
          </table:table-cell>
          <table:table-cell table:formula="of:=['patched-aggressive'.AC179]" office:value-type="float" office:value="0" calcext:value-type="float">
            <text:p>0</text:p>
          </table:table-cell>
          <table:table-cell table:formula="of:=['patched-aggressive'.O179]" office:value-type="float" office:value="0" calcext:value-type="float">
            <text:p>0</text:p>
          </table:table-cell>
        </table:table-row>
        <table:table-row table:style-name="ro1">
          <table:table-cell table:formula="of:=[original.AB180]" office:value-type="float" office:value="0" calcext:value-type="float">
            <text:p>0</text:p>
          </table:table-cell>
          <table:table-cell table:formula="of:=[original.AC180]" office:value-type="float" office:value="0" calcext:value-type="float">
            <text:p>0</text:p>
          </table:table-cell>
          <table:table-cell table:formula="of:=[original.O180]" office:value-type="float" office:value="0" calcext:value-type="float">
            <text:p>0</text:p>
          </table:table-cell>
          <table:table-cell table:formula="of:=['patched-standard'.AB180]" office:value-type="float" office:value="0" calcext:value-type="float">
            <text:p>0</text:p>
          </table:table-cell>
          <table:table-cell table:formula="of:=['patched-standard'.AC180]" office:value-type="float" office:value="0" calcext:value-type="float">
            <text:p>0</text:p>
          </table:table-cell>
          <table:table-cell table:formula="of:=['patched-standard'.O180]" office:value-type="float" office:value="0" calcext:value-type="float">
            <text:p>0</text:p>
          </table:table-cell>
          <table:table-cell table:formula="of:=['patched-aggressive'.AB180]" office:value-type="float" office:value="0" calcext:value-type="float">
            <text:p>0</text:p>
          </table:table-cell>
          <table:table-cell table:formula="of:=['patched-aggressive'.AC180]" office:value-type="float" office:value="0" calcext:value-type="float">
            <text:p>0</text:p>
          </table:table-cell>
          <table:table-cell table:formula="of:=['patched-aggressive'.O180]" office:value-type="float" office:value="0" calcext:value-type="float">
            <text:p>0</text:p>
          </table:table-cell>
        </table:table-row>
      </table:table>
      <table:table table:name="orig, comm vs used" table:style-name="ta1">
        <table:shapes>
          <draw:frame draw:z-index="0" draw:style-name="gr1" draw:text-style-name="P1" svg:width="898.3pt" svg:height="636.94pt" svg:x="0.03pt" svg:y="0.03pt">
            <loext:p draw:notify-on-update-of-ranges="Sheet3.A2:Sheet3.A3 Sheet3.A4:Sheet3.A180 Sheet3.B2:Sheet3.B3 Sheet3.B4:Sheet3.B1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, comm vs used" table:style-name="ta1">
        <table:shapes>
          <draw:frame draw:z-index="0" draw:style-name="gr1" draw:text-style-name="P1" svg:width="898.3pt" svg:height="627.17pt" svg:x="0.03pt" svg:y="0.03pt">
            <loext:p draw:notify-on-update-of-ranges="Sheet3.D2:Sheet3.D3 Sheet3.D4:Sheet3.D180 Sheet3.E2:Sheet3.E3 Sheet3.E4:Sheet3.E18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-aggr, comm vs used" table:style-name="ta1">
        <table:shapes>
          <draw:frame draw:z-index="0" draw:style-name="gr1" draw:text-style-name="P1" svg:width="893.62pt" svg:height="623.4pt" svg:x="0.03pt" svg:y="0.03pt">
            <loext:p draw:notify-on-update-of-ranges="Sheet3.G2:Sheet3.G3 Sheet3.G4:Sheet3.G180 Sheet3.H2:Sheet3.H3 Sheet3.H4:Sheet3.H1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, comm" table:style-name="ta1">
        <table:shapes>
          <draw:frame draw:z-index="0" draw:style-name="gr1" draw:text-style-name="P1" svg:width="893.62pt" svg:height="622.63pt" svg:x="0.03pt" svg:y="0.03pt">
            <loext:p draw:notify-on-update-of-ranges="Sheet3.A2:Sheet3.A3 Sheet3.A4:Sheet3.A180 Sheet3.D2:Sheet3.D3 Sheet3.D4:Sheet3.D18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, rss" table:style-name="ta1">
        <table:shapes>
          <draw:frame draw:z-index="0" draw:style-name="gr1" draw:text-style-name="P1" svg:width="894.42pt" svg:height="639.95pt" svg:x="0.03pt" svg:y="0.03pt">
            <loext:p draw:notify-on-update-of-ranges="Sheet3.C2:Sheet3.C3 Sheet3.C4:Sheet3.C180 Sheet3.F2:Sheet3.F3 Sheet3.F4:Sheet3.F18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00/00/0000</text:date>, <text:time style:data-style-name="N2" text:time-value="17:16:57.506951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9:07.368535656</meta:creation-date>
    <dc:date>2019-10-21T17:30:03.795153353</dc:date>
    <meta:editing-duration>PT1H7M16S</meta:editing-duration>
    <meta:editing-cycles>32</meta:editing-cycles>
    <meta:generator>LibreOffice/5.1.6.2$Linux_X86_64 LibreOffice_project/10m0$Build-2</meta:generator>
    <meta:document-statistic meta:table-count="9" meta:cell-count="2209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07cm" svg:y="3.952cm" style:legend-expansion="high" chart:style-name="ch2"/>
        <chart:plot-area chart:style-name="ch3" table:cell-range-address="Sheet3.C2:Sheet3.C180 Sheet3.F2:Sheet3.F180" chart:data-source-has-labels="row" svg:x="0.32cm" svg:y="0.18cm" svg:width="11.767cm" svg:height="8.64cm">
          <chartooo:coordinate-region svg:x="1.682cm" svg:y="0.301cm" svg:width="10.40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180" chart:label-cell-address="Sheet3.C2:Sheet3.C3" chart:class="chart:line">
            <chart:data-point chart:repeated="177"/>
          </chart:series>
          <chart:series chart:style-name="ch7" chart:values-cell-range-address="Sheet3.F4:Sheet3.F180" chart:label-cell-address="Sheet3.F2:Sheet3.F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rss-all</text:p>
                <text:list>
                  <text:list-item>
                    <text:p>original</text:p>
                  </text:list-item>
                  <text:list-item>
                    <text:p>rss-all</text:p>
                  </text:list-item>
                </text:list>
                <draw:g>
                  <svg:desc>Sheet3.C2:Sheet3.C3</svg:desc>
                </draw:g>
              </table:table-cell>
              <table:table-cell office:value-type="string">
                <text:p>patched rss-all</text:p>
                <text:list>
                  <text:list-item>
                    <text:p>patched</text:p>
                  </text:list-item>
                  <text:list-item>
                    <text:p>rss-all</text:p>
                  </text:list-item>
                </text:list>
                <draw:g>
                  <svg:desc>Sheet3.F2:Sheet3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180</svg:desc>
                </draw:g>
              </table:table-cell>
              <table:table-cell office:value-type="float" office:value="0">
                <text:p>0</text:p>
                <draw:g>
                  <svg:desc>Sheet3.F4:Sheet3.F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092">
                <text:p>33092</text:p>
              </table:table-cell>
              <table:table-cell office:value-type="float" office:value="33156">
                <text:p>33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872">
                <text:p>123872</text:p>
              </table:table-cell>
              <table:table-cell office:value-type="float" office:value="126592">
                <text:p>126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7736">
                <text:p>227736</text:p>
              </table:table-cell>
              <table:table-cell office:value-type="float" office:value="228552">
                <text:p>228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516">
                <text:p>115516</text:p>
              </table:table-cell>
              <table:table-cell office:value-type="float" office:value="120616">
                <text:p>120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516">
                <text:p>115516</text:p>
              </table:table-cell>
              <table:table-cell office:value-type="float" office:value="120616">
                <text:p>120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5516">
                <text:p>115516</text:p>
              </table:table-cell>
              <table:table-cell office:value-type="float" office:value="120616">
                <text:p>120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484">
                <text:p>105484</text:p>
              </table:table-cell>
              <table:table-cell office:value-type="float" office:value="120616">
                <text:p>120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9768">
                <text:p>119768</text:p>
              </table:table-cell>
              <table:table-cell office:value-type="float" office:value="122996">
                <text:p>122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2504">
                <text:p>222504</text:p>
              </table:table-cell>
              <table:table-cell office:value-type="float" office:value="222636">
                <text:p>222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5812">
                <text:p>315812</text:p>
              </table:table-cell>
              <table:table-cell office:value-type="float" office:value="317856">
                <text:p>3178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6908">
                <text:p>406908</text:p>
              </table:table-cell>
              <table:table-cell office:value-type="float" office:value="419024">
                <text:p>419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8044">
                <text:p>508044</text:p>
              </table:table-cell>
              <table:table-cell office:value-type="float" office:value="546608">
                <text:p>546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8964">
                <text:p>558964</text:p>
              </table:table-cell>
              <table:table-cell office:value-type="float" office:value="401872">
                <text:p>4018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7408">
                <text:p>517408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8364">
                <text:p>478364</text:p>
              </table:table-cell>
              <table:table-cell office:value-type="float" office:value="313264">
                <text:p>3132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3644">
                <text:p>483644</text:p>
              </table:table-cell>
              <table:table-cell office:value-type="float" office:value="407152">
                <text:p>4071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19588">
                <text:p>519588</text:p>
              </table:table-cell>
              <table:table-cell office:value-type="float" office:value="500332">
                <text:p>5003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3528">
                <text:p>613528</text:p>
              </table:table-cell>
              <table:table-cell office:value-type="float" office:value="592460">
                <text:p>5924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5076">
                <text:p>6150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9336">
                <text:p>179336</text:p>
              </table:table-cell>
              <table:table-cell office:value-type="float" office:value="137440">
                <text:p>1374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9336">
                <text:p>179336</text:p>
              </table:table-cell>
              <table:table-cell office:value-type="float" office:value="137440">
                <text:p>1374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9336">
                <text:p>179336</text:p>
              </table:table-cell>
              <table:table-cell office:value-type="float" office:value="137440">
                <text:p>1374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9336">
                <text:p>179336</text:p>
              </table:table-cell>
              <table:table-cell office:value-type="float" office:value="137440">
                <text:p>1374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471cm" xlink:href=".." xlink:type="simple" chart:class="chart:line" chart:style-name="ch1">
        <chart:legend chart:legend-position="end" svg:x="27.331cm" svg:y="10.687cm" style:legend-expansion="high" chart:style-name="ch2"/>
        <chart:plot-area chart:style-name="ch3" table:cell-range-address="Sheet3.A2:Sheet3.B180" chart:data-source-has-labels="row" svg:x="0.633cm" svg:y="0.449cm" svg:width="26.065cm" svg:height="21.573cm">
          <chartooo:coordinate-region svg:x="1.995cm" svg:y="0.57cm" svg:width="24.703cm" svg:height="20.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B4:Sheet3.B180" chart:label-cell-address="Sheet3.B2:Sheet3.B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original meta-used</text:p>
                <text:list>
                  <text:list-item>
                    <text:p>original</text:p>
                  </text:list-item>
                  <text:list-item>
                    <text:p>meta-used</text:p>
                  </text:list-item>
                </text:list>
                <draw:g>
                  <svg:desc>Sheet3.B2:Sheet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B4:Sheet3.B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52">
                <text:p>13952</text:p>
              </table:table-cell>
              <table:table-cell office:value-type="float" office:value="11718">
                <text:p>11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76">
                <text:p>14976</text:p>
              </table:table-cell>
              <table:table-cell office:value-type="float" office:value="12698">
                <text:p>12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76">
                <text:p>14976</text:p>
              </table:table-cell>
              <table:table-cell office:value-type="float" office:value="13030">
                <text:p>130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76">
                <text:p>14976</text:p>
              </table:table-cell>
              <table:table-cell office:value-type="float" office:value="13030">
                <text:p>130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76">
                <text:p>14976</text:p>
              </table:table-cell>
              <table:table-cell office:value-type="float" office:value="13030">
                <text:p>130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76">
                <text:p>14976</text:p>
              </table:table-cell>
              <table:table-cell office:value-type="float" office:value="13030">
                <text:p>130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832">
                <text:p>24832</text:p>
              </table:table-cell>
              <table:table-cell office:value-type="float" office:value="22292">
                <text:p>22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252">
                <text:p>114252</text:p>
              </table:table-cell>
              <table:table-cell office:value-type="float" office:value="107019">
                <text:p>107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9484">
                <text:p>209484</text:p>
              </table:table-cell>
              <table:table-cell office:value-type="float" office:value="196892">
                <text:p>196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156">
                <text:p>302156</text:p>
              </table:table-cell>
              <table:table-cell office:value-type="float" office:value="284286">
                <text:p>28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3676">
                <text:p>393676</text:p>
              </table:table-cell>
              <table:table-cell office:value-type="float" office:value="370769">
                <text:p>37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6380">
                <text:p>466380</text:p>
              </table:table-cell>
              <table:table-cell office:value-type="float" office:value="272299">
                <text:p>272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380">
                <text:p>466380</text:p>
              </table:table-cell>
              <table:table-cell office:value-type="float" office:value="272299">
                <text:p>272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6380">
                <text:p>466380</text:p>
              </table:table-cell>
              <table:table-cell office:value-type="float" office:value="272299">
                <text:p>272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6380">
                <text:p>466380</text:p>
              </table:table-cell>
              <table:table-cell office:value-type="float" office:value="272299">
                <text:p>2722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6380">
                <text:p>466380</text:p>
              </table:table-cell>
              <table:table-cell office:value-type="float" office:value="272300">
                <text:p>2723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6380">
                <text:p>466380</text:p>
              </table:table-cell>
              <table:table-cell office:value-type="float" office:value="272300">
                <text:p>2723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6380">
                <text:p>466380</text:p>
              </table:table-cell>
              <table:table-cell office:value-type="float" office:value="272300">
                <text:p>2723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6380">
                <text:p>466380</text:p>
              </table:table-cell>
              <table:table-cell office:value-type="float" office:value="272300">
                <text:p>2723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372">
                <text:p>423372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3372">
                <text:p>423372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3372">
                <text:p>423372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3372">
                <text:p>423372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3372">
                <text:p>423372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3372">
                <text:p>423372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3372">
                <text:p>423372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3372">
                <text:p>423372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3372">
                <text:p>423372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8316">
                <text:p>378316</text:p>
              </table:table-cell>
              <table:table-cell office:value-type="float" office:value="193296">
                <text:p>1932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8316">
                <text:p>378316</text:p>
              </table:table-cell>
              <table:table-cell office:value-type="float" office:value="289366">
                <text:p>2893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1084">
                <text:p>411084</text:p>
              </table:table-cell>
              <table:table-cell office:value-type="float" office:value="380440">
                <text:p>3804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99020">
                <text:p>499020</text:p>
              </table:table-cell>
              <table:table-cell office:value-type="float" office:value="470073">
                <text:p>4700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4044">
                <text:p>564044</text:p>
              </table:table-cell>
              <table:table-cell office:value-type="float" office:value="445128">
                <text:p>4451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4044">
                <text:p>564044</text:p>
              </table:table-cell>
              <table:table-cell office:value-type="float" office:value="445128">
                <text:p>445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4044">
                <text:p>564044</text:p>
              </table:table-cell>
              <table:table-cell office:value-type="float" office:value="445128">
                <text:p>4451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4044">
                <text:p>564044</text:p>
              </table:table-cell>
              <table:table-cell office:value-type="float" office:value="445128">
                <text:p>4451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4044">
                <text:p>564044</text:p>
              </table:table-cell>
              <table:table-cell office:value-type="float" office:value="445128">
                <text:p>445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4044">
                <text:p>564044</text:p>
              </table:table-cell>
              <table:table-cell office:value-type="float" office:value="445128">
                <text:p>445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4044">
                <text:p>564044</text:p>
              </table:table-cell>
              <table:table-cell office:value-type="float" office:value="445128">
                <text:p>4451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4044">
                <text:p>564044</text:p>
              </table:table-cell>
              <table:table-cell office:value-type="float" office:value="445128">
                <text:p>4451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4044">
                <text:p>564044</text:p>
              </table:table-cell>
              <table:table-cell office:value-type="float" office:value="358715">
                <text:p>3587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4044">
                <text:p>564044</text:p>
              </table:table-cell>
              <table:table-cell office:value-type="float" office:value="358715">
                <text:p>3587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4044">
                <text:p>564044</text:p>
              </table:table-cell>
              <table:table-cell office:value-type="float" office:value="358715">
                <text:p>3587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4044">
                <text:p>564044</text:p>
              </table:table-cell>
              <table:table-cell office:value-type="float" office:value="358715">
                <text:p>3587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4044">
                <text:p>564044</text:p>
              </table:table-cell>
              <table:table-cell office:value-type="float" office:value="358715">
                <text:p>3587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4044">
                <text:p>564044</text:p>
              </table:table-cell>
              <table:table-cell office:value-type="float" office:value="358715">
                <text:p>3587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4044">
                <text:p>564044</text:p>
              </table:table-cell>
              <table:table-cell office:value-type="float" office:value="358715">
                <text:p>3587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4044">
                <text:p>564044</text:p>
              </table:table-cell>
              <table:table-cell office:value-type="float" office:value="358715">
                <text:p>3587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35372">
                <text:p>535372</text:p>
              </table:table-cell>
              <table:table-cell office:value-type="float" office:value="272302">
                <text:p>2723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5372">
                <text:p>535372</text:p>
              </table:table-cell>
              <table:table-cell office:value-type="float" office:value="272302">
                <text:p>2723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5372">
                <text:p>535372</text:p>
              </table:table-cell>
              <table:table-cell office:value-type="float" office:value="272302">
                <text:p>2723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5372">
                <text:p>535372</text:p>
              </table:table-cell>
              <table:table-cell office:value-type="float" office:value="272302">
                <text:p>2723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5372">
                <text:p>535372</text:p>
              </table:table-cell>
              <table:table-cell office:value-type="float" office:value="272304">
                <text:p>2723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5372">
                <text:p>535372</text:p>
              </table:table-cell>
              <table:table-cell office:value-type="float" office:value="272304">
                <text:p>2723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5372">
                <text:p>535372</text:p>
              </table:table-cell>
              <table:table-cell office:value-type="float" office:value="272304">
                <text:p>2723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5372">
                <text:p>535372</text:p>
              </table:table-cell>
              <table:table-cell office:value-type="float" office:value="272304">
                <text:p>2723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8748">
                <text:p>508748</text:p>
              </table:table-cell>
              <table:table-cell office:value-type="float" office:value="185891">
                <text:p>1858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6432">
                <text:p>66432</text:p>
              </table:table-cell>
              <table:table-cell office:value-type="float" office:value="13073">
                <text:p>130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432">
                <text:p>66432</text:p>
              </table:table-cell>
              <table:table-cell office:value-type="float" office:value="13073">
                <text:p>13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432">
                <text:p>66432</text:p>
              </table:table-cell>
              <table:table-cell office:value-type="float" office:value="13073">
                <text:p>130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6432">
                <text:p>66432</text:p>
              </table:table-cell>
              <table:table-cell office:value-type="float" office:value="13073">
                <text:p>130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126cm" xlink:href=".." xlink:type="simple" chart:class="chart:line" chart:style-name="ch1">
        <chart:legend chart:legend-position="end" svg:x="27.198cm" svg:y="10.515cm" style:legend-expansion="high" chart:style-name="ch2"/>
        <chart:plot-area chart:style-name="ch3" table:cell-range-address="Sheet3.D2:Sheet3.E180" chart:data-source-has-labels="row" svg:x="0.633cm" svg:y="0.442cm" svg:width="25.932cm" svg:height="21.242cm">
          <chartooo:coordinate-region svg:x="1.995cm" svg:y="0.563cm" svg:width="24.569cm" svg:height="20.1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D4:Sheet3.D180" chart:label-cell-address="Sheet3.D2:Sheet3.D3" chart:class="chart:line">
            <chart:data-point chart:repeated="177"/>
          </chart:series>
          <chart:series chart:style-name="ch7" chart:values-cell-range-address="Sheet3.E4:Sheet3.E180" chart:label-cell-address="Sheet3.E2:Sheet3.E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 meta-comm</text:p>
                <text:list>
                  <text:list-item>
                    <text:p>patched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  <table:table-cell office:value-type="string">
                <text:p>patched meta-used</text:p>
                <text:list>
                  <text:list-item>
                    <text:p>patched</text:p>
                  </text:list-item>
                  <text:list-item>
                    <text:p>meta-used</text:p>
                  </text:list-item>
                </text:list>
                <draw:g>
                  <svg:desc>Sheet3.E2:Sheet3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  <table:table-cell office:value-type="float" office:value="0">
                <text:p>0</text:p>
                <draw:g>
                  <svg:desc>Sheet3.E4:Sheet3.E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96">
                <text:p>12096</text:p>
              </table:table-cell>
              <table:table-cell office:value-type="float" office:value="11727">
                <text:p>11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92">
                <text:p>12992</text:p>
              </table:table-cell>
              <table:table-cell office:value-type="float" office:value="12668">
                <text:p>12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76">
                <text:p>13376</text:p>
              </table:table-cell>
              <table:table-cell office:value-type="float" office:value="13003">
                <text:p>13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76">
                <text:p>13376</text:p>
              </table:table-cell>
              <table:table-cell office:value-type="float" office:value="13003">
                <text:p>13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76">
                <text:p>13376</text:p>
              </table:table-cell>
              <table:table-cell office:value-type="float" office:value="13003">
                <text:p>13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76">
                <text:p>13376</text:p>
              </table:table-cell>
              <table:table-cell office:value-type="float" office:value="13003">
                <text:p>13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48">
                <text:p>14848</text:p>
              </table:table-cell>
              <table:table-cell office:value-type="float" office:value="14418">
                <text:p>14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592">
                <text:p>102592</text:p>
              </table:table-cell>
              <table:table-cell office:value-type="float" office:value="98647">
                <text:p>98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440">
                <text:p>197440</text:p>
              </table:table-cell>
              <table:table-cell office:value-type="float" office:value="189522">
                <text:p>189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0752">
                <text:p>290752</text:p>
              </table:table-cell>
              <table:table-cell office:value-type="float" office:value="279080">
                <text:p>2790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512">
                <text:p>384512</text:p>
              </table:table-cell>
              <table:table-cell office:value-type="float" office:value="368997">
                <text:p>368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1440">
                <text:p>461440</text:p>
              </table:table-cell>
              <table:table-cell office:value-type="float" office:value="442784">
                <text:p>442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1440">
                <text:p>461440</text:p>
              </table:table-cell>
              <table:table-cell office:value-type="float" office:value="442784">
                <text:p>442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1440">
                <text:p>461440</text:p>
              </table:table-cell>
              <table:table-cell office:value-type="float" office:value="442784">
                <text:p>4427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1440">
                <text:p>461440</text:p>
              </table:table-cell>
              <table:table-cell office:value-type="float" office:value="442784">
                <text:p>442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1440">
                <text:p>461440</text:p>
              </table:table-cell>
              <table:table-cell office:value-type="float" office:value="442784">
                <text:p>442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1440">
                <text:p>461440</text:p>
              </table:table-cell>
              <table:table-cell office:value-type="float" office:value="442784">
                <text:p>4427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1440">
                <text:p>461440</text:p>
              </table:table-cell>
              <table:table-cell office:value-type="float" office:value="442784">
                <text:p>442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1440">
                <text:p>461440</text:p>
              </table:table-cell>
              <table:table-cell office:value-type="float" office:value="442784">
                <text:p>4427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4528">
                <text:p>374528</text:p>
              </table:table-cell>
              <table:table-cell office:value-type="float" office:value="356834">
                <text:p>3568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4528">
                <text:p>374528</text:p>
              </table:table-cell>
              <table:table-cell office:value-type="float" office:value="356834">
                <text:p>3568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4528">
                <text:p>374528</text:p>
              </table:table-cell>
              <table:table-cell office:value-type="float" office:value="356834">
                <text:p>3568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4528">
                <text:p>374528</text:p>
              </table:table-cell>
              <table:table-cell office:value-type="float" office:value="356834">
                <text:p>3568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4528">
                <text:p>374528</text:p>
              </table:table-cell>
              <table:table-cell office:value-type="float" office:value="356834">
                <text:p>3568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4528">
                <text:p>374528</text:p>
              </table:table-cell>
              <table:table-cell office:value-type="float" office:value="356834">
                <text:p>3568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4528">
                <text:p>374528</text:p>
              </table:table-cell>
              <table:table-cell office:value-type="float" office:value="356834">
                <text:p>3568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4528">
                <text:p>374528</text:p>
              </table:table-cell>
              <table:table-cell office:value-type="float" office:value="356834">
                <text:p>3568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5120">
                <text:p>285120</text:p>
              </table:table-cell>
              <table:table-cell office:value-type="float" office:value="270882">
                <text:p>2708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5120">
                <text:p>285120</text:p>
              </table:table-cell>
              <table:table-cell office:value-type="float" office:value="270882">
                <text:p>2708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5120">
                <text:p>285120</text:p>
              </table:table-cell>
              <table:table-cell office:value-type="float" office:value="270882">
                <text:p>2708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5120">
                <text:p>285120</text:p>
              </table:table-cell>
              <table:table-cell office:value-type="float" office:value="270882">
                <text:p>2708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5120">
                <text:p>285120</text:p>
              </table:table-cell>
              <table:table-cell office:value-type="float" office:value="270882">
                <text:p>2708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5120">
                <text:p>285120</text:p>
              </table:table-cell>
              <table:table-cell office:value-type="float" office:value="270884">
                <text:p>2708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5120">
                <text:p>285120</text:p>
              </table:table-cell>
              <table:table-cell office:value-type="float" office:value="270884">
                <text:p>2708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5120">
                <text:p>285120</text:p>
              </table:table-cell>
              <table:table-cell office:value-type="float" office:value="270884">
                <text:p>2708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5120">
                <text:p>285120</text:p>
              </table:table-cell>
              <table:table-cell office:value-type="float" office:value="270884">
                <text:p>2708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520">
                <text:p>195520</text:p>
              </table:table-cell>
              <table:table-cell office:value-type="float" office:value="184934">
                <text:p>1849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520">
                <text:p>195520</text:p>
              </table:table-cell>
              <table:table-cell office:value-type="float" office:value="184934">
                <text:p>1849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5520">
                <text:p>195520</text:p>
              </table:table-cell>
              <table:table-cell office:value-type="float" office:value="184934">
                <text:p>1849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520">
                <text:p>195520</text:p>
              </table:table-cell>
              <table:table-cell office:value-type="float" office:value="184934">
                <text:p>1849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5520">
                <text:p>195520</text:p>
              </table:table-cell>
              <table:table-cell office:value-type="float" office:value="184934">
                <text:p>1849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5520">
                <text:p>195520</text:p>
              </table:table-cell>
              <table:table-cell office:value-type="float" office:value="184934">
                <text:p>1849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5520">
                <text:p>195520</text:p>
              </table:table-cell>
              <table:table-cell office:value-type="float" office:value="184934">
                <text:p>1849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5520">
                <text:p>195520</text:p>
              </table:table-cell>
              <table:table-cell office:value-type="float" office:value="184934">
                <text:p>1849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8544">
                <text:p>188544</text:p>
              </table:table-cell>
              <table:table-cell office:value-type="float" office:value="181268">
                <text:p>1812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5952">
                <text:p>285952</text:p>
              </table:table-cell>
              <table:table-cell office:value-type="float" office:value="274699">
                <text:p>2746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2528">
                <text:p>382528</text:p>
              </table:table-cell>
              <table:table-cell office:value-type="float" office:value="367340">
                <text:p>3673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4944">
                <text:p>474944</text:p>
              </table:table-cell>
              <table:table-cell office:value-type="float" office:value="455995">
                <text:p>4559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0784">
                <text:p>550784</text:p>
              </table:table-cell>
              <table:table-cell office:value-type="float" office:value="528707">
                <text:p>5287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50784">
                <text:p>550784</text:p>
              </table:table-cell>
              <table:table-cell office:value-type="float" office:value="528707">
                <text:p>5287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50784">
                <text:p>550784</text:p>
              </table:table-cell>
              <table:table-cell office:value-type="float" office:value="528707">
                <text:p>5287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50784">
                <text:p>550784</text:p>
              </table:table-cell>
              <table:table-cell office:value-type="float" office:value="528707">
                <text:p>5287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50784">
                <text:p>550784</text:p>
              </table:table-cell>
              <table:table-cell office:value-type="float" office:value="528707">
                <text:p>5287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0784">
                <text:p>550784</text:p>
              </table:table-cell>
              <table:table-cell office:value-type="float" office:value="528707">
                <text:p>5287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0784">
                <text:p>550784</text:p>
              </table:table-cell>
              <table:table-cell office:value-type="float" office:value="528707">
                <text:p>5287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50784">
                <text:p>550784</text:p>
              </table:table-cell>
              <table:table-cell office:value-type="float" office:value="528707">
                <text:p>5287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8096">
                <text:p>468096</text:p>
              </table:table-cell>
              <table:table-cell office:value-type="float" office:value="442765">
                <text:p>4427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8096">
                <text:p>468096</text:p>
              </table:table-cell>
              <table:table-cell office:value-type="float" office:value="442765">
                <text:p>4427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8096">
                <text:p>468096</text:p>
              </table:table-cell>
              <table:table-cell office:value-type="float" office:value="442765">
                <text:p>4427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8096">
                <text:p>468096</text:p>
              </table:table-cell>
              <table:table-cell office:value-type="float" office:value="442765">
                <text:p>4427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8096">
                <text:p>468096</text:p>
              </table:table-cell>
              <table:table-cell office:value-type="float" office:value="442765">
                <text:p>4427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8096">
                <text:p>468096</text:p>
              </table:table-cell>
              <table:table-cell office:value-type="float" office:value="442765">
                <text:p>4427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8096">
                <text:p>468096</text:p>
              </table:table-cell>
              <table:table-cell office:value-type="float" office:value="442765">
                <text:p>4427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8096">
                <text:p>468096</text:p>
              </table:table-cell>
              <table:table-cell office:value-type="float" office:value="442765">
                <text:p>4427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9200">
                <text:p>379200</text:p>
              </table:table-cell>
              <table:table-cell office:value-type="float" office:value="356821">
                <text:p>3568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9200">
                <text:p>379200</text:p>
              </table:table-cell>
              <table:table-cell office:value-type="float" office:value="356821">
                <text:p>3568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9200">
                <text:p>379200</text:p>
              </table:table-cell>
              <table:table-cell office:value-type="float" office:value="356821">
                <text:p>3568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9200">
                <text:p>379200</text:p>
              </table:table-cell>
              <table:table-cell office:value-type="float" office:value="356821">
                <text:p>3568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9200">
                <text:p>379200</text:p>
              </table:table-cell>
              <table:table-cell office:value-type="float" office:value="356821">
                <text:p>3568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9200">
                <text:p>379200</text:p>
              </table:table-cell>
              <table:table-cell office:value-type="float" office:value="356821">
                <text:p>3568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9200">
                <text:p>379200</text:p>
              </table:table-cell>
              <table:table-cell office:value-type="float" office:value="356821">
                <text:p>3568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9200">
                <text:p>379200</text:p>
              </table:table-cell>
              <table:table-cell office:value-type="float" office:value="356821">
                <text:p>3568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0176">
                <text:p>290176</text:p>
              </table:table-cell>
              <table:table-cell office:value-type="float" office:value="270874">
                <text:p>2708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0176">
                <text:p>290176</text:p>
              </table:table-cell>
              <table:table-cell office:value-type="float" office:value="270874">
                <text:p>2708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0176">
                <text:p>290176</text:p>
              </table:table-cell>
              <table:table-cell office:value-type="float" office:value="270874">
                <text:p>2708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0176">
                <text:p>290176</text:p>
              </table:table-cell>
              <table:table-cell office:value-type="float" office:value="270874">
                <text:p>2708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0176">
                <text:p>290176</text:p>
              </table:table-cell>
              <table:table-cell office:value-type="float" office:value="270874">
                <text:p>2708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0176">
                <text:p>290176</text:p>
              </table:table-cell>
              <table:table-cell office:value-type="float" office:value="270876">
                <text:p>2708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176">
                <text:p>290176</text:p>
              </table:table-cell>
              <table:table-cell office:value-type="float" office:value="270876">
                <text:p>2708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0176">
                <text:p>290176</text:p>
              </table:table-cell>
              <table:table-cell office:value-type="float" office:value="270876">
                <text:p>2708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0176">
                <text:p>290176</text:p>
              </table:table-cell>
              <table:table-cell office:value-type="float" office:value="270876">
                <text:p>2708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1216">
                <text:p>201216</text:p>
              </table:table-cell>
              <table:table-cell office:value-type="float" office:value="184941">
                <text:p>1849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1216">
                <text:p>201216</text:p>
              </table:table-cell>
              <table:table-cell office:value-type="float" office:value="184941">
                <text:p>1849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1216">
                <text:p>201216</text:p>
              </table:table-cell>
              <table:table-cell office:value-type="float" office:value="184941">
                <text:p>1849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1216">
                <text:p>201216</text:p>
              </table:table-cell>
              <table:table-cell office:value-type="float" office:value="184941">
                <text:p>1849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1216">
                <text:p>201216</text:p>
              </table:table-cell>
              <table:table-cell office:value-type="float" office:value="184941">
                <text:p>1849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1216">
                <text:p>201216</text:p>
              </table:table-cell>
              <table:table-cell office:value-type="float" office:value="184941">
                <text:p>1849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1216">
                <text:p>201216</text:p>
              </table:table-cell>
              <table:table-cell office:value-type="float" office:value="184941">
                <text:p>1849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1216">
                <text:p>201216</text:p>
              </table:table-cell>
              <table:table-cell office:value-type="float" office:value="184941">
                <text:p>1849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440">
                <text:p>13440</text:p>
              </table:table-cell>
              <table:table-cell office:value-type="float" office:value="13046">
                <text:p>130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440">
                <text:p>13440</text:p>
              </table:table-cell>
              <table:table-cell office:value-type="float" office:value="13046">
                <text:p>130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440">
                <text:p>13440</text:p>
              </table:table-cell>
              <table:table-cell office:value-type="float" office:value="13046">
                <text:p>130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440">
                <text:p>13440</text:p>
              </table:table-cell>
              <table:table-cell office:value-type="float" office:value="13046">
                <text:p>130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93cm" xlink:href=".." xlink:type="simple" chart:class="chart:line" chart:style-name="ch1">
        <chart:legend chart:legend-position="end" svg:x="26.266cm" svg:y="10.448cm" style:legend-expansion="high" chart:style-name="ch2"/>
        <chart:plot-area chart:style-name="ch3" table:cell-range-address="Sheet3.G2:Sheet3.H180" chart:data-source-has-labels="row" svg:x="0.63cm" svg:y="0.439cm" svg:width="25.006cm" svg:height="21.115cm">
          <chartooo:coordinate-region svg:x="1.992cm" svg:y="0.56cm" svg:width="23.638cm" svg:height="19.9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4:Sheet3.G180" chart:label-cell-address="Sheet3.G2:Sheet3.G3" chart:class="chart:line">
            <chart:data-point chart:repeated="177"/>
          </chart:series>
          <chart:series chart:style-name="ch7" chart:values-cell-range-address="Sheet3.H4:Sheet3.H180" chart:label-cell-address="Sheet3.H2:Sheet3.H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-aggr meta-comm</text:p>
                <text:list>
                  <text:list-item>
                    <text:p>patched-aggr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  <table:table-cell office:value-type="string">
                <text:p>patched-aggr meta-used</text:p>
                <text:list>
                  <text:list-item>
                    <text:p>patched-aggr</text:p>
                  </text:list-item>
                  <text:list-item>
                    <text:p>meta-used</text:p>
                  </text:list-item>
                </text:list>
                <draw:g>
                  <svg:desc>Sheet3.H2:Sheet3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G4:Sheet3.G180</svg:desc>
                </draw:g>
              </table:table-cell>
              <table:table-cell office:value-type="float" office:value="0">
                <text:p>0</text:p>
                <draw:g>
                  <svg:desc>Sheet3.H4:Sheet3.H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888">
                <text:p>11888</text:p>
              </table:table-cell>
              <table:table-cell office:value-type="float" office:value="11648">
                <text:p>11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76">
                <text:p>12976</text:p>
              </table:table-cell>
              <table:table-cell office:value-type="float" office:value="12733">
                <text:p>127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32">
                <text:p>13232</text:p>
              </table:table-cell>
              <table:table-cell office:value-type="float" office:value="13021">
                <text:p>13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32">
                <text:p>13232</text:p>
              </table:table-cell>
              <table:table-cell office:value-type="float" office:value="13021">
                <text:p>13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32">
                <text:p>13232</text:p>
              </table:table-cell>
              <table:table-cell office:value-type="float" office:value="13021">
                <text:p>13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32">
                <text:p>13232</text:p>
              </table:table-cell>
              <table:table-cell office:value-type="float" office:value="13021">
                <text:p>13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44">
                <text:p>22544</text:p>
              </table:table-cell>
              <table:table-cell office:value-type="float" office:value="22233">
                <text:p>22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328">
                <text:p>105328</text:p>
              </table:table-cell>
              <table:table-cell office:value-type="float" office:value="103972">
                <text:p>103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4272">
                <text:p>194272</text:p>
              </table:table-cell>
              <table:table-cell office:value-type="float" office:value="191805">
                <text:p>191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3376">
                <text:p>283376</text:p>
              </table:table-cell>
              <table:table-cell office:value-type="float" office:value="279777">
                <text:p>2797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0736">
                <text:p>370736</text:p>
              </table:table-cell>
              <table:table-cell office:value-type="float" office:value="366060">
                <text:p>3660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8448">
                <text:p>448448</text:p>
              </table:table-cell>
              <table:table-cell office:value-type="float" office:value="442801">
                <text:p>442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448">
                <text:p>448448</text:p>
              </table:table-cell>
              <table:table-cell office:value-type="float" office:value="442801">
                <text:p>4428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8448">
                <text:p>448448</text:p>
              </table:table-cell>
              <table:table-cell office:value-type="float" office:value="442801">
                <text:p>4428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8448">
                <text:p>448448</text:p>
              </table:table-cell>
              <table:table-cell office:value-type="float" office:value="442801">
                <text:p>4428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8448">
                <text:p>448448</text:p>
              </table:table-cell>
              <table:table-cell office:value-type="float" office:value="442801">
                <text:p>4428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8448">
                <text:p>448448</text:p>
              </table:table-cell>
              <table:table-cell office:value-type="float" office:value="442801">
                <text:p>4428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8448">
                <text:p>448448</text:p>
              </table:table-cell>
              <table:table-cell office:value-type="float" office:value="442801">
                <text:p>4428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8448">
                <text:p>448448</text:p>
              </table:table-cell>
              <table:table-cell office:value-type="float" office:value="442801">
                <text:p>4428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1504">
                <text:p>361504</text:p>
              </table:table-cell>
              <table:table-cell office:value-type="float" office:value="356851">
                <text:p>3568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1504">
                <text:p>361504</text:p>
              </table:table-cell>
              <table:table-cell office:value-type="float" office:value="356851">
                <text:p>3568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1504">
                <text:p>361504</text:p>
              </table:table-cell>
              <table:table-cell office:value-type="float" office:value="356851">
                <text:p>3568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504">
                <text:p>361504</text:p>
              </table:table-cell>
              <table:table-cell office:value-type="float" office:value="356851">
                <text:p>356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1504">
                <text:p>361504</text:p>
              </table:table-cell>
              <table:table-cell office:value-type="float" office:value="356851">
                <text:p>3568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1504">
                <text:p>361504</text:p>
              </table:table-cell>
              <table:table-cell office:value-type="float" office:value="356851">
                <text:p>3568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1504">
                <text:p>361504</text:p>
              </table:table-cell>
              <table:table-cell office:value-type="float" office:value="356851">
                <text:p>3568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1504">
                <text:p>361504</text:p>
              </table:table-cell>
              <table:table-cell office:value-type="float" office:value="356851">
                <text:p>3568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4464">
                <text:p>274464</text:p>
              </table:table-cell>
              <table:table-cell office:value-type="float" office:value="270900">
                <text:p>2709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4464">
                <text:p>274464</text:p>
              </table:table-cell>
              <table:table-cell office:value-type="float" office:value="270900">
                <text:p>2709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4464">
                <text:p>274464</text:p>
              </table:table-cell>
              <table:table-cell office:value-type="float" office:value="270900">
                <text:p>2709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4464">
                <text:p>274464</text:p>
              </table:table-cell>
              <table:table-cell office:value-type="float" office:value="270900">
                <text:p>2709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4464">
                <text:p>274464</text:p>
              </table:table-cell>
              <table:table-cell office:value-type="float" office:value="270900">
                <text:p>2709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4464">
                <text:p>274464</text:p>
              </table:table-cell>
              <table:table-cell office:value-type="float" office:value="270901">
                <text:p>2709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4464">
                <text:p>274464</text:p>
              </table:table-cell>
              <table:table-cell office:value-type="float" office:value="270901">
                <text:p>2709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4464">
                <text:p>274464</text:p>
              </table:table-cell>
              <table:table-cell office:value-type="float" office:value="270901">
                <text:p>2709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4464">
                <text:p>274464</text:p>
              </table:table-cell>
              <table:table-cell office:value-type="float" office:value="270901">
                <text:p>2709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7424">
                <text:p>187424</text:p>
              </table:table-cell>
              <table:table-cell office:value-type="float" office:value="184951">
                <text:p>1849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7424">
                <text:p>187424</text:p>
              </table:table-cell>
              <table:table-cell office:value-type="float" office:value="184951">
                <text:p>1849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7424">
                <text:p>187424</text:p>
              </table:table-cell>
              <table:table-cell office:value-type="float" office:value="184951">
                <text:p>1849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7424">
                <text:p>187424</text:p>
              </table:table-cell>
              <table:table-cell office:value-type="float" office:value="184951">
                <text:p>1849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7424">
                <text:p>187424</text:p>
              </table:table-cell>
              <table:table-cell office:value-type="float" office:value="184951">
                <text:p>1849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7424">
                <text:p>187424</text:p>
              </table:table-cell>
              <table:table-cell office:value-type="float" office:value="184951">
                <text:p>1849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7424">
                <text:p>187424</text:p>
              </table:table-cell>
              <table:table-cell office:value-type="float" office:value="184951">
                <text:p>1849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7424">
                <text:p>187424</text:p>
              </table:table-cell>
              <table:table-cell office:value-type="float" office:value="184951">
                <text:p>1849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0544">
                <text:p>180544</text:p>
              </table:table-cell>
              <table:table-cell office:value-type="float" office:value="178270">
                <text:p>1782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1712">
                <text:p>271712</text:p>
              </table:table-cell>
              <table:table-cell office:value-type="float" office:value="268293">
                <text:p>2682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1232">
                <text:p>361232</text:p>
              </table:table-cell>
              <table:table-cell office:value-type="float" office:value="356678">
                <text:p>3566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7872">
                <text:p>447872</text:p>
              </table:table-cell>
              <table:table-cell office:value-type="float" office:value="442207">
                <text:p>4422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5488">
                <text:p>535488</text:p>
              </table:table-cell>
              <table:table-cell office:value-type="float" office:value="528725">
                <text:p>5287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5488">
                <text:p>535488</text:p>
              </table:table-cell>
              <table:table-cell office:value-type="float" office:value="528725">
                <text:p>5287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5488">
                <text:p>535488</text:p>
              </table:table-cell>
              <table:table-cell office:value-type="float" office:value="528725">
                <text:p>5287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5488">
                <text:p>535488</text:p>
              </table:table-cell>
              <table:table-cell office:value-type="float" office:value="528725">
                <text:p>528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5488">
                <text:p>535488</text:p>
              </table:table-cell>
              <table:table-cell office:value-type="float" office:value="528725">
                <text:p>5287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35488">
                <text:p>535488</text:p>
              </table:table-cell>
              <table:table-cell office:value-type="float" office:value="528725">
                <text:p>5287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35488">
                <text:p>535488</text:p>
              </table:table-cell>
              <table:table-cell office:value-type="float" office:value="528725">
                <text:p>5287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35488">
                <text:p>535488</text:p>
              </table:table-cell>
              <table:table-cell office:value-type="float" office:value="528725">
                <text:p>5287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8464">
                <text:p>448464</text:p>
              </table:table-cell>
              <table:table-cell office:value-type="float" office:value="442783">
                <text:p>4427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8464">
                <text:p>448464</text:p>
              </table:table-cell>
              <table:table-cell office:value-type="float" office:value="442783">
                <text:p>4427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8464">
                <text:p>448464</text:p>
              </table:table-cell>
              <table:table-cell office:value-type="float" office:value="442783">
                <text:p>4427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8464">
                <text:p>448464</text:p>
              </table:table-cell>
              <table:table-cell office:value-type="float" office:value="442783">
                <text:p>4427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8464">
                <text:p>448464</text:p>
              </table:table-cell>
              <table:table-cell office:value-type="float" office:value="442783">
                <text:p>4427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8464">
                <text:p>448464</text:p>
              </table:table-cell>
              <table:table-cell office:value-type="float" office:value="442783">
                <text:p>4427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8464">
                <text:p>448464</text:p>
              </table:table-cell>
              <table:table-cell office:value-type="float" office:value="442783">
                <text:p>4427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8464">
                <text:p>448464</text:p>
              </table:table-cell>
              <table:table-cell office:value-type="float" office:value="442783">
                <text:p>4427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8464">
                <text:p>448464</text:p>
              </table:table-cell>
              <table:table-cell office:value-type="float" office:value="442783">
                <text:p>4427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1440">
                <text:p>361440</text:p>
              </table:table-cell>
              <table:table-cell office:value-type="float" office:value="356838">
                <text:p>3568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1440">
                <text:p>361440</text:p>
              </table:table-cell>
              <table:table-cell office:value-type="float" office:value="356838">
                <text:p>3568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1440">
                <text:p>361440</text:p>
              </table:table-cell>
              <table:table-cell office:value-type="float" office:value="356838">
                <text:p>3568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440">
                <text:p>361440</text:p>
              </table:table-cell>
              <table:table-cell office:value-type="float" office:value="356838">
                <text:p>3568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1440">
                <text:p>361440</text:p>
              </table:table-cell>
              <table:table-cell office:value-type="float" office:value="356838">
                <text:p>3568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1440">
                <text:p>361440</text:p>
              </table:table-cell>
              <table:table-cell office:value-type="float" office:value="356838">
                <text:p>3568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1440">
                <text:p>361440</text:p>
              </table:table-cell>
              <table:table-cell office:value-type="float" office:value="356838">
                <text:p>3568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1440">
                <text:p>361440</text:p>
              </table:table-cell>
              <table:table-cell office:value-type="float" office:value="356838">
                <text:p>3568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4416">
                <text:p>274416</text:p>
              </table:table-cell>
              <table:table-cell office:value-type="float" office:value="270892">
                <text:p>2708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4416">
                <text:p>274416</text:p>
              </table:table-cell>
              <table:table-cell office:value-type="float" office:value="270892">
                <text:p>2708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4416">
                <text:p>274416</text:p>
              </table:table-cell>
              <table:table-cell office:value-type="float" office:value="270892">
                <text:p>2708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4416">
                <text:p>274416</text:p>
              </table:table-cell>
              <table:table-cell office:value-type="float" office:value="270892">
                <text:p>2708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4416">
                <text:p>274416</text:p>
              </table:table-cell>
              <table:table-cell office:value-type="float" office:value="270893">
                <text:p>2708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4416">
                <text:p>274416</text:p>
              </table:table-cell>
              <table:table-cell office:value-type="float" office:value="270893">
                <text:p>2708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4416">
                <text:p>274416</text:p>
              </table:table-cell>
              <table:table-cell office:value-type="float" office:value="270893">
                <text:p>2708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4416">
                <text:p>274416</text:p>
              </table:table-cell>
              <table:table-cell office:value-type="float" office:value="270893">
                <text:p>2708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7408">
                <text:p>187408</text:p>
              </table:table-cell>
              <table:table-cell office:value-type="float" office:value="184958">
                <text:p>1849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7408">
                <text:p>187408</text:p>
              </table:table-cell>
              <table:table-cell office:value-type="float" office:value="184958">
                <text:p>1849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7408">
                <text:p>187408</text:p>
              </table:table-cell>
              <table:table-cell office:value-type="float" office:value="184958">
                <text:p>1849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7408">
                <text:p>187408</text:p>
              </table:table-cell>
              <table:table-cell office:value-type="float" office:value="184958">
                <text:p>1849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7408">
                <text:p>187408</text:p>
              </table:table-cell>
              <table:table-cell office:value-type="float" office:value="184958">
                <text:p>1849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7408">
                <text:p>187408</text:p>
              </table:table-cell>
              <table:table-cell office:value-type="float" office:value="184958">
                <text:p>1849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7408">
                <text:p>187408</text:p>
              </table:table-cell>
              <table:table-cell office:value-type="float" office:value="184958">
                <text:p>1849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7408">
                <text:p>187408</text:p>
              </table:table-cell>
              <table:table-cell office:value-type="float" office:value="184958">
                <text:p>1849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280">
                <text:p>13280</text:p>
              </table:table-cell>
              <table:table-cell office:value-type="float" office:value="13063">
                <text:p>130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280">
                <text:p>13280</text:p>
              </table:table-cell>
              <table:table-cell office:value-type="float" office:value="13063">
                <text:p>130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280">
                <text:p>13280</text:p>
              </table:table-cell>
              <table:table-cell office:value-type="float" office:value="13063">
                <text:p>130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280">
                <text:p>13280</text:p>
              </table:table-cell>
              <table:table-cell office:value-type="float" office:value="13063">
                <text:p>130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66cm" xlink:href=".." xlink:type="simple" chart:class="chart:line" chart:style-name="ch1">
        <chart:legend chart:legend-position="end" svg:x="27.033cm" svg:y="10.435cm" style:legend-expansion="high" chart:style-name="ch2"/>
        <chart:plot-area chart:style-name="ch3" table:cell-range-address="Sheet3.A2:Sheet3.A180 Sheet3.D2:Sheet3.D180" chart:data-source-has-labels="row" svg:x="0.63cm" svg:y="0.439cm" svg:width="25.773cm" svg:height="21.088cm">
          <chartooo:coordinate-region svg:x="1.992cm" svg:y="0.56cm" svg:width="24.409cm" svg:height="19.9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D4:Sheet3.D180" chart:label-cell-address="Sheet3.D2:Sheet3.D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patched meta-comm</text:p>
                <text:list>
                  <text:list-item>
                    <text:p>patched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52">
                <text:p>13952</text:p>
              </table:table-cell>
              <table:table-cell office:value-type="float" office:value="12096">
                <text:p>1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76">
                <text:p>14976</text:p>
              </table:table-cell>
              <table:table-cell office:value-type="float" office:value="12992">
                <text:p>12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832">
                <text:p>24832</text:p>
              </table:table-cell>
              <table:table-cell office:value-type="float" office:value="14848">
                <text:p>14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252">
                <text:p>114252</text:p>
              </table:table-cell>
              <table:table-cell office:value-type="float" office:value="102592">
                <text:p>102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9484">
                <text:p>209484</text:p>
              </table:table-cell>
              <table:table-cell office:value-type="float" office:value="197440">
                <text:p>1974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156">
                <text:p>302156</text:p>
              </table:table-cell>
              <table:table-cell office:value-type="float" office:value="290752">
                <text:p>290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3676">
                <text:p>393676</text:p>
              </table:table-cell>
              <table:table-cell office:value-type="float" office:value="384512">
                <text:p>3845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2524">
                <text:p>472524</text:p>
              </table:table-cell>
              <table:table-cell office:value-type="float" office:value="461440">
                <text:p>4614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2524">
                <text:p>472524</text:p>
              </table:table-cell>
              <table:table-cell office:value-type="float" office:value="461440">
                <text:p>4614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2524">
                <text:p>472524</text:p>
              </table:table-cell>
              <table:table-cell office:value-type="float" office:value="461440">
                <text:p>4614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524">
                <text:p>472524</text:p>
              </table:table-cell>
              <table:table-cell office:value-type="float" office:value="461440">
                <text:p>4614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524">
                <text:p>472524</text:p>
              </table:table-cell>
              <table:table-cell office:value-type="float" office:value="461440">
                <text:p>4614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2524">
                <text:p>472524</text:p>
              </table:table-cell>
              <table:table-cell office:value-type="float" office:value="461440">
                <text:p>4614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2524">
                <text:p>472524</text:p>
              </table:table-cell>
              <table:table-cell office:value-type="float" office:value="461440">
                <text:p>4614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2524">
                <text:p>472524</text:p>
              </table:table-cell>
              <table:table-cell office:value-type="float" office:value="461440">
                <text:p>4614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2524">
                <text:p>472524</text:p>
              </table:table-cell>
              <table:table-cell office:value-type="float" office:value="374528">
                <text:p>374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2524">
                <text:p>472524</text:p>
              </table:table-cell>
              <table:table-cell office:value-type="float" office:value="374528">
                <text:p>3745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2524">
                <text:p>472524</text:p>
              </table:table-cell>
              <table:table-cell office:value-type="float" office:value="374528">
                <text:p>3745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2524">
                <text:p>472524</text:p>
              </table:table-cell>
              <table:table-cell office:value-type="float" office:value="374528">
                <text:p>3745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2524">
                <text:p>472524</text:p>
              </table:table-cell>
              <table:table-cell office:value-type="float" office:value="374528">
                <text:p>3745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2524">
                <text:p>472524</text:p>
              </table:table-cell>
              <table:table-cell office:value-type="float" office:value="374528">
                <text:p>3745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2524">
                <text:p>472524</text:p>
              </table:table-cell>
              <table:table-cell office:value-type="float" office:value="374528">
                <text:p>3745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2524">
                <text:p>472524</text:p>
              </table:table-cell>
              <table:table-cell office:value-type="float" office:value="374528">
                <text:p>3745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6380">
                <text:p>466380</text:p>
              </table:table-cell>
              <table:table-cell office:value-type="float" office:value="285120">
                <text:p>2851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380">
                <text:p>466380</text:p>
              </table:table-cell>
              <table:table-cell office:value-type="float" office:value="285120">
                <text:p>2851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6380">
                <text:p>466380</text:p>
              </table:table-cell>
              <table:table-cell office:value-type="float" office:value="285120">
                <text:p>2851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6380">
                <text:p>466380</text:p>
              </table:table-cell>
              <table:table-cell office:value-type="float" office:value="285120">
                <text:p>2851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6380">
                <text:p>466380</text:p>
              </table:table-cell>
              <table:table-cell office:value-type="float" office:value="285120">
                <text:p>2851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6380">
                <text:p>466380</text:p>
              </table:table-cell>
              <table:table-cell office:value-type="float" office:value="285120">
                <text:p>2851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6380">
                <text:p>466380</text:p>
              </table:table-cell>
              <table:table-cell office:value-type="float" office:value="285120">
                <text:p>2851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6380">
                <text:p>466380</text:p>
              </table:table-cell>
              <table:table-cell office:value-type="float" office:value="285120">
                <text:p>2851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372">
                <text:p>423372</text:p>
              </table:table-cell>
              <table:table-cell office:value-type="float" office:value="285120">
                <text:p>2851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3372">
                <text:p>423372</text:p>
              </table:table-cell>
              <table:table-cell office:value-type="float" office:value="195520">
                <text:p>1955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3372">
                <text:p>423372</text:p>
              </table:table-cell>
              <table:table-cell office:value-type="float" office:value="195520">
                <text:p>1955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3372">
                <text:p>423372</text:p>
              </table:table-cell>
              <table:table-cell office:value-type="float" office:value="195520">
                <text:p>1955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3372">
                <text:p>423372</text:p>
              </table:table-cell>
              <table:table-cell office:value-type="float" office:value="195520">
                <text:p>1955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3372">
                <text:p>423372</text:p>
              </table:table-cell>
              <table:table-cell office:value-type="float" office:value="195520">
                <text:p>1955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3372">
                <text:p>423372</text:p>
              </table:table-cell>
              <table:table-cell office:value-type="float" office:value="195520">
                <text:p>1955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3372">
                <text:p>423372</text:p>
              </table:table-cell>
              <table:table-cell office:value-type="float" office:value="195520">
                <text:p>1955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3372">
                <text:p>423372</text:p>
              </table:table-cell>
              <table:table-cell office:value-type="float" office:value="195520">
                <text:p>1955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8316">
                <text:p>378316</text:p>
              </table:table-cell>
              <table:table-cell office:value-type="float" office:value="188544">
                <text:p>1885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8316">
                <text:p>378316</text:p>
              </table:table-cell>
              <table:table-cell office:value-type="float" office:value="285952">
                <text:p>2859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1084">
                <text:p>411084</text:p>
              </table:table-cell>
              <table:table-cell office:value-type="float" office:value="382528">
                <text:p>3825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99020">
                <text:p>499020</text:p>
              </table:table-cell>
              <table:table-cell office:value-type="float" office:value="474944">
                <text:p>4749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4044">
                <text:p>564044</text:p>
              </table:table-cell>
              <table:table-cell office:value-type="float" office:value="550784">
                <text:p>5507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4044">
                <text:p>564044</text:p>
              </table:table-cell>
              <table:table-cell office:value-type="float" office:value="550784">
                <text:p>5507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4044">
                <text:p>564044</text:p>
              </table:table-cell>
              <table:table-cell office:value-type="float" office:value="550784">
                <text:p>5507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4044">
                <text:p>564044</text:p>
              </table:table-cell>
              <table:table-cell office:value-type="float" office:value="550784">
                <text:p>5507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4044">
                <text:p>564044</text:p>
              </table:table-cell>
              <table:table-cell office:value-type="float" office:value="550784">
                <text:p>5507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4044">
                <text:p>564044</text:p>
              </table:table-cell>
              <table:table-cell office:value-type="float" office:value="550784">
                <text:p>5507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4044">
                <text:p>564044</text:p>
              </table:table-cell>
              <table:table-cell office:value-type="float" office:value="550784">
                <text:p>5507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4044">
                <text:p>564044</text:p>
              </table:table-cell>
              <table:table-cell office:value-type="float" office:value="550784">
                <text:p>5507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4044">
                <text:p>564044</text:p>
              </table:table-cell>
              <table:table-cell office:value-type="float" office:value="468096">
                <text:p>4680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4044">
                <text:p>564044</text:p>
              </table:table-cell>
              <table:table-cell office:value-type="float" office:value="468096">
                <text:p>4680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4044">
                <text:p>564044</text:p>
              </table:table-cell>
              <table:table-cell office:value-type="float" office:value="468096">
                <text:p>4680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4044">
                <text:p>564044</text:p>
              </table:table-cell>
              <table:table-cell office:value-type="float" office:value="468096">
                <text:p>4680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4044">
                <text:p>564044</text:p>
              </table:table-cell>
              <table:table-cell office:value-type="float" office:value="468096">
                <text:p>4680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4044">
                <text:p>564044</text:p>
              </table:table-cell>
              <table:table-cell office:value-type="float" office:value="468096">
                <text:p>4680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4044">
                <text:p>564044</text:p>
              </table:table-cell>
              <table:table-cell office:value-type="float" office:value="468096">
                <text:p>4680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4044">
                <text:p>564044</text:p>
              </table:table-cell>
              <table:table-cell office:value-type="float" office:value="468096">
                <text:p>4680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4044">
                <text:p>564044</text:p>
              </table:table-cell>
              <table:table-cell office:value-type="float" office:value="379200">
                <text:p>3792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4044">
                <text:p>564044</text:p>
              </table:table-cell>
              <table:table-cell office:value-type="float" office:value="379200">
                <text:p>3792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4044">
                <text:p>564044</text:p>
              </table:table-cell>
              <table:table-cell office:value-type="float" office:value="379200">
                <text:p>3792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4044">
                <text:p>564044</text:p>
              </table:table-cell>
              <table:table-cell office:value-type="float" office:value="379200">
                <text:p>3792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4044">
                <text:p>564044</text:p>
              </table:table-cell>
              <table:table-cell office:value-type="float" office:value="379200">
                <text:p>3792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4044">
                <text:p>564044</text:p>
              </table:table-cell>
              <table:table-cell office:value-type="float" office:value="379200">
                <text:p>3792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4044">
                <text:p>564044</text:p>
              </table:table-cell>
              <table:table-cell office:value-type="float" office:value="379200">
                <text:p>3792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4044">
                <text:p>564044</text:p>
              </table:table-cell>
              <table:table-cell office:value-type="float" office:value="379200">
                <text:p>3792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35372">
                <text:p>535372</text:p>
              </table:table-cell>
              <table:table-cell office:value-type="float" office:value="290176">
                <text:p>2901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5372">
                <text:p>535372</text:p>
              </table:table-cell>
              <table:table-cell office:value-type="float" office:value="290176">
                <text:p>2901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5372">
                <text:p>535372</text:p>
              </table:table-cell>
              <table:table-cell office:value-type="float" office:value="290176">
                <text:p>2901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5372">
                <text:p>535372</text:p>
              </table:table-cell>
              <table:table-cell office:value-type="float" office:value="290176">
                <text:p>2901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5372">
                <text:p>535372</text:p>
              </table:table-cell>
              <table:table-cell office:value-type="float" office:value="290176">
                <text:p>2901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5372">
                <text:p>535372</text:p>
              </table:table-cell>
              <table:table-cell office:value-type="float" office:value="290176">
                <text:p>2901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5372">
                <text:p>535372</text:p>
              </table:table-cell>
              <table:table-cell office:value-type="float" office:value="290176">
                <text:p>2901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5372">
                <text:p>535372</text:p>
              </table:table-cell>
              <table:table-cell office:value-type="float" office:value="290176">
                <text:p>2901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8748">
                <text:p>508748</text:p>
              </table:table-cell>
              <table:table-cell office:value-type="float" office:value="290176">
                <text:p>2901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8748">
                <text:p>508748</text:p>
              </table:table-cell>
              <table:table-cell office:value-type="float" office:value="201216">
                <text:p>2012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8748">
                <text:p>508748</text:p>
              </table:table-cell>
              <table:table-cell office:value-type="float" office:value="201216">
                <text:p>2012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8748">
                <text:p>508748</text:p>
              </table:table-cell>
              <table:table-cell office:value-type="float" office:value="201216">
                <text:p>2012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8748">
                <text:p>508748</text:p>
              </table:table-cell>
              <table:table-cell office:value-type="float" office:value="201216">
                <text:p>2012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8748">
                <text:p>508748</text:p>
              </table:table-cell>
              <table:table-cell office:value-type="float" office:value="201216">
                <text:p>2012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8748">
                <text:p>508748</text:p>
              </table:table-cell>
              <table:table-cell office:value-type="float" office:value="201216">
                <text:p>2012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8748">
                <text:p>508748</text:p>
              </table:table-cell>
              <table:table-cell office:value-type="float" office:value="201216">
                <text:p>2012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8748">
                <text:p>508748</text:p>
              </table:table-cell>
              <table:table-cell office:value-type="float" office:value="201216">
                <text:p>2012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6432">
                <text:p>66432</text:p>
              </table:table-cell>
              <table:table-cell office:value-type="float" office:value="13440">
                <text:p>134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432">
                <text:p>66432</text:p>
              </table:table-cell>
              <table:table-cell office:value-type="float" office:value="13440">
                <text:p>134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432">
                <text:p>66432</text:p>
              </table:table-cell>
              <table:table-cell office:value-type="float" office:value="13440">
                <text:p>134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6432">
                <text:p>66432</text:p>
              </table:table-cell>
              <table:table-cell office:value-type="float" office:value="13440">
                <text:p>134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54cm" svg:height="22.577cm" xlink:href=".." xlink:type="simple" chart:class="chart:line" chart:style-name="ch1">
        <chart:legend chart:legend-position="end" svg:x="27.961cm" svg:y="10.74cm" style:legend-expansion="high" chart:style-name="ch2"/>
        <chart:plot-area chart:style-name="ch3" table:cell-range-address="Sheet3.C2:Sheet3.C180 Sheet3.F2:Sheet3.F180" chart:data-source-has-labels="row" svg:x="0.631cm" svg:y="0.451cm" svg:width="26.699cm" svg:height="21.675cm">
          <chartooo:coordinate-region svg:x="1.993cm" svg:y="0.572cm" svg:width="25.196cm" svg:height="20.5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180" chart:label-cell-address="Sheet3.C2:Sheet3.C3" chart:class="chart:line">
            <chart:data-point chart:repeated="177"/>
          </chart:series>
          <chart:series chart:style-name="ch7" chart:values-cell-range-address="Sheet3.F4:Sheet3.F180" chart:label-cell-address="Sheet3.F2:Sheet3.F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rss-all</text:p>
                <text:list>
                  <text:list-item>
                    <text:p>original</text:p>
                  </text:list-item>
                  <text:list-item>
                    <text:p>rss-all</text:p>
                  </text:list-item>
                </text:list>
                <draw:g>
                  <svg:desc>Sheet3.C2:Sheet3.C3</svg:desc>
                </draw:g>
              </table:table-cell>
              <table:table-cell office:value-type="string">
                <text:p>patched rss-all</text:p>
                <text:list>
                  <text:list-item>
                    <text:p>patched</text:p>
                  </text:list-item>
                  <text:list-item>
                    <text:p>rss-all</text:p>
                  </text:list-item>
                </text:list>
                <draw:g>
                  <svg:desc>Sheet3.F2:Sheet3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180</svg:desc>
                </draw:g>
              </table:table-cell>
              <table:table-cell office:value-type="float" office:value="0">
                <text:p>0</text:p>
                <draw:g>
                  <svg:desc>Sheet3.F4:Sheet3.F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092">
                <text:p>33092</text:p>
              </table:table-cell>
              <table:table-cell office:value-type="float" office:value="33156">
                <text:p>33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872">
                <text:p>123872</text:p>
              </table:table-cell>
              <table:table-cell office:value-type="float" office:value="126592">
                <text:p>126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7736">
                <text:p>227736</text:p>
              </table:table-cell>
              <table:table-cell office:value-type="float" office:value="228552">
                <text:p>228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516">
                <text:p>115516</text:p>
              </table:table-cell>
              <table:table-cell office:value-type="float" office:value="120616">
                <text:p>120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516">
                <text:p>115516</text:p>
              </table:table-cell>
              <table:table-cell office:value-type="float" office:value="120616">
                <text:p>120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5516">
                <text:p>115516</text:p>
              </table:table-cell>
              <table:table-cell office:value-type="float" office:value="120616">
                <text:p>120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484">
                <text:p>105484</text:p>
              </table:table-cell>
              <table:table-cell office:value-type="float" office:value="120616">
                <text:p>120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9768">
                <text:p>119768</text:p>
              </table:table-cell>
              <table:table-cell office:value-type="float" office:value="122996">
                <text:p>122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2504">
                <text:p>222504</text:p>
              </table:table-cell>
              <table:table-cell office:value-type="float" office:value="222636">
                <text:p>222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5812">
                <text:p>315812</text:p>
              </table:table-cell>
              <table:table-cell office:value-type="float" office:value="317856">
                <text:p>3178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6908">
                <text:p>406908</text:p>
              </table:table-cell>
              <table:table-cell office:value-type="float" office:value="419024">
                <text:p>419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8044">
                <text:p>508044</text:p>
              </table:table-cell>
              <table:table-cell office:value-type="float" office:value="546608">
                <text:p>546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8964">
                <text:p>558964</text:p>
              </table:table-cell>
              <table:table-cell office:value-type="float" office:value="401872">
                <text:p>4018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7408">
                <text:p>517408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8364">
                <text:p>478364</text:p>
              </table:table-cell>
              <table:table-cell office:value-type="float" office:value="313264">
                <text:p>3132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3644">
                <text:p>483644</text:p>
              </table:table-cell>
              <table:table-cell office:value-type="float" office:value="407152">
                <text:p>4071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19588">
                <text:p>519588</text:p>
              </table:table-cell>
              <table:table-cell office:value-type="float" office:value="500332">
                <text:p>5003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3528">
                <text:p>613528</text:p>
              </table:table-cell>
              <table:table-cell office:value-type="float" office:value="592460">
                <text:p>5924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5076">
                <text:p>6150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9336">
                <text:p>179336</text:p>
              </table:table-cell>
              <table:table-cell office:value-type="float" office:value="137440">
                <text:p>1374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9336">
                <text:p>179336</text:p>
              </table:table-cell>
              <table:table-cell office:value-type="float" office:value="137440">
                <text:p>1374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9336">
                <text:p>179336</text:p>
              </table:table-cell>
              <table:table-cell office:value-type="float" office:value="137440">
                <text:p>1374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9336">
                <text:p>179336</text:p>
              </table:table-cell>
              <table:table-cell office:value-type="float" office:value="137440">
                <text:p>1374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